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027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27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82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5.062cm"/>
    </style:style>
    <style:style style:family="table-column" style:name="co9">
      <style:table-column-properties fo:break-before="auto" style:column-width="1.314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727cm"/>
    </style:style>
    <style:style style:family="table-column" style:name="co12">
      <style:table-column-properties fo:break-before="auto" style:column-width="7.16cm"/>
    </style:style>
    <style:style style:family="table-column" style:name="co13">
      <style:table-column-properties fo:break-before="auto" style:column-width="1.51cm"/>
    </style:style>
    <style:style style:family="table-column" style:name="co14">
      <style:table-column-properties fo:break-before="auto" style:column-width="1.649cm"/>
    </style:style>
    <style:style style:family="table-column" style:name="co15">
      <style:table-column-properties fo:break-before="auto" style:column-width="1.566cm"/>
    </style:style>
    <style:style style:family="table-column" style:name="co16">
      <style:table-column-properties fo:break-before="auto" style:column-width="0.783cm"/>
    </style:style>
    <style:style style:family="table-column" style:name="co17">
      <style:table-column-properties fo:break-before="auto" style:column-width="4.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57cm"/>
    </style:style>
    <style:style style:family="table-row" style:name="ro8">
      <style:table-row-properties fo:break-before="auto" style:use-optimal-row-height="false" style:row-height="0.721cm"/>
    </style:style>
    <style:style style:family="table-row" style:name="ro9">
      <style:table-row-properties fo:break-before="auto" style:use-optimal-row-height="false" style:row-height="0.741cm"/>
    </style:style>
    <style:style style:family="table-row" style:name="ro10">
      <style:table-row-properties fo:break-before="auto" style:use-optimal-row-height="false" style:row-height="1.356cm"/>
    </style:style>
    <style:style style:family="table-row" style:name="ro11">
      <style:table-row-properties fo:break-before="auto" style:use-optimal-row-height="false" style:row-height="1.376cm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2" style:master-page-name="PageStyle_5f_Zuid-Holland_20_gemeent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TL Metadata" style:name="ce1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style:diagonal-bl-tr="none" style:rotation-align="none" fo:border="none" style:diagonal-tl-br="none"/>
    </style:style>
    <style:style style:family="table-cell" style:parent-style-name="TL Metadata" style:name="ce1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Zuid-Holland steden.A2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2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2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2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2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2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30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8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3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Excel_5f_BuiltIn_5f_Hyperlink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3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style:text-underline-width="auto" style:font-weight-complex="normal" style:use-window-font-color="true" style:font-name-complex="Arial1" style:font-weight-asian="normal" fo:font-size="10pt" style:font-name="Arial1" style:text-underline-style="solid" fo:font-weight="normal" fo:text-shadow="none"/>
    </style:style>
    <style:style style:data-style-name="N0" style:family="table-cell" style:parent-style-name="Excel_5f_BuiltIn_5f_Hyperlink" style:name="ce8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3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Excel_5f_BuiltIn_5f_Hyperlink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3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Excel_5f_BuiltIn_5f_Hyperlink" style:name="ce8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40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Excel_5f_BuiltIn_5f_Hyperlink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4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9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Metadata" style:family="table-cell" style:name="ce112" style:display-name="ce112">
      <style:table-cell-properties fo:padding="0.071cm" style:diagonal-bl-tr="none" style:rotation-align="none" fo:border="none" style:diagonal-tl-br="none"/>
    </style:style>
    <style:style style:parent-style-name="Default" style:family="table-cell" style:name="ce113" style:display-name="ce113">
      <style:table-cell-properties fo:padding="0.071cm" fo:border-left="none" fo:border-top="none" fo:border-right="none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4" table:number-columns-repeated="10"/>
        <table:table-column table:style-name="co4" table:default-cell-style-name="ce24"/>
        <table:table-column table:style-name="co5" table:default-cell-style-name="ce24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48" table:number-columns-repeated="5"/>
          <table:table-cell table:style-name="ce64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8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8" table:number-columns-spanned="1" office:value-type="string">
            <text:p>Protestanten</text:p>
          </table:table-cell>
          <table:table-cell ns41:value-type="string" table:number-rows-spanned="4" table:style-name="ce28" table:number-columns-spanned="1" office:value-type="string">
            <text:p>Roomsch-Katholijk</text:p>
          </table:table-cell>
          <table:table-cell ns41:value-type="string" table:number-rows-spanned="4" table:style-name="ce28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5" table:number-columns-spanned="1" office:value-type="string">
            <text:p>Tabel</text:p>
          </table:table-cell>
          <table:table-cell ns41:value-type="string" table:number-rows-spanned="4" table:style-name="ce55" table:number-columns-spanned="1" office:value-type="string">
            <text:p>Pagina links</text:p>
          </table:table-cell>
          <table:table-cell ns41:value-type="string" table:number-rows-spanned="4" table:style-name="ce61" table:number-columns-spanned="1" office:value-type="string">
            <text:p>Pagina rechts</text:p>
          </table:table-cell>
          <table:table-cell ns41:value-type="string" table:number-rows-spanned="4" table:style-name="ce55" table:number-columns-spanned="1" office:value-type="string">
            <text:p>Provincie</text:p>
          </table:table-cell>
          <table:table-cell ns41:value-type="string" table:number-rows-spanned="4" table:style-name="ce65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9"/>
          <table:table-cell ns41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29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9"/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29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30" table:number-columns-repeated="4"/>
          <table:covered-table-cell table:style-name="ce36"/>
          <table:covered-table-cell table:style-name="ce30" table:number-columns-repeated="3"/>
          <table:covered-table-cell table:style-name="ce36" table:number-columns-repeated="2"/>
          <table:covered-table-cell table:style-name="ce30" table:number-columns-repeated="3"/>
          <table:covered-table-cell table:style-name="ce47"/>
          <table:covered-table-cell table:style-name="ce51"/>
          <table:covered-table-cell table:style-name="ce57" table:number-columns-repeated="2"/>
          <table:covered-table-cell table:style-name="ce63"/>
          <table:covered-table-cell table:style-name="ce57"/>
          <table:covered-table-cell table:style-name="ce67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6">
          <table:table-cell ns41:value-type="string" table:style-name="ce7" office:value-type="string">
            <text:p>'s Gravenhage *</text:p>
          </table:table-cell>
          <table:table-cell table:style-name="ce6"/>
          <table:table-cell ns41:value-type="float" table:style-name="ce21" office:value="8953" office:value-type="float">
            <text:p>8953</text:p>
          </table:table-cell>
          <table:table-cell ns41:value-type="float" table:style-name="ce31" office:value="12837" office:value-type="float">
            <text:p>12837</text:p>
          </table:table-cell>
          <table:table-cell ns41:value-type="float" table:style-name="ce31" office:value="18759" office:value-type="float">
            <text:p>18759</text:p>
          </table:table-cell>
          <table:table-cell ns41:value-type="float" table:style-name="ce31" office:value="9530" office:value-type="float">
            <text:p>9530</text:p>
          </table:table-cell>
          <table:table-cell ns41:value-type="float" table:style-name="ce31" office:value="871" office:value-type="float">
            <text:p>871</text:p>
          </table:table-cell>
          <table:table-cell table:formula="of:=SUM([.E8:.G8])" ns41:value-type="float" table:style-name="ce31" office:value-type="float" office:value="29160">
            <text:p>29160</text:p>
          </table:table-cell>
          <table:table-cell ns41:value-type="float" table:style-name="ce31" office:value="21526" office:value-type="float">
            <text:p>21526</text:p>
          </table:table-cell>
          <table:table-cell ns41:value-type="float" table:style-name="ce31" office:value="9574" office:value-type="float">
            <text:p>9574</text:p>
          </table:table-cell>
          <table:table-cell ns41:value-type="float" table:style-name="ce31" office:value="3296" office:value-type="float">
            <text:p>3296</text:p>
          </table:table-cell>
          <table:table-cell table:formula="of:=SUM([.I8:.K8])" ns41:value-type="float" table:style-name="ce31" office:value-type="float" office:value="34396">
            <text:p>34396</text:p>
          </table:table-cell>
          <table:table-cell table:formula="of:=SUM([.L8];[.H8])" ns41:value-type="float" table:style-name="ce38" office:value-type="float" office:value="63556">
            <text:p>63556</text:p>
          </table:table-cell>
          <table:table-cell ns41:value-type="float" table:style-name="ce31" office:value="41793" office:value-type="float">
            <text:p>41793</text:p>
          </table:table-cell>
          <table:table-cell ns41:value-type="float" table:style-name="ce31" office:value="18951" office:value-type="float">
            <text:p>18951</text:p>
          </table:table-cell>
          <table:table-cell ns41:value-type="float" table:style-name="ce31" office:value="2732" office:value-type="float">
            <text:p>2732</text:p>
          </table:table-cell>
          <table:table-cell ns41:value-type="float" table:style-name="ce31" office:value="80" office:value-type="float">
            <text:p>8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20" office:value-type="float">
            <text:p>20</text:p>
          </table:table-cell>
          <table:table-cell ns41:value-type="float" table:style-name="ce58" office:value="21" office:value-type="float">
            <text:p>21</text:p>
          </table:table-cell>
          <table:table-cell ns41:value-type="string" table:style-name="ce58" office:value-type="string">
            <text:p>ZH</text:p>
          </table:table-cell>
          <table:table-cell ns41:value-type="string" table:style-name="ce68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Rotterdam *</text:p>
          </table:table-cell>
          <table:table-cell table:style-name="ce6"/>
          <table:table-cell ns41:value-type="float" table:style-name="ce22" office:value="7348" office:value-type="float">
            <text:p>7348</text:p>
          </table:table-cell>
          <table:table-cell ns41:value-type="float" table:style-name="ce32" office:value="18356" office:value-type="float">
            <text:p>18356</text:p>
          </table:table-cell>
          <table:table-cell ns41:value-type="float" table:style-name="ce32" office:value="20626" office:value-type="float">
            <text:p>20626</text:p>
          </table:table-cell>
          <table:table-cell ns41:value-type="float" table:style-name="ce32" office:value="12858" office:value-type="float">
            <text:p>12858</text:p>
          </table:table-cell>
          <table:table-cell ns41:value-type="float" table:style-name="ce32" office:value="1325" office:value-type="float">
            <text:p>1325</text:p>
          </table:table-cell>
          <table:table-cell table:formula="of:=SUM([.E9:.G9])" ns41:value-type="float" table:style-name="ce32" office:value-type="float" office:value="34809">
            <text:p>34809</text:p>
          </table:table-cell>
          <table:table-cell ns41:value-type="float" table:style-name="ce32" office:value="25595" office:value-type="float">
            <text:p>25595</text:p>
          </table:table-cell>
          <table:table-cell ns41:value-type="float" table:style-name="ce32" office:value="12970" office:value-type="float">
            <text:p>12970</text:p>
          </table:table-cell>
          <table:table-cell ns41:value-type="float" table:style-name="ce32" office:value="4724" office:value-type="float">
            <text:p>4724</text:p>
          </table:table-cell>
          <table:table-cell table:formula="of:=SUM([.I9:.K9])" ns41:value-type="float" table:style-name="ce32" office:value-type="float" office:value="43289">
            <text:p>43289</text:p>
          </table:table-cell>
          <table:table-cell table:formula="of:=SUM([.L9];[.H9])" ns41:value-type="float" table:style-name="ce39" office:value-type="float" office:value="78098">
            <text:p>78098</text:p>
          </table:table-cell>
          <table:table-cell ns41:value-type="float" table:style-name="ce32" office:value="51965" office:value-type="float">
            <text:p>51965</text:p>
          </table:table-cell>
          <table:table-cell ns41:value-type="float" table:style-name="ce32" office:value="23295" office:value-type="float">
            <text:p>23295</text:p>
          </table:table-cell>
          <table:table-cell ns41:value-type="float" table:style-name="ce32" office:value="2778" office:value-type="float">
            <text:p>2778</text:p>
          </table:table-cell>
          <table:table-cell ns41:value-type="float" table:style-name="ce32" office:value="60" office:value-type="float">
            <text:p>60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eijden *</text:p>
          </table:table-cell>
          <table:table-cell table:style-name="ce6"/>
          <table:table-cell ns41:value-type="float" table:style-name="ce22" office:value="6300" office:value-type="float">
            <text:p>6300</text:p>
          </table:table-cell>
          <table:table-cell ns41:value-type="float" table:style-name="ce32" office:value="7859" office:value-type="float">
            <text:p>7859</text:p>
          </table:table-cell>
          <table:table-cell ns41:value-type="float" table:style-name="ce32" office:value="11085" office:value-type="float">
            <text:p>11085</text:p>
          </table:table-cell>
          <table:table-cell ns41:value-type="float" table:style-name="ce32" office:value="5943" office:value-type="float">
            <text:p>5943</text:p>
          </table:table-cell>
          <table:table-cell ns41:value-type="float" table:style-name="ce32" office:value="578" office:value-type="float">
            <text:p>578</text:p>
          </table:table-cell>
          <table:table-cell table:formula="of:=SUM([.E10:.G10])" ns41:value-type="float" table:style-name="ce32" office:value-type="float" office:value="17606">
            <text:p>17606</text:p>
          </table:table-cell>
          <table:table-cell ns41:value-type="float" table:style-name="ce32" office:value="11943" office:value-type="float">
            <text:p>11943</text:p>
          </table:table-cell>
          <table:table-cell ns41:value-type="float" table:style-name="ce32" office:value="6034" office:value-type="float">
            <text:p>6034</text:p>
          </table:table-cell>
          <table:table-cell ns41:value-type="float" table:style-name="ce32" office:value="1881" office:value-type="float">
            <text:p>1881</text:p>
          </table:table-cell>
          <table:table-cell table:formula="of:=SUM([.I10:.K10])" ns41:value-type="float" table:style-name="ce32" office:value-type="float" office:value="19858">
            <text:p>19858</text:p>
          </table:table-cell>
          <table:table-cell table:formula="of:=SUM([.L10];[.H10])" ns41:value-type="float" table:style-name="ce40" office:value-type="float" office:value="37464">
            <text:p>37464</text:p>
          </table:table-cell>
          <table:table-cell ns41:value-type="float" table:style-name="ce32" office:value="27068" office:value-type="float">
            <text:p>27068</text:p>
          </table:table-cell>
          <table:table-cell ns41:value-type="float" table:style-name="ce32" office:value="9927" office:value-type="float">
            <text:p>9927</text:p>
          </table:table-cell>
          <table:table-cell ns41:value-type="float" table:style-name="ce32" office:value="427" office:value-type="float">
            <text:p>427</text:p>
          </table:table-cell>
          <table:table-cell ns41:value-type="float" table:style-name="ce32" office:value="42" office:value-type="float">
            <text:p>42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Dordrecht *</text:p>
          </table:table-cell>
          <table:table-cell table:style-name="ce6"/>
          <table:table-cell ns41:value-type="float" table:style-name="ce22" office:value="4437" office:value-type="float">
            <text:p>4437</text:p>
          </table:table-cell>
          <table:table-cell ns41:value-type="float" table:style-name="ce32" office:value="4784" office:value-type="float">
            <text:p>4784</text:p>
          </table:table-cell>
          <table:table-cell ns41:value-type="float" table:style-name="ce32" office:value="5646" office:value-type="float">
            <text:p>5646</text:p>
          </table:table-cell>
          <table:table-cell ns41:value-type="float" table:style-name="ce32" office:value="3551" office:value-type="float">
            <text:p>3551</text:p>
          </table:table-cell>
          <table:table-cell ns41:value-type="float" table:style-name="ce32" office:value="307" office:value-type="float">
            <text:p>307</text:p>
          </table:table-cell>
          <table:table-cell table:formula="of:=SUM([.E11:.G11])" ns41:value-type="float" table:style-name="ce32" office:value-type="float" office:value="9504">
            <text:p>9504</text:p>
          </table:table-cell>
          <table:table-cell ns41:value-type="float" table:style-name="ce32" office:value="6870" office:value-type="float">
            <text:p>6870</text:p>
          </table:table-cell>
          <table:table-cell ns41:value-type="float" table:style-name="ce32" office:value="3555" office:value-type="float">
            <text:p>3555</text:p>
          </table:table-cell>
          <table:table-cell ns41:value-type="float" table:style-name="ce32" office:value="1062" office:value-type="float">
            <text:p>1062</text:p>
          </table:table-cell>
          <table:table-cell table:formula="of:=SUM([.I11:.K11])" ns41:value-type="float" table:style-name="ce32" office:value-type="float" office:value="11487">
            <text:p>11487</text:p>
          </table:table-cell>
          <table:table-cell table:formula="of:=SUM([.L11];[.H11])" ns41:value-type="float" table:style-name="ce40" office:value-type="float" office:value="20991">
            <text:p>20991</text:p>
          </table:table-cell>
          <table:table-cell ns41:value-type="float" table:style-name="ce32" office:value="17957" office:value-type="float">
            <text:p>17957</text:p>
          </table:table-cell>
          <table:table-cell ns41:value-type="float" table:style-name="ce32" office:value="2806" office:value-type="float">
            <text:p>2806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Delft *</text:p>
          </table:table-cell>
          <table:table-cell table:style-name="ce6"/>
          <table:table-cell ns41:value-type="float" table:style-name="ce22" office:value="2863" office:value-type="float">
            <text:p>2863</text:p>
          </table:table-cell>
          <table:table-cell ns41:value-type="float" table:style-name="ce32" office:value="3636" office:value-type="float">
            <text:p>3636</text:p>
          </table:table-cell>
          <table:table-cell ns41:value-type="float" table:style-name="ce32" office:value="5217" office:value-type="float">
            <text:p>5217</text:p>
          </table:table-cell>
          <table:table-cell ns41:value-type="float" table:style-name="ce32" office:value="2620" office:value-type="float">
            <text:p>2620</text:p>
          </table:table-cell>
          <table:table-cell ns41:value-type="float" table:style-name="ce32" office:value="305" office:value-type="float">
            <text:p>305</text:p>
          </table:table-cell>
          <table:table-cell table:formula="of:=SUM([.E12:.G12])" ns41:value-type="float" table:style-name="ce32" office:value-type="float" office:value="8142">
            <text:p>8142</text:p>
          </table:table-cell>
          <table:table-cell ns41:value-type="float" table:style-name="ce32" office:value="5338" office:value-type="float">
            <text:p>5338</text:p>
          </table:table-cell>
          <table:table-cell ns41:value-type="float" table:style-name="ce32" office:value="2629" office:value-type="float">
            <text:p>2629</text:p>
          </table:table-cell>
          <table:table-cell ns41:value-type="float" table:style-name="ce32" office:value="928" office:value-type="float">
            <text:p>928</text:p>
          </table:table-cell>
          <table:table-cell table:formula="of:=SUM([.I12:.K12])" ns41:value-type="float" table:style-name="ce32" office:value-type="float" office:value="8895">
            <text:p>8895</text:p>
          </table:table-cell>
          <table:table-cell table:formula="of:=SUM([.L12];[.H12])" ns41:value-type="float" table:style-name="ce41" office:value-type="float" office:value="17037">
            <text:p>17037</text:p>
          </table:table-cell>
          <table:table-cell ns41:value-type="float" table:style-name="ce32" office:value="10468" office:value-type="float">
            <text:p>10468</text:p>
          </table:table-cell>
          <table:table-cell ns41:value-type="float" table:style-name="ce32" office:value="6483" office:value-type="float">
            <text:p>6483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18" office:value-type="float">
            <text:p>18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Gouda </text:p>
          </table:table-cell>
          <table:table-cell table:style-name="ce6"/>
          <table:table-cell ns41:value-type="float" table:style-name="ce22" office:value="2593" office:value-type="float">
            <text:p>2593</text:p>
          </table:table-cell>
          <table:table-cell ns41:value-type="float" table:style-name="ce32" office:value="3240" office:value-type="float">
            <text:p>3240</text:p>
          </table:table-cell>
          <table:table-cell ns41:value-type="float" table:style-name="ce32" office:value="3987" office:value-type="float">
            <text:p>3987</text:p>
          </table:table-cell>
          <table:table-cell ns41:value-type="float" table:style-name="ce32" office:value="2447" office:value-type="float">
            <text:p>2447</text:p>
          </table:table-cell>
          <table:table-cell ns41:value-type="float" table:style-name="ce32" office:value="207" office:value-type="float">
            <text:p>207</text:p>
          </table:table-cell>
          <table:table-cell table:formula="of:=SUM([.E13:.G13])" ns41:value-type="float" table:style-name="ce32" office:value-type="float" office:value="6641">
            <text:p>6641</text:p>
          </table:table-cell>
          <table:table-cell ns41:value-type="float" table:style-name="ce32" office:value="4540" office:value-type="float">
            <text:p>4540</text:p>
          </table:table-cell>
          <table:table-cell ns41:value-type="float" table:style-name="ce32" office:value="2528" office:value-type="float">
            <text:p>2528</text:p>
          </table:table-cell>
          <table:table-cell ns41:value-type="float" table:style-name="ce32" office:value="742" office:value-type="float">
            <text:p>742</text:p>
          </table:table-cell>
          <table:table-cell table:formula="of:=SUM([.I13:.K13])" ns41:value-type="float" table:style-name="ce32" office:value-type="float" office:value="7810">
            <text:p>7810</text:p>
          </table:table-cell>
          <table:table-cell table:formula="of:=SUM([.L13];[.H13])" ns41:value-type="float" table:style-name="ce32" office:value-type="float" office:value="14451">
            <text:p>14451</text:p>
          </table:table-cell>
          <table:table-cell ns41:value-type="float" table:style-name="ce32" office:value="9663" office:value-type="float">
            <text:p>9663</text:p>
          </table:table-cell>
          <table:table-cell ns41:value-type="float" table:style-name="ce32" office:value="4472" office:value-type="float">
            <text:p>4472</text:p>
          </table:table-cell>
          <table:table-cell ns41:value-type="float" table:style-name="ce32" office:value="316" office:value-type="float">
            <text:p>316</text:p>
          </table:table-cell>
          <table:table-cell table:style-name="ce32"/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chiedam</text:p>
          </table:table-cell>
          <table:table-cell table:style-name="ce6"/>
          <table:table-cell ns41:value-type="float" table:style-name="ce22" office:value="1949" office:value-type="float">
            <text:p>1949</text:p>
          </table:table-cell>
          <table:table-cell ns41:value-type="float" table:style-name="ce32" office:value="2580" office:value-type="float">
            <text:p>2580</text:p>
          </table:table-cell>
          <table:table-cell ns41:value-type="float" table:style-name="ce32" office:value="3597" office:value-type="float">
            <text:p>3597</text:p>
          </table:table-cell>
          <table:table-cell ns41:value-type="float" table:style-name="ce32" office:value="1921" office:value-type="float">
            <text:p>1921</text:p>
          </table:table-cell>
          <table:table-cell ns41:value-type="float" table:style-name="ce32" office:value="184" office:value-type="float">
            <text:p>184</text:p>
          </table:table-cell>
          <table:table-cell table:formula="of:=SUM([.E14:.G14])" ns41:value-type="float" table:style-name="ce32" office:value-type="float" office:value="5702">
            <text:p>5702</text:p>
          </table:table-cell>
          <table:table-cell ns41:value-type="float" table:style-name="ce32" office:value="3808" office:value-type="float">
            <text:p>3808</text:p>
          </table:table-cell>
          <table:table-cell ns41:value-type="float" table:style-name="ce32" office:value="1918" office:value-type="float">
            <text:p>1918</text:p>
          </table:table-cell>
          <table:table-cell ns41:value-type="float" table:style-name="ce32" office:value="623" office:value-type="float">
            <text:p>623</text:p>
          </table:table-cell>
          <table:table-cell table:formula="of:=SUM([.I14:.K14])" ns41:value-type="float" table:style-name="ce32" office:value-type="float" office:value="6349">
            <text:p>6349</text:p>
          </table:table-cell>
          <table:table-cell table:formula="of:=SUM([.L14];[.H14])" ns41:value-type="float" table:style-name="ce32" office:value-type="float" office:value="12051">
            <text:p>12051</text:p>
          </table:table-cell>
          <table:table-cell ns41:value-type="float" table:style-name="ce32" office:value="7090" office:value-type="float">
            <text:p>7090</text:p>
          </table:table-cell>
          <table:table-cell ns41:value-type="float" table:style-name="ce32" office:value="4939" office:value-type="float">
            <text:p>4939</text:p>
          </table:table-cell>
          <table:table-cell ns41:value-type="float" table:style-name="ce32" office:value="22" office:value-type="float">
            <text:p>22</text:p>
          </table:table-cell>
          <table:table-cell table:style-name="ce32"/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Gorinchem *</text:p>
          </table:table-cell>
          <table:table-cell table:style-name="ce6"/>
          <table:table-cell ns41:value-type="float" table:style-name="ce22" office:value="1466" office:value-type="float">
            <text:p>1466</text:p>
          </table:table-cell>
          <table:table-cell ns41:value-type="float" table:style-name="ce32" office:value="1617" office:value-type="float">
            <text:p>1617</text:p>
          </table:table-cell>
          <table:table-cell ns41:value-type="float" table:style-name="ce32" office:value="2642" office:value-type="float">
            <text:p>2642</text:p>
          </table:table-cell>
          <table:table-cell ns41:value-type="float" table:style-name="ce32" office:value="1250" office:value-type="float">
            <text:p>1250</text:p>
          </table:table-cell>
          <table:table-cell ns41:value-type="float" table:style-name="ce32" office:value="118" office:value-type="float">
            <text:p>118</text:p>
          </table:table-cell>
          <table:table-cell table:formula="of:=SUM([.E15:.G15])" ns41:value-type="float" table:style-name="ce32" office:value-type="float" office:value="4010">
            <text:p>4010</text:p>
          </table:table-cell>
          <table:table-cell ns41:value-type="float" table:style-name="ce32" office:value="2620" office:value-type="float">
            <text:p>2620</text:p>
          </table:table-cell>
          <table:table-cell ns41:value-type="float" table:style-name="ce32" office:value="1241" office:value-type="float">
            <text:p>1241</text:p>
          </table:table-cell>
          <table:table-cell ns41:value-type="float" table:style-name="ce32" office:value="328" office:value-type="float">
            <text:p>328</text:p>
          </table:table-cell>
          <table:table-cell table:formula="of:=SUM([.I15:.K15])" ns41:value-type="float" table:style-name="ce32" office:value-type="float" office:value="4189">
            <text:p>4189</text:p>
          </table:table-cell>
          <table:table-cell table:formula="of:=SUM([.L15];[.H15])" ns41:value-type="float" table:style-name="ce42" office:value-type="float" office:value="8199">
            <text:p>8199</text:p>
          </table:table-cell>
          <table:table-cell ns41:value-type="float" table:style-name="ce32" office:value="5980" office:value-type="float">
            <text:p>5980</text:p>
          </table:table-cell>
          <table:table-cell ns41:value-type="float" table:style-name="ce32" office:value="2049" office:value-type="float">
            <text:p>2049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44" office:value-type="float">
            <text:p>4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rielle *</text:p>
          </table:table-cell>
          <table:table-cell table:style-name="ce6"/>
          <table:table-cell ns41:value-type="float" table:style-name="ce22" office:value="732" office:value-type="float">
            <text:p>732</text:p>
          </table:table-cell>
          <table:table-cell ns41:value-type="float" table:style-name="ce32" office:value="975" office:value-type="float">
            <text:p>975</text:p>
          </table:table-cell>
          <table:table-cell ns41:value-type="float" table:style-name="ce32" office:value="1352" office:value-type="float">
            <text:p>1352</text:p>
          </table:table-cell>
          <table:table-cell ns41:value-type="float" table:style-name="ce32" office:value="755" office:value-type="float">
            <text:p>755</text:p>
          </table:table-cell>
          <table:table-cell ns41:value-type="float" table:style-name="ce32" office:value="73" office:value-type="float">
            <text:p>73</text:p>
          </table:table-cell>
          <table:table-cell table:formula="of:=SUM([.E16:.G16])" ns41:value-type="float" table:style-name="ce32" office:value-type="float" office:value="2180">
            <text:p>2180</text:p>
          </table:table-cell>
          <table:table-cell ns41:value-type="float" table:style-name="ce32" office:value="1348" office:value-type="float">
            <text:p>1348</text:p>
          </table:table-cell>
          <table:table-cell ns41:value-type="float" table:style-name="ce32" office:value="750" office:value-type="float">
            <text:p>750</text:p>
          </table:table-cell>
          <table:table-cell ns41:value-type="float" table:style-name="ce32" office:value="226" office:value-type="float">
            <text:p>226</text:p>
          </table:table-cell>
          <table:table-cell table:formula="of:=SUM([.I16:.K16])" ns41:value-type="float" table:style-name="ce32" office:value-type="float" office:value="2324">
            <text:p>2324</text:p>
          </table:table-cell>
          <table:table-cell table:formula="of:=SUM([.L16];[.H16])" ns41:value-type="float" table:style-name="ce43" office:value-type="float" office:value="4504">
            <text:p>4504</text:p>
          </table:table-cell>
          <table:table-cell ns41:value-type="float" table:style-name="ce32" office:value="3720" office:value-type="float">
            <text:p>3720</text:p>
          </table:table-cell>
          <table:table-cell ns41:value-type="float" table:style-name="ce32" office:value="666" office:value-type="float">
            <text:p>666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oerden *</text:p>
          </table:table-cell>
          <table:table-cell table:style-name="ce6"/>
          <table:table-cell ns41:value-type="float" table:style-name="ce22" office:value="654" office:value-type="float">
            <text:p>654</text:p>
          </table:table-cell>
          <table:table-cell ns41:value-type="float" table:style-name="ce32" office:value="749" office:value-type="float">
            <text:p>749</text:p>
          </table:table-cell>
          <table:table-cell ns41:value-type="float" table:style-name="ce32" office:value="1587" office:value-type="float">
            <text:p>1587</text:p>
          </table:table-cell>
          <table:table-cell ns41:value-type="float" table:style-name="ce32" office:value="724" office:value-type="float">
            <text:p>724</text:p>
          </table:table-cell>
          <table:table-cell ns41:value-type="float" table:style-name="ce32" office:value="103" office:value-type="float">
            <text:p>103</text:p>
          </table:table-cell>
          <table:table-cell table:formula="of:=SUM([.E17:.G17])" ns41:value-type="float" table:style-name="ce32" office:value-type="float" office:value="2414">
            <text:p>2414</text:p>
          </table:table-cell>
          <table:table-cell ns41:value-type="float" table:style-name="ce32" office:value="985" office:value-type="float">
            <text:p>985</text:p>
          </table:table-cell>
          <table:table-cell ns41:value-type="float" table:style-name="ce32" office:value="545" office:value-type="float">
            <text:p>545</text:p>
          </table:table-cell>
          <table:table-cell ns41:value-type="float" table:style-name="ce32" office:value="173" office:value-type="float">
            <text:p>173</text:p>
          </table:table-cell>
          <table:table-cell table:formula="of:=SUM([.I17:.K17])" ns41:value-type="float" table:style-name="ce32" office:value-type="float" office:value="1703">
            <text:p>1703</text:p>
          </table:table-cell>
          <table:table-cell table:formula="of:=SUM([.L17];[.H17])" ns41:value-type="float" table:style-name="ce44" office:value-type="float" office:value="4117">
            <text:p>4117</text:p>
          </table:table-cell>
          <table:table-cell ns41:value-type="float" table:style-name="ce32" office:value="2568" office:value-type="float">
            <text:p>2568</text:p>
          </table:table-cell>
          <table:table-cell ns41:value-type="float" table:style-name="ce32" office:value="1423" office:value-type="float">
            <text:p>1423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74" office:value-type="float">
            <text:p>7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choonhoven</text:p>
          </table:table-cell>
          <table:table-cell table:style-name="ce6"/>
          <table:table-cell ns41:value-type="float" table:style-name="ce22" office:value="482" office:value-type="float">
            <text:p>482</text:p>
          </table:table-cell>
          <table:table-cell ns41:value-type="float" table:style-name="ce32" office:value="565" office:value-type="float">
            <text:p>565</text:p>
          </table:table-cell>
          <table:table-cell ns41:value-type="float" table:style-name="ce32" office:value="737" office:value-type="float">
            <text:p>737</text:p>
          </table:table-cell>
          <table:table-cell ns41:value-type="float" table:style-name="ce32" office:value="430" office:value-type="float">
            <text:p>430</text:p>
          </table:table-cell>
          <table:table-cell ns41:value-type="float" table:style-name="ce32" office:value="56" office:value-type="float">
            <text:p>56</text:p>
          </table:table-cell>
          <table:table-cell table:formula="of:=SUM([.E18:.G18])" ns41:value-type="float" table:style-name="ce32" office:value-type="float" office:value="1223">
            <text:p>1223</text:p>
          </table:table-cell>
          <table:table-cell ns41:value-type="float" table:style-name="ce32" office:value="775" office:value-type="float">
            <text:p>775</text:p>
          </table:table-cell>
          <table:table-cell ns41:value-type="float" table:style-name="ce32" office:value="432" office:value-type="float">
            <text:p>432</text:p>
          </table:table-cell>
          <table:table-cell ns41:value-type="float" table:style-name="ce32" office:value="113" office:value-type="float">
            <text:p>113</text:p>
          </table:table-cell>
          <table:table-cell table:formula="of:=SUM([.I18:.K18])" ns41:value-type="float" table:style-name="ce32" office:value-type="float" office:value="1320">
            <text:p>1320</text:p>
          </table:table-cell>
          <table:table-cell table:formula="of:=SUM([.L18];[.H18])" ns41:value-type="float" table:style-name="ce32" office:value-type="float" office:value="2543">
            <text:p>2543</text:p>
          </table:table-cell>
          <table:table-cell ns41:value-type="float" table:style-name="ce32" office:value="1897" office:value-type="float">
            <text:p>1897</text:p>
          </table:table-cell>
          <table:table-cell ns41:value-type="float" table:style-name="ce32" office:value="505" office:value-type="float">
            <text:p>505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44" office:value-type="float">
            <text:p>4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Maassluis</text:p>
          </table:table-cell>
          <table:table-cell table:style-name="ce6"/>
          <table:table-cell ns41:value-type="float" table:style-name="ce22" office:value="669" office:value-type="float">
            <text:p>669</text:p>
          </table:table-cell>
          <table:table-cell ns41:value-type="float" table:style-name="ce32" office:value="986" office:value-type="float">
            <text:p>986</text:p>
          </table:table-cell>
          <table:table-cell ns41:value-type="float" table:style-name="ce32" office:value="1120" office:value-type="float">
            <text:p>1120</text:p>
          </table:table-cell>
          <table:table-cell ns41:value-type="float" table:style-name="ce32" office:value="693" office:value-type="float">
            <text:p>693</text:p>
          </table:table-cell>
          <table:table-cell ns41:value-type="float" table:style-name="ce32" office:value="63" office:value-type="float">
            <text:p>63</text:p>
          </table:table-cell>
          <table:table-cell table:formula="of:=SUM([.E19:.G19])" ns41:value-type="float" table:style-name="ce32" office:value-type="float" office:value="1876">
            <text:p>1876</text:p>
          </table:table-cell>
          <table:table-cell ns41:value-type="float" table:style-name="ce32" office:value="1261" office:value-type="float">
            <text:p>1261</text:p>
          </table:table-cell>
          <table:table-cell ns41:value-type="float" table:style-name="ce32" office:value="699" office:value-type="float">
            <text:p>699</text:p>
          </table:table-cell>
          <table:table-cell ns41:value-type="float" table:style-name="ce32" office:value="267" office:value-type="float">
            <text:p>267</text:p>
          </table:table-cell>
          <table:table-cell table:formula="of:=SUM([.I19:.K19])" ns41:value-type="float" table:style-name="ce32" office:value-type="float" office:value="2227">
            <text:p>2227</text:p>
          </table:table-cell>
          <table:table-cell table:formula="of:=SUM([.L19];[.H19])" ns41:value-type="float" table:style-name="ce32" office:value-type="float" office:value="4103">
            <text:p>4103</text:p>
          </table:table-cell>
          <table:table-cell ns41:value-type="float" table:style-name="ce32" office:value="3496" office:value-type="float">
            <text:p>3496</text:p>
          </table:table-cell>
          <table:table-cell ns41:value-type="float" table:style-name="ce32" office:value="504" office:value-type="float">
            <text:p>504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laardingen</text:p>
          </table:table-cell>
          <table:table-cell table:style-name="ce6"/>
          <table:table-cell ns41:value-type="float" table:style-name="ce22" office:value="1258" office:value-type="float">
            <text:p>1258</text:p>
          </table:table-cell>
          <table:table-cell ns41:value-type="float" table:style-name="ce32" office:value="1625" office:value-type="float">
            <text:p>1625</text:p>
          </table:table-cell>
          <table:table-cell ns41:value-type="float" table:style-name="ce32" office:value="2049" office:value-type="float">
            <text:p>2049</text:p>
          </table:table-cell>
          <table:table-cell ns41:value-type="float" table:style-name="ce32" office:value="1266" office:value-type="float">
            <text:p>1266</text:p>
          </table:table-cell>
          <table:table-cell ns41:value-type="float" table:style-name="ce32" office:value="130" office:value-type="float">
            <text:p>130</text:p>
          </table:table-cell>
          <table:table-cell table:formula="of:=SUM([.E20:.G20])" ns41:value-type="float" table:style-name="ce32" office:value-type="float" office:value="3445">
            <text:p>3445</text:p>
          </table:table-cell>
          <table:table-cell ns41:value-type="float" table:style-name="ce32" office:value="2169" office:value-type="float">
            <text:p>2169</text:p>
          </table:table-cell>
          <table:table-cell ns41:value-type="float" table:style-name="ce32" office:value="1267" office:value-type="float">
            <text:p>1267</text:p>
          </table:table-cell>
          <table:table-cell ns41:value-type="float" table:style-name="ce32" office:value="353" office:value-type="float">
            <text:p>353</text:p>
          </table:table-cell>
          <table:table-cell table:formula="of:=SUM([.I20:.K20])" ns41:value-type="float" table:style-name="ce32" office:value-type="float" office:value="3789">
            <text:p>3789</text:p>
          </table:table-cell>
          <table:table-cell table:formula="of:=SUM([.L20];[.H20])" ns41:value-type="float" table:style-name="ce32" office:value-type="float" office:value="7234">
            <text:p>7234</text:p>
          </table:table-cell>
          <table:table-cell ns41:value-type="float" table:style-name="ce32" office:value="6196" office:value-type="float">
            <text:p>6196</text:p>
          </table:table-cell>
          <table:table-cell ns41:value-type="float" table:style-name="ce32" office:value="1032" office:value-type="float">
            <text:p>103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6"/>
          <table:table-cell table:formula="of:=SUM([.C8:.C20])" ns41:value-type="float" table:style-name="ce23" office:value-type="float" office:value="39704">
            <text:p>39704</text:p>
          </table:table-cell>
          <table:table-cell table:formula="of:=SUM([.D8:.D20])" ns41:value-type="float" table:style-name="ce33" office:value-type="float" office:value="59809">
            <text:p>59809</text:p>
          </table:table-cell>
          <table:table-cell table:formula="of:=SUM([.E8:.E20])" ns41:value-type="float" table:style-name="ce33" office:value-type="float" office:value="78404">
            <text:p>78404</text:p>
          </table:table-cell>
          <table:table-cell table:formula="of:=SUM([.F8:.F20])" ns41:value-type="float" table:style-name="ce33" office:value-type="float" office:value="43988">
            <text:p>43988</text:p>
          </table:table-cell>
          <table:table-cell table:formula="of:=SUM([.G8:.G20])" ns41:value-type="float" table:style-name="ce33" office:value-type="float" office:value="4320">
            <text:p>4320</text:p>
          </table:table-cell>
          <table:table-cell table:formula="of:=SUM([.H8:.H20])" ns41:value-type="float" table:style-name="ce33" office:value-type="float" office:value="126712">
            <text:p>126712</text:p>
          </table:table-cell>
          <table:table-cell table:formula="of:=SUM([.I8:.I20])" ns41:value-type="float" table:style-name="ce33" office:value-type="float" office:value="88778">
            <text:p>88778</text:p>
          </table:table-cell>
          <table:table-cell table:formula="of:=SUM([.J8:.J20])" ns41:value-type="float" table:style-name="ce33" office:value-type="float" office:value="44142">
            <text:p>44142</text:p>
          </table:table-cell>
          <table:table-cell table:formula="of:=SUM([.K8:.K20])" ns41:value-type="float" table:style-name="ce33" office:value-type="float" office:value="14716">
            <text:p>14716</text:p>
          </table:table-cell>
          <table:table-cell table:formula="of:=SUM([.L8:.L20])" ns41:value-type="float" table:style-name="ce33" office:value-type="float" office:value="147636">
            <text:p>147636</text:p>
          </table:table-cell>
          <table:table-cell table:formula="of:=SUM([.M8:.M20])" ns41:value-type="float" table:style-name="ce33" office:value-type="float" office:value="274348">
            <text:p>274348</text:p>
          </table:table-cell>
          <table:table-cell table:formula="of:=SUM([.N8:.N20])" ns41:value-type="float" table:style-name="ce33" office:value-type="float" office:value="189861">
            <text:p>189861</text:p>
          </table:table-cell>
          <table:table-cell table:formula="of:=SUM([.O8:.O20])" ns41:value-type="float" table:style-name="ce33" office:value-type="float" office:value="77052">
            <text:p>77052</text:p>
          </table:table-cell>
          <table:table-cell table:formula="of:=SUM([.P8:.P20])" ns41:value-type="float" table:style-name="ce33" office:value-type="float" office:value="7049">
            <text:p>7049</text:p>
          </table:table-cell>
          <table:table-cell table:formula="of:=SUM([.Q8:.Q20])" ns41:value-type="float" table:style-name="ce33" office:value-type="float" office:value="386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style-name="ce74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1" office:value-type="string">
            <text:p>a.Hieronder begrepen het garnizoen bestaande uit 2196 militairen, zoo mede de bevolking van Scheveningen, bedragende 5035 zielen.</text:p>
          </table:table-cell>
          <table:table-cell table:style-name="ce17"/>
          <table:table-cell table:style-name="ce25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6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ns41:value-type="string" table:style-name="ce12" office:value-type="string">
            <text:p>c.Hieronder begrepen het garnizoen bestaande uit 1233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ns41:value-type="string" table:style-name="ce112" office:value-type="string">
            <text:p>d.Hieronder begrepen het garnizoen bestaande uit 271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ns41:value-type="string" table:style-name="ce112" office:value-type="string">
            <text:p>e.Hieronder begrepen het garnizoen bestaande uit 933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ns41:value-type="string" table:style-name="ce112" office:value-type="string">
            <text:p>f.Hieronder begrepen het garnizoen bestaande uit 621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ns41:value-type="string" table:style-name="ce112" office:value-type="string">
            <text:p>g.Hieronder begrepen het garnizoen bestaande uit 232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</table:table-cell>
          <table:table-cell table:style-name="ce113"/>
          <table:table-cell table:style-name="ce27" table:number-columns-repeated="15"/>
          <table:table-cell table:style-name="ce113" table:number-columns-repeated="5"/>
          <table:table-cell table:style-name="ce73"/>
          <table:table-cell table:number-columns-repeated="1001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style-name="ce15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Zuid-Holland gemeenten">
        <table:table-column table:style-name="co8" table:default-cell-style-name="ce10"/>
        <table:table-column table:style-name="co2" table:default-cell-style-name="ce10"/>
        <table:table-column table:style-name="co9" table:default-cell-style-name="ce24" table:number-columns-repeated="10"/>
        <table:table-column table:style-name="co4" table:default-cell-style-name="ce24"/>
        <table:table-column table:style-name="co10" table:default-cell-style-name="ce24" table:number-columns-repeated="4"/>
        <table:table-column table:style-name="co11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Gemeenten.</text:p>
          </table:table-cell>
          <table:table-cell table:style-name="ce16" table:number-columns-repeated="16"/>
          <table:table-cell table:style-name="ce48" table:number-columns-repeated="5"/>
          <table:table-cell table:style-name="ce64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8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8" table:number-columns-spanned="1" office:value-type="string">
            <text:p>Protestanten</text:p>
          </table:table-cell>
          <table:table-cell ns41:value-type="string" table:number-rows-spanned="4" table:style-name="ce28" table:number-columns-spanned="1" office:value-type="string">
            <text:p>Roomsch-Katholijk</text:p>
          </table:table-cell>
          <table:table-cell ns41:value-type="string" table:number-rows-spanned="4" table:style-name="ce28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5" table:number-columns-spanned="1" office:value-type="string">
            <text:p>Tabel</text:p>
          </table:table-cell>
          <table:table-cell ns41:value-type="string" table:number-rows-spanned="4" table:style-name="ce55" table:number-columns-spanned="1" office:value-type="string">
            <text:p>Pagina links</text:p>
          </table:table-cell>
          <table:table-cell ns41:value-type="string" table:number-rows-spanned="4" table:style-name="ce61" table:number-columns-spanned="1" office:value-type="string">
            <text:p>Pagina rechts</text:p>
          </table:table-cell>
          <table:table-cell ns41:value-type="string" table:number-rows-spanned="4" table:style-name="ce55" table:number-columns-spanned="1" office:value-type="string">
            <text:p>Provincie</text:p>
          </table:table-cell>
          <table:table-cell ns41:value-type="string" table:number-rows-spanned="4" table:style-name="ce65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6"/>
          <table:table-cell table:style-name="ce2"/>
          <table:covered-table-cell table:style-name="ce19"/>
          <table:covered-table-cell table:style-name="ce29"/>
          <table:table-cell ns41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29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4">
          <table:covered-table-cell table:style-name="ce76"/>
          <table:table-cell table:style-name="ce2"/>
          <table:covered-table-cell table:style-name="ce19"/>
          <table:covered-table-cell table:style-name="ce29"/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29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5">
          <table:covered-table-cell table:style-name="ce77"/>
          <table:table-cell table:style-name="ce2"/>
          <table:covered-table-cell table:style-name="ce20"/>
          <table:covered-table-cell table:style-name="ce30" table:number-columns-repeated="4"/>
          <table:covered-table-cell table:style-name="ce36"/>
          <table:covered-table-cell table:style-name="ce30" table:number-columns-repeated="3"/>
          <table:covered-table-cell table:style-name="ce36" table:number-columns-repeated="2"/>
          <table:covered-table-cell table:style-name="ce30" table:number-columns-repeated="3"/>
          <table:covered-table-cell table:style-name="ce47"/>
          <table:covered-table-cell table:style-name="ce51"/>
          <table:covered-table-cell table:style-name="ce57" table:number-columns-repeated="2"/>
          <table:covered-table-cell table:style-name="ce63"/>
          <table:covered-table-cell table:style-name="ce57"/>
          <table:covered-table-cell table:style-name="ce67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6">
          <table:table-cell ns41:value-type="string" table:style-name="ce78" office:value-type="string">
            <text:p>Aar (Ter)</text:p>
          </table:table-cell>
          <table:table-cell table:style-name="ce6"/>
          <table:table-cell ns41:value-type="float" table:style-name="ce21" office:value="226" office:value-type="float">
            <text:p>226</text:p>
          </table:table-cell>
          <table:table-cell ns41:value-type="float" table:style-name="ce31" office:value="328" office:value-type="float">
            <text:p>328</text:p>
          </table:table-cell>
          <table:table-cell ns41:value-type="float" table:style-name="ce31" office:value="524" office:value-type="float">
            <text:p>524</text:p>
          </table:table-cell>
          <table:table-cell ns41:value-type="float" table:style-name="ce31" office:value="258" office:value-type="float">
            <text:p>258</text:p>
          </table:table-cell>
          <table:table-cell ns41:value-type="float" table:style-name="ce31" office:value="27" office:value-type="float">
            <text:p>27</text:p>
          </table:table-cell>
          <table:table-cell table:formula="of:=SUM([.E8:.G8])" ns41:value-type="float" table:style-name="ce31" office:value-type="float" office:value="809">
            <text:p>809</text:p>
          </table:table-cell>
          <table:table-cell ns41:value-type="float" table:style-name="ce31" office:value="503" office:value-type="float">
            <text:p>503</text:p>
          </table:table-cell>
          <table:table-cell ns41:value-type="float" table:style-name="ce31" office:value="260" office:value-type="float">
            <text:p>260</text:p>
          </table:table-cell>
          <table:table-cell ns41:value-type="float" table:style-name="ce31" office:value="73" office:value-type="float">
            <text:p>73</text:p>
          </table:table-cell>
          <table:table-cell table:formula="of:=SUM([.I8:.K8])" ns41:value-type="float" table:style-name="ce31" office:value-type="float" office:value="836">
            <text:p>836</text:p>
          </table:table-cell>
          <table:table-cell table:formula="of:=SUM([.H8]+[.L8])" ns41:value-type="float" table:style-name="ce31" office:value-type="float" office:value="1645">
            <text:p>1645</text:p>
          </table:table-cell>
          <table:table-cell ns41:value-type="float" table:style-name="ce31" office:value="499" office:value-type="float">
            <text:p>499</text:p>
          </table:table-cell>
          <table:table-cell ns41:value-type="float" table:style-name="ce31" office:value="1126" office:value-type="float">
            <text:p>1126</text:p>
          </table:table-cell>
          <table:table-cell table:style-name="ce31"/>
          <table:table-cell ns41:value-type="float" table:style-name="ce91" office:value="20" office:value-type="float">
            <text:p>20</text:p>
          </table:table-cell>
          <table:table-cell ns41:value-type="string" table:style-name="ce58" office:value-type="string">
            <text:p>VT</text:p>
          </table:table-cell>
          <table:table-cell table:style-name="ce58"/>
          <table:table-cell ns41:value-type="float" table:style-name="ce58" office:value="20" office:value-type="float">
            <text:p>20</text:p>
          </table:table-cell>
          <table:table-cell ns41:value-type="float" table:style-name="ce58" office:value="21" office:value-type="float">
            <text:p>21</text:p>
          </table:table-cell>
          <table:table-cell ns41:value-type="string" table:style-name="ce58" office:value-type="string">
            <text:p>ZH</text:p>
          </table:table-cell>
          <table:table-cell ns41:value-type="string" table:style-name="ce68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arlanderveen </text:p>
          </table:table-cell>
          <table:table-cell table:style-name="ce6"/>
          <table:table-cell ns41:value-type="float" table:style-name="ce22" office:value="580" office:value-type="float">
            <text:p>580</text:p>
          </table:table-cell>
          <table:table-cell ns41:value-type="float" table:style-name="ce32" office:value="591" office:value-type="float">
            <text:p>591</text:p>
          </table:table-cell>
          <table:table-cell ns41:value-type="float" table:style-name="ce32" office:value="790" office:value-type="float">
            <text:p>790</text:p>
          </table:table-cell>
          <table:table-cell ns41:value-type="float" table:style-name="ce32" office:value="473" office:value-type="float">
            <text:p>473</text:p>
          </table:table-cell>
          <table:table-cell ns41:value-type="float" table:style-name="ce32" office:value="50" office:value-type="float">
            <text:p>50</text:p>
          </table:table-cell>
          <table:table-cell table:formula="of:=SUM([.E9:.G9])" ns41:value-type="float" table:style-name="ce32" office:value-type="float" office:value="1313">
            <text:p>1313</text:p>
          </table:table-cell>
          <table:table-cell ns41:value-type="float" table:style-name="ce32" office:value="771" office:value-type="float">
            <text:p>771</text:p>
          </table:table-cell>
          <table:table-cell ns41:value-type="float" table:style-name="ce32" office:value="475" office:value-type="float">
            <text:p>475</text:p>
          </table:table-cell>
          <table:table-cell ns41:value-type="float" table:style-name="ce32" office:value="129" office:value-type="float">
            <text:p>129</text:p>
          </table:table-cell>
          <table:table-cell table:formula="of:=SUM([.I9:.K9])" ns41:value-type="float" table:style-name="ce32" office:value-type="float" office:value="1375">
            <text:p>1375</text:p>
          </table:table-cell>
          <table:table-cell table:formula="of:=SUM([.H9]+[.L9])" ns41:value-type="float" table:style-name="ce32" office:value-type="float" office:value="2688">
            <text:p>2688</text:p>
          </table:table-cell>
          <table:table-cell ns41:value-type="float" table:style-name="ce32" office:value="1994" office:value-type="float">
            <text:p>1994</text:p>
          </table:table-cell>
          <table:table-cell ns41:value-type="float" table:style-name="ce32" office:value="646" office:value-type="float">
            <text:p>646</text:p>
          </table:table-cell>
          <table:table-cell ns41:value-type="float" table:style-name="ce32" office:value="42" office:value-type="float">
            <text:p>42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bbenbroek </text:p>
          </table:table-cell>
          <table:table-cell table:style-name="ce6"/>
          <table:table-cell ns41:value-type="float" table:style-name="ce22" office:value="713" office:value-type="float">
            <text:p>71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5" office:value-type="float">
            <text:p>5</text:p>
          </table:table-cell>
          <table:table-cell table:formula="of:=SUM([.E10:.G10])" ns41:value-type="float" table:style-name="ce32" office:value-type="float" office:value="321">
            <text:p>321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21" office:value-type="float">
            <text:p>21</text:p>
          </table:table-cell>
          <table:table-cell table:formula="of:=SUM([.I10:.K10])" ns41:value-type="float" table:style-name="ce32" office:value-type="float" office:value="311">
            <text:p>311</text:p>
          </table:table-cell>
          <table:table-cell table:formula="of:=SUM([.H10]+[.L10])" ns41:value-type="float" table:style-name="ce32" office:value-type="float" office:value="632">
            <text:p>632</text:p>
          </table:table-cell>
          <table:table-cell ns41:value-type="float" table:style-name="ce32" office:value="629" office:value-type="float">
            <text:p>629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btsregt</text:p>
          </table:table-cell>
          <table:table-cell table:style-name="ce6"/>
          <table:table-cell ns41:value-type="float" table:style-name="ce22" office:value="22" office:value-type="float">
            <text:p>22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" office:value-type="float">
            <text:p>3</text:p>
          </table:table-cell>
          <table:table-cell table:formula="of:=SUM([.E11:.G11])" ns41:value-type="float" table:style-name="ce32" office:value-type="float" office:value="83">
            <text:p>83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" office:value-type="float">
            <text:p>3</text:p>
          </table:table-cell>
          <table:table-cell table:formula="of:=SUM([.I11:.K11])" ns41:value-type="float" table:style-name="ce32" office:value-type="float" office:value="70">
            <text:p>70</text:p>
          </table:table-cell>
          <table:table-cell table:formula="of:=SUM([.H11]+[.L11])" ns41:value-type="float" table:style-name="ce32" office:value-type="float" office:value="153">
            <text:p>153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50" office:value-type="float">
            <text:p>50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chttienhoven</text:p>
          </table:table-cell>
          <table:table-cell table:style-name="ce6"/>
          <table:table-cell ns41:value-type="float" table:style-name="ce22" office:value="17" office:value-type="float">
            <text:p>17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21" office:value-type="float">
            <text:p>21</text:p>
          </table:table-cell>
          <table:table-cell table:style-name="ce32"/>
          <table:table-cell table:formula="of:=SUM([.E12:.G12])" ns41:value-type="float" table:style-name="ce32" office:value-type="float" office:value="62">
            <text:p>62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7" office:value-type="float">
            <text:p>7</text:p>
          </table:table-cell>
          <table:table-cell table:formula="of:=SUM([.I12:.K12])" ns41:value-type="float" table:style-name="ce32" office:value-type="float" office:value="72">
            <text:p>72</text:p>
          </table:table-cell>
          <table:table-cell table:formula="of:=SUM([.H12]+[.L12])" ns41:value-type="float" table:style-name="ce32" office:value-type="float" office:value="134">
            <text:p>134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99" office:value-type="float">
            <text:p>99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ckersdijk</text:p>
          </table:table-cell>
          <table:table-cell table:style-name="ce6"/>
          <table:table-cell ns41:value-type="float" table:style-name="ce22" office:value="21" office:value-type="float">
            <text:p>21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" office:value-type="float">
            <text:p>3</text:p>
          </table:table-cell>
          <table:table-cell table:formula="of:=SUM([.E13:.G13])" ns41:value-type="float" table:style-name="ce32" office:value-type="float" office:value="72">
            <text:p>72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4" office:value-type="float">
            <text:p>4</text:p>
          </table:table-cell>
          <table:table-cell table:formula="of:=SUM([.I13:.K13])" ns41:value-type="float" table:style-name="ce32" office:value-type="float" office:value="74">
            <text:p>74</text:p>
          </table:table-cell>
          <table:table-cell table:formula="of:=SUM([.H13]+[.L13])" ns41:value-type="float" table:style-name="ce32" office:value-type="float" office:value="146">
            <text:p>146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43" office:value-type="float">
            <text:p>4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lblas (Oud)</text:p>
          </table:table-cell>
          <table:table-cell table:style-name="ce6"/>
          <table:table-cell ns41:value-type="float" table:style-name="ce22" office:value="119" office:value-type="float">
            <text:p>119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9" office:value-type="float">
            <text:p>9</text:p>
          </table:table-cell>
          <table:table-cell table:formula="of:=SUM([.E14:.G14])" ns41:value-type="float" table:style-name="ce32" office:value-type="float" office:value="398">
            <text:p>398</text:p>
          </table:table-cell>
          <table:table-cell ns41:value-type="float" table:style-name="ce32" office:value="268" office:value-type="float">
            <text:p>268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37" office:value-type="float">
            <text:p>37</text:p>
          </table:table-cell>
          <table:table-cell table:formula="of:=SUM([.I14:.K14])" ns41:value-type="float" table:style-name="ce32" office:value-type="float" office:value="441">
            <text:p>441</text:p>
          </table:table-cell>
          <table:table-cell table:formula="of:=SUM([.H14]+[.L14])" ns41:value-type="float" table:style-name="ce32" office:value-type="float" office:value="839">
            <text:p>839</text:p>
          </table:table-cell>
          <table:table-cell ns41:value-type="float" table:style-name="ce32" office:value="830" office:value-type="float">
            <text:p>83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lblasserdam</text:p>
          </table:table-cell>
          <table:table-cell table:style-name="ce6"/>
          <table:table-cell ns41:value-type="float" table:style-name="ce22" office:value="241" office:value-type="float">
            <text:p>241</text:p>
          </table:table-cell>
          <table:table-cell ns41:value-type="float" table:style-name="ce32" office:value="445" office:value-type="float">
            <text:p>445</text:p>
          </table:table-cell>
          <table:table-cell ns41:value-type="float" table:style-name="ce32" office:value="646" office:value-type="float">
            <text:p>646</text:p>
          </table:table-cell>
          <table:table-cell ns41:value-type="float" table:style-name="ce32" office:value="357" office:value-type="float">
            <text:p>357</text:p>
          </table:table-cell>
          <table:table-cell ns41:value-type="float" table:style-name="ce32" office:value="34" office:value-type="float">
            <text:p>34</text:p>
          </table:table-cell>
          <table:table-cell table:formula="of:=SUM([.E15:.G15])" ns41:value-type="float" table:style-name="ce32" office:value-type="float" office:value="1037">
            <text:p>1037</text:p>
          </table:table-cell>
          <table:table-cell ns41:value-type="float" table:style-name="ce32" office:value="590" office:value-type="float">
            <text:p>590</text:p>
          </table:table-cell>
          <table:table-cell ns41:value-type="float" table:style-name="ce32" office:value="351" office:value-type="float">
            <text:p>351</text:p>
          </table:table-cell>
          <table:table-cell ns41:value-type="float" table:style-name="ce32" office:value="68" office:value-type="float">
            <text:p>68</text:p>
          </table:table-cell>
          <table:table-cell table:formula="of:=SUM([.I15:.K15])" ns41:value-type="float" table:style-name="ce32" office:value-type="float" office:value="1009">
            <text:p>1009</text:p>
          </table:table-cell>
          <table:table-cell table:formula="of:=SUM([.H15]+[.L15])" ns41:value-type="float" table:style-name="ce32" office:value-type="float" office:value="2046">
            <text:p>2046</text:p>
          </table:table-cell>
          <table:table-cell ns41:value-type="float" table:style-name="ce32" office:value="2013" office:value-type="float">
            <text:p>2013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8" office:value-type="float">
            <text:p>8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lbranswaard</text:p>
          </table:table-cell>
          <table:table-cell table:style-name="ce6"/>
          <table:table-cell ns41:value-type="float" table:style-name="ce22" office:value="23" office:value-type="float">
            <text:p>23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6" office:value-type="float">
            <text:p>6</text:p>
          </table:table-cell>
          <table:table-cell table:formula="of:=SUM([.E16:.G16])" ns41:value-type="float" table:style-name="ce32" office:value-type="float" office:value="108">
            <text:p>108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7" office:value-type="float">
            <text:p>7</text:p>
          </table:table-cell>
          <table:table-cell table:formula="of:=SUM([.I16:.K16])" ns41:value-type="float" table:style-name="ce32" office:value-type="float" office:value="97">
            <text:p>97</text:p>
          </table:table-cell>
          <table:table-cell table:formula="of:=SUM([.H16]+[.L16])" ns41:value-type="float" table:style-name="ce32" office:value-type="float" office:value="205">
            <text:p>205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41" office:value-type="float">
            <text:p>41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lkemade</text:p>
          </table:table-cell>
          <table:table-cell table:style-name="ce6"/>
          <table:table-cell ns41:value-type="float" table:style-name="ce22" office:value="383" office:value-type="float">
            <text:p>383</text:p>
          </table:table-cell>
          <table:table-cell ns41:value-type="float" table:style-name="ce32" office:value="629" office:value-type="float">
            <text:p>629</text:p>
          </table:table-cell>
          <table:table-cell ns41:value-type="float" table:style-name="ce32" office:value="1018" office:value-type="float">
            <text:p>1018</text:p>
          </table:table-cell>
          <table:table-cell ns41:value-type="float" table:style-name="ce32" office:value="516" office:value-type="float">
            <text:p>516</text:p>
          </table:table-cell>
          <table:table-cell ns41:value-type="float" table:style-name="ce32" office:value="50" office:value-type="float">
            <text:p>50</text:p>
          </table:table-cell>
          <table:table-cell table:formula="of:=SUM([.E17:.G17])" ns41:value-type="float" table:style-name="ce32" office:value-type="float" office:value="1584">
            <text:p>1584</text:p>
          </table:table-cell>
          <table:table-cell ns41:value-type="float" table:style-name="ce32" office:value="950" office:value-type="float">
            <text:p>950</text:p>
          </table:table-cell>
          <table:table-cell ns41:value-type="float" table:style-name="ce32" office:value="510" office:value-type="float">
            <text:p>510</text:p>
          </table:table-cell>
          <table:table-cell ns41:value-type="float" table:style-name="ce32" office:value="85" office:value-type="float">
            <text:p>85</text:p>
          </table:table-cell>
          <table:table-cell table:formula="of:=SUM([.I17:.K17])" ns41:value-type="float" table:style-name="ce32" office:value-type="float" office:value="1545">
            <text:p>1545</text:p>
          </table:table-cell>
          <table:table-cell table:formula="of:=SUM([.H17]+[.L17])" ns41:value-type="float" table:style-name="ce32" office:value-type="float" office:value="3129">
            <text:p>3129</text:p>
          </table:table-cell>
          <table:table-cell ns41:value-type="float" table:style-name="ce32" office:value="770" office:value-type="float">
            <text:p>770</text:p>
          </table:table-cell>
          <table:table-cell ns41:value-type="float" table:style-name="ce32" office:value="2354" office:value-type="float">
            <text:p>2354</text:p>
          </table:table-cell>
          <table:table-cell ns41:value-type="float" table:style-name="ce32" office:value="5" office:value-type="float">
            <text:p>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lphen c.a.</text:p>
          </table:table-cell>
          <table:table-cell table:style-name="ce6"/>
          <table:table-cell ns41:value-type="float" table:style-name="ce22" office:value="587" office:value-type="float">
            <text:p>587</text:p>
          </table:table-cell>
          <table:table-cell ns41:value-type="float" table:style-name="ce32" office:value="590" office:value-type="float">
            <text:p>590</text:p>
          </table:table-cell>
          <table:table-cell ns41:value-type="float" table:style-name="ce32" office:value="861" office:value-type="float">
            <text:p>861</text:p>
          </table:table-cell>
          <table:table-cell ns41:value-type="float" table:style-name="ce32" office:value="460" office:value-type="float">
            <text:p>460</text:p>
          </table:table-cell>
          <table:table-cell ns41:value-type="float" table:style-name="ce32" office:value="61" office:value-type="float">
            <text:p>61</text:p>
          </table:table-cell>
          <table:table-cell table:formula="of:=SUM([.E18:.G18])" ns41:value-type="float" table:style-name="ce32" office:value-type="float" office:value="1382">
            <text:p>1382</text:p>
          </table:table-cell>
          <table:table-cell ns41:value-type="float" table:style-name="ce32" office:value="866" office:value-type="float">
            <text:p>866</text:p>
          </table:table-cell>
          <table:table-cell ns41:value-type="float" table:style-name="ce32" office:value="460" office:value-type="float">
            <text:p>460</text:p>
          </table:table-cell>
          <table:table-cell ns41:value-type="float" table:style-name="ce32" office:value="86" office:value-type="float">
            <text:p>86</text:p>
          </table:table-cell>
          <table:table-cell table:formula="of:=SUM([.I18:.K18])" ns41:value-type="float" table:style-name="ce32" office:value-type="float" office:value="1412">
            <text:p>1412</text:p>
          </table:table-cell>
          <table:table-cell table:formula="of:=SUM([.H18]+[.L18])" ns41:value-type="float" table:style-name="ce32" office:value-type="float" office:value="2794">
            <text:p>2794</text:p>
          </table:table-cell>
          <table:table-cell ns41:value-type="float" table:style-name="ce32" office:value="1971" office:value-type="float">
            <text:p>1971</text:p>
          </table:table-cell>
          <table:table-cell ns41:value-type="float" table:style-name="ce32" office:value="753" office:value-type="float">
            <text:p>753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92" office:value="36" office:value-type="float">
            <text:p>36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meide</text:p>
          </table:table-cell>
          <table:table-cell table:style-name="ce6"/>
          <table:table-cell ns41:value-type="float" table:style-name="ce22" office:value="163" office:value-type="float">
            <text:p>163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332" office:value-type="float">
            <text:p>332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21" office:value-type="float">
            <text:p>21</text:p>
          </table:table-cell>
          <table:table-cell table:formula="of:=SUM([.E19:.G19])" ns41:value-type="float" table:style-name="ce32" office:value-type="float" office:value="524">
            <text:p>524</text:p>
          </table:table-cell>
          <table:table-cell ns41:value-type="float" table:style-name="ce32" office:value="332" office:value-type="float">
            <text:p>332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39" office:value-type="float">
            <text:p>39</text:p>
          </table:table-cell>
          <table:table-cell table:formula="of:=SUM([.I19:.K19])" ns41:value-type="float" table:style-name="ce32" office:value-type="float" office:value="546">
            <text:p>546</text:p>
          </table:table-cell>
          <table:table-cell table:formula="of:=SUM([.H19]+[.L19])" ns41:value-type="float" table:style-name="ce32" office:value-type="float" office:value="1070">
            <text:p>1070</text:p>
          </table:table-cell>
          <table:table-cell ns41:value-type="float" table:style-name="ce32" office:value="1057" office:value-type="float">
            <text:p>105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" office:value-type="float">
            <text:p>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mmerstol</text:p>
          </table:table-cell>
          <table:table-cell table:style-name="ce6"/>
          <table:table-cell ns41:value-type="float" table:style-name="ce22" office:value="86" office:value-type="float">
            <text:p>86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1" office:value-type="float">
            <text:p>11</text:p>
          </table:table-cell>
          <table:table-cell table:formula="of:=SUM([.E20:.G20])" ns41:value-type="float" table:style-name="ce32" office:value-type="float" office:value="257">
            <text:p>257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8" office:value-type="float">
            <text:p>18</text:p>
          </table:table-cell>
          <table:table-cell table:formula="of:=SUM([.I20:.K20])" ns41:value-type="float" table:style-name="ce32" office:value-type="float" office:value="245">
            <text:p>245</text:p>
          </table:table-cell>
          <table:table-cell table:formula="of:=SUM([.H20]+[.L20])" ns41:value-type="float" table:style-name="ce32" office:value-type="float" office:value="502">
            <text:p>502</text:p>
          </table:table-cell>
          <table:table-cell ns41:value-type="float" table:style-name="ce32" office:value="494" office:value-type="float">
            <text:p>494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rkel c.a.</text:p>
          </table:table-cell>
          <table:table-cell table:style-name="ce6"/>
          <table:table-cell ns41:value-type="float" table:style-name="ce22" office:value="88" office:value-type="float">
            <text:p>88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20" office:value-type="float">
            <text:p>20</text:p>
          </table:table-cell>
          <table:table-cell table:formula="of:=SUM([.E21:.G21])" ns41:value-type="float" table:style-name="ce32" office:value-type="float" office:value="298">
            <text:p>298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22" office:value-type="float">
            <text:p>22</text:p>
          </table:table-cell>
          <table:table-cell table:formula="of:=SUM([.I21:.K21])" ns41:value-type="float" table:style-name="ce32" office:value-type="float" office:value="267">
            <text:p>267</text:p>
          </table:table-cell>
          <table:table-cell table:formula="of:=SUM([.H21]+[.L21])" ns41:value-type="float" table:style-name="ce32" office:value-type="float" office:value="565">
            <text:p>565</text:p>
          </table:table-cell>
          <table:table-cell ns41:value-type="float" table:style-name="ce32" office:value="533" office:value-type="float">
            <text:p>533</text:p>
          </table:table-cell>
          <table:table-cell ns41:value-type="float" table:style-name="ce32" office:value="32" office:value-type="float">
            <text:p>3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Asperen</text:p>
          </table:table-cell>
          <table:table-cell table:style-name="ce6"/>
          <table:table-cell ns41:value-type="float" table:style-name="ce22" office:value="207" office:value-type="float">
            <text:p>207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2" office:value="352" office:value-type="float">
            <text:p>352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20" office:value-type="float">
            <text:p>20</text:p>
          </table:table-cell>
          <table:table-cell table:formula="of:=SUM([.E22:.G22])" ns41:value-type="float" table:style-name="ce32" office:value-type="float" office:value="552">
            <text:p>552</text:p>
          </table:table-cell>
          <table:table-cell ns41:value-type="float" table:style-name="ce32" office:value="351" office:value-type="float">
            <text:p>351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45" office:value-type="float">
            <text:p>45</text:p>
          </table:table-cell>
          <table:table-cell table:formula="of:=SUM([.I22:.K22])" ns41:value-type="float" table:style-name="ce32" office:value-type="float" office:value="575">
            <text:p>575</text:p>
          </table:table-cell>
          <table:table-cell table:formula="of:=SUM([.H22]+[.L22])" ns41:value-type="float" table:style-name="ce32" office:value-type="float" office:value="1127">
            <text:p>1127</text:p>
          </table:table-cell>
          <table:table-cell ns41:value-type="float" table:style-name="ce32" office:value="1101" office:value-type="float">
            <text:p>110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" office:value-type="float">
            <text:p>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arendrecht (Oost en West) </text:p>
          </table:table-cell>
          <table:table-cell table:style-name="ce6"/>
          <table:table-cell ns41:value-type="float" table:style-name="ce22" office:value="232" office:value-type="float">
            <text:p>232</text:p>
          </table:table-cell>
          <table:table-cell ns41:value-type="float" table:style-name="ce32" office:value="377" office:value-type="float">
            <text:p>377</text:p>
          </table:table-cell>
          <table:table-cell ns41:value-type="float" table:style-name="ce32" office:value="607" office:value-type="float">
            <text:p>607</text:p>
          </table:table-cell>
          <table:table-cell ns41:value-type="float" table:style-name="ce32" office:value="315" office:value-type="float">
            <text:p>315</text:p>
          </table:table-cell>
          <table:table-cell ns41:value-type="float" table:style-name="ce32" office:value="37" office:value-type="float">
            <text:p>37</text:p>
          </table:table-cell>
          <table:table-cell table:formula="of:=SUM([.E23:.G23])" ns41:value-type="float" table:style-name="ce32" office:value-type="float" office:value="959">
            <text:p>959</text:p>
          </table:table-cell>
          <table:table-cell ns41:value-type="float" table:style-name="ce32" office:value="581" office:value-type="float">
            <text:p>581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66" office:value-type="float">
            <text:p>66</text:p>
          </table:table-cell>
          <table:table-cell table:formula="of:=SUM([.I23:.K23])" ns41:value-type="float" table:style-name="ce32" office:value-type="float" office:value="960">
            <text:p>960</text:p>
          </table:table-cell>
          <table:table-cell table:formula="of:=SUM([.H23]+[.L23])" ns41:value-type="float" table:style-name="ce32" office:value-type="float" office:value="1919">
            <text:p>1919</text:p>
          </table:table-cell>
          <table:table-cell ns41:value-type="float" table:style-name="ce32" office:value="1889" office:value-type="float">
            <text:p>1889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arwoudswaarder c.a.</text:p>
          </table:table-cell>
          <table:table-cell table:style-name="ce6"/>
          <table:table-cell ns41:value-type="float" table:style-name="ce22" office:value="80" office:value-type="float">
            <text:p>80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12" office:value-type="float">
            <text:p>12</text:p>
          </table:table-cell>
          <table:table-cell table:formula="of:=SUM([.E24:.G24])" ns41:value-type="float" table:style-name="ce32" office:value-type="float" office:value="285">
            <text:p>285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5" office:value-type="float">
            <text:p>15</text:p>
          </table:table-cell>
          <table:table-cell table:formula="of:=SUM([.I24:.K24])" ns41:value-type="float" table:style-name="ce32" office:value-type="float" office:value="260">
            <text:p>260</text:p>
          </table:table-cell>
          <table:table-cell table:formula="of:=SUM([.H24]+[.L24])" ns41:value-type="float" table:style-name="ce32" office:value-type="float" office:value="545">
            <text:p>545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2" office:value="149" office:value-type="float">
            <text:p>149</text:p>
          </table:table-cell>
          <table:table-cell table:style-name="ce32"/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eijerland (Nieuw)</text:p>
          </table:table-cell>
          <table:table-cell table:style-name="ce6"/>
          <table:table-cell ns41:value-type="float" table:style-name="ce22" office:value="150" office:value-type="float">
            <text:p>150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363" office:value-type="float">
            <text:p>363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2" office:value="13" office:value-type="float">
            <text:p>13</text:p>
          </table:table-cell>
          <table:table-cell table:formula="of:=SUM([.E25:.G25])" ns41:value-type="float" table:style-name="ce32" office:value-type="float" office:value="569">
            <text:p>569</text:p>
          </table:table-cell>
          <table:table-cell ns41:value-type="float" table:style-name="ce32" office:value="310" office:value-type="float">
            <text:p>310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2" office:value="38" office:value-type="float">
            <text:p>38</text:p>
          </table:table-cell>
          <table:table-cell table:formula="of:=SUM([.I25:.K25])" ns41:value-type="float" table:style-name="ce32" office:value-type="float" office:value="535">
            <text:p>535</text:p>
          </table:table-cell>
          <table:table-cell table:formula="of:=SUM([.H25]+[.L25])" ns41:value-type="float" table:style-name="ce32" office:value-type="float" office:value="1104">
            <text:p>1104</text:p>
          </table:table-cell>
          <table:table-cell ns41:value-type="float" table:style-name="ce32" office:value="1082" office:value-type="float">
            <text:p>108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7" office:value-type="float">
            <text:p>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eijerland (Oud)</text:p>
          </table:table-cell>
          <table:table-cell table:style-name="ce6"/>
          <table:table-cell ns41:value-type="float" table:style-name="ce22" office:value="478" office:value-type="float">
            <text:p>478</text:p>
          </table:table-cell>
          <table:table-cell ns41:value-type="float" table:style-name="ce32" office:value="779" office:value-type="float">
            <text:p>779</text:p>
          </table:table-cell>
          <table:table-cell ns41:value-type="float" table:style-name="ce32" office:value="1018" office:value-type="float">
            <text:p>1018</text:p>
          </table:table-cell>
          <table:table-cell ns41:value-type="float" table:style-name="ce32" office:value="650" office:value-type="float">
            <text:p>650</text:p>
          </table:table-cell>
          <table:table-cell ns41:value-type="float" table:style-name="ce32" office:value="58" office:value-type="float">
            <text:p>58</text:p>
          </table:table-cell>
          <table:table-cell table:formula="of:=SUM([.E26:.G26])" ns41:value-type="float" table:style-name="ce32" office:value-type="float" office:value="1726">
            <text:p>1726</text:p>
          </table:table-cell>
          <table:table-cell ns41:value-type="float" table:style-name="ce32" office:value="1008" office:value-type="float">
            <text:p>1008</text:p>
          </table:table-cell>
          <table:table-cell ns41:value-type="float" table:style-name="ce32" office:value="646" office:value-type="float">
            <text:p>646</text:p>
          </table:table-cell>
          <table:table-cell ns41:value-type="float" table:style-name="ce32" office:value="166" office:value-type="float">
            <text:p>166</text:p>
          </table:table-cell>
          <table:table-cell table:formula="of:=SUM([.I26:.K26])" ns41:value-type="float" table:style-name="ce32" office:value-type="float" office:value="1820">
            <text:p>1820</text:p>
          </table:table-cell>
          <table:table-cell table:formula="of:=SUM([.H26]+[.L26])" ns41:value-type="float" table:style-name="ce32" office:value-type="float" office:value="3546">
            <text:p>3546</text:p>
          </table:table-cell>
          <table:table-cell ns41:value-type="float" table:style-name="ce32" office:value="3341" office:value-type="float">
            <text:p>3341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92" office:value="2" office:value-type="float">
            <text:p>2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eijerland (Zuid)</text:p>
          </table:table-cell>
          <table:table-cell table:style-name="ce6"/>
          <table:table-cell ns41:value-type="float" table:style-name="ce22" office:value="204" office:value-type="float">
            <text:p>204</text:p>
          </table:table-cell>
          <table:table-cell ns41:value-type="float" table:style-name="ce32" office:value="269" office:value-type="float">
            <text:p>269</text:p>
          </table:table-cell>
          <table:table-cell ns41:value-type="float" table:style-name="ce32" office:value="381" office:value-type="float">
            <text:p>381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27" office:value-type="float">
            <text:p>27</text:p>
          </table:table-cell>
          <table:table-cell table:formula="of:=SUM([.E27:.G27])" ns41:value-type="float" table:style-name="ce32" office:value-type="float" office:value="629">
            <text:p>629</text:p>
          </table:table-cell>
          <table:table-cell ns41:value-type="float" table:style-name="ce32" office:value="385" office:value-type="float">
            <text:p>385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44" office:value-type="float">
            <text:p>44</text:p>
          </table:table-cell>
          <table:table-cell table:formula="of:=SUM([.I27:.K27])" ns41:value-type="float" table:style-name="ce32" office:value-type="float" office:value="649">
            <text:p>649</text:p>
          </table:table-cell>
          <table:table-cell table:formula="of:=SUM([.H27]+[.L27])" ns41:value-type="float" table:style-name="ce32" office:value-type="float" office:value="1278">
            <text:p>1278</text:p>
          </table:table-cell>
          <table:table-cell ns41:value-type="float" table:style-name="ce32" office:value="1264" office:value-type="float">
            <text:p>1264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ns41:value-type="float" table:style-name="ce92" office:value="2" office:value-type="float">
            <text:p>2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enthorn</text:p>
          </table:table-cell>
          <table:table-cell table:style-name="ce6"/>
          <table:table-cell ns41:value-type="float" table:style-name="ce22" office:value="2" office:value-type="float">
            <text:p>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table:formula="of:=SUM([.E28:.G28])" ns41:value-type="float" table:style-name="ce32" office:value-type="float" office:value="8">
            <text:p>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table:formula="of:=SUM([.I28:.K28])" ns41:value-type="float" table:style-name="ce32" office:value-type="float" office:value="8">
            <text:p>8</text:p>
          </table:table-cell>
          <table:table-cell table:formula="of:=SUM([.H28]+[.L28])" ns41:value-type="float" table:style-name="ce32" office:value-type="float" office:value="16">
            <text:p>16</text:p>
          </table:table-cell>
          <table:table-cell ns41:value-type="float" table:style-name="ce32" office:value="16" office:value-type="float">
            <text:p>16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enthuizen</text:p>
          </table:table-cell>
          <table:table-cell table:style-name="ce6"/>
          <table:table-cell ns41:value-type="float" table:style-name="ce22" office:value="95" office:value-type="float">
            <text:p>95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4" office:value-type="float">
            <text:p>4</text:p>
          </table:table-cell>
          <table:table-cell table:formula="of:=SUM([.E29:.G29])" ns41:value-type="float" table:style-name="ce32" office:value-type="float" office:value="221">
            <text:p>221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17" office:value-type="float">
            <text:p>17</text:p>
          </table:table-cell>
          <table:table-cell table:formula="of:=SUM([.I29:.K29])" ns41:value-type="float" table:style-name="ce32" office:value-type="float" office:value="240">
            <text:p>240</text:p>
          </table:table-cell>
          <table:table-cell table:formula="of:=SUM([.H29]+[.L29])" ns41:value-type="float" table:style-name="ce32" office:value-type="float" office:value="461">
            <text:p>461</text:p>
          </table:table-cell>
          <table:table-cell ns41:value-type="float" table:style-name="ce32" office:value="447" office:value-type="float">
            <text:p>447</text:p>
          </table:table-cell>
          <table:table-cell ns41:value-type="float" table:style-name="ce32" office:value="14" office:value-type="float">
            <text:p>1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ergschenhoek</text:p>
          </table:table-cell>
          <table:table-cell table:style-name="ce6"/>
          <table:table-cell ns41:value-type="float" table:style-name="ce22" office:value="141" office:value-type="float">
            <text:p>141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22" office:value-type="float">
            <text:p>22</text:p>
          </table:table-cell>
          <table:table-cell table:formula="of:=SUM([.E30:.G30])" ns41:value-type="float" table:style-name="ce32" office:value-type="float" office:value="492">
            <text:p>492</text:p>
          </table:table-cell>
          <table:table-cell ns41:value-type="float" table:style-name="ce32" office:value="305" office:value-type="float">
            <text:p>305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34" office:value-type="float">
            <text:p>34</text:p>
          </table:table-cell>
          <table:table-cell table:formula="of:=SUM([.I30:.K30])" ns41:value-type="float" table:style-name="ce32" office:value-type="float" office:value="485">
            <text:p>485</text:p>
          </table:table-cell>
          <table:table-cell table:formula="of:=SUM([.H30]+[.L30])" ns41:value-type="float" table:style-name="ce32" office:value-type="float" office:value="977">
            <text:p>977</text:p>
          </table:table-cell>
          <table:table-cell ns41:value-type="float" table:style-name="ce32" office:value="590" office:value-type="float">
            <text:p>590</text:p>
          </table:table-cell>
          <table:table-cell ns41:value-type="float" table:style-name="ce32" office:value="387" office:value-type="float">
            <text:p>387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erkel c.a.</text:p>
          </table:table-cell>
          <table:table-cell table:style-name="ce6"/>
          <table:table-cell ns41:value-type="float" table:style-name="ce22" office:value="163" office:value-type="float">
            <text:p>163</text:p>
          </table:table-cell>
          <table:table-cell ns41:value-type="float" table:style-name="ce32" office:value="228" office:value-type="float">
            <text:p>228</text:p>
          </table:table-cell>
          <table:table-cell ns41:value-type="float" table:style-name="ce32" office:value="361" office:value-type="float">
            <text:p>361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23" office:value-type="float">
            <text:p>23</text:p>
          </table:table-cell>
          <table:table-cell table:formula="of:=SUM([.E31:.G31])" ns41:value-type="float" table:style-name="ce32" office:value-type="float" office:value="556">
            <text:p>556</text:p>
          </table:table-cell>
          <table:table-cell ns41:value-type="float" table:style-name="ce32" office:value="333" office:value-type="float">
            <text:p>333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50" office:value-type="float">
            <text:p>50</text:p>
          </table:table-cell>
          <table:table-cell table:formula="of:=SUM([.I31:.K31])" ns41:value-type="float" table:style-name="ce32" office:value-type="float" office:value="556">
            <text:p>556</text:p>
          </table:table-cell>
          <table:table-cell table:formula="of:=SUM([.H31]+[.L31])" ns41:value-type="float" table:style-name="ce32" office:value-type="float" office:value="1112">
            <text:p>1112</text:p>
          </table:table-cell>
          <table:table-cell ns41:value-type="float" table:style-name="ce32" office:value="573" office:value-type="float">
            <text:p>573</text:p>
          </table:table-cell>
          <table:table-cell ns41:value-type="float" table:style-name="ce32" office:value="539" office:value-type="float">
            <text:p>539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erkenwoude</text:p>
          </table:table-cell>
          <table:table-cell table:style-name="ce6"/>
          <table:table-cell ns41:value-type="float" table:style-name="ce22" office:value="75" office:value-type="float">
            <text:p>75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0" office:value-type="float">
            <text:p>10</text:p>
          </table:table-cell>
          <table:table-cell table:formula="of:=SUM([.E32:.G32])" ns41:value-type="float" table:style-name="ce32" office:value-type="float" office:value="225">
            <text:p>225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5" office:value-type="float">
            <text:p>15</text:p>
          </table:table-cell>
          <table:table-cell table:formula="of:=SUM([.I32:.K32])" ns41:value-type="float" table:style-name="ce32" office:value-type="float" office:value="219">
            <text:p>219</text:p>
          </table:table-cell>
          <table:table-cell table:formula="of:=SUM([.H32]+[.L32])" ns41:value-type="float" table:style-name="ce32" office:value-type="float" office:value="444">
            <text:p>444</text:p>
          </table:table-cell>
          <table:table-cell ns41:value-type="float" table:style-name="ce32" office:value="426" office:value-type="float">
            <text:p>426</text:p>
          </table:table-cell>
          <table:table-cell ns41:value-type="float" table:style-name="ce32" office:value="18" office:value-type="float">
            <text:p>18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iert</text:p>
          </table:table-cell>
          <table:table-cell table:style-name="ce6"/>
          <table:table-cell ns41:value-type="float" table:style-name="ce22" office:value="12" office:value-type="float">
            <text:p>1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" office:value-type="float">
            <text:p>2</text:p>
          </table:table-cell>
          <table:table-cell table:formula="of:=SUM([.E33:.G33])" ns41:value-type="float" table:style-name="ce32" office:value-type="float" office:value="36">
            <text:p>36</text:p>
          </table:table-cell>
          <table:table-cell ns41:value-type="float" table:style-name="ce32" office:value="21" office:value-type="float">
            <text:p>21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table:formula="of:=SUM([.I33:.K33])" ns41:value-type="float" table:style-name="ce32" office:value-type="float" office:value="33">
            <text:p>33</text:p>
          </table:table-cell>
          <table:table-cell table:formula="of:=SUM([.H33]+[.L33])" ns41:value-type="float" table:style-name="ce32" office:value-type="float" office:value="69">
            <text:p>69</text:p>
          </table:table-cell>
          <table:table-cell ns41:value-type="float" table:style-name="ce32" office:value="69" office:value-type="float">
            <text:p>69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lijswijk</text:p>
          </table:table-cell>
          <table:table-cell table:style-name="ce6"/>
          <table:table-cell ns41:value-type="float" table:style-name="ce22" office:value="181" office:value-type="float">
            <text:p>181</text:p>
          </table:table-cell>
          <table:table-cell ns41:value-type="float" table:style-name="ce32" office:value="268" office:value-type="float">
            <text:p>268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17" office:value-type="float">
            <text:p>17</text:p>
          </table:table-cell>
          <table:table-cell table:formula="of:=SUM([.E34:.G34])" ns41:value-type="float" table:style-name="ce32" office:value-type="float" office:value="619">
            <text:p>619</text:p>
          </table:table-cell>
          <table:table-cell ns41:value-type="float" table:style-name="ce32" office:value="386" office:value-type="float">
            <text:p>386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49" office:value-type="float">
            <text:p>49</text:p>
          </table:table-cell>
          <table:table-cell table:formula="of:=SUM([.I34:.K34])" ns41:value-type="float" table:style-name="ce32" office:value-type="float" office:value="660">
            <text:p>660</text:p>
          </table:table-cell>
          <table:table-cell table:formula="of:=SUM([.H34]+[.L34])" ns41:value-type="float" table:style-name="ce32" office:value-type="float" office:value="1279">
            <text:p>1279</text:p>
          </table:table-cell>
          <table:table-cell ns41:value-type="float" table:style-name="ce32" office:value="1013" office:value-type="float">
            <text:p>1013</text:p>
          </table:table-cell>
          <table:table-cell ns41:value-type="float" table:style-name="ce32" office:value="266" office:value-type="float">
            <text:p>266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leskensgraaf</text:p>
          </table:table-cell>
          <table:table-cell table:style-name="ce6"/>
          <table:table-cell ns41:value-type="float" table:style-name="ce22" office:value="101" office:value-type="float">
            <text:p>101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7" office:value-type="float">
            <text:p>17</text:p>
          </table:table-cell>
          <table:table-cell table:formula="of:=SUM([.E35:.G35])" ns41:value-type="float" table:style-name="ce32" office:value-type="float" office:value="301">
            <text:p>301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4" office:value-type="float">
            <text:p>14</text:p>
          </table:table-cell>
          <table:table-cell table:formula="of:=SUM([.I35:.K35])" ns41:value-type="float" table:style-name="ce32" office:value-type="float" office:value="302">
            <text:p>302</text:p>
          </table:table-cell>
          <table:table-cell table:formula="of:=SUM([.H35]+[.L35])" ns41:value-type="float" table:style-name="ce32" office:value-type="float" office:value="603">
            <text:p>603</text:p>
          </table:table-cell>
          <table:table-cell ns41:value-type="float" table:style-name="ce32" office:value="603" office:value-type="float">
            <text:p>603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odegraven *</text:p>
          </table:table-cell>
          <table:table-cell table:style-name="ce6"/>
          <table:table-cell ns41:value-type="float" table:style-name="ce22" office:value="357" office:value-type="float">
            <text:p>357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819" office:value-type="float">
            <text:p>819</text:p>
          </table:table-cell>
          <table:table-cell ns41:value-type="float" table:style-name="ce32" office:value="387" office:value-type="float">
            <text:p>387</text:p>
          </table:table-cell>
          <table:table-cell ns41:value-type="float" table:style-name="ce32" office:value="45" office:value-type="float">
            <text:p>45</text:p>
          </table:table-cell>
          <table:table-cell table:formula="of:=SUM([.E36:.G36])" ns41:value-type="float" table:style-name="ce32" office:value-type="float" office:value="1251">
            <text:p>1251</text:p>
          </table:table-cell>
          <table:table-cell ns41:value-type="float" table:style-name="ce32" office:value="797" office:value-type="float">
            <text:p>797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2" office:value="79" office:value-type="float">
            <text:p>79</text:p>
          </table:table-cell>
          <table:table-cell table:formula="of:=SUM([.I36:.K36])" ns41:value-type="float" table:style-name="ce32" office:value-type="float" office:value="1259">
            <text:p>1259</text:p>
          </table:table-cell>
          <table:table-cell table:formula="of:=SUM([.H36]+[.L36])" ns41:value-type="float" table:style-name="ce85" office:value-type="float" office:value="2510">
            <text:p>2510</text:p>
          </table:table-cell>
          <table:table-cell ns41:value-type="float" table:style-name="ce32" office:value="1620" office:value-type="float">
            <text:p>1620</text:p>
          </table:table-cell>
          <table:table-cell ns41:value-type="float" table:style-name="ce32" office:value="843" office:value-type="float">
            <text:p>84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92" office:value="37" office:value-type="float">
            <text:p>37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oekhorst (Lage)</text:p>
          </table:table-cell>
          <table:table-cell table:style-name="ce6"/>
          <table:table-cell ns41:value-type="float" table:style-name="ce22" office:value="7" office:value-type="float">
            <text:p>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1" office:value-type="float">
            <text:p>11</text:p>
          </table:table-cell>
          <table:table-cell table:style-name="ce32"/>
          <table:table-cell table:formula="of:=SUM([.E37:.G37])" ns41:value-type="float" table:style-name="ce32" office:value-type="float" office:value="26">
            <text:p>26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" office:value-type="float">
            <text:p>1</text:p>
          </table:table-cell>
          <table:table-cell table:formula="of:=SUM([.I37:.K37])" ns41:value-type="float" table:style-name="ce32" office:value-type="float" office:value="24">
            <text:p>24</text:p>
          </table:table-cell>
          <table:table-cell table:formula="of:=SUM([.H37]+[.L37])" ns41:value-type="float" table:style-name="ce32" office:value-type="float" office:value="50">
            <text:p>50</text:p>
          </table:table-cell>
          <table:table-cell table:style-name="ce32"/>
          <table:table-cell ns41:value-type="float" table:style-name="ce32" office:value="50" office:value-type="float">
            <text:p>50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ommel*</text:p>
          </table:table-cell>
          <table:table-cell table:style-name="ce6"/>
          <table:table-cell ns41:value-type="float" table:style-name="ce22" office:value="159" office:value-type="float">
            <text:p>159</text:p>
          </table:table-cell>
          <table:table-cell ns41:value-type="float" table:style-name="ce32" office:value="243" office:value-type="float">
            <text:p>243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16" office:value-type="float">
            <text:p>16</text:p>
          </table:table-cell>
          <table:table-cell table:formula="of:=SUM([.E38:.G38])" ns41:value-type="float" table:style-name="ce32" office:value-type="float" office:value="584">
            <text:p>584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50" office:value-type="float">
            <text:p>50</text:p>
          </table:table-cell>
          <table:table-cell table:formula="of:=SUM([.I38:.K38])" ns41:value-type="float" table:style-name="ce32" office:value-type="float" office:value="615">
            <text:p>615</text:p>
          </table:table-cell>
          <table:table-cell table:formula="of:=SUM([.H38]+[.L38])" ns41:value-type="float" table:style-name="ce86" office:value-type="float" office:value="1199">
            <text:p>1199</text:p>
          </table:table-cell>
          <table:table-cell ns41:value-type="float" table:style-name="ce32" office:value="872" office:value-type="float">
            <text:p>872</text:p>
          </table:table-cell>
          <table:table-cell ns41:value-type="float" table:style-name="ce32" office:value="327" office:value-type="float">
            <text:p>327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oskoop</text:p>
          </table:table-cell>
          <table:table-cell table:style-name="ce6"/>
          <table:table-cell ns41:value-type="float" table:style-name="ce22" office:value="236" office:value-type="float">
            <text:p>236</text:p>
          </table:table-cell>
          <table:table-cell ns41:value-type="float" table:style-name="ce32" office:value="405" office:value-type="float">
            <text:p>405</text:p>
          </table:table-cell>
          <table:table-cell ns41:value-type="float" table:style-name="ce32" office:value="521" office:value-type="float">
            <text:p>521</text:p>
          </table:table-cell>
          <table:table-cell ns41:value-type="float" table:style-name="ce32" office:value="344" office:value-type="float">
            <text:p>344</text:p>
          </table:table-cell>
          <table:table-cell ns41:value-type="float" table:style-name="ce32" office:value="39" office:value-type="float">
            <text:p>39</text:p>
          </table:table-cell>
          <table:table-cell table:formula="of:=SUM([.E39:.G39])" ns41:value-type="float" table:style-name="ce32" office:value-type="float" office:value="904">
            <text:p>904</text:p>
          </table:table-cell>
          <table:table-cell ns41:value-type="float" table:style-name="ce32" office:value="559" office:value-type="float">
            <text:p>559</text:p>
          </table:table-cell>
          <table:table-cell ns41:value-type="float" table:style-name="ce32" office:value="342" office:value-type="float">
            <text:p>342</text:p>
          </table:table-cell>
          <table:table-cell ns41:value-type="float" table:style-name="ce32" office:value="79" office:value-type="float">
            <text:p>79</text:p>
          </table:table-cell>
          <table:table-cell table:formula="of:=SUM([.I39:.K39])" ns41:value-type="float" table:style-name="ce32" office:value-type="float" office:value="980">
            <text:p>980</text:p>
          </table:table-cell>
          <table:table-cell table:formula="of:=SUM([.H39]+[.L39])" ns41:value-type="float" table:style-name="ce32" office:value-type="float" office:value="1884">
            <text:p>1884</text:p>
          </table:table-cell>
          <table:table-cell ns41:value-type="float" table:style-name="ce32" office:value="1491" office:value-type="float">
            <text:p>1491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9" office:value-type="float">
            <text:p>9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randwijk</text:p>
          </table:table-cell>
          <table:table-cell table:style-name="ce6"/>
          <table:table-cell ns41:value-type="float" table:style-name="ce22" office:value="76" office:value-type="float">
            <text:p>76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12" office:value-type="float">
            <text:p>12</text:p>
          </table:table-cell>
          <table:table-cell table:formula="of:=SUM([.E40:.G40])" ns41:value-type="float" table:style-name="ce32" office:value-type="float" office:value="254">
            <text:p>254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4" office:value-type="float">
            <text:p>14</text:p>
          </table:table-cell>
          <table:table-cell table:formula="of:=SUM([.I40:.K40])" ns41:value-type="float" table:style-name="ce32" office:value-type="float" office:value="263">
            <text:p>263</text:p>
          </table:table-cell>
          <table:table-cell table:formula="of:=SUM([.H40]+[.L40])" ns41:value-type="float" table:style-name="ce32" office:value-type="float" office:value="517">
            <text:p>517</text:p>
          </table:table-cell>
          <table:table-cell ns41:value-type="float" table:style-name="ce32" office:value="515" office:value-type="float">
            <text:p>515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Broek c.a.*</text:p>
          </table:table-cell>
          <table:table-cell table:style-name="ce6"/>
          <table:table-cell ns41:value-type="float" table:style-name="ce22" office:value="306" office:value-type="float">
            <text:p>306</text:p>
          </table:table-cell>
          <table:table-cell ns41:value-type="float" table:style-name="ce32" office:value="315" office:value-type="float">
            <text:p>315</text:p>
          </table:table-cell>
          <table:table-cell ns41:value-type="float" table:style-name="ce32" office:value="488" office:value-type="float">
            <text:p>488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35" office:value-type="float">
            <text:p>35</text:p>
          </table:table-cell>
          <table:table-cell table:formula="of:=SUM([.E41:.G41])" ns41:value-type="float" table:style-name="ce32" office:value-type="float" office:value="780">
            <text:p>780</text:p>
          </table:table-cell>
          <table:table-cell ns41:value-type="float" table:style-name="ce32" office:value="446" office:value-type="float">
            <text:p>446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42" office:value-type="float">
            <text:p>42</text:p>
          </table:table-cell>
          <table:table-cell table:formula="of:=SUM([.I41:.K41])" ns41:value-type="float" table:style-name="ce32" office:value-type="float" office:value="745">
            <text:p>745</text:p>
          </table:table-cell>
          <table:table-cell table:formula="of:=SUM([.H41]+[.L41])" ns41:value-type="float" table:style-name="ce87" office:value-type="float" office:value="1525">
            <text:p>1525</text:p>
          </table:table-cell>
          <table:table-cell ns41:value-type="float" table:style-name="ce32" office:value="922" office:value-type="float">
            <text:p>922</text:p>
          </table:table-cell>
          <table:table-cell ns41:value-type="float" table:style-name="ce32" office:value="601" office:value-type="float">
            <text:p>601</text:p>
          </table:table-cell>
          <table:table-cell table:style-name="ce32"/>
          <table:table-cell ns41:value-type="float" table:style-name="ce92" office:value="2" office:value-type="float">
            <text:p>2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Capelle op den IJssel</text:p>
          </table:table-cell>
          <table:table-cell table:style-name="ce6"/>
          <table:table-cell ns41:value-type="float" table:style-name="ce22" office:value="167" office:value-type="float">
            <text:p>167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430" office:value-type="float">
            <text:p>430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9" office:value-type="float">
            <text:p>19</text:p>
          </table:table-cell>
          <table:table-cell table:formula="of:=SUM([.E42:.G42])" ns41:value-type="float" table:style-name="ce32" office:value-type="float" office:value="687">
            <text:p>687</text:p>
          </table:table-cell>
          <table:table-cell ns41:value-type="float" table:style-name="ce32" office:value="466" office:value-type="float">
            <text:p>466</text:p>
          </table:table-cell>
          <table:table-cell ns41:value-type="float" table:style-name="ce32" office:value="236" office:value-type="float">
            <text:p>236</text:p>
          </table:table-cell>
          <table:table-cell ns41:value-type="float" table:style-name="ce32" office:value="53" office:value-type="float">
            <text:p>53</text:p>
          </table:table-cell>
          <table:table-cell table:formula="of:=SUM([.I42:.K42])" ns41:value-type="float" table:style-name="ce32" office:value-type="float" office:value="755">
            <text:p>755</text:p>
          </table:table-cell>
          <table:table-cell table:formula="of:=SUM([.H42]+[.L42])" ns41:value-type="float" table:style-name="ce32" office:value-type="float" office:value="1442">
            <text:p>1442</text:p>
          </table:table-cell>
          <table:table-cell ns41:value-type="float" table:style-name="ce32" office:value="1353" office:value-type="float">
            <text:p>1353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92" office:value="10" office:value-type="float">
            <text:p>10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Charlois </text:p>
          </table:table-cell>
          <table:table-cell table:style-name="ce6"/>
          <table:table-cell ns41:value-type="float" table:style-name="ce22" office:value="309" office:value-type="float">
            <text:p>309</text:p>
          </table:table-cell>
          <table:table-cell ns41:value-type="float" table:style-name="ce32" office:value="575" office:value-type="float">
            <text:p>575</text:p>
          </table:table-cell>
          <table:table-cell ns41:value-type="float" table:style-name="ce32" office:value="858" office:value-type="float">
            <text:p>858</text:p>
          </table:table-cell>
          <table:table-cell ns41:value-type="float" table:style-name="ce32" office:value="453" office:value-type="float">
            <text:p>453</text:p>
          </table:table-cell>
          <table:table-cell ns41:value-type="float" table:style-name="ce32" office:value="45" office:value-type="float">
            <text:p>45</text:p>
          </table:table-cell>
          <table:table-cell table:formula="of:=SUM([.E43:.G43])" ns41:value-type="float" table:style-name="ce32" office:value-type="float" office:value="1356">
            <text:p>1356</text:p>
          </table:table-cell>
          <table:table-cell ns41:value-type="float" table:style-name="ce32" office:value="806" office:value-type="float">
            <text:p>806</text:p>
          </table:table-cell>
          <table:table-cell ns41:value-type="float" table:style-name="ce32" office:value="458" office:value-type="float">
            <text:p>458</text:p>
          </table:table-cell>
          <table:table-cell ns41:value-type="float" table:style-name="ce32" office:value="105" office:value-type="float">
            <text:p>105</text:p>
          </table:table-cell>
          <table:table-cell table:formula="of:=SUM([.I43:.K43])" ns41:value-type="float" table:style-name="ce32" office:value-type="float" office:value="1369">
            <text:p>1369</text:p>
          </table:table-cell>
          <table:table-cell table:formula="of:=SUM([.H43]+[.L43])" ns41:value-type="float" table:style-name="ce32" office:value-type="float" office:value="2725">
            <text:p>2725</text:p>
          </table:table-cell>
          <table:table-cell ns41:value-type="float" table:style-name="ce32" office:value="2668" office:value-type="float">
            <text:p>2668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8" office:value-type="float">
            <text:p>18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Delfshaven (stad)</text:p>
          </table:table-cell>
          <table:table-cell table:style-name="ce6"/>
          <table:table-cell ns41:value-type="float" table:style-name="ce22" office:value="465" office:value-type="float">
            <text:p>465</text:p>
          </table:table-cell>
          <table:table-cell ns41:value-type="float" table:style-name="ce32" office:value="714" office:value-type="float">
            <text:p>714</text:p>
          </table:table-cell>
          <table:table-cell ns41:value-type="float" table:style-name="ce32" office:value="931" office:value-type="float">
            <text:p>931</text:p>
          </table:table-cell>
          <table:table-cell ns41:value-type="float" table:style-name="ce32" office:value="506" office:value-type="float">
            <text:p>506</text:p>
          </table:table-cell>
          <table:table-cell ns41:value-type="float" table:style-name="ce32" office:value="56" office:value-type="float">
            <text:p>56</text:p>
          </table:table-cell>
          <table:table-cell table:formula="of:=SUM([.E44:.G44])" ns41:value-type="float" table:style-name="ce32" office:value-type="float" office:value="1493">
            <text:p>1493</text:p>
          </table:table-cell>
          <table:table-cell ns41:value-type="float" table:style-name="ce32" office:value="996" office:value-type="float">
            <text:p>996</text:p>
          </table:table-cell>
          <table:table-cell ns41:value-type="float" table:style-name="ce32" office:value="503" office:value-type="float">
            <text:p>503</text:p>
          </table:table-cell>
          <table:table-cell ns41:value-type="float" table:style-name="ce32" office:value="184" office:value-type="float">
            <text:p>184</text:p>
          </table:table-cell>
          <table:table-cell table:formula="of:=SUM([.I44:.K44])" ns41:value-type="float" table:style-name="ce32" office:value-type="float" office:value="1683">
            <text:p>1683</text:p>
          </table:table-cell>
          <table:table-cell table:formula="of:=SUM([.H44]+[.L44])" ns41:value-type="float" table:style-name="ce32" office:value-type="float" office:value="3176">
            <text:p>3176</text:p>
          </table:table-cell>
          <table:table-cell ns41:value-type="float" table:style-name="ce32" office:value="2270" office:value-type="float">
            <text:p>2270</text:p>
          </table:table-cell>
          <table:table-cell ns41:value-type="float" table:style-name="ce32" office:value="905" office:value-type="float">
            <text:p>905</text:p>
          </table:table-cell>
          <table:table-cell table:style-name="ce32"/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Dirksland</text:p>
          </table:table-cell>
          <table:table-cell table:style-name="ce6"/>
          <table:table-cell ns41:value-type="float" table:style-name="ce22" office:value="267" office:value-type="float">
            <text:p>267</text:p>
          </table:table-cell>
          <table:table-cell ns41:value-type="float" table:style-name="ce32" office:value="451" office:value-type="float">
            <text:p>451</text:p>
          </table:table-cell>
          <table:table-cell ns41:value-type="float" table:style-name="ce32" office:value="594" office:value-type="float">
            <text:p>594</text:p>
          </table:table-cell>
          <table:table-cell ns41:value-type="float" table:style-name="ce32" office:value="336" office:value-type="float">
            <text:p>336</text:p>
          </table:table-cell>
          <table:table-cell ns41:value-type="float" table:style-name="ce32" office:value="34" office:value-type="float">
            <text:p>34</text:p>
          </table:table-cell>
          <table:table-cell table:formula="of:=SUM([.E45:.G45])" ns41:value-type="float" table:style-name="ce32" office:value-type="float" office:value="964">
            <text:p>964</text:p>
          </table:table-cell>
          <table:table-cell ns41:value-type="float" table:style-name="ce32" office:value="643" office:value-type="float">
            <text:p>643</text:p>
          </table:table-cell>
          <table:table-cell ns41:value-type="float" table:style-name="ce32" office:value="336" office:value-type="float">
            <text:p>336</text:p>
          </table:table-cell>
          <table:table-cell ns41:value-type="float" table:style-name="ce32" office:value="87" office:value-type="float">
            <text:p>87</text:p>
          </table:table-cell>
          <table:table-cell table:formula="of:=SUM([.I45:.K45])" ns41:value-type="float" table:style-name="ce32" office:value-type="float" office:value="1066">
            <text:p>1066</text:p>
          </table:table-cell>
          <table:table-cell table:formula="of:=SUM([.H45]+[.L45])" ns41:value-type="float" table:style-name="ce32" office:value-type="float" office:value="2030">
            <text:p>2030</text:p>
          </table:table-cell>
          <table:table-cell ns41:value-type="float" table:style-name="ce32" office:value="1961" office:value-type="float">
            <text:p>1961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92" office:value="3" office:value-type="float">
            <text:p>3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Dubbeldam</text:p>
          </table:table-cell>
          <table:table-cell table:style-name="ce6"/>
          <table:table-cell ns41:value-type="float" table:style-name="ce22" office:value="226" office:value-type="float">
            <text:p>226</text:p>
          </table:table-cell>
          <table:table-cell ns41:value-type="float" table:style-name="ce32" office:value="305" office:value-type="float">
            <text:p>305</text:p>
          </table:table-cell>
          <table:table-cell ns41:value-type="float" table:style-name="ce32" office:value="501" office:value-type="float">
            <text:p>501</text:p>
          </table:table-cell>
          <table:table-cell ns41:value-type="float" table:style-name="ce32" office:value="247" office:value-type="float">
            <text:p>247</text:p>
          </table:table-cell>
          <table:table-cell ns41:value-type="float" table:style-name="ce32" office:value="29" office:value-type="float">
            <text:p>29</text:p>
          </table:table-cell>
          <table:table-cell table:formula="of:=SUM([.E46:.G46])" ns41:value-type="float" table:style-name="ce32" office:value-type="float" office:value="777">
            <text:p>777</text:p>
          </table:table-cell>
          <table:table-cell ns41:value-type="float" table:style-name="ce32" office:value="475" office:value-type="float">
            <text:p>475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2" office:value="38" office:value-type="float">
            <text:p>38</text:p>
          </table:table-cell>
          <table:table-cell table:formula="of:=SUM([.I46:.K46])" ns41:value-type="float" table:style-name="ce32" office:value-type="float" office:value="762">
            <text:p>762</text:p>
          </table:table-cell>
          <table:table-cell table:formula="of:=SUM([.H46]+[.L46])" ns41:value-type="float" table:style-name="ce32" office:value-type="float" office:value="1539">
            <text:p>1539</text:p>
          </table:table-cell>
          <table:table-cell ns41:value-type="float" table:style-name="ce32" office:value="1503" office:value-type="float">
            <text:p>1503</text:p>
          </table:table-cell>
          <table:table-cell ns41:value-type="float" table:style-name="ce32" office:value="36" office:value-type="float">
            <text:p>36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Everdingen</text:p>
          </table:table-cell>
          <table:table-cell table:style-name="ce6"/>
          <table:table-cell ns41:value-type="float" table:style-name="ce22" office:value="160" office:value-type="float">
            <text:p>160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21" office:value-type="float">
            <text:p>21</text:p>
          </table:table-cell>
          <table:table-cell table:formula="of:=SUM([.E47:.G47])" ns41:value-type="float" table:style-name="ce32" office:value-type="float" office:value="498">
            <text:p>498</text:p>
          </table:table-cell>
          <table:table-cell ns41:value-type="float" table:style-name="ce32" office:value="312" office:value-type="float">
            <text:p>312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34" office:value-type="float">
            <text:p>34</text:p>
          </table:table-cell>
          <table:table-cell table:formula="of:=SUM([.I47:.K47])" ns41:value-type="float" table:style-name="ce32" office:value-type="float" office:value="495">
            <text:p>495</text:p>
          </table:table-cell>
          <table:table-cell table:formula="of:=SUM([.H47]+[.L47])" ns41:value-type="float" table:style-name="ce32" office:value-type="float" office:value="993">
            <text:p>993</text:p>
          </table:table-cell>
          <table:table-cell ns41:value-type="float" table:style-name="ce32" office:value="680" office:value-type="float">
            <text:p>680</text:p>
          </table:table-cell>
          <table:table-cell ns41:value-type="float" table:style-name="ce32" office:value="313" office:value-type="float">
            <text:p>31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Geervliet </text:p>
          </table:table-cell>
          <table:table-cell table:style-name="ce6"/>
          <table:table-cell ns41:value-type="float" table:style-name="ce22" office:value="77" office:value-type="float">
            <text:p>77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12" office:value-type="float">
            <text:p>12</text:p>
          </table:table-cell>
          <table:table-cell table:formula="of:=SUM([.E48:.G48])" ns41:value-type="float" table:style-name="ce32" office:value-type="float" office:value="265">
            <text:p>265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23" office:value-type="float">
            <text:p>23</text:p>
          </table:table-cell>
          <table:table-cell table:formula="of:=SUM([.I48:.K48])" ns41:value-type="float" table:style-name="ce32" office:value-type="float" office:value="304">
            <text:p>304</text:p>
          </table:table-cell>
          <table:table-cell table:formula="of:=SUM([.H48]+[.L48])" ns41:value-type="float" table:style-name="ce32" office:value-type="float" office:value="569">
            <text:p>569</text:p>
          </table:table-cell>
          <table:table-cell ns41:value-type="float" table:style-name="ce32" office:value="565" office:value-type="float">
            <text:p>565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0" office:value-type="float">
            <text:p>20</text:p>
          </table:table-cell>
          <table:table-cell ns41:value-type="float" table:style-name="ce59" office:value="21" office:value-type="float">
            <text:p>2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7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Giesendam</text:p>
          </table:table-cell>
          <table:table-cell table:style-name="ce6"/>
          <table:table-cell ns41:value-type="float" table:style-name="ce22" office:value="256" office:value-type="float">
            <text:p>256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528" office:value-type="float">
            <text:p>528</text:p>
          </table:table-cell>
          <table:table-cell ns41:value-type="float" table:style-name="ce32" office:value="281" office:value-type="float">
            <text:p>281</text:p>
          </table:table-cell>
          <table:table-cell ns41:value-type="float" table:style-name="ce32" office:value="39" office:value-type="float">
            <text:p>39</text:p>
          </table:table-cell>
          <table:table-cell table:formula="of:=SUM([.E49:.G49])" ns41:value-type="float" table:style-name="ce32" office:value-type="float" office:value="848">
            <text:p>848</text:p>
          </table:table-cell>
          <table:table-cell ns41:value-type="float" table:style-name="ce32" office:value="509" office:value-type="float">
            <text:p>509</text:p>
          </table:table-cell>
          <table:table-cell ns41:value-type="float" table:style-name="ce32" office:value="279" office:value-type="float">
            <text:p>279</text:p>
          </table:table-cell>
          <table:table-cell ns41:value-type="float" table:style-name="ce32" office:value="89" office:value-type="float">
            <text:p>89</text:p>
          </table:table-cell>
          <table:table-cell table:formula="of:=SUM([.I49:.K49])" ns41:value-type="float" table:style-name="ce32" office:value-type="float" office:value="877">
            <text:p>877</text:p>
          </table:table-cell>
          <table:table-cell table:formula="of:=SUM([.H49]+[.L49])" ns41:value-type="float" table:style-name="ce32" office:value-type="float" office:value="1725">
            <text:p>1725</text:p>
          </table:table-cell>
          <table:table-cell ns41:value-type="float" table:style-name="ce32" office:value="1709" office:value-type="float">
            <text:p>1709</text:p>
          </table:table-cell>
          <table:table-cell ns41:value-type="float" office:value="8" table:style-name="ce32" table:number-columns-repeated="2" office:value-type="float">
            <text:p>8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Giesen Nieuwkerk</text:p>
          </table:table-cell>
          <table:table-cell table:style-name="ce6"/>
          <table:table-cell ns41:value-type="float" table:style-name="ce22" office:value="94" office:value-type="float">
            <text:p>94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15" office:value-type="float">
            <text:p>15</text:p>
          </table:table-cell>
          <table:table-cell table:formula="of:=SUM([.E50:.G50])" ns41:value-type="float" table:style-name="ce32" office:value-type="float" office:value="322">
            <text:p>322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21" office:value-type="float">
            <text:p>21</text:p>
          </table:table-cell>
          <table:table-cell table:formula="of:=SUM([.I50:.K50])" ns41:value-type="float" table:style-name="ce32" office:value-type="float" office:value="310">
            <text:p>310</text:p>
          </table:table-cell>
          <table:table-cell table:formula="of:=SUM([.H50]+[.L50])" ns41:value-type="float" table:style-name="ce32" office:value-type="float" office:value="632">
            <text:p>632</text:p>
          </table:table-cell>
          <table:table-cell ns41:value-type="float" table:style-name="ce32" office:value="621" office:value-type="float">
            <text:p>62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" office:value-type="float">
            <text:p>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Goedereede</text:p>
          </table:table-cell>
          <table:table-cell table:style-name="ce6"/>
          <table:table-cell ns41:value-type="float" table:style-name="ce22" office:value="161" office:value-type="float">
            <text:p>161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341" office:value-type="float">
            <text:p>341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24" office:value-type="float">
            <text:p>24</text:p>
          </table:table-cell>
          <table:table-cell table:formula="of:=SUM([.E51:.G51])" ns41:value-type="float" table:style-name="ce32" office:value-type="float" office:value="524">
            <text:p>524</text:p>
          </table:table-cell>
          <table:table-cell ns41:value-type="float" table:style-name="ce32" office:value="319" office:value-type="float">
            <text:p>319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44" office:value-type="float">
            <text:p>44</text:p>
          </table:table-cell>
          <table:table-cell table:formula="of:=SUM([.I51:.K51])" ns41:value-type="float" table:style-name="ce32" office:value-type="float" office:value="521">
            <text:p>521</text:p>
          </table:table-cell>
          <table:table-cell table:formula="of:=SUM([.H51]+[.L51])" ns41:value-type="float" table:style-name="ce32" office:value-type="float" office:value="1045">
            <text:p>1045</text:p>
          </table:table-cell>
          <table:table-cell ns41:value-type="float" table:style-name="ce32" office:value="1035" office:value-type="float">
            <text:p>1035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Goidschalxoord</text:p>
          </table:table-cell>
          <table:table-cell table:style-name="ce6"/>
          <table:table-cell ns41:value-type="float" table:style-name="ce22" office:value="24" office:value-type="float">
            <text:p>24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9" office:value-type="float">
            <text:p>9</text:p>
          </table:table-cell>
          <table:table-cell table:formula="of:=SUM([.E52:.G52])" ns41:value-type="float" table:style-name="ce32" office:value-type="float" office:value="94">
            <text:p>94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7" office:value-type="float">
            <text:p>7</text:p>
          </table:table-cell>
          <table:table-cell table:formula="of:=SUM([.I52:.K52])" ns41:value-type="float" table:style-name="ce32" office:value-type="float" office:value="91">
            <text:p>91</text:p>
          </table:table-cell>
          <table:table-cell table:formula="of:=SUM([.H52]+[.L52])" ns41:value-type="float" table:style-name="ce32" office:value-type="float" office:value="185">
            <text:p>185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Gouderac</text:p>
          </table:table-cell>
          <table:table-cell table:style-name="ce6"/>
          <table:table-cell ns41:value-type="float" table:style-name="ce22" office:value="194" office:value-type="float">
            <text:p>194</text:p>
          </table:table-cell>
          <table:table-cell ns41:value-type="float" table:style-name="ce32" office:value="307" office:value-type="float">
            <text:p>307</text:p>
          </table:table-cell>
          <table:table-cell ns41:value-type="float" table:style-name="ce32" office:value="409" office:value-type="float">
            <text:p>409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28" office:value-type="float">
            <text:p>28</text:p>
          </table:table-cell>
          <table:table-cell table:formula="of:=SUM([.E53:.G53])" ns41:value-type="float" table:style-name="ce32" office:value-type="float" office:value="675">
            <text:p>675</text:p>
          </table:table-cell>
          <table:table-cell ns41:value-type="float" table:style-name="ce32" office:value="432" office:value-type="float">
            <text:p>432</text:p>
          </table:table-cell>
          <table:table-cell ns41:value-type="float" table:style-name="ce32" office:value="237" office:value-type="float">
            <text:p>237</text:p>
          </table:table-cell>
          <table:table-cell ns41:value-type="float" table:style-name="ce32" office:value="62" office:value-type="float">
            <text:p>62</text:p>
          </table:table-cell>
          <table:table-cell table:formula="of:=SUM([.I53:.K53])" ns41:value-type="float" table:style-name="ce32" office:value-type="float" office:value="731">
            <text:p>731</text:p>
          </table:table-cell>
          <table:table-cell table:formula="of:=SUM([.H53]+[.L53])" ns41:value-type="float" table:style-name="ce32" office:value-type="float" office:value="1406">
            <text:p>1406</text:p>
          </table:table-cell>
          <table:table-cell ns41:value-type="float" table:style-name="ce32" office:value="1269" office:value-type="float">
            <text:p>1269</text:p>
          </table:table-cell>
          <table:table-cell ns41:value-type="float" table:style-name="ce32" office:value="137" office:value-type="float">
            <text:p>137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Goudriaan (Oud en Nieuw)</text:p>
          </table:table-cell>
          <table:table-cell table:style-name="ce6"/>
          <table:table-cell ns41:value-type="float" table:style-name="ce22" office:value="59" office:value-type="float">
            <text:p>59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4" office:value-type="float">
            <text:p>14</text:p>
          </table:table-cell>
          <table:table-cell table:formula="of:=SUM([.E54:.G54])" ns41:value-type="float" table:style-name="ce32" office:value-type="float" office:value="202">
            <text:p>202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12" office:value-type="float">
            <text:p>12</text:p>
          </table:table-cell>
          <table:table-cell table:formula="of:=SUM([.I54:.K54])" ns41:value-type="float" table:style-name="ce32" office:value-type="float" office:value="208">
            <text:p>208</text:p>
          </table:table-cell>
          <table:table-cell table:formula="of:=SUM([.H54]+[.L54])" ns41:value-type="float" table:style-name="ce32" office:value-type="float" office:value="410">
            <text:p>410</text:p>
          </table:table-cell>
          <table:table-cell ns41:value-type="float" table:style-name="ce32" office:value="409" office:value-type="float">
            <text:p>409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Goudswaard</text:p>
          </table:table-cell>
          <table:table-cell table:style-name="ce6"/>
          <table:table-cell ns41:value-type="float" table:style-name="ce22" office:value="132" office:value-type="float">
            <text:p>132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22" office:value-type="float">
            <text:p>22</text:p>
          </table:table-cell>
          <table:table-cell table:formula="of:=SUM([.E55:.G55])" ns41:value-type="float" table:style-name="ce32" office:value-type="float" office:value="390">
            <text:p>390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32" office:value-type="float">
            <text:p>32</text:p>
          </table:table-cell>
          <table:table-cell table:formula="of:=SUM([.I55:.K55])" ns41:value-type="float" table:style-name="ce32" office:value-type="float" office:value="378">
            <text:p>378</text:p>
          </table:table-cell>
          <table:table-cell table:formula="of:=SUM([.H55]+[.L55])" ns41:value-type="float" table:style-name="ce32" office:value-type="float" office:value="768">
            <text:p>768</text:p>
          </table:table-cell>
          <table:table-cell ns41:value-type="float" table:style-name="ce32" office:value="749" office:value-type="float">
            <text:p>74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6" office:value-type="float">
            <text:p>16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 Gravendeel</text:p>
          </table:table-cell>
          <table:table-cell table:style-name="ce6"/>
          <table:table-cell ns41:value-type="float" table:style-name="ce22" office:value="319" office:value-type="float">
            <text:p>319</text:p>
          </table:table-cell>
          <table:table-cell ns41:value-type="float" table:style-name="ce32" office:value="527" office:value-type="float">
            <text:p>527</text:p>
          </table:table-cell>
          <table:table-cell ns41:value-type="float" table:style-name="ce32" office:value="744" office:value-type="float">
            <text:p>744</text:p>
          </table:table-cell>
          <table:table-cell ns41:value-type="float" table:style-name="ce32" office:value="415" office:value-type="float">
            <text:p>415</text:p>
          </table:table-cell>
          <table:table-cell ns41:value-type="float" table:style-name="ce32" office:value="43" office:value-type="float">
            <text:p>43</text:p>
          </table:table-cell>
          <table:table-cell table:formula="of:=SUM([.E56:.G56])" ns41:value-type="float" table:style-name="ce32" office:value-type="float" office:value="1202">
            <text:p>1202</text:p>
          </table:table-cell>
          <table:table-cell ns41:value-type="float" table:style-name="ce32" office:value="801" office:value-type="float">
            <text:p>801</text:p>
          </table:table-cell>
          <table:table-cell ns41:value-type="float" table:style-name="ce32" office:value="407" office:value-type="float">
            <text:p>407</text:p>
          </table:table-cell>
          <table:table-cell ns41:value-type="float" table:style-name="ce32" office:value="106" office:value-type="float">
            <text:p>106</text:p>
          </table:table-cell>
          <table:table-cell table:formula="of:=SUM([.I56:.K56])" ns41:value-type="float" table:style-name="ce32" office:value-type="float" office:value="1314">
            <text:p>1314</text:p>
          </table:table-cell>
          <table:table-cell table:formula="of:=SUM([.H56]+[.L56])" ns41:value-type="float" table:style-name="ce32" office:value-type="float" office:value="2516">
            <text:p>2516</text:p>
          </table:table-cell>
          <table:table-cell ns41:value-type="float" table:style-name="ce32" office:value="2463" office:value-type="float">
            <text:p>2463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92" office:value="2" office:value-type="float">
            <text:p>2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 Gravenzande</text:p>
          </table:table-cell>
          <table:table-cell table:style-name="ce6"/>
          <table:table-cell ns41:value-type="float" table:style-name="ce22" office:value="368" office:value-type="float">
            <text:p>368</text:p>
          </table:table-cell>
          <table:table-cell ns41:value-type="float" table:style-name="ce32" office:value="362" office:value-type="float">
            <text:p>362</text:p>
          </table:table-cell>
          <table:table-cell ns41:value-type="float" table:style-name="ce32" office:value="634" office:value-type="float">
            <text:p>634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2" office:value="34" office:value-type="float">
            <text:p>34</text:p>
          </table:table-cell>
          <table:table-cell table:formula="of:=SUM([.E57:.G57])" ns41:value-type="float" table:style-name="ce32" office:value-type="float" office:value="964">
            <text:p>964</text:p>
          </table:table-cell>
          <table:table-cell ns41:value-type="float" table:style-name="ce32" office:value="606" office:value-type="float">
            <text:p>606</text:p>
          </table:table-cell>
          <table:table-cell ns41:value-type="float" table:style-name="ce32" office:value="294" office:value-type="float">
            <text:p>294</text:p>
          </table:table-cell>
          <table:table-cell ns41:value-type="float" table:style-name="ce32" office:value="51" office:value-type="float">
            <text:p>51</text:p>
          </table:table-cell>
          <table:table-cell table:formula="of:=SUM([.I57:.K57])" ns41:value-type="float" table:style-name="ce32" office:value-type="float" office:value="951">
            <text:p>951</text:p>
          </table:table-cell>
          <table:table-cell table:formula="of:=SUM([.H57]+[.L57])" ns41:value-type="float" table:style-name="ce32" office:value-type="float" office:value="1915">
            <text:p>1915</text:p>
          </table:table-cell>
          <table:table-cell ns41:value-type="float" table:style-name="ce32" office:value="1738" office:value-type="float">
            <text:p>1738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7" office:value-type="float">
            <text:p>1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Groeneveld</text:p>
          </table:table-cell>
          <table:table-cell table:style-name="ce6"/>
          <table:table-cell ns41:value-type="float" table:style-name="ce22" office:value="6" office:value-type="float">
            <text:p>6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table:formula="of:=SUM([.E58:.G58])" ns41:value-type="float" table:style-name="ce32" office:value-type="float" office:value="22">
            <text:p>2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table:formula="of:=SUM([.I58:.K58])" ns41:value-type="float" table:style-name="ce32" office:value-type="float" office:value="23">
            <text:p>23</text:p>
          </table:table-cell>
          <table:table-cell table:formula="of:=SUM([.H58]+[.L58])" ns41:value-type="float" table:style-name="ce32" office:value-type="float" office:value="45">
            <text:p>45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8" office:value-type="float">
            <text:p>18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Groot-Ammers</text:p>
          </table:table-cell>
          <table:table-cell table:style-name="ce6"/>
          <table:table-cell ns41:value-type="float" table:style-name="ce22" office:value="134" office:value-type="float">
            <text:p>134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9" office:value-type="float">
            <text:p>9</text:p>
          </table:table-cell>
          <table:table-cell table:formula="of:=SUM([.E59:.G59])" ns41:value-type="float" table:style-name="ce32" office:value-type="float" office:value="449">
            <text:p>449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33" office:value-type="float">
            <text:p>33</text:p>
          </table:table-cell>
          <table:table-cell table:formula="of:=SUM([.I59:.K59])" ns41:value-type="float" table:style-name="ce32" office:value-type="float" office:value="440">
            <text:p>440</text:p>
          </table:table-cell>
          <table:table-cell table:formula="of:=SUM([.H59]+[.L59])" ns41:value-type="float" table:style-name="ce32" office:value-type="float" office:value="889">
            <text:p>889</text:p>
          </table:table-cell>
          <table:table-cell ns41:value-type="float" table:style-name="ce32" office:value="889" office:value-type="float">
            <text:p>889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aastrecht</text:p>
          </table:table-cell>
          <table:table-cell table:style-name="ce6"/>
          <table:table-cell ns41:value-type="float" table:style-name="ce22" office:value="243" office:value-type="float">
            <text:p>243</text:p>
          </table:table-cell>
          <table:table-cell ns41:value-type="float" table:style-name="ce32" office:value="298" office:value-type="float">
            <text:p>298</text:p>
          </table:table-cell>
          <table:table-cell ns41:value-type="float" table:style-name="ce32" office:value="391" office:value-type="float">
            <text:p>391</text:p>
          </table:table-cell>
          <table:table-cell ns41:value-type="float" table:style-name="ce32" office:value="247" office:value-type="float">
            <text:p>247</text:p>
          </table:table-cell>
          <table:table-cell ns41:value-type="float" table:style-name="ce32" office:value="25" office:value-type="float">
            <text:p>25</text:p>
          </table:table-cell>
          <table:table-cell table:formula="of:=SUM([.E60:.G60])" ns41:value-type="float" table:style-name="ce32" office:value-type="float" office:value="663">
            <text:p>663</text:p>
          </table:table-cell>
          <table:table-cell ns41:value-type="float" table:style-name="ce32" office:value="419" office:value-type="float">
            <text:p>419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57" office:value-type="float">
            <text:p>57</text:p>
          </table:table-cell>
          <table:table-cell table:formula="of:=SUM([.I60:.K60])" ns41:value-type="float" table:style-name="ce32" office:value-type="float" office:value="722">
            <text:p>722</text:p>
          </table:table-cell>
          <table:table-cell table:formula="of:=SUM([.H60]+[.L60])" ns41:value-type="float" table:style-name="ce32" office:value-type="float" office:value="1385">
            <text:p>1385</text:p>
          </table:table-cell>
          <table:table-cell ns41:value-type="float" table:style-name="ce32" office:value="696" office:value-type="float">
            <text:p>696</text:p>
          </table:table-cell>
          <table:table-cell ns41:value-type="float" table:style-name="ce32" office:value="688" office:value-type="float">
            <text:p>688</text:p>
          </table:table-cell>
          <table:table-cell table:style-name="ce32"/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agestein</text:p>
          </table:table-cell>
          <table:table-cell table:style-name="ce6"/>
          <table:table-cell ns41:value-type="float" table:style-name="ce22" office:value="101" office:value-type="float">
            <text:p>101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16" office:value-type="float">
            <text:p>16</text:p>
          </table:table-cell>
          <table:table-cell table:formula="of:=SUM([.E61:.G61])" ns41:value-type="float" table:style-name="ce32" office:value-type="float" office:value="319">
            <text:p>319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7" office:value-type="float">
            <text:p>17</text:p>
          </table:table-cell>
          <table:table-cell table:formula="of:=SUM([.I61:.K61])" ns41:value-type="float" table:style-name="ce32" office:value-type="float" office:value="311">
            <text:p>311</text:p>
          </table:table-cell>
          <table:table-cell table:formula="of:=SUM([.H61]+[.L61])" ns41:value-type="float" table:style-name="ce32" office:value-type="float" office:value="630">
            <text:p>630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412" office:value-type="float">
            <text:p>41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ardinxveld</text:p>
          </table:table-cell>
          <table:table-cell table:style-name="ce6"/>
          <table:table-cell ns41:value-type="float" table:style-name="ce22" office:value="430" office:value-type="float">
            <text:p>430</text:p>
          </table:table-cell>
          <table:table-cell ns41:value-type="float" table:style-name="ce32" office:value="648" office:value-type="float">
            <text:p>648</text:p>
          </table:table-cell>
          <table:table-cell ns41:value-type="float" table:style-name="ce32" office:value="996" office:value-type="float">
            <text:p>996</text:p>
          </table:table-cell>
          <table:table-cell ns41:value-type="float" table:style-name="ce32" office:value="518" office:value-type="float">
            <text:p>518</text:p>
          </table:table-cell>
          <table:table-cell ns41:value-type="float" table:style-name="ce32" office:value="64" office:value-type="float">
            <text:p>64</text:p>
          </table:table-cell>
          <table:table-cell table:formula="of:=SUM([.E62:.G62])" ns41:value-type="float" table:style-name="ce32" office:value-type="float" office:value="1578">
            <text:p>1578</text:p>
          </table:table-cell>
          <table:table-cell ns41:value-type="float" table:style-name="ce32" office:value="908" office:value-type="float">
            <text:p>908</text:p>
          </table:table-cell>
          <table:table-cell ns41:value-type="float" table:style-name="ce32" office:value="524" office:value-type="float">
            <text:p>524</text:p>
          </table:table-cell>
          <table:table-cell ns41:value-type="float" table:style-name="ce32" office:value="145" office:value-type="float">
            <text:p>145</text:p>
          </table:table-cell>
          <table:table-cell table:formula="of:=SUM([.I62:.K62])" ns41:value-type="float" table:style-name="ce32" office:value-type="float" office:value="1577">
            <text:p>1577</text:p>
          </table:table-cell>
          <table:table-cell table:formula="of:=SUM([.H62]+[.L62])" ns41:value-type="float" table:style-name="ce32" office:value-type="float" office:value="3155">
            <text:p>3155</text:p>
          </table:table-cell>
          <table:table-cell ns41:value-type="float" table:style-name="ce32" office:value="3121" office:value-type="float">
            <text:p>312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7" office:value-type="float">
            <text:p>2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azerswoude</text:p>
          </table:table-cell>
          <table:table-cell table:style-name="ce6"/>
          <table:table-cell ns41:value-type="float" table:style-name="ce22" office:value="347" office:value-type="float">
            <text:p>347</text:p>
          </table:table-cell>
          <table:table-cell ns41:value-type="float" table:style-name="ce32" office:value="542" office:value-type="float">
            <text:p>542</text:p>
          </table:table-cell>
          <table:table-cell ns41:value-type="float" table:style-name="ce32" office:value="851" office:value-type="float">
            <text:p>851</text:p>
          </table:table-cell>
          <table:table-cell ns41:value-type="float" table:style-name="ce32" office:value="464" office:value-type="float">
            <text:p>464</text:p>
          </table:table-cell>
          <table:table-cell ns41:value-type="float" table:style-name="ce32" office:value="55" office:value-type="float">
            <text:p>55</text:p>
          </table:table-cell>
          <table:table-cell table:formula="of:=SUM([.E63:.G63])" ns41:value-type="float" table:style-name="ce32" office:value-type="float" office:value="1370">
            <text:p>1370</text:p>
          </table:table-cell>
          <table:table-cell ns41:value-type="float" table:style-name="ce32" office:value="799" office:value-type="float">
            <text:p>799</text:p>
          </table:table-cell>
          <table:table-cell ns41:value-type="float" table:style-name="ce32" office:value="452" office:value-type="float">
            <text:p>452</text:p>
          </table:table-cell>
          <table:table-cell ns41:value-type="float" table:style-name="ce32" office:value="118" office:value-type="float">
            <text:p>118</text:p>
          </table:table-cell>
          <table:table-cell table:formula="of:=SUM([.I63:.K63])" ns41:value-type="float" table:style-name="ce32" office:value-type="float" office:value="1369">
            <text:p>1369</text:p>
          </table:table-cell>
          <table:table-cell table:formula="of:=SUM([.H63]+[.L63])" ns41:value-type="float" table:style-name="ce32" office:value-type="float" office:value="2739">
            <text:p>2739</text:p>
          </table:table-cell>
          <table:table-cell ns41:value-type="float" table:style-name="ce32" office:value="1640" office:value-type="float">
            <text:p>1640</text:p>
          </table:table-cell>
          <table:table-cell ns41:value-type="float" table:style-name="ce32" office:value="1090" office:value-type="float">
            <text:p>1090</text:p>
          </table:table-cell>
          <table:table-cell ns41:value-type="float" table:style-name="ce32" office:value="9" office:value-type="float">
            <text:p>9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envliet </text:p>
          </table:table-cell>
          <table:table-cell table:style-name="ce6"/>
          <table:table-cell ns41:value-type="float" table:style-name="ce22" office:value="138" office:value-type="float">
            <text:p>138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9" office:value-type="float">
            <text:p>19</text:p>
          </table:table-cell>
          <table:table-cell table:formula="of:=SUM([.E64:.G64])" ns41:value-type="float" table:style-name="ce32" office:value-type="float" office:value="410">
            <text:p>410</text:p>
          </table:table-cell>
          <table:table-cell ns41:value-type="float" table:style-name="ce32" office:value="232" office:value-type="float">
            <text:p>232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24" office:value-type="float">
            <text:p>24</text:p>
          </table:table-cell>
          <table:table-cell table:formula="of:=SUM([.I64:.K64])" ns41:value-type="float" table:style-name="ce32" office:value-type="float" office:value="394">
            <text:p>394</text:p>
          </table:table-cell>
          <table:table-cell table:formula="of:=SUM([.H64]+[.L64])" ns41:value-type="float" table:style-name="ce32" office:value-type="float" office:value="804">
            <text:p>804</text:p>
          </table:table-cell>
          <table:table-cell ns41:value-type="float" table:style-name="ce32" office:value="751" office:value-type="float">
            <text:p>751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1" office:value-type="float">
            <text:p>31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eraartsbergen en Bergambacht</text:p>
          </table:table-cell>
          <table:table-cell table:style-name="ce6"/>
          <table:table-cell ns41:value-type="float" table:style-name="ce22" office:value="252" office:value-type="float">
            <text:p>252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459" office:value-type="float">
            <text:p>459</text:p>
          </table:table-cell>
          <table:table-cell ns41:value-type="float" table:style-name="ce32" office:value="269" office:value-type="float">
            <text:p>269</text:p>
          </table:table-cell>
          <table:table-cell ns41:value-type="float" table:style-name="ce32" office:value="38" office:value-type="float">
            <text:p>38</text:p>
          </table:table-cell>
          <table:table-cell table:formula="of:=SUM([.E65:.G65])" ns41:value-type="float" table:style-name="ce32" office:value-type="float" office:value="766">
            <text:p>766</text:p>
          </table:table-cell>
          <table:table-cell ns41:value-type="float" table:style-name="ce32" office:value="490" office:value-type="float">
            <text:p>490</text:p>
          </table:table-cell>
          <table:table-cell ns41:value-type="float" table:style-name="ce32" office:value="271" office:value-type="float">
            <text:p>271</text:p>
          </table:table-cell>
          <table:table-cell ns41:value-type="float" table:style-name="ce32" office:value="64" office:value-type="float">
            <text:p>64</text:p>
          </table:table-cell>
          <table:table-cell table:formula="of:=SUM([.I65:.K65])" ns41:value-type="float" table:style-name="ce32" office:value-type="float" office:value="825">
            <text:p>825</text:p>
          </table:table-cell>
          <table:table-cell table:formula="of:=SUM([.H65]+[.L65])" ns41:value-type="float" table:style-name="ce32" office:value-type="float" office:value="1591">
            <text:p>1591</text:p>
          </table:table-cell>
          <table:table-cell ns41:value-type="float" table:style-name="ce32" office:value="1579" office:value-type="float">
            <text:p>1579</text:p>
          </table:table-cell>
          <table:table-cell ns41:value-type="float" table:style-name="ce32" office:value="12" office:value-type="float">
            <text:p>1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erjansdam</text:p>
          </table:table-cell>
          <table:table-cell table:style-name="ce6"/>
          <table:table-cell ns41:value-type="float" table:style-name="ce22" office:value="102" office:value-type="float">
            <text:p>102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11" office:value-type="float">
            <text:p>11</text:p>
          </table:table-cell>
          <table:table-cell table:formula="of:=SUM([.E66:.G66])" ns41:value-type="float" table:style-name="ce32" office:value-type="float" office:value="364">
            <text:p>364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35" office:value-type="float">
            <text:p>35</text:p>
          </table:table-cell>
          <table:table-cell table:formula="of:=SUM([.I66:.K66])" ns41:value-type="float" table:style-name="ce32" office:value-type="float" office:value="366">
            <text:p>366</text:p>
          </table:table-cell>
          <table:table-cell table:formula="of:=SUM([.H66]+[.L66])" ns41:value-type="float" table:style-name="ce32" office:value-type="float" office:value="730">
            <text:p>730</text:p>
          </table:table-cell>
          <table:table-cell ns41:value-type="float" table:style-name="ce32" office:value="726" office:value-type="float">
            <text:p>72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er Oudelands-ambacht</text:p>
          </table:table-cell>
          <table:table-cell table:style-name="ce6"/>
          <table:table-cell ns41:value-type="float" table:style-name="ce22" office:value="12" office:value-type="float">
            <text:p>12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4" office:value-type="float">
            <text:p>14</text:p>
          </table:table-cell>
          <table:table-cell table:style-name="ce32"/>
          <table:table-cell table:formula="of:=SUM([.E67:.G67])" ns41:value-type="float" table:style-name="ce32" office:value-type="float" office:value="46">
            <text:p>46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" office:value-type="float">
            <text:p>2</text:p>
          </table:table-cell>
          <table:table-cell table:formula="of:=SUM([.I67:.K67])" ns41:value-type="float" table:style-name="ce32" office:value-type="float" office:value="32">
            <text:p>32</text:p>
          </table:table-cell>
          <table:table-cell table:formula="of:=SUM([.H67]+[.L67])" ns41:value-type="float" table:style-name="ce32" office:value-type="float" office:value="78">
            <text:p>78</text:p>
          </table:table-cell>
          <table:table-cell ns41:value-type="float" table:style-name="ce32" office:value="78" office:value-type="float">
            <text:p>78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i en Boeicop </text:p>
          </table:table-cell>
          <table:table-cell table:style-name="ce6"/>
          <table:table-cell ns41:value-type="float" table:style-name="ce22" office:value="74" office:value-type="float">
            <text:p>74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4" office:value-type="float">
            <text:p>14</text:p>
          </table:table-cell>
          <table:table-cell table:formula="of:=SUM([.E68:.G68])" ns41:value-type="float" table:style-name="ce32" office:value-type="float" office:value="245">
            <text:p>245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3" office:value-type="float">
            <text:p>13</text:p>
          </table:table-cell>
          <table:table-cell table:formula="of:=SUM([.I68:.K68])" ns41:value-type="float" table:style-name="ce32" office:value-type="float" office:value="226">
            <text:p>226</text:p>
          </table:table-cell>
          <table:table-cell table:formula="of:=SUM([.H68]+[.L68])" ns41:value-type="float" table:style-name="ce32" office:value-type="float" office:value="471">
            <text:p>471</text:p>
          </table:table-cell>
          <table:table-cell ns41:value-type="float" table:style-name="ce32" office:value="464" office:value-type="float">
            <text:p>464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inenoord</text:p>
          </table:table-cell>
          <table:table-cell table:style-name="ce6"/>
          <table:table-cell ns41:value-type="float" table:style-name="ce22" office:value="147" office:value-type="float">
            <text:p>147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343" office:value-type="float">
            <text:p>343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18" office:value-type="float">
            <text:p>18</text:p>
          </table:table-cell>
          <table:table-cell table:formula="of:=SUM([.E69:.G69])" ns41:value-type="float" table:style-name="ce32" office:value-type="float" office:value="533">
            <text:p>533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42" office:value-type="float">
            <text:p>42</text:p>
          </table:table-cell>
          <table:table-cell table:formula="of:=SUM([.I69:.K69])" ns41:value-type="float" table:style-name="ce32" office:value-type="float" office:value="487">
            <text:p>487</text:p>
          </table:table-cell>
          <table:table-cell table:formula="of:=SUM([.H69]+[.L69])" ns41:value-type="float" table:style-name="ce32" office:value-type="float" office:value="1020">
            <text:p>1020</text:p>
          </table:table-cell>
          <table:table-cell ns41:value-type="float" table:style-name="ce32" office:value="1016" office:value-type="float">
            <text:p>1016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kelingen</text:p>
          </table:table-cell>
          <table:table-cell table:style-name="ce6"/>
          <table:table-cell ns41:value-type="float" table:style-name="ce22" office:value="63" office:value-type="float">
            <text:p>63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7" office:value-type="float">
            <text:p>7</text:p>
          </table:table-cell>
          <table:table-cell table:formula="of:=SUM([.E70:.G70])" ns41:value-type="float" table:style-name="ce32" office:value-type="float" office:value="193">
            <text:p>193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19" office:value-type="float">
            <text:p>19</text:p>
          </table:table-cell>
          <table:table-cell table:formula="of:=SUM([.I70:.K70])" ns41:value-type="float" table:style-name="ce32" office:value-type="float" office:value="214">
            <text:p>214</text:p>
          </table:table-cell>
          <table:table-cell table:formula="of:=SUM([.H70]+[.L70])" ns41:value-type="float" table:style-name="ce32" office:value-type="float" office:value="407">
            <text:p>407</text:p>
          </table:table-cell>
          <table:table-cell ns41:value-type="float" table:style-name="ce32" office:value="399" office:value-type="float">
            <text:p>399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kendorp</text:p>
          </table:table-cell>
          <table:table-cell table:style-name="ce6"/>
          <table:table-cell ns41:value-type="float" table:style-name="ce22" office:value="61" office:value-type="float">
            <text:p>61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7" office:value-type="float">
            <text:p>7</text:p>
          </table:table-cell>
          <table:table-cell table:formula="of:=SUM([.E71:.G71])" ns41:value-type="float" table:style-name="ce32" office:value-type="float" office:value="192">
            <text:p>192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3" office:value-type="float">
            <text:p>13</text:p>
          </table:table-cell>
          <table:table-cell table:formula="of:=SUM([.I71:.K71])" ns41:value-type="float" table:style-name="ce32" office:value-type="float" office:value="173">
            <text:p>173</text:p>
          </table:table-cell>
          <table:table-cell table:formula="of:=SUM([.H71]+[.L71])" ns41:value-type="float" table:style-name="ce32" office:value-type="float" office:value="365">
            <text:p>365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182" office:value-type="float">
            <text:p>182</text:p>
          </table:table-cell>
          <table:table-cell table:style-name="ce32"/>
          <table:table-cell ns41:value-type="float" table:style-name="ce92" office:value="11" office:value-type="float">
            <text:p>1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llevoetsluis *</text:p>
          </table:table-cell>
          <table:table-cell table:style-name="ce6"/>
          <table:table-cell ns41:value-type="float" table:style-name="ce22" office:value="194" office:value-type="float">
            <text:p>194</text:p>
          </table:table-cell>
          <table:table-cell ns41:value-type="float" table:style-name="ce32" office:value="548" office:value-type="float">
            <text:p>548</text:p>
          </table:table-cell>
          <table:table-cell ns41:value-type="float" table:style-name="ce32" office:value="978" office:value-type="float">
            <text:p>978</text:p>
          </table:table-cell>
          <table:table-cell ns41:value-type="float" table:style-name="ce32" office:value="440" office:value-type="float">
            <text:p>440</text:p>
          </table:table-cell>
          <table:table-cell ns41:value-type="float" table:style-name="ce32" office:value="43" office:value-type="float">
            <text:p>43</text:p>
          </table:table-cell>
          <table:table-cell table:formula="of:=SUM([.E72:.G72])" ns41:value-type="float" table:style-name="ce32" office:value-type="float" office:value="1461">
            <text:p>1461</text:p>
          </table:table-cell>
          <table:table-cell ns41:value-type="float" table:style-name="ce32" office:value="831" office:value-type="float">
            <text:p>831</text:p>
          </table:table-cell>
          <table:table-cell ns41:value-type="float" table:style-name="ce32" office:value="478" office:value-type="float">
            <text:p>478</text:p>
          </table:table-cell>
          <table:table-cell ns41:value-type="float" table:style-name="ce32" office:value="73" office:value-type="float">
            <text:p>73</text:p>
          </table:table-cell>
          <table:table-cell table:formula="of:=SUM([.I72:.K72])" ns41:value-type="float" table:style-name="ce32" office:value-type="float" office:value="1382">
            <text:p>1382</text:p>
          </table:table-cell>
          <table:table-cell table:formula="of:=SUM([.H72]+[.L72])" ns41:value-type="float" table:style-name="ce88" office:value-type="float" office:value="2843">
            <text:p>2843</text:p>
          </table:table-cell>
          <table:table-cell ns41:value-type="float" table:style-name="ce32" office:value="2335" office:value-type="float">
            <text:p>2335</text:p>
          </table:table-cell>
          <table:table-cell ns41:value-type="float" table:style-name="ce32" office:value="387" office:value-type="float">
            <text:p>387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92" office:value="52" office:value-type="float">
            <text:p>52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lvoet (Nieuw)</text:p>
          </table:table-cell>
          <table:table-cell table:style-name="ce6"/>
          <table:table-cell ns41:value-type="float" table:style-name="ce22" office:value="89" office:value-type="float">
            <text:p>89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5" office:value-type="float">
            <text:p>15</text:p>
          </table:table-cell>
          <table:table-cell table:formula="of:=SUM([.E73:.G73])" ns41:value-type="float" table:style-name="ce32" office:value-type="float" office:value="328">
            <text:p>328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20" office:value-type="float">
            <text:p>20</text:p>
          </table:table-cell>
          <table:table-cell table:formula="of:=SUM([.I73:.K73])" ns41:value-type="float" table:style-name="ce32" office:value-type="float" office:value="345">
            <text:p>345</text:p>
          </table:table-cell>
          <table:table-cell table:formula="of:=SUM([.H73]+[.L73])" ns41:value-type="float" table:style-name="ce32" office:value-type="float" office:value="673">
            <text:p>673</text:p>
          </table:table-cell>
          <table:table-cell ns41:value-type="float" table:style-name="ce32" office:value="622" office:value-type="float">
            <text:p>622</text:p>
          </table:table-cell>
          <table:table-cell ns41:value-type="float" table:style-name="ce32" office:value="39" office:value-type="float">
            <text:p>39</text:p>
          </table:table-cell>
          <table:table-cell table:style-name="ce32"/>
          <table:table-cell ns41:value-type="float" table:style-name="ce92" office:value="12" office:value-type="float">
            <text:p>12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ndrik Ido-ambacht</text:p>
          </table:table-cell>
          <table:table-cell table:style-name="ce6"/>
          <table:table-cell ns41:value-type="float" table:style-name="ce22" office:value="212" office:value-type="float">
            <text:p>212</text:p>
          </table:table-cell>
          <table:table-cell ns41:value-type="float" table:style-name="ce32" office:value="261" office:value-type="float">
            <text:p>261</text:p>
          </table:table-cell>
          <table:table-cell ns41:value-type="float" table:style-name="ce32" office:value="382" office:value-type="float">
            <text:p>382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29" office:value-type="float">
            <text:p>29</text:p>
          </table:table-cell>
          <table:table-cell table:formula="of:=SUM([.E74:.G74])" ns41:value-type="float" table:style-name="ce32" office:value-type="float" office:value="609">
            <text:p>609</text:p>
          </table:table-cell>
          <table:table-cell ns41:value-type="float" table:style-name="ce32" office:value="398" office:value-type="float">
            <text:p>398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45" office:value-type="float">
            <text:p>45</text:p>
          </table:table-cell>
          <table:table-cell table:formula="of:=SUM([.I74:.K74])" ns41:value-type="float" table:style-name="ce32" office:value-type="float" office:value="640">
            <text:p>640</text:p>
          </table:table-cell>
          <table:table-cell table:formula="of:=SUM([.H74]+[.L74])" ns41:value-type="float" table:style-name="ce32" office:value-type="float" office:value="1249">
            <text:p>1249</text:p>
          </table:table-cell>
          <table:table-cell ns41:value-type="float" table:style-name="ce32" office:value="1237" office:value-type="float">
            <text:p>123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" office:value-type="float">
            <text:p>2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rkingen (Oud en Nieuw)</text:p>
          </table:table-cell>
          <table:table-cell table:style-name="ce6"/>
          <table:table-cell ns41:value-type="float" table:style-name="ce22" office:value="85" office:value-type="float">
            <text:p>85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13" office:value-type="float">
            <text:p>13</text:p>
          </table:table-cell>
          <table:table-cell table:formula="of:=SUM([.E75:.G75])" ns41:value-type="float" table:style-name="ce32" office:value-type="float" office:value="300">
            <text:p>300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9" office:value-type="float">
            <text:p>19</text:p>
          </table:table-cell>
          <table:table-cell table:formula="of:=SUM([.I75:.K75])" ns41:value-type="float" table:style-name="ce32" office:value-type="float" office:value="289">
            <text:p>289</text:p>
          </table:table-cell>
          <table:table-cell table:formula="of:=SUM([.H75]+[.L75])" ns41:value-type="float" table:style-name="ce32" office:value-type="float" office:value="589">
            <text:p>589</text:p>
          </table:table-cell>
          <table:table-cell ns41:value-type="float" table:style-name="ce32" office:value="588" office:value-type="float">
            <text:p>588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eukelom</text:p>
          </table:table-cell>
          <table:table-cell table:style-name="ce6"/>
          <table:table-cell ns41:value-type="float" table:style-name="ce22" office:value="98" office:value-type="float">
            <text:p>98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4" office:value-type="float">
            <text:p>4</text:p>
          </table:table-cell>
          <table:table-cell table:formula="of:=SUM([.E76:.G76])" ns41:value-type="float" table:style-name="ce32" office:value-type="float" office:value="284">
            <text:p>284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21" office:value-type="float">
            <text:p>21</text:p>
          </table:table-cell>
          <table:table-cell table:formula="of:=SUM([.I76:.K76])" ns41:value-type="float" table:style-name="ce32" office:value-type="float" office:value="315">
            <text:p>315</text:p>
          </table:table-cell>
          <table:table-cell table:formula="of:=SUM([.H76]+[.L76])" ns41:value-type="float" table:style-name="ce32" office:value-type="float" office:value="599">
            <text:p>599</text:p>
          </table:table-cell>
          <table:table-cell ns41:value-type="float" table:style-name="ce32" office:value="595" office:value-type="float">
            <text:p>595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illegersberg</text:p>
          </table:table-cell>
          <table:table-cell table:style-name="ce6"/>
          <table:table-cell ns41:value-type="float" table:style-name="ce22" office:value="273" office:value-type="float">
            <text:p>273</text:p>
          </table:table-cell>
          <table:table-cell ns41:value-type="float" table:style-name="ce32" office:value="441" office:value-type="float">
            <text:p>441</text:p>
          </table:table-cell>
          <table:table-cell ns41:value-type="float" table:style-name="ce32" office:value="594" office:value-type="float">
            <text:p>594</text:p>
          </table:table-cell>
          <table:table-cell ns41:value-type="float" table:style-name="ce32" office:value="323" office:value-type="float">
            <text:p>323</text:p>
          </table:table-cell>
          <table:table-cell ns41:value-type="float" table:style-name="ce32" office:value="44" office:value-type="float">
            <text:p>44</text:p>
          </table:table-cell>
          <table:table-cell table:formula="of:=SUM([.E77:.G77])" ns41:value-type="float" table:style-name="ce32" office:value-type="float" office:value="961">
            <text:p>961</text:p>
          </table:table-cell>
          <table:table-cell ns41:value-type="float" table:style-name="ce32" office:value="624" office:value-type="float">
            <text:p>624</text:p>
          </table:table-cell>
          <table:table-cell ns41:value-type="float" table:style-name="ce32" office:value="323" office:value-type="float">
            <text:p>323</text:p>
          </table:table-cell>
          <table:table-cell ns41:value-type="float" table:style-name="ce32" office:value="83" office:value-type="float">
            <text:p>83</text:p>
          </table:table-cell>
          <table:table-cell table:formula="of:=SUM([.I77:.K77])" ns41:value-type="float" table:style-name="ce32" office:value-type="float" office:value="1030">
            <text:p>1030</text:p>
          </table:table-cell>
          <table:table-cell table:formula="of:=SUM([.H77]+[.L77])" ns41:value-type="float" table:style-name="ce32" office:value-type="float" office:value="1991">
            <text:p>1991</text:p>
          </table:table-cell>
          <table:table-cell ns41:value-type="float" table:style-name="ce32" office:value="1736" office:value-type="float">
            <text:p>1736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2" office:value="10" office:value-type="float">
            <text:p>10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illegom</text:p>
          </table:table-cell>
          <table:table-cell table:style-name="ce6"/>
          <table:table-cell ns41:value-type="float" table:style-name="ce22" office:value="175" office:value-type="float">
            <text:p>175</text:p>
          </table:table-cell>
          <table:table-cell ns41:value-type="float" table:style-name="ce32" office:value="256" office:value-type="float">
            <text:p>256</text:p>
          </table:table-cell>
          <table:table-cell ns41:value-type="float" table:style-name="ce32" office:value="512" office:value-type="float">
            <text:p>512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2" office:value="24" office:value-type="float">
            <text:p>24</text:p>
          </table:table-cell>
          <table:table-cell table:formula="of:=SUM([.E78:.G78])" ns41:value-type="float" table:style-name="ce32" office:value-type="float" office:value="766">
            <text:p>766</text:p>
          </table:table-cell>
          <table:table-cell ns41:value-type="float" table:style-name="ce32" office:value="489" office:value-type="float">
            <text:p>489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2" office:value="53" office:value-type="float">
            <text:p>53</text:p>
          </table:table-cell>
          <table:table-cell table:formula="of:=SUM([.I78:.K78])" ns41:value-type="float" table:style-name="ce32" office:value-type="float" office:value="772">
            <text:p>772</text:p>
          </table:table-cell>
          <table:table-cell table:formula="of:=SUM([.H78]+[.L78])" ns41:value-type="float" table:style-name="ce32" office:value-type="float" office:value="1538">
            <text:p>1538</text:p>
          </table:table-cell>
          <table:table-cell ns41:value-type="float" table:style-name="ce32" office:value="743" office:value-type="float">
            <text:p>743</text:p>
          </table:table-cell>
          <table:table-cell ns41:value-type="float" table:style-name="ce32" office:value="765" office:value-type="float">
            <text:p>76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92" office:value="25" office:value-type="float">
            <text:p>25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odenpijl</text:p>
          </table:table-cell>
          <table:table-cell table:style-name="ce6"/>
          <table:table-cell ns41:value-type="float" table:style-name="ce22" office:value="22" office:value-type="float">
            <text:p>22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" office:value-type="float">
            <text:p>2</text:p>
          </table:table-cell>
          <table:table-cell table:formula="of:=SUM([.E79:.G79])" ns41:value-type="float" table:style-name="ce32" office:value-type="float" office:value="73">
            <text:p>73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" office:value-type="float">
            <text:p>5</text:p>
          </table:table-cell>
          <table:table-cell table:formula="of:=SUM([.I79:.K79])" ns41:value-type="float" table:style-name="ce32" office:value-type="float" office:value="66">
            <text:p>66</text:p>
          </table:table-cell>
          <table:table-cell table:formula="of:=SUM([.H79]+[.L79])" ns41:value-type="float" table:style-name="ce32" office:value-type="float" office:value="139">
            <text:p>139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109" office:value-type="float">
            <text:p>109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`t Hof van Delft</text:p>
          </table:table-cell>
          <table:table-cell table:style-name="ce6"/>
          <table:table-cell ns41:value-type="float" table:style-name="ce22" office:value="142" office:value-type="float">
            <text:p>142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303" office:value-type="float">
            <text:p>30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10" office:value-type="float">
            <text:p>10</text:p>
          </table:table-cell>
          <table:table-cell table:formula="of:=SUM([.E80:.G80])" ns41:value-type="float" table:style-name="ce32" office:value-type="float" office:value="437">
            <text:p>437</text:p>
          </table:table-cell>
          <table:table-cell ns41:value-type="float" table:style-name="ce32" office:value="287" office:value-type="float">
            <text:p>287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24" office:value-type="float">
            <text:p>24</text:p>
          </table:table-cell>
          <table:table-cell table:formula="of:=SUM([.I80:.K80])" ns41:value-type="float" table:style-name="ce32" office:value-type="float" office:value="435">
            <text:p>435</text:p>
          </table:table-cell>
          <table:table-cell table:formula="of:=SUM([.H80]+[.L80])" ns41:value-type="float" table:style-name="ce32" office:value-type="float" office:value="872">
            <text:p>872</text:p>
          </table:table-cell>
          <table:table-cell ns41:value-type="float" table:style-name="ce32" office:value="303" office:value-type="float">
            <text:p>303</text:p>
          </table:table-cell>
          <table:table-cell ns41:value-type="float" table:style-name="ce32" office:value="566" office:value-type="float">
            <text:p>566</text:p>
          </table:table-cell>
          <table:table-cell ns41:value-type="float" table:style-name="ce32" office:value="3" office:value-type="float">
            <text:p>3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ofwegen</text:p>
          </table:table-cell>
          <table:table-cell table:style-name="ce6"/>
          <table:table-cell ns41:value-type="float" table:style-name="ce22" office:value="13" office:value-type="float">
            <text:p>13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" office:value-type="float">
            <text:p>1</text:p>
          </table:table-cell>
          <table:table-cell table:formula="of:=SUM([.E81:.G81])" ns41:value-type="float" table:style-name="ce32" office:value-type="float" office:value="42">
            <text:p>42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" office:value-type="float">
            <text:p>1</text:p>
          </table:table-cell>
          <table:table-cell table:formula="of:=SUM([.I81:.K81])" ns41:value-type="float" table:style-name="ce32" office:value-type="float" office:value="41">
            <text:p>41</text:p>
          </table:table-cell>
          <table:table-cell table:formula="of:=SUM([.H81]+[.L81])" ns41:value-type="float" table:style-name="ce32" office:value-type="float" office:value="83">
            <text:p>83</text:p>
          </table:table-cell>
          <table:table-cell ns41:value-type="float" table:style-name="ce32" office:value="83" office:value-type="float">
            <text:p>83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oogblokland</text:p>
          </table:table-cell>
          <table:table-cell table:style-name="ce6"/>
          <table:table-cell ns41:value-type="float" table:style-name="ce22" office:value="82" office:value-type="float">
            <text:p>82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9" office:value-type="float">
            <text:p>9</text:p>
          </table:table-cell>
          <table:table-cell table:formula="of:=SUM([.E82:.G82])" ns41:value-type="float" table:style-name="ce32" office:value-type="float" office:value="293">
            <text:p>293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5" office:value-type="float">
            <text:p>15</text:p>
          </table:table-cell>
          <table:table-cell table:formula="of:=SUM([.I82:.K82])" ns41:value-type="float" table:style-name="ce32" office:value-type="float" office:value="243">
            <text:p>243</text:p>
          </table:table-cell>
          <table:table-cell table:formula="of:=SUM([.H82]+[.L82])" ns41:value-type="float" table:style-name="ce32" office:value-type="float" office:value="536">
            <text:p>536</text:p>
          </table:table-cell>
          <table:table-cell ns41:value-type="float" table:style-name="ce32" office:value="533" office:value-type="float">
            <text:p>533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oogmade</text:p>
          </table:table-cell>
          <table:table-cell table:style-name="ce6"/>
          <table:table-cell ns41:value-type="float" table:style-name="ce22" office:value="37" office:value-type="float">
            <text:p>37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4" office:value-type="float">
            <text:p>4</text:p>
          </table:table-cell>
          <table:table-cell table:formula="of:=SUM([.E83:.G83])" ns41:value-type="float" table:style-name="ce32" office:value-type="float" office:value="133">
            <text:p>133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1" office:value-type="float">
            <text:p>11</text:p>
          </table:table-cell>
          <table:table-cell table:formula="of:=SUM([.I83:.K83])" ns41:value-type="float" table:style-name="ce32" office:value-type="float" office:value="158">
            <text:p>158</text:p>
          </table:table-cell>
          <table:table-cell table:formula="of:=SUM([.H83]+[.L83])" ns41:value-type="float" table:style-name="ce32" office:value-type="float" office:value="291">
            <text:p>291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254" office:value-type="float">
            <text:p>25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oogeveen in Rijnland</text:p>
          </table:table-cell>
          <table:table-cell table:style-name="ce6"/>
          <table:table-cell ns41:value-type="float" table:style-name="ce22" office:value="10" office:value-type="float">
            <text:p>1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" office:value-type="float">
            <text:p>1</text:p>
          </table:table-cell>
          <table:table-cell table:formula="of:=SUM([.E84:.G84])" ns41:value-type="float" table:style-name="ce32" office:value-type="float" office:value="58">
            <text:p>58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0" office:value-type="float">
            <text:p>0</text:p>
          </table:table-cell>
          <table:table-cell table:formula="of:=SUM([.I84:.K84])" ns41:value-type="float" table:style-name="ce32" office:value-type="float" office:value="37">
            <text:p>37</text:p>
          </table:table-cell>
          <table:table-cell table:formula="of:=SUM([.H84]+[.L84])" ns41:value-type="float" table:style-name="ce32" office:value-type="float" office:value="95">
            <text:p>95</text:p>
          </table:table-cell>
          <table:table-cell ns41:value-type="float" table:style-name="ce32" office:value="95" office:value-type="float">
            <text:p>95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oogvliet </text:p>
          </table:table-cell>
          <table:table-cell table:style-name="ce6"/>
          <table:table-cell ns41:value-type="float" table:style-name="ce22" office:value="112" office:value-type="float">
            <text:p>112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22" office:value-type="float">
            <text:p>22</text:p>
          </table:table-cell>
          <table:table-cell table:formula="of:=SUM([.E85:.G85])" ns41:value-type="float" table:style-name="ce32" office:value-type="float" office:value="360">
            <text:p>360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30" office:value-type="float">
            <text:p>30</text:p>
          </table:table-cell>
          <table:table-cell table:formula="of:=SUM([.I85:.K85])" ns41:value-type="float" table:style-name="ce32" office:value-type="float" office:value="354">
            <text:p>354</text:p>
          </table:table-cell>
          <table:table-cell table:formula="of:=SUM([.H85]+[.L85])" ns41:value-type="float" table:style-name="ce32" office:value-type="float" office:value="714">
            <text:p>714</text:p>
          </table:table-cell>
          <table:table-cell ns41:value-type="float" table:style-name="ce32" office:value="692" office:value-type="float">
            <text:p>692</text:p>
          </table:table-cell>
          <table:table-cell ns41:value-type="float" table:style-name="ce32" office:value="22" office:value-type="float">
            <text:p>2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Hoornaar</text:p>
          </table:table-cell>
          <table:table-cell table:style-name="ce6"/>
          <table:table-cell ns41:value-type="float" table:style-name="ce22" office:value="69" office:value-type="float">
            <text:p>69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9" office:value-type="float">
            <text:p>9</text:p>
          </table:table-cell>
          <table:table-cell table:formula="of:=SUM([.E86:.G86])" ns41:value-type="float" table:style-name="ce32" office:value-type="float" office:value="234">
            <text:p>234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21" office:value-type="float">
            <text:p>21</text:p>
          </table:table-cell>
          <table:table-cell table:formula="of:=SUM([.I86:.K86])" ns41:value-type="float" table:style-name="ce32" office:value-type="float" office:value="225">
            <text:p>225</text:p>
          </table:table-cell>
          <table:table-cell table:formula="of:=SUM([.H86]+[.L86])" ns41:value-type="float" table:style-name="ce32" office:value-type="float" office:value="459">
            <text:p>459</text:p>
          </table:table-cell>
          <table:table-cell ns41:value-type="float" table:style-name="ce32" office:value="459" office:value-type="float">
            <text:p>459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Katendrecht</text:p>
          </table:table-cell>
          <table:table-cell table:style-name="ce6"/>
          <table:table-cell ns41:value-type="float" table:style-name="ce22" office:value="62" office:value-type="float">
            <text:p>62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0" office:value-type="float">
            <text:p>10</text:p>
          </table:table-cell>
          <table:table-cell table:formula="of:=SUM([.E87:.G87])" ns41:value-type="float" table:style-name="ce32" office:value-type="float" office:value="279">
            <text:p>279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24" office:value-type="float">
            <text:p>24</text:p>
          </table:table-cell>
          <table:table-cell table:formula="of:=SUM([.I87:.K87])" ns41:value-type="float" table:style-name="ce32" office:value-type="float" office:value="307">
            <text:p>307</text:p>
          </table:table-cell>
          <table:table-cell table:formula="of:=SUM([.H87]+[.L87])" ns41:value-type="float" table:style-name="ce32" office:value-type="float" office:value="586">
            <text:p>586</text:p>
          </table:table-cell>
          <table:table-cell ns41:value-type="float" table:style-name="ce32" office:value="564" office:value-type="float">
            <text:p>564</text:p>
          </table:table-cell>
          <table:table-cell ns41:value-type="float" table:style-name="ce32" office:value="18" office:value-type="float">
            <text:p>18</text:p>
          </table:table-cell>
          <table:table-cell table:style-name="ce32"/>
          <table:table-cell ns41:value-type="float" table:style-name="ce92" office:value="4" office:value-type="float">
            <text:p>4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Katwijken (beide)</text:p>
          </table:table-cell>
          <table:table-cell table:style-name="ce6"/>
          <table:table-cell ns41:value-type="float" table:style-name="ce22" office:value="778" office:value-type="float">
            <text:p>778</text:p>
          </table:table-cell>
          <table:table-cell ns41:value-type="float" table:style-name="ce32" office:value="870" office:value-type="float">
            <text:p>870</text:p>
          </table:table-cell>
          <table:table-cell ns41:value-type="float" table:style-name="ce32" office:value="1300" office:value-type="float">
            <text:p>1300</text:p>
          </table:table-cell>
          <table:table-cell ns41:value-type="float" table:style-name="ce32" office:value="694" office:value-type="float">
            <text:p>694</text:p>
          </table:table-cell>
          <table:table-cell ns41:value-type="float" table:style-name="ce32" office:value="78" office:value-type="float">
            <text:p>78</text:p>
          </table:table-cell>
          <table:table-cell table:formula="of:=SUM([.E88:.G88])" ns41:value-type="float" table:style-name="ce32" office:value-type="float" office:value="2072">
            <text:p>2072</text:p>
          </table:table-cell>
          <table:table-cell ns41:value-type="float" table:style-name="ce32" office:value="1226" office:value-type="float">
            <text:p>1226</text:p>
          </table:table-cell>
          <table:table-cell ns41:value-type="float" table:style-name="ce32" office:value="697" office:value-type="float">
            <text:p>697</text:p>
          </table:table-cell>
          <table:table-cell ns41:value-type="float" table:style-name="ce32" office:value="200" office:value-type="float">
            <text:p>200</text:p>
          </table:table-cell>
          <table:table-cell table:formula="of:=SUM([.I88:.K88])" ns41:value-type="float" table:style-name="ce32" office:value-type="float" office:value="2123">
            <text:p>2123</text:p>
          </table:table-cell>
          <table:table-cell table:formula="of:=SUM([.H88]+[.L88])" ns41:value-type="float" table:style-name="ce32" office:value-type="float" office:value="4195">
            <text:p>4195</text:p>
          </table:table-cell>
          <table:table-cell ns41:value-type="float" table:style-name="ce32" office:value="3928" office:value-type="float">
            <text:p>3928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12" office:value-type="float">
            <text:p>12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Kedichem c.a.</text:p>
          </table:table-cell>
          <table:table-cell table:style-name="ce6"/>
          <table:table-cell ns41:value-type="float" table:style-name="ce22" office:value="90" office:value-type="float">
            <text:p>90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12" office:value-type="float">
            <text:p>12</text:p>
          </table:table-cell>
          <table:table-cell table:formula="of:=SUM([.E89:.G89])" ns41:value-type="float" table:style-name="ce32" office:value-type="float" office:value="291">
            <text:p>291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9" office:value-type="float">
            <text:p>19</text:p>
          </table:table-cell>
          <table:table-cell table:formula="of:=SUM([.I89:.K89])" ns41:value-type="float" table:style-name="ce32" office:value-type="float" office:value="273">
            <text:p>273</text:p>
          </table:table-cell>
          <table:table-cell table:formula="of:=SUM([.H89]+[.L89])" ns41:value-type="float" table:style-name="ce32" office:value-type="float" office:value="564">
            <text:p>564</text:p>
          </table:table-cell>
          <table:table-cell ns41:value-type="float" table:style-name="ce32" office:value="560" office:value-type="float">
            <text:p>560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Kethel c.a.</text:p>
          </table:table-cell>
          <table:table-cell table:style-name="ce6"/>
          <table:table-cell ns41:value-type="float" table:style-name="ce22" office:value="131" office:value-type="float">
            <text:p>131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16" office:value-type="float">
            <text:p>16</text:p>
          </table:table-cell>
          <table:table-cell table:formula="of:=SUM([.E90:.G90])" ns41:value-type="float" table:style-name="ce32" office:value-type="float" office:value="401">
            <text:p>401</text:p>
          </table:table-cell>
          <table:table-cell ns41:value-type="float" table:style-name="ce32" office:value="276" office:value-type="float">
            <text:p>276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30" office:value-type="float">
            <text:p>30</text:p>
          </table:table-cell>
          <table:table-cell table:formula="of:=SUM([.I90:.K90])" ns41:value-type="float" table:style-name="ce32" office:value-type="float" office:value="433">
            <text:p>433</text:p>
          </table:table-cell>
          <table:table-cell table:formula="of:=SUM([.H90]+[.L90])" ns41:value-type="float" table:style-name="ce32" office:value-type="float" office:value="834">
            <text:p>834</text:p>
          </table:table-cell>
          <table:table-cell ns41:value-type="float" table:style-name="ce32" office:value="349" office:value-type="float">
            <text:p>349</text:p>
          </table:table-cell>
          <table:table-cell ns41:value-type="float" table:style-name="ce32" office:value="485" office:value-type="float">
            <text:p>485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Kijfhoek</text:p>
          </table:table-cell>
          <table:table-cell table:style-name="ce6"/>
          <table:table-cell ns41:value-type="float" table:style-name="ce22" office:value="10" office:value-type="float">
            <text:p>1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" office:value-type="float">
            <text:p>2</text:p>
          </table:table-cell>
          <table:table-cell table:formula="of:=SUM([.E91:.G91])" ns41:value-type="float" table:style-name="ce32" office:value-type="float" office:value="42">
            <text:p>42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" office:value-type="float">
            <text:p>3</text:p>
          </table:table-cell>
          <table:table-cell table:formula="of:=SUM([.I91:.K91])" ns41:value-type="float" table:style-name="ce32" office:value-type="float" office:value="43">
            <text:p>43</text:p>
          </table:table-cell>
          <table:table-cell table:formula="of:=SUM([.H91]+[.L91])" ns41:value-type="float" table:style-name="ce32" office:value-type="float" office:value="85">
            <text:p>85</text:p>
          </table:table-cell>
          <table:table-cell ns41:value-type="float" table:style-name="ce32" office:value="85" office:value-type="float">
            <text:p>85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Klaaswaal</text:p>
          </table:table-cell>
          <table:table-cell table:style-name="ce6"/>
          <table:table-cell ns41:value-type="float" table:style-name="ce22" office:value="173" office:value-type="float">
            <text:p>173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350" office:value-type="float">
            <text:p>350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30" office:value-type="float">
            <text:p>30</text:p>
          </table:table-cell>
          <table:table-cell table:formula="of:=SUM([.E92:.G92])" ns41:value-type="float" table:style-name="ce32" office:value-type="float" office:value="561">
            <text:p>561</text:p>
          </table:table-cell>
          <table:table-cell ns41:value-type="float" table:style-name="ce32" office:value="342" office:value-type="float">
            <text:p>342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47" office:value-type="float">
            <text:p>47</text:p>
          </table:table-cell>
          <table:table-cell table:formula="of:=SUM([.I92:.K92])" ns41:value-type="float" table:style-name="ce32" office:value-type="float" office:value="573">
            <text:p>573</text:p>
          </table:table-cell>
          <table:table-cell table:formula="of:=SUM([.H92]+[.L92])" ns41:value-type="float" table:style-name="ce32" office:value-type="float" office:value="1134">
            <text:p>1134</text:p>
          </table:table-cell>
          <table:table-cell ns41:value-type="float" table:style-name="ce32" office:value="1109" office:value-type="float">
            <text:p>1109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2" office:value-type="float">
            <text:p>12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Koudekerk</text:p>
          </table:table-cell>
          <table:table-cell table:style-name="ce6"/>
          <table:table-cell ns41:value-type="float" table:style-name="ce22" office:value="156" office:value-type="float">
            <text:p>156</text:p>
          </table:table-cell>
          <table:table-cell ns41:value-type="float" table:style-name="ce32" office:value="228" office:value-type="float">
            <text:p>228</text:p>
          </table:table-cell>
          <table:table-cell ns41:value-type="float" table:style-name="ce32" office:value="372" office:value-type="float">
            <text:p>372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26" office:value-type="float">
            <text:p>26</text:p>
          </table:table-cell>
          <table:table-cell table:formula="of:=SUM([.E93:.G93])" ns41:value-type="float" table:style-name="ce32" office:value-type="float" office:value="592">
            <text:p>592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2" office:value="43" office:value-type="float">
            <text:p>43</text:p>
          </table:table-cell>
          <table:table-cell table:formula="of:=SUM([.I93:.K93])" ns41:value-type="float" table:style-name="ce32" office:value-type="float" office:value="604">
            <text:p>604</text:p>
          </table:table-cell>
          <table:table-cell table:formula="of:=SUM([.H93]+[.L93])" ns41:value-type="float" table:style-name="ce32" office:value-type="float" office:value="1196">
            <text:p>1196</text:p>
          </table:table-cell>
          <table:table-cell ns41:value-type="float" table:style-name="ce32" office:value="948" office:value-type="float">
            <text:p>948</text:p>
          </table:table-cell>
          <table:table-cell ns41:value-type="float" table:style-name="ce32" office:value="242" office:value-type="float">
            <text:p>24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Kralingen</text:p>
          </table:table-cell>
          <table:table-cell table:style-name="ce6"/>
          <table:table-cell ns41:value-type="float" table:style-name="ce22" office:value="339" office:value-type="float">
            <text:p>339</text:p>
          </table:table-cell>
          <table:table-cell ns41:value-type="float" table:style-name="ce32" office:value="693" office:value-type="float">
            <text:p>693</text:p>
          </table:table-cell>
          <table:table-cell ns41:value-type="float" table:style-name="ce32" office:value="976" office:value-type="float">
            <text:p>976</text:p>
          </table:table-cell>
          <table:table-cell ns41:value-type="float" table:style-name="ce32" office:value="568" office:value-type="float">
            <text:p>568</text:p>
          </table:table-cell>
          <table:table-cell ns41:value-type="float" table:style-name="ce32" office:value="55" office:value-type="float">
            <text:p>55</text:p>
          </table:table-cell>
          <table:table-cell table:formula="of:=SUM([.E94:.G94])" ns41:value-type="float" table:style-name="ce32" office:value-type="float" office:value="1599">
            <text:p>1599</text:p>
          </table:table-cell>
          <table:table-cell ns41:value-type="float" table:style-name="ce32" office:value="1033" office:value-type="float">
            <text:p>1033</text:p>
          </table:table-cell>
          <table:table-cell ns41:value-type="float" table:style-name="ce32" office:value="566" office:value-type="float">
            <text:p>566</text:p>
          </table:table-cell>
          <table:table-cell ns41:value-type="float" table:style-name="ce32" office:value="150" office:value-type="float">
            <text:p>150</text:p>
          </table:table-cell>
          <table:table-cell table:formula="of:=SUM([.I94:.K94])" ns41:value-type="float" table:style-name="ce32" office:value-type="float" office:value="1749">
            <text:p>1749</text:p>
          </table:table-cell>
          <table:table-cell table:formula="of:=SUM([.H94]+[.L94])" ns41:value-type="float" table:style-name="ce32" office:value-type="float" office:value="3348">
            <text:p>3348</text:p>
          </table:table-cell>
          <table:table-cell ns41:value-type="float" table:style-name="ce32" office:value="2835" office:value-type="float">
            <text:p>2835</text:p>
          </table:table-cell>
          <table:table-cell ns41:value-type="float" table:style-name="ce32" office:value="513" office:value-type="float">
            <text:p>51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Krimpen op de Lek</text:p>
          </table:table-cell>
          <table:table-cell table:style-name="ce6"/>
          <table:table-cell ns41:value-type="float" table:style-name="ce22" office:value="140" office:value-type="float">
            <text:p>140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344" office:value-type="float">
            <text:p>344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19" office:value-type="float">
            <text:p>19</text:p>
          </table:table-cell>
          <table:table-cell table:formula="of:=SUM([.E95:.G95])" ns41:value-type="float" table:style-name="ce32" office:value-type="float" office:value="510">
            <text:p>510</text:p>
          </table:table-cell>
          <table:table-cell ns41:value-type="float" table:style-name="ce32" office:value="302" office:value-type="float">
            <text:p>302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36" office:value-type="float">
            <text:p>36</text:p>
          </table:table-cell>
          <table:table-cell table:formula="of:=SUM([.I95:.K95])" ns41:value-type="float" table:style-name="ce32" office:value-type="float" office:value="486">
            <text:p>486</text:p>
          </table:table-cell>
          <table:table-cell table:formula="of:=SUM([.H95]+[.L95])" ns41:value-type="float" table:style-name="ce32" office:value-type="float" office:value="996">
            <text:p>996</text:p>
          </table:table-cell>
          <table:table-cell ns41:value-type="float" table:style-name="ce32" office:value="978" office:value-type="float">
            <text:p>97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92" office:value="3" office:value-type="float">
            <text:p>3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Krimpen op den IJssel</text:p>
          </table:table-cell>
          <table:table-cell table:style-name="ce6"/>
          <table:table-cell ns41:value-type="float" table:style-name="ce22" office:value="139" office:value-type="float">
            <text:p>139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325" office:value-type="float">
            <text:p>325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15" office:value-type="float">
            <text:p>15</text:p>
          </table:table-cell>
          <table:table-cell table:formula="of:=SUM([.E96:.G96])" ns41:value-type="float" table:style-name="ce32" office:value-type="float" office:value="482">
            <text:p>482</text:p>
          </table:table-cell>
          <table:table-cell ns41:value-type="float" table:style-name="ce32" office:value="305" office:value-type="float">
            <text:p>305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25" office:value-type="float">
            <text:p>25</text:p>
          </table:table-cell>
          <table:table-cell table:formula="of:=SUM([.I96:.K96])" ns41:value-type="float" table:style-name="ce32" office:value-type="float" office:value="475">
            <text:p>475</text:p>
          </table:table-cell>
          <table:table-cell table:formula="of:=SUM([.H96]+[.L96])" ns41:value-type="float" table:style-name="ce32" office:value-type="float" office:value="957">
            <text:p>957</text:p>
          </table:table-cell>
          <table:table-cell ns41:value-type="float" table:style-name="ce32" office:value="930" office:value-type="float">
            <text:p>930</text:p>
          </table:table-cell>
          <table:table-cell ns41:value-type="float" table:style-name="ce32" office:value="26" office:value-type="float">
            <text:p>26</text:p>
          </table:table-cell>
          <table:table-cell table:style-name="ce32"/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aagblokland</text:p>
          </table:table-cell>
          <table:table-cell table:style-name="ce6"/>
          <table:table-cell ns41:value-type="float" table:style-name="ce22" office:value="21" office:value-type="float">
            <text:p>21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" office:value-type="float">
            <text:p>2</text:p>
          </table:table-cell>
          <table:table-cell table:formula="of:=SUM([.E97:.G97])" ns41:value-type="float" table:style-name="ce32" office:value-type="float" office:value="70">
            <text:p>70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" office:value-type="float">
            <text:p>3</text:p>
          </table:table-cell>
          <table:table-cell table:formula="of:=SUM([.I97:.K97])" ns41:value-type="float" table:style-name="ce32" office:value-type="float" office:value="71">
            <text:p>71</text:p>
          </table:table-cell>
          <table:table-cell table:formula="of:=SUM([.H97]+[.L97])" ns41:value-type="float" table:style-name="ce32" office:value-type="float" office:value="141">
            <text:p>141</text:p>
          </table:table-cell>
          <table:table-cell ns41:value-type="float" table:style-name="ce32" office:value="141" office:value-type="float">
            <text:p>141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angerak</text:p>
          </table:table-cell>
          <table:table-cell table:style-name="ce6"/>
          <table:table-cell ns41:value-type="float" table:style-name="ce22" office:value="85" office:value-type="float">
            <text:p>85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10" office:value-type="float">
            <text:p>10</text:p>
          </table:table-cell>
          <table:table-cell table:formula="of:=SUM([.E98:.G98])" ns41:value-type="float" table:style-name="ce32" office:value-type="float" office:value="303">
            <text:p>303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8" office:value-type="float">
            <text:p>18</text:p>
          </table:table-cell>
          <table:table-cell table:formula="of:=SUM([.I98:.K98])" ns41:value-type="float" table:style-name="ce32" office:value-type="float" office:value="323">
            <text:p>323</text:p>
          </table:table-cell>
          <table:table-cell table:formula="of:=SUM([.H98]+[.L98])" ns41:value-type="float" table:style-name="ce32" office:value-type="float" office:value="626">
            <text:p>626</text:p>
          </table:table-cell>
          <table:table-cell ns41:value-type="float" table:style-name="ce32" office:value="626" office:value-type="float">
            <text:p>626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eerbroek c.a.</text:p>
          </table:table-cell>
          <table:table-cell table:style-name="ce6"/>
          <table:table-cell ns41:value-type="float" table:style-name="ce22" office:value="80" office:value-type="float">
            <text:p>80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14" office:value-type="float">
            <text:p>14</text:p>
          </table:table-cell>
          <table:table-cell table:formula="of:=SUM([.E99:.G99])" ns41:value-type="float" table:style-name="ce32" office:value-type="float" office:value="301">
            <text:p>301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3" office:value-type="float">
            <text:p>13</text:p>
          </table:table-cell>
          <table:table-cell table:formula="of:=SUM([.I99:.K99])" ns41:value-type="float" table:style-name="ce32" office:value-type="float" office:value="264">
            <text:p>264</text:p>
          </table:table-cell>
          <table:table-cell table:formula="of:=SUM([.H99]+[.L99])" ns41:value-type="float" table:style-name="ce32" office:value-type="float" office:value="565">
            <text:p>565</text:p>
          </table:table-cell>
          <table:table-cell ns41:value-type="float" table:style-name="ce32" office:value="562" office:value-type="float">
            <text:p>562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eerdam</text:p>
          </table:table-cell>
          <table:table-cell table:style-name="ce6"/>
          <table:table-cell ns41:value-type="float" table:style-name="ce22" office:value="447" office:value-type="float">
            <text:p>447</text:p>
          </table:table-cell>
          <table:table-cell ns41:value-type="float" table:style-name="ce32" office:value="529" office:value-type="float">
            <text:p>529</text:p>
          </table:table-cell>
          <table:table-cell ns41:value-type="float" table:style-name="ce32" office:value="811" office:value-type="float">
            <text:p>811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2" office:value="58" office:value-type="float">
            <text:p>58</text:p>
          </table:table-cell>
          <table:table-cell table:formula="of:=SUM([.E100:.G100])" ns41:value-type="float" table:style-name="ce32" office:value-type="float" office:value="1277">
            <text:p>1277</text:p>
          </table:table-cell>
          <table:table-cell ns41:value-type="float" table:style-name="ce32" office:value="864" office:value-type="float">
            <text:p>864</text:p>
          </table:table-cell>
          <table:table-cell ns41:value-type="float" table:style-name="ce32" office:value="400" office:value-type="float">
            <text:p>400</text:p>
          </table:table-cell>
          <table:table-cell ns41:value-type="float" table:style-name="ce32" office:value="124" office:value-type="float">
            <text:p>124</text:p>
          </table:table-cell>
          <table:table-cell table:formula="of:=SUM([.I100:.K100])" ns41:value-type="float" table:style-name="ce32" office:value-type="float" office:value="1388">
            <text:p>1388</text:p>
          </table:table-cell>
          <table:table-cell table:formula="of:=SUM([.H100]+[.L100])" ns41:value-type="float" table:style-name="ce32" office:value-type="float" office:value="2665">
            <text:p>2665</text:p>
          </table:table-cell>
          <table:table-cell ns41:value-type="float" table:style-name="ce32" office:value="2582" office:value-type="float">
            <text:p>2582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43" office:value-type="float">
            <text:p>43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ekkerkerk</text:p>
          </table:table-cell>
          <table:table-cell table:style-name="ce6"/>
          <table:table-cell ns41:value-type="float" table:style-name="ce22" office:value="295" office:value-type="float">
            <text:p>295</text:p>
          </table:table-cell>
          <table:table-cell ns41:value-type="float" table:style-name="ce32" office:value="392" office:value-type="float">
            <text:p>392</text:p>
          </table:table-cell>
          <table:table-cell ns41:value-type="float" table:style-name="ce32" office:value="592" office:value-type="float">
            <text:p>592</text:p>
          </table:table-cell>
          <table:table-cell ns41:value-type="float" table:style-name="ce32" office:value="306" office:value-type="float">
            <text:p>306</text:p>
          </table:table-cell>
          <table:table-cell ns41:value-type="float" table:style-name="ce32" office:value="52" office:value-type="float">
            <text:p>52</text:p>
          </table:table-cell>
          <table:table-cell table:formula="of:=SUM([.E101:.G101])" ns41:value-type="float" table:style-name="ce32" office:value-type="float" office:value="950">
            <text:p>950</text:p>
          </table:table-cell>
          <table:table-cell ns41:value-type="float" table:style-name="ce32" office:value="556" office:value-type="float">
            <text:p>556</text:p>
          </table:table-cell>
          <table:table-cell ns41:value-type="float" table:style-name="ce32" office:value="306" office:value-type="float">
            <text:p>306</text:p>
          </table:table-cell>
          <table:table-cell ns41:value-type="float" table:style-name="ce32" office:value="70" office:value-type="float">
            <text:p>70</text:p>
          </table:table-cell>
          <table:table-cell table:formula="of:=SUM([.I101:.K101])" ns41:value-type="float" table:style-name="ce32" office:value-type="float" office:value="932">
            <text:p>932</text:p>
          </table:table-cell>
          <table:table-cell table:formula="of:=SUM([.H101]+[.L101])" ns41:value-type="float" table:style-name="ce32" office:value-type="float" office:value="1882">
            <text:p>1882</text:p>
          </table:table-cell>
          <table:table-cell ns41:value-type="float" table:style-name="ce32" office:value="1843" office:value-type="float">
            <text:p>184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5" office:value-type="float">
            <text:p>3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ekkerland (Nieuw)</text:p>
          </table:table-cell>
          <table:table-cell table:style-name="ce6"/>
          <table:table-cell ns41:value-type="float" table:style-name="ce22" office:value="166" office:value-type="float">
            <text:p>166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360" office:value-type="float">
            <text:p>360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24" office:value-type="float">
            <text:p>24</text:p>
          </table:table-cell>
          <table:table-cell table:formula="of:=SUM([.E102:.G102])" ns41:value-type="float" table:style-name="ce32" office:value-type="float" office:value="557">
            <text:p>557</text:p>
          </table:table-cell>
          <table:table-cell ns41:value-type="float" table:style-name="ce32" office:value="294" office:value-type="float">
            <text:p>294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28" office:value-type="float">
            <text:p>28</text:p>
          </table:table-cell>
          <table:table-cell table:formula="of:=SUM([.I102:.K102])" ns41:value-type="float" table:style-name="ce32" office:value-type="float" office:value="495">
            <text:p>495</text:p>
          </table:table-cell>
          <table:table-cell table:formula="of:=SUM([.H102]+[.L102])" ns41:value-type="float" table:style-name="ce32" office:value-type="float" office:value="1052">
            <text:p>1052</text:p>
          </table:table-cell>
          <table:table-cell ns41:value-type="float" table:style-name="ce32" office:value="1050" office:value-type="float">
            <text:p>1050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eksmond c.a.</text:p>
          </table:table-cell>
          <table:table-cell table:style-name="ce6"/>
          <table:table-cell ns41:value-type="float" table:style-name="ce22" office:value="248" office:value-type="float">
            <text:p>248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453" office:value-type="float">
            <text:p>453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2" office:value="33" office:value-type="float">
            <text:p>33</text:p>
          </table:table-cell>
          <table:table-cell table:formula="of:=SUM([.E103:.G103])" ns41:value-type="float" table:style-name="ce32" office:value-type="float" office:value="679">
            <text:p>679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55" office:value-type="float">
            <text:p>55</text:p>
          </table:table-cell>
          <table:table-cell table:formula="of:=SUM([.I103:.K103])" ns41:value-type="float" table:style-name="ce32" office:value-type="float" office:value="608">
            <text:p>608</text:p>
          </table:table-cell>
          <table:table-cell table:formula="of:=SUM([.H103]+[.L103])" ns41:value-type="float" table:style-name="ce32" office:value-type="float" office:value="1287">
            <text:p>1287</text:p>
          </table:table-cell>
          <table:table-cell ns41:value-type="float" table:style-name="ce32" office:value="1250" office:value-type="float">
            <text:p>1250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7" office:value-type="float">
            <text:p>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eijderdorp</text:p>
          </table:table-cell>
          <table:table-cell table:style-name="ce6"/>
          <table:table-cell ns41:value-type="float" table:style-name="ce22" office:value="330" office:value-type="float">
            <text:p>330</text:p>
          </table:table-cell>
          <table:table-cell ns41:value-type="float" table:style-name="ce32" office:value="347" office:value-type="float">
            <text:p>347</text:p>
          </table:table-cell>
          <table:table-cell ns41:value-type="float" table:style-name="ce32" office:value="502" office:value-type="float">
            <text:p>502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2" office:value="37" office:value-type="float">
            <text:p>37</text:p>
          </table:table-cell>
          <table:table-cell table:formula="of:=SUM([.E104:.G104])" ns41:value-type="float" table:style-name="ce32" office:value-type="float" office:value="835">
            <text:p>835</text:p>
          </table:table-cell>
          <table:table-cell ns41:value-type="float" table:style-name="ce32" office:value="477" office:value-type="float">
            <text:p>477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47" office:value-type="float">
            <text:p>47</text:p>
          </table:table-cell>
          <table:table-cell table:formula="of:=SUM([.I104:.K104])" ns41:value-type="float" table:style-name="ce32" office:value-type="float" office:value="819">
            <text:p>819</text:p>
          </table:table-cell>
          <table:table-cell table:formula="of:=SUM([.H104]+[.L104])" ns41:value-type="float" table:style-name="ce32" office:value-type="float" office:value="1654">
            <text:p>1654</text:p>
          </table:table-cell>
          <table:table-cell ns41:value-type="float" table:style-name="ce32" office:value="1138" office:value-type="float">
            <text:p>1138</text:p>
          </table:table-cell>
          <table:table-cell ns41:value-type="float" table:style-name="ce32" office:value="497" office:value-type="float">
            <text:p>497</text:p>
          </table:table-cell>
          <table:table-cell ns41:value-type="float" table:style-name="ce32" office:value="19" office:value-type="float">
            <text:p>19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ier (de)</text:p>
          </table:table-cell>
          <table:table-cell table:style-name="ce6"/>
          <table:table-cell ns41:value-type="float" table:style-name="ce22" office:value="100" office:value-type="float">
            <text:p>100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19" office:value-type="float">
            <text:p>19</text:p>
          </table:table-cell>
          <table:table-cell table:formula="of:=SUM([.E105:.G105])" ns41:value-type="float" table:style-name="ce32" office:value-type="float" office:value="397">
            <text:p>397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19" office:value-type="float">
            <text:p>19</text:p>
          </table:table-cell>
          <table:table-cell table:formula="of:=SUM([.I105:.K105])" ns41:value-type="float" table:style-name="ce32" office:value-type="float" office:value="341">
            <text:p>341</text:p>
          </table:table-cell>
          <table:table-cell table:formula="of:=SUM([.H105]+[.L105])" ns41:value-type="float" table:style-name="ce32" office:value-type="float" office:value="738">
            <text:p>738</text:p>
          </table:table-cell>
          <table:table-cell ns41:value-type="float" table:style-name="ce32" office:value="696" office:value-type="float">
            <text:p>696</text:p>
          </table:table-cell>
          <table:table-cell ns41:value-type="float" table:style-name="ce32" office:value="42" office:value-type="float">
            <text:p>4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indt (Groote)</text:p>
          </table:table-cell>
          <table:table-cell table:style-name="ce6"/>
          <table:table-cell ns41:value-type="float" table:style-name="ce22" office:value="84" office:value-type="float">
            <text:p>84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2" office:value-type="float">
            <text:p>12</text:p>
          </table:table-cell>
          <table:table-cell table:formula="of:=SUM([.E106:.G106])" ns41:value-type="float" table:style-name="ce32" office:value-type="float" office:value="285">
            <text:p>285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20" office:value-type="float">
            <text:p>20</text:p>
          </table:table-cell>
          <table:table-cell table:formula="of:=SUM([.I106:.K106])" ns41:value-type="float" table:style-name="ce32" office:value-type="float" office:value="282">
            <text:p>282</text:p>
          </table:table-cell>
          <table:table-cell table:formula="of:=SUM([.H106]+[.L106])" ns41:value-type="float" table:style-name="ce32" office:value-type="float" office:value="567">
            <text:p>567</text:p>
          </table:table-cell>
          <table:table-cell ns41:value-type="float" table:style-name="ce32" office:value="565" office:value-type="float">
            <text:p>565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indt (Kleine)</text:p>
          </table:table-cell>
          <table:table-cell table:style-name="ce6"/>
          <table:table-cell ns41:value-type="float" table:style-name="ce22" office:value="67" office:value-type="float">
            <text:p>67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8" office:value-type="float">
            <text:p>8</text:p>
          </table:table-cell>
          <table:table-cell table:formula="of:=SUM([.E107:.G107])" ns41:value-type="float" table:style-name="ce32" office:value-type="float" office:value="204">
            <text:p>204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13" office:value-type="float">
            <text:p>13</text:p>
          </table:table-cell>
          <table:table-cell table:formula="of:=SUM([.I107:.K107])" ns41:value-type="float" table:style-name="ce32" office:value-type="float" office:value="250">
            <text:p>250</text:p>
          </table:table-cell>
          <table:table-cell table:formula="of:=SUM([.H107]+[.L107])" ns41:value-type="float" table:style-name="ce32" office:value-type="float" office:value="454">
            <text:p>454</text:p>
          </table:table-cell>
          <table:table-cell ns41:value-type="float" table:style-name="ce32" office:value="453" office:value-type="float">
            <text:p>453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isse</text:p>
          </table:table-cell>
          <table:table-cell table:style-name="ce6"/>
          <table:table-cell ns41:value-type="float" table:style-name="ce22" office:value="205" office:value-type="float">
            <text:p>205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2" office:value="457" office:value-type="float">
            <text:p>457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2" office:value="20" office:value-type="float">
            <text:p>20</text:p>
          </table:table-cell>
          <table:table-cell table:formula="of:=SUM([.E108:.G108])" ns41:value-type="float" table:style-name="ce32" office:value-type="float" office:value="710">
            <text:p>710</text:p>
          </table:table-cell>
          <table:table-cell ns41:value-type="float" table:style-name="ce32" office:value="490" office:value-type="float">
            <text:p>490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62" office:value-type="float">
            <text:p>62</text:p>
          </table:table-cell>
          <table:table-cell table:formula="of:=SUM([.I108:.K108])" ns41:value-type="float" table:style-name="ce32" office:value-type="float" office:value="786">
            <text:p>786</text:p>
          </table:table-cell>
          <table:table-cell table:formula="of:=SUM([.H108]+[.L108])" ns41:value-type="float" table:style-name="ce32" office:value-type="float" office:value="1496">
            <text:p>1496</text:p>
          </table:table-cell>
          <table:table-cell ns41:value-type="float" table:style-name="ce32" office:value="511" office:value-type="float">
            <text:p>511</text:p>
          </table:table-cell>
          <table:table-cell ns41:value-type="float" table:style-name="ce32" office:value="977" office:value-type="float">
            <text:p>97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Loosduinen</text:p>
          </table:table-cell>
          <table:table-cell table:style-name="ce6"/>
          <table:table-cell ns41:value-type="float" table:style-name="ce22" office:value="242" office:value-type="float">
            <text:p>242</text:p>
          </table:table-cell>
          <table:table-cell ns41:value-type="float" table:style-name="ce32" office:value="363" office:value-type="float">
            <text:p>363</text:p>
          </table:table-cell>
          <table:table-cell ns41:value-type="float" table:style-name="ce32" office:value="603" office:value-type="float">
            <text:p>603</text:p>
          </table:table-cell>
          <table:table-cell ns41:value-type="float" table:style-name="ce32" office:value="286" office:value-type="float">
            <text:p>286</text:p>
          </table:table-cell>
          <table:table-cell ns41:value-type="float" table:style-name="ce32" office:value="21" office:value-type="float">
            <text:p>21</text:p>
          </table:table-cell>
          <table:table-cell table:formula="of:=SUM([.E109:.G109])" ns41:value-type="float" table:style-name="ce32" office:value-type="float" office:value="910">
            <text:p>910</text:p>
          </table:table-cell>
          <table:table-cell ns41:value-type="float" table:style-name="ce32" office:value="566" office:value-type="float">
            <text:p>566</text:p>
          </table:table-cell>
          <table:table-cell ns41:value-type="float" table:style-name="ce32" office:value="282" office:value-type="float">
            <text:p>282</text:p>
          </table:table-cell>
          <table:table-cell ns41:value-type="float" table:style-name="ce32" office:value="80" office:value-type="float">
            <text:p>80</text:p>
          </table:table-cell>
          <table:table-cell table:formula="of:=SUM([.I109:.K109])" ns41:value-type="float" table:style-name="ce32" office:value-type="float" office:value="928">
            <text:p>928</text:p>
          </table:table-cell>
          <table:table-cell table:formula="of:=SUM([.H109]+[.L109])" ns41:value-type="float" table:style-name="ce32" office:value-type="float" office:value="1838">
            <text:p>1838</text:p>
          </table:table-cell>
          <table:table-cell ns41:value-type="float" table:style-name="ce32" office:value="890" office:value-type="float">
            <text:p>890</text:p>
          </table:table-cell>
          <table:table-cell ns41:value-type="float" table:style-name="ce32" office:value="931" office:value-type="float">
            <text:p>931</text:p>
          </table:table-cell>
          <table:table-cell ns41:value-type="float" table:style-name="ce32" office:value="17" office:value-type="float">
            <text:p>1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aartensregt (St.)</text:p>
          </table:table-cell>
          <table:table-cell table:style-name="ce6"/>
          <table:table-cell ns41:value-type="float" table:style-name="ce22" office:value="20" office:value-type="float">
            <text:p>20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" office:value-type="float">
            <text:p>5</text:p>
          </table:table-cell>
          <table:table-cell table:formula="of:=SUM([.E110:.G110])" ns41:value-type="float" table:style-name="ce32" office:value-type="float" office:value="76">
            <text:p>76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" office:value-type="float">
            <text:p>1</text:p>
          </table:table-cell>
          <table:table-cell table:formula="of:=SUM([.I110:.K110])" ns41:value-type="float" table:style-name="ce32" office:value-type="float" office:value="73">
            <text:p>73</text:p>
          </table:table-cell>
          <table:table-cell table:formula="of:=SUM([.H110]+[.L110])" ns41:value-type="float" table:style-name="ce32" office:value-type="float" office:value="149">
            <text:p>149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76" office:value-type="float">
            <text:p>76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aasdam</text:p>
          </table:table-cell>
          <table:table-cell table:style-name="ce6"/>
          <table:table-cell ns41:value-type="float" table:style-name="ce22" office:value="219" office:value-type="float">
            <text:p>219</text:p>
          </table:table-cell>
          <table:table-cell ns41:value-type="float" table:style-name="ce32" office:value="303" office:value-type="float">
            <text:p>303</text:p>
          </table:table-cell>
          <table:table-cell ns41:value-type="float" table:style-name="ce32" office:value="401" office:value-type="float">
            <text:p>401</text:p>
          </table:table-cell>
          <table:table-cell ns41:value-type="float" table:style-name="ce32" office:value="241" office:value-type="float">
            <text:p>241</text:p>
          </table:table-cell>
          <table:table-cell ns41:value-type="float" table:style-name="ce32" office:value="35" office:value-type="float">
            <text:p>35</text:p>
          </table:table-cell>
          <table:table-cell table:formula="of:=SUM([.E111:.G111])" ns41:value-type="float" table:style-name="ce32" office:value-type="float" office:value="677">
            <text:p>677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2" office:value="239" office:value-type="float">
            <text:p>239</text:p>
          </table:table-cell>
          <table:table-cell ns41:value-type="float" table:style-name="ce32" office:value="67" office:value-type="float">
            <text:p>67</text:p>
          </table:table-cell>
          <table:table-cell table:formula="of:=SUM([.I111:.K111])" ns41:value-type="float" table:style-name="ce32" office:value-type="float" office:value="689">
            <text:p>689</text:p>
          </table:table-cell>
          <table:table-cell table:formula="of:=SUM([.H111]+[.L111])" ns41:value-type="float" table:style-name="ce32" office:value-type="float" office:value="1366">
            <text:p>1366</text:p>
          </table:table-cell>
          <table:table-cell ns41:value-type="float" table:style-name="ce32" office:value="1349" office:value-type="float">
            <text:p>1349</text:p>
          </table:table-cell>
          <table:table-cell ns41:value-type="float" table:style-name="ce32" office:value="16" office:value-type="float">
            <text:p>16</text:p>
          </table:table-cell>
          <table:table-cell table:style-name="ce32"/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2" office:value-type="float">
            <text:p>22</text:p>
          </table:table-cell>
          <table:table-cell ns41:value-type="float" table:style-name="ce59" office:value="23" office:value-type="float">
            <text:p>23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8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aasland</text:p>
          </table:table-cell>
          <table:table-cell table:style-name="ce6"/>
          <table:table-cell ns41:value-type="float" table:style-name="ce22" office:value="283" office:value-type="float">
            <text:p>283</text:p>
          </table:table-cell>
          <table:table-cell ns41:value-type="float" table:style-name="ce32" office:value="348" office:value-type="float">
            <text:p>348</text:p>
          </table:table-cell>
          <table:table-cell ns41:value-type="float" table:style-name="ce32" office:value="645" office:value-type="float">
            <text:p>645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34" office:value-type="float">
            <text:p>34</text:p>
          </table:table-cell>
          <table:table-cell table:formula="of:=SUM([.E112:.G112])" ns41:value-type="float" table:style-name="ce32" office:value-type="float" office:value="969">
            <text:p>969</text:p>
          </table:table-cell>
          <table:table-cell ns41:value-type="float" table:style-name="ce32" office:value="607" office:value-type="float">
            <text:p>607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32" office:value="53" office:value-type="float">
            <text:p>53</text:p>
          </table:table-cell>
          <table:table-cell table:formula="of:=SUM([.I112:.K112])" ns41:value-type="float" table:style-name="ce32" office:value-type="float" office:value="949">
            <text:p>949</text:p>
          </table:table-cell>
          <table:table-cell table:formula="of:=SUM([.H112]+[.L112])" ns41:value-type="float" table:style-name="ce32" office:value-type="float" office:value="1918">
            <text:p>1918</text:p>
          </table:table-cell>
          <table:table-cell ns41:value-type="float" table:style-name="ce32" office:value="1464" office:value-type="float">
            <text:p>1464</text:p>
          </table:table-cell>
          <table:table-cell ns41:value-type="float" table:style-name="ce32" office:value="435" office:value-type="float">
            <text:p>435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92" office:value="8" office:value-type="float">
            <text:p>8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athenes (Oud en Nieuw)</text:p>
          </table:table-cell>
          <table:table-cell table:style-name="ce6"/>
          <table:table-cell ns41:value-type="float" table:style-name="ce22" office:value="67" office:value-type="float">
            <text:p>67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5" office:value-type="float">
            <text:p>5</text:p>
          </table:table-cell>
          <table:table-cell table:formula="of:=SUM([.E113:.G113])" ns41:value-type="float" table:style-name="ce32" office:value-type="float" office:value="196">
            <text:p>196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1" office:value-type="float">
            <text:p>11</text:p>
          </table:table-cell>
          <table:table-cell table:formula="of:=SUM([.I113:.K113])" ns41:value-type="float" table:style-name="ce32" office:value-type="float" office:value="174">
            <text:p>174</text:p>
          </table:table-cell>
          <table:table-cell table:formula="of:=SUM([.H113]+[.L113])" ns41:value-type="float" table:style-name="ce32" office:value-type="float" office:value="370">
            <text:p>370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146" office:value-type="float">
            <text:p>146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eerdervoort</text:p>
          </table:table-cell>
          <table:table-cell table:style-name="ce6"/>
          <table:table-cell ns41:value-type="float" table:style-name="ce22" office:value="54" office:value-type="float">
            <text:p>54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6" office:value-type="float">
            <text:p>6</text:p>
          </table:table-cell>
          <table:table-cell table:formula="of:=SUM([.E114:.G114])" ns41:value-type="float" table:style-name="ce32" office:value-type="float" office:value="190">
            <text:p>190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7" office:value-type="float">
            <text:p>17</text:p>
          </table:table-cell>
          <table:table-cell table:formula="of:=SUM([.I114:.K114])" ns41:value-type="float" table:style-name="ce32" office:value-type="float" office:value="210">
            <text:p>210</text:p>
          </table:table-cell>
          <table:table-cell table:formula="of:=SUM([.H114]+[.L114])" ns41:value-type="float" table:style-name="ce32" office:value-type="float" office:value="400">
            <text:p>400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" office:value-type="float">
            <text:p>3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eerkerk</text:p>
          </table:table-cell>
          <table:table-cell table:style-name="ce6"/>
          <table:table-cell ns41:value-type="float" table:style-name="ce22" office:value="152" office:value-type="float">
            <text:p>152</text:p>
          </table:table-cell>
          <table:table-cell ns41:value-type="float" table:style-name="ce32" office:value="214" office:value-type="float">
            <text:p>214</text:p>
          </table:table-cell>
          <table:table-cell ns41:value-type="float" table:style-name="ce32" office:value="398" office:value-type="float">
            <text:p>398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18" office:value-type="float">
            <text:p>18</text:p>
          </table:table-cell>
          <table:table-cell table:formula="of:=SUM([.E115:.G115])" ns41:value-type="float" table:style-name="ce32" office:value-type="float" office:value="590">
            <text:p>590</text:p>
          </table:table-cell>
          <table:table-cell ns41:value-type="float" table:style-name="ce32" office:value="339" office:value-type="float">
            <text:p>339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35" office:value-type="float">
            <text:p>35</text:p>
          </table:table-cell>
          <table:table-cell table:formula="of:=SUM([.I115:.K115])" ns41:value-type="float" table:style-name="ce32" office:value-type="float" office:value="551">
            <text:p>551</text:p>
          </table:table-cell>
          <table:table-cell table:formula="of:=SUM([.H115]+[.L115])" ns41:value-type="float" table:style-name="ce32" office:value-type="float" office:value="1141">
            <text:p>1141</text:p>
          </table:table-cell>
          <table:table-cell ns41:value-type="float" table:style-name="ce32" office:value="1120" office:value-type="float">
            <text:p>112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92" office:value="6" office:value-type="float">
            <text:p>6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elissant</text:p>
          </table:table-cell>
          <table:table-cell table:style-name="ce6"/>
          <table:table-cell ns41:value-type="float" table:style-name="ce22" office:value="68" office:value-type="float">
            <text:p>68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7" office:value-type="float">
            <text:p>7</text:p>
          </table:table-cell>
          <table:table-cell table:formula="of:=SUM([.E116:.G116])" ns41:value-type="float" table:style-name="ce32" office:value-type="float" office:value="275">
            <text:p>275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22" office:value-type="float">
            <text:p>22</text:p>
          </table:table-cell>
          <table:table-cell table:formula="of:=SUM([.I116:.K116])" ns41:value-type="float" table:style-name="ce32" office:value-type="float" office:value="324">
            <text:p>324</text:p>
          </table:table-cell>
          <table:table-cell table:formula="of:=SUM([.H116]+[.L116])" ns41:value-type="float" table:style-name="ce32" office:value-type="float" office:value="599">
            <text:p>599</text:p>
          </table:table-cell>
          <table:table-cell ns41:value-type="float" table:style-name="ce32" office:value="482" office:value-type="float">
            <text:p>482</text:p>
          </table:table-cell>
          <table:table-cell ns41:value-type="float" table:style-name="ce32" office:value="105" office:value-type="float">
            <text:p>105</text:p>
          </table:table-cell>
          <table:table-cell table:style-name="ce32"/>
          <table:table-cell ns41:value-type="float" table:style-name="ce92" office:value="12" office:value-type="float">
            <text:p>12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iddelburg</text:p>
          </table:table-cell>
          <table:table-cell table:style-name="ce6"/>
          <table:table-cell ns41:value-type="float" table:style-name="ce22" office:value="24" office:value-type="float">
            <text:p>24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" office:value-type="float">
            <text:p>1</text:p>
          </table:table-cell>
          <table:table-cell table:formula="of:=SUM([.E117:.G117])" ns41:value-type="float" table:style-name="ce32" office:value-type="float" office:value="112">
            <text:p>112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0" office:value-type="float">
            <text:p>10</text:p>
          </table:table-cell>
          <table:table-cell table:formula="of:=SUM([.I117:.K117])" ns41:value-type="float" table:style-name="ce32" office:value-type="float" office:value="120">
            <text:p>120</text:p>
          </table:table-cell>
          <table:table-cell table:formula="of:=SUM([.H117]+[.L117])" ns41:value-type="float" table:style-name="ce32" office:value-type="float" office:value="232">
            <text:p>232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15" office:value-type="float">
            <text:p>115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iddelharnis</text:p>
          </table:table-cell>
          <table:table-cell table:style-name="ce6"/>
          <table:table-cell ns41:value-type="float" table:style-name="ce22" office:value="425" office:value-type="float">
            <text:p>425</text:p>
          </table:table-cell>
          <table:table-cell ns41:value-type="float" table:style-name="ce32" office:value="646" office:value-type="float">
            <text:p>646</text:p>
          </table:table-cell>
          <table:table-cell ns41:value-type="float" table:style-name="ce32" office:value="809" office:value-type="float">
            <text:p>809</text:p>
          </table:table-cell>
          <table:table-cell ns41:value-type="float" table:style-name="ce32" office:value="534" office:value-type="float">
            <text:p>534</text:p>
          </table:table-cell>
          <table:table-cell ns41:value-type="float" table:style-name="ce32" office:value="51" office:value-type="float">
            <text:p>51</text:p>
          </table:table-cell>
          <table:table-cell table:formula="of:=SUM([.E118:.G118])" ns41:value-type="float" table:style-name="ce32" office:value-type="float" office:value="1394">
            <text:p>1394</text:p>
          </table:table-cell>
          <table:table-cell ns41:value-type="float" table:style-name="ce32" office:value="862" office:value-type="float">
            <text:p>862</text:p>
          </table:table-cell>
          <table:table-cell ns41:value-type="float" table:style-name="ce32" office:value="536" office:value-type="float">
            <text:p>536</text:p>
          </table:table-cell>
          <table:table-cell ns41:value-type="float" table:style-name="ce32" office:value="113" office:value-type="float">
            <text:p>113</text:p>
          </table:table-cell>
          <table:table-cell table:formula="of:=SUM([.I118:.K118])" ns41:value-type="float" table:style-name="ce32" office:value-type="float" office:value="1511">
            <text:p>1511</text:p>
          </table:table-cell>
          <table:table-cell table:formula="of:=SUM([.H118]+[.L118])" ns41:value-type="float" table:style-name="ce32" office:value-type="float" office:value="2905">
            <text:p>2905</text:p>
          </table:table-cell>
          <table:table-cell ns41:value-type="float" table:style-name="ce32" office:value="2782" office:value-type="float">
            <text:p>2782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92" office:value="4" office:value-type="float">
            <text:p>4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ijl (de)</text:p>
          </table:table-cell>
          <table:table-cell table:style-name="ce6"/>
          <table:table-cell ns41:value-type="float" table:style-name="ce22" office:value="68" office:value-type="float">
            <text:p>68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6" office:value-type="float">
            <text:p>6</text:p>
          </table:table-cell>
          <table:table-cell table:formula="of:=SUM([.E119:.G119])" ns41:value-type="float" table:style-name="ce32" office:value-type="float" office:value="249">
            <text:p>249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9" office:value-type="float">
            <text:p>9</text:p>
          </table:table-cell>
          <table:table-cell table:formula="of:=SUM([.I119:.K119])" ns41:value-type="float" table:style-name="ce32" office:value-type="float" office:value="252">
            <text:p>252</text:p>
          </table:table-cell>
          <table:table-cell table:formula="of:=SUM([.H119]+[.L119])" ns41:value-type="float" table:style-name="ce32" office:value-type="float" office:value="501">
            <text:p>501</text:p>
          </table:table-cell>
          <table:table-cell ns41:value-type="float" table:style-name="ce32" office:value="484" office:value-type="float">
            <text:p>48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5" office:value-type="float">
            <text:p>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ijnsheerenland</text:p>
          </table:table-cell>
          <table:table-cell table:style-name="ce6"/>
          <table:table-cell ns41:value-type="float" table:style-name="ce22" office:value="153" office:value-type="float">
            <text:p>153</text:p>
          </table:table-cell>
          <table:table-cell ns41:value-type="float" table:style-name="ce32" office:value="228" office:value-type="float">
            <text:p>228</text:p>
          </table:table-cell>
          <table:table-cell ns41:value-type="float" table:style-name="ce32" office:value="326" office:value-type="float">
            <text:p>326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2" office:value="23" office:value-type="float">
            <text:p>23</text:p>
          </table:table-cell>
          <table:table-cell table:formula="of:=SUM([.E120:.G120])" ns41:value-type="float" table:style-name="ce32" office:value-type="float" office:value="542">
            <text:p>542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39" office:value-type="float">
            <text:p>39</text:p>
          </table:table-cell>
          <table:table-cell table:formula="of:=SUM([.I120:.K120])" ns41:value-type="float" table:style-name="ce32" office:value-type="float" office:value="590">
            <text:p>590</text:p>
          </table:table-cell>
          <table:table-cell table:formula="of:=SUM([.H120]+[.L120])" ns41:value-type="float" table:style-name="ce32" office:value-type="float" office:value="1132">
            <text:p>1132</text:p>
          </table:table-cell>
          <table:table-cell ns41:value-type="float" table:style-name="ce32" office:value="1121" office:value-type="float">
            <text:p>112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oercappelle *</text:p>
          </table:table-cell>
          <table:table-cell table:style-name="ce6"/>
          <table:table-cell ns41:value-type="float" table:style-name="ce22" office:value="58" office:value-type="float">
            <text:p>58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1" office:value-type="float">
            <text:p>11</text:p>
          </table:table-cell>
          <table:table-cell table:formula="of:=SUM([.E121:.G121])" ns41:value-type="float" table:style-name="ce32" office:value-type="float" office:value="241">
            <text:p>241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12" office:value-type="float">
            <text:p>12</text:p>
          </table:table-cell>
          <table:table-cell table:formula="of:=SUM([.I121:.K121])" ns41:value-type="float" table:style-name="ce32" office:value-type="float" office:value="221">
            <text:p>221</text:p>
          </table:table-cell>
          <table:table-cell table:formula="of:=SUM([.H121]+[.L121])" ns41:value-type="float" table:style-name="ce88" office:value-type="float" office:value="462">
            <text:p>462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74" office:value-type="float">
            <text:p>74</text:p>
          </table:table-cell>
          <table:table-cell table:style-name="ce32"/>
          <table:table-cell ns41:value-type="float" table:style-name="ce92" office:value="4" office:value-type="float">
            <text:p>4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olenaarsgraaf</text:p>
          </table:table-cell>
          <table:table-cell table:style-name="ce6"/>
          <table:table-cell ns41:value-type="float" table:style-name="ce22" office:value="54" office:value-type="float">
            <text:p>54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9" office:value-type="float">
            <text:p>9</text:p>
          </table:table-cell>
          <table:table-cell table:formula="of:=SUM([.E122:.G122])" ns41:value-type="float" table:style-name="ce32" office:value-type="float" office:value="179">
            <text:p>179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9" office:value-type="float">
            <text:p>19</text:p>
          </table:table-cell>
          <table:table-cell table:formula="of:=SUM([.I122:.K122])" ns41:value-type="float" table:style-name="ce32" office:value-type="float" office:value="191">
            <text:p>191</text:p>
          </table:table-cell>
          <table:table-cell table:formula="of:=SUM([.H122]+[.L122])" ns41:value-type="float" table:style-name="ce32" office:value-type="float" office:value="370">
            <text:p>370</text:p>
          </table:table-cell>
          <table:table-cell ns41:value-type="float" table:style-name="ce32" office:value="360" office:value-type="float">
            <text:p>360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92" office:value="9" office:value-type="float">
            <text:p>9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onster</text:p>
          </table:table-cell>
          <table:table-cell table:style-name="ce6"/>
          <table:table-cell ns41:value-type="float" table:style-name="ce22" office:value="340" office:value-type="float">
            <text:p>340</text:p>
          </table:table-cell>
          <table:table-cell ns41:value-type="float" table:style-name="ce32" office:value="584" office:value-type="float">
            <text:p>584</text:p>
          </table:table-cell>
          <table:table-cell ns41:value-type="float" table:style-name="ce32" office:value="919" office:value-type="float">
            <text:p>919</text:p>
          </table:table-cell>
          <table:table-cell ns41:value-type="float" table:style-name="ce32" office:value="448" office:value-type="float">
            <text:p>448</text:p>
          </table:table-cell>
          <table:table-cell ns41:value-type="float" table:style-name="ce32" office:value="45" office:value-type="float">
            <text:p>45</text:p>
          </table:table-cell>
          <table:table-cell table:formula="of:=SUM([.E123:.G123])" ns41:value-type="float" table:style-name="ce32" office:value-type="float" office:value="1412">
            <text:p>1412</text:p>
          </table:table-cell>
          <table:table-cell ns41:value-type="float" table:style-name="ce32" office:value="875" office:value-type="float">
            <text:p>875</text:p>
          </table:table-cell>
          <table:table-cell ns41:value-type="float" table:style-name="ce32" office:value="448" office:value-type="float">
            <text:p>448</text:p>
          </table:table-cell>
          <table:table-cell ns41:value-type="float" table:style-name="ce32" office:value="126" office:value-type="float">
            <text:p>126</text:p>
          </table:table-cell>
          <table:table-cell table:formula="of:=SUM([.I123:.K123])" ns41:value-type="float" table:style-name="ce32" office:value-type="float" office:value="1449">
            <text:p>1449</text:p>
          </table:table-cell>
          <table:table-cell table:formula="of:=SUM([.H123]+[.L123])" ns41:value-type="float" table:style-name="ce32" office:value-type="float" office:value="2861">
            <text:p>2861</text:p>
          </table:table-cell>
          <table:table-cell ns41:value-type="float" table:style-name="ce32" office:value="1335" office:value-type="float">
            <text:p>1335</text:p>
          </table:table-cell>
          <table:table-cell ns41:value-type="float" table:style-name="ce32" office:value="1501" office:value-type="float">
            <text:p>1501</text:p>
          </table:table-cell>
          <table:table-cell ns41:value-type="float" table:style-name="ce32" office:value="25" office:value-type="float">
            <text:p>2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Moordrecht</text:p>
          </table:table-cell>
          <table:table-cell table:style-name="ce6"/>
          <table:table-cell ns41:value-type="float" table:style-name="ce22" office:value="176" office:value-type="float">
            <text:p>176</text:p>
          </table:table-cell>
          <table:table-cell ns41:value-type="float" table:style-name="ce32" office:value="441" office:value-type="float">
            <text:p>441</text:p>
          </table:table-cell>
          <table:table-cell ns41:value-type="float" table:style-name="ce32" office:value="525" office:value-type="float">
            <text:p>525</text:p>
          </table:table-cell>
          <table:table-cell ns41:value-type="float" table:style-name="ce32" office:value="348" office:value-type="float">
            <text:p>348</text:p>
          </table:table-cell>
          <table:table-cell ns41:value-type="float" table:style-name="ce32" office:value="27" office:value-type="float">
            <text:p>27</text:p>
          </table:table-cell>
          <table:table-cell table:formula="of:=SUM([.E124:.G124])" ns41:value-type="float" table:style-name="ce32" office:value-type="float" office:value="900">
            <text:p>900</text:p>
          </table:table-cell>
          <table:table-cell ns41:value-type="float" table:style-name="ce32" office:value="578" office:value-type="float">
            <text:p>578</text:p>
          </table:table-cell>
          <table:table-cell ns41:value-type="float" table:style-name="ce32" office:value="347" office:value-type="float">
            <text:p>347</text:p>
          </table:table-cell>
          <table:table-cell ns41:value-type="float" table:style-name="ce32" office:value="79" office:value-type="float">
            <text:p>79</text:p>
          </table:table-cell>
          <table:table-cell table:formula="of:=SUM([.I124:.K124])" ns41:value-type="float" table:style-name="ce32" office:value-type="float" office:value="1004">
            <text:p>1004</text:p>
          </table:table-cell>
          <table:table-cell table:formula="of:=SUM([.H124]+[.L124])" ns41:value-type="float" table:style-name="ce32" office:value-type="float" office:value="1904">
            <text:p>1904</text:p>
          </table:table-cell>
          <table:table-cell ns41:value-type="float" table:style-name="ce32" office:value="1548" office:value-type="float">
            <text:p>1548</text:p>
          </table:table-cell>
          <table:table-cell ns41:value-type="float" table:style-name="ce32" office:value="352" office:value-type="float">
            <text:p>352</text:p>
          </table:table-cell>
          <table:table-cell ns41:value-type="float" table:style-name="ce32" office:value="4" office:value-type="float">
            <text:p>4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aaldwijk</text:p>
          </table:table-cell>
          <table:table-cell table:style-name="ce6"/>
          <table:table-cell ns41:value-type="float" table:style-name="ce22" office:value="449" office:value-type="float">
            <text:p>449</text:p>
          </table:table-cell>
          <table:table-cell ns41:value-type="float" table:style-name="ce32" office:value="684" office:value-type="float">
            <text:p>684</text:p>
          </table:table-cell>
          <table:table-cell ns41:value-type="float" table:style-name="ce32" office:value="1061" office:value-type="float">
            <text:p>1061</text:p>
          </table:table-cell>
          <table:table-cell ns41:value-type="float" table:style-name="ce32" office:value="538" office:value-type="float">
            <text:p>538</text:p>
          </table:table-cell>
          <table:table-cell ns41:value-type="float" table:style-name="ce32" office:value="55" office:value-type="float">
            <text:p>55</text:p>
          </table:table-cell>
          <table:table-cell table:formula="of:=SUM([.E125:.G125])" ns41:value-type="float" table:style-name="ce32" office:value-type="float" office:value="1654">
            <text:p>1654</text:p>
          </table:table-cell>
          <table:table-cell ns41:value-type="float" table:style-name="ce32" office:value="1046" office:value-type="float">
            <text:p>1046</text:p>
          </table:table-cell>
          <table:table-cell ns41:value-type="float" table:style-name="ce32" office:value="542" office:value-type="float">
            <text:p>542</text:p>
          </table:table-cell>
          <table:table-cell ns41:value-type="float" table:style-name="ce32" office:value="123" office:value-type="float">
            <text:p>123</text:p>
          </table:table-cell>
          <table:table-cell table:formula="of:=SUM([.I125:.K125])" ns41:value-type="float" table:style-name="ce32" office:value-type="float" office:value="1711">
            <text:p>1711</text:p>
          </table:table-cell>
          <table:table-cell table:formula="of:=SUM([.H125]+[.L125])" ns41:value-type="float" table:style-name="ce32" office:value-type="float" office:value="3365">
            <text:p>3365</text:p>
          </table:table-cell>
          <table:table-cell ns41:value-type="float" table:style-name="ce32" office:value="2000" office:value-type="float">
            <text:p>2000</text:p>
          </table:table-cell>
          <table:table-cell ns41:value-type="float" table:style-name="ce32" office:value="1291" office:value-type="float">
            <text:p>1291</text:p>
          </table:table-cell>
          <table:table-cell ns41:value-type="float" table:style-name="ce32" office:value="74" office:value-type="float">
            <text:p>74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aters c.a.</text:p>
          </table:table-cell>
          <table:table-cell table:style-name="ce6"/>
          <table:table-cell ns41:value-type="float" table:style-name="ce22" office:value="18" office:value-type="float">
            <text:p>18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" office:value-type="float">
            <text:p>3</text:p>
          </table:table-cell>
          <table:table-cell table:formula="of:=SUM([.E126:.G126])" ns41:value-type="float" table:style-name="ce32" office:value-type="float" office:value="56">
            <text:p>56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" office:value-type="float">
            <text:p>1</text:p>
          </table:table-cell>
          <table:table-cell table:formula="of:=SUM([.I126:.K126])" ns41:value-type="float" table:style-name="ce32" office:value-type="float" office:value="54">
            <text:p>54</text:p>
          </table:table-cell>
          <table:table-cell table:formula="of:=SUM([.H126]+[.L126])" ns41:value-type="float" table:style-name="ce32" office:value-type="float" office:value="110">
            <text:p>110</text:p>
          </table:table-cell>
          <table:table-cell ns41:value-type="float" table:style-name="ce32" office:value="110" office:value-type="float">
            <text:p>110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eder-Slingeland</text:p>
          </table:table-cell>
          <table:table-cell table:style-name="ce6"/>
          <table:table-cell ns41:value-type="float" table:style-name="ce22" office:value="15" office:value-type="float">
            <text:p>15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" office:value-type="float">
            <text:p>1</text:p>
          </table:table-cell>
          <table:table-cell table:formula="of:=SUM([.E127:.G127])" ns41:value-type="float" table:style-name="ce32" office:value-type="float" office:value="75">
            <text:p>7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8" office:value-type="float">
            <text:p>18</text:p>
          </table:table-cell>
          <table:table-cell table:style-name="ce32"/>
          <table:table-cell table:formula="of:=SUM([.I127:.K127])" ns41:value-type="float" table:style-name="ce32" office:value-type="float" office:value="53">
            <text:p>53</text:p>
          </table:table-cell>
          <table:table-cell table:formula="of:=SUM([.H127]+[.L127])" ns41:value-type="float" table:style-name="ce32" office:value-type="float" office:value="128">
            <text:p>128</text:p>
          </table:table-cell>
          <table:table-cell ns41:value-type="float" table:style-name="ce32" office:value="128" office:value-type="float">
            <text:p>128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ieuwenhoven </text:p>
          </table:table-cell>
          <table:table-cell table:style-name="ce6"/>
          <table:table-cell ns41:value-type="float" table:style-name="ce22" office:value="140" office:value-type="float">
            <text:p>140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15" office:value-type="float">
            <text:p>15</text:p>
          </table:table-cell>
          <table:table-cell table:formula="of:=SUM([.E128:.G128])" ns41:value-type="float" table:style-name="ce32" office:value-type="float" office:value="507">
            <text:p>507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27" office:value-type="float">
            <text:p>27</text:p>
          </table:table-cell>
          <table:table-cell table:formula="of:=SUM([.I128:.K128])" ns41:value-type="float" table:style-name="ce32" office:value-type="float" office:value="495">
            <text:p>495</text:p>
          </table:table-cell>
          <table:table-cell table:formula="of:=SUM([.H128]+[.L128])" ns41:value-type="float" table:style-name="ce32" office:value-type="float" office:value="1002">
            <text:p>1002</text:p>
          </table:table-cell>
          <table:table-cell ns41:value-type="float" table:style-name="ce32" office:value="955" office:value-type="float">
            <text:p>955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5" office:value-type="float">
            <text:p>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ieuwerkerk op den IJssel</text:p>
          </table:table-cell>
          <table:table-cell table:style-name="ce6"/>
          <table:table-cell ns41:value-type="float" table:style-name="ce22" office:value="186" office:value-type="float">
            <text:p>186</text:p>
          </table:table-cell>
          <table:table-cell ns41:value-type="float" table:style-name="ce32" office:value="347" office:value-type="float">
            <text:p>347</text:p>
          </table:table-cell>
          <table:table-cell ns41:value-type="float" table:style-name="ce32" office:value="497" office:value-type="float">
            <text:p>497</text:p>
          </table:table-cell>
          <table:table-cell ns41:value-type="float" table:style-name="ce32" office:value="281" office:value-type="float">
            <text:p>281</text:p>
          </table:table-cell>
          <table:table-cell ns41:value-type="float" table:style-name="ce32" office:value="27" office:value-type="float">
            <text:p>27</text:p>
          </table:table-cell>
          <table:table-cell table:formula="of:=SUM([.E129:.G129])" ns41:value-type="float" table:style-name="ce32" office:value-type="float" office:value="805">
            <text:p>805</text:p>
          </table:table-cell>
          <table:table-cell ns41:value-type="float" table:style-name="ce32" office:value="528" office:value-type="float">
            <text:p>528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61" office:value-type="float">
            <text:p>61</text:p>
          </table:table-cell>
          <table:table-cell table:formula="of:=SUM([.I129:.K129])" ns41:value-type="float" table:style-name="ce32" office:value-type="float" office:value="859">
            <text:p>859</text:p>
          </table:table-cell>
          <table:table-cell table:formula="of:=SUM([.H129]+[.L129])" ns41:value-type="float" table:style-name="ce32" office:value-type="float" office:value="1664">
            <text:p>1664</text:p>
          </table:table-cell>
          <table:table-cell ns41:value-type="float" table:style-name="ce32" office:value="1431" office:value-type="float">
            <text:p>1431</text:p>
          </table:table-cell>
          <table:table-cell ns41:value-type="float" table:style-name="ce32" office:value="217" office:value-type="float">
            <text:p>217</text:p>
          </table:table-cell>
          <table:table-cell table:style-name="ce32"/>
          <table:table-cell ns41:value-type="float" table:style-name="ce92" office:value="16" office:value-type="float">
            <text:p>16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ieuwcoop c.a.</text:p>
          </table:table-cell>
          <table:table-cell table:style-name="ce6"/>
          <table:table-cell ns41:value-type="float" table:style-name="ce22" office:value="304" office:value-type="float">
            <text:p>304</text:p>
          </table:table-cell>
          <table:table-cell ns41:value-type="float" table:style-name="ce32" office:value="451" office:value-type="float">
            <text:p>451</text:p>
          </table:table-cell>
          <table:table-cell ns41:value-type="float" table:style-name="ce32" office:value="625" office:value-type="float">
            <text:p>625</text:p>
          </table:table-cell>
          <table:table-cell ns41:value-type="float" table:style-name="ce32" office:value="349" office:value-type="float">
            <text:p>349</text:p>
          </table:table-cell>
          <table:table-cell ns41:value-type="float" table:style-name="ce32" office:value="59" office:value-type="float">
            <text:p>59</text:p>
          </table:table-cell>
          <table:table-cell table:formula="of:=SUM([.E130:.G130])" ns41:value-type="float" table:style-name="ce32" office:value-type="float" office:value="1033">
            <text:p>1033</text:p>
          </table:table-cell>
          <table:table-cell ns41:value-type="float" table:style-name="ce32" office:value="620" office:value-type="float">
            <text:p>620</text:p>
          </table:table-cell>
          <table:table-cell ns41:value-type="float" table:style-name="ce32" office:value="352" office:value-type="float">
            <text:p>352</text:p>
          </table:table-cell>
          <table:table-cell ns41:value-type="float" table:style-name="ce32" office:value="87" office:value-type="float">
            <text:p>87</text:p>
          </table:table-cell>
          <table:table-cell table:formula="of:=SUM([.I130:.K130])" ns41:value-type="float" table:style-name="ce32" office:value-type="float" office:value="1059">
            <text:p>1059</text:p>
          </table:table-cell>
          <table:table-cell table:formula="of:=SUM([.H130]+[.L130])" ns41:value-type="float" table:style-name="ce32" office:value-type="float" office:value="2092">
            <text:p>2092</text:p>
          </table:table-cell>
          <table:table-cell ns41:value-type="float" table:style-name="ce32" office:value="1039" office:value-type="float">
            <text:p>1039</text:p>
          </table:table-cell>
          <table:table-cell ns41:value-type="float" table:style-name="ce32" office:value="1053" office:value-type="float">
            <text:p>105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ieuwland</text:p>
          </table:table-cell>
          <table:table-cell table:style-name="ce6"/>
          <table:table-cell ns41:value-type="float" table:style-name="ce22" office:value="67" office:value-type="float">
            <text:p>67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7" office:value-type="float">
            <text:p>7</text:p>
          </table:table-cell>
          <table:table-cell table:formula="of:=SUM([.E131:.G131])" ns41:value-type="float" table:style-name="ce32" office:value-type="float" office:value="189">
            <text:p>189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1" office:value-type="float">
            <text:p>11</text:p>
          </table:table-cell>
          <table:table-cell table:formula="of:=SUM([.I131:.K131])" ns41:value-type="float" table:style-name="ce32" office:value-type="float" office:value="181">
            <text:p>181</text:p>
          </table:table-cell>
          <table:table-cell table:formula="of:=SUM([.H131]+[.L131])" ns41:value-type="float" table:style-name="ce32" office:value-type="float" office:value="370">
            <text:p>370</text:p>
          </table:table-cell>
          <table:table-cell ns41:value-type="float" table:style-name="ce32" office:value="370" office:value-type="float">
            <text:p>370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ieuwland c.a.</text:p>
          </table:table-cell>
          <table:table-cell table:style-name="ce6"/>
          <table:table-cell ns41:value-type="float" table:style-name="ce22" office:value="64" office:value-type="float">
            <text:p>64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6" office:value-type="float">
            <text:p>6</text:p>
          </table:table-cell>
          <table:table-cell table:formula="of:=SUM([.E132:.G132])" ns41:value-type="float" table:style-name="ce32" office:value-type="float" office:value="170">
            <text:p>170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3" office:value-type="float">
            <text:p>13</text:p>
          </table:table-cell>
          <table:table-cell table:formula="of:=SUM([.I132:.K132])" ns41:value-type="float" table:style-name="ce32" office:value-type="float" office:value="161">
            <text:p>161</text:p>
          </table:table-cell>
          <table:table-cell table:formula="of:=SUM([.H132]+[.L132])" ns41:value-type="float" table:style-name="ce32" office:value-type="float" office:value="331">
            <text:p>331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190" office:value-type="float">
            <text:p>190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ieuwpoort</text:p>
          </table:table-cell>
          <table:table-cell table:style-name="ce6"/>
          <table:table-cell ns41:value-type="float" table:style-name="ce22" office:value="109" office:value-type="float">
            <text:p>109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9" office:value-type="float">
            <text:p>9</text:p>
          </table:table-cell>
          <table:table-cell table:formula="of:=SUM([.E133:.G133])" ns41:value-type="float" table:style-name="ce32" office:value-type="float" office:value="240">
            <text:p>240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20" office:value-type="float">
            <text:p>20</text:p>
          </table:table-cell>
          <table:table-cell table:formula="of:=SUM([.I133:.K133])" ns41:value-type="float" table:style-name="ce32" office:value-type="float" office:value="265">
            <text:p>265</text:p>
          </table:table-cell>
          <table:table-cell table:formula="of:=SUM([.H133]+[.L133])" ns41:value-type="float" table:style-name="ce32" office:value-type="float" office:value="505">
            <text:p>505</text:p>
          </table:table-cell>
          <table:table-cell ns41:value-type="float" table:style-name="ce32" office:value="504" office:value-type="float">
            <text:p>504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ieuwveen</text:p>
          </table:table-cell>
          <table:table-cell table:style-name="ce6"/>
          <table:table-cell ns41:value-type="float" table:style-name="ce22" office:value="118" office:value-type="float">
            <text:p>118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11" office:value-type="float">
            <text:p>11</text:p>
          </table:table-cell>
          <table:table-cell table:formula="of:=SUM([.E134:.G134])" ns41:value-type="float" table:style-name="ce32" office:value-type="float" office:value="401">
            <text:p>401</text:p>
          </table:table-cell>
          <table:table-cell ns41:value-type="float" table:style-name="ce32" office:value="237" office:value-type="float">
            <text:p>237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36" office:value-type="float">
            <text:p>36</text:p>
          </table:table-cell>
          <table:table-cell table:formula="of:=SUM([.I134:.K134])" ns41:value-type="float" table:style-name="ce32" office:value-type="float" office:value="396">
            <text:p>396</text:p>
          </table:table-cell>
          <table:table-cell table:formula="of:=SUM([.H134]+[.L134])" ns41:value-type="float" table:style-name="ce32" office:value-type="float" office:value="797">
            <text:p>797</text:p>
          </table:table-cell>
          <table:table-cell ns41:value-type="float" table:style-name="ce32" office:value="448" office:value-type="float">
            <text:p>448</text:p>
          </table:table-cell>
          <table:table-cell ns41:value-type="float" table:style-name="ce32" office:value="349" office:value-type="float">
            <text:p>349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oordeloos</text:p>
          </table:table-cell>
          <table:table-cell table:style-name="ce6"/>
          <table:table-cell ns41:value-type="float" table:style-name="ce22" office:value="100" office:value-type="float">
            <text:p>100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241" office:value-type="float">
            <text:p>241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10" office:value-type="float">
            <text:p>10</text:p>
          </table:table-cell>
          <table:table-cell table:formula="of:=SUM([.E135:.G135])" ns41:value-type="float" table:style-name="ce32" office:value-type="float" office:value="392">
            <text:p>392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19" office:value-type="float">
            <text:p>19</text:p>
          </table:table-cell>
          <table:table-cell table:formula="of:=SUM([.I135:.K135])" ns41:value-type="float" table:style-name="ce32" office:value-type="float" office:value="377">
            <text:p>377</text:p>
          </table:table-cell>
          <table:table-cell table:formula="of:=SUM([.H135]+[.L135])" ns41:value-type="float" table:style-name="ce32" office:value-type="float" office:value="769">
            <text:p>769</text:p>
          </table:table-cell>
          <table:table-cell ns41:value-type="float" table:style-name="ce32" office:value="744" office:value-type="float">
            <text:p>744</text:p>
          </table:table-cell>
          <table:table-cell table:style-name="ce32" table:number-columns-repeated="2"/>
          <table:table-cell ns41:value-type="float" table:style-name="ce92" office:value="25" office:value-type="float">
            <text:p>25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oordwijken (de beide)</text:p>
          </table:table-cell>
          <table:table-cell table:style-name="ce6"/>
          <table:table-cell ns41:value-type="float" table:style-name="ce22" office:value="402" office:value-type="float">
            <text:p>402</text:p>
          </table:table-cell>
          <table:table-cell ns41:value-type="float" table:style-name="ce32" office:value="569" office:value-type="float">
            <text:p>569</text:p>
          </table:table-cell>
          <table:table-cell ns41:value-type="float" table:style-name="ce32" office:value="885" office:value-type="float">
            <text:p>885</text:p>
          </table:table-cell>
          <table:table-cell ns41:value-type="float" table:style-name="ce32" office:value="428" office:value-type="float">
            <text:p>428</text:p>
          </table:table-cell>
          <table:table-cell ns41:value-type="float" table:style-name="ce32" office:value="42" office:value-type="float">
            <text:p>42</text:p>
          </table:table-cell>
          <table:table-cell table:formula="of:=SUM([.E136:.G136])" ns41:value-type="float" table:style-name="ce32" office:value-type="float" office:value="1355">
            <text:p>1355</text:p>
          </table:table-cell>
          <table:table-cell ns41:value-type="float" table:style-name="ce32" office:value="847" office:value-type="float">
            <text:p>847</text:p>
          </table:table-cell>
          <table:table-cell ns41:value-type="float" table:style-name="ce32" office:value="429" office:value-type="float">
            <text:p>429</text:p>
          </table:table-cell>
          <table:table-cell ns41:value-type="float" table:style-name="ce32" office:value="143" office:value-type="float">
            <text:p>143</text:p>
          </table:table-cell>
          <table:table-cell table:formula="of:=SUM([.I136:.K136])" ns41:value-type="float" table:style-name="ce32" office:value-type="float" office:value="1419">
            <text:p>1419</text:p>
          </table:table-cell>
          <table:table-cell table:formula="of:=SUM([.H136]+[.L136])" ns41:value-type="float" table:style-name="ce32" office:value-type="float" office:value="2774">
            <text:p>2774</text:p>
          </table:table-cell>
          <table:table-cell ns41:value-type="float" table:style-name="ce32" office:value="1404" office:value-type="float">
            <text:p>1404</text:p>
          </table:table-cell>
          <table:table-cell ns41:value-type="float" table:style-name="ce32" office:value="1340" office:value-type="float">
            <text:p>1340</text:p>
          </table:table-cell>
          <table:table-cell ns41:value-type="float" table:style-name="ce32" office:value="30" office:value-type="float">
            <text:p>30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oordwijkerhout</text:p>
          </table:table-cell>
          <table:table-cell table:style-name="ce6"/>
          <table:table-cell ns41:value-type="float" table:style-name="ce22" office:value="121" office:value-type="float">
            <text:p>121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19" office:value-type="float">
            <text:p>19</text:p>
          </table:table-cell>
          <table:table-cell table:formula="of:=SUM([.E137:.G137])" ns41:value-type="float" table:style-name="ce32" office:value-type="float" office:value="460">
            <text:p>460</text:p>
          </table:table-cell>
          <table:table-cell ns41:value-type="float" table:style-name="ce32" office:value="253" office:value-type="float">
            <text:p>253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28" office:value-type="float">
            <text:p>28</text:p>
          </table:table-cell>
          <table:table-cell table:formula="of:=SUM([.I137:.K137])" ns41:value-type="float" table:style-name="ce32" office:value-type="float" office:value="403">
            <text:p>403</text:p>
          </table:table-cell>
          <table:table-cell table:formula="of:=SUM([.H137]+[.L137])" ns41:value-type="float" table:style-name="ce32" office:value-type="float" office:value="863">
            <text:p>863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736" office:value-type="float">
            <text:p>736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ootdorp</text:p>
          </table:table-cell>
          <table:table-cell table:style-name="ce6"/>
          <table:table-cell ns41:value-type="float" table:style-name="ce22" office:value="110" office:value-type="float">
            <text:p>110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0" office:value-type="float">
            <text:p>10</text:p>
          </table:table-cell>
          <table:table-cell table:formula="of:=SUM([.E138:.G138])" ns41:value-type="float" table:style-name="ce32" office:value-type="float" office:value="277">
            <text:p>277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22" office:value-type="float">
            <text:p>22</text:p>
          </table:table-cell>
          <table:table-cell table:formula="of:=SUM([.I138:.K138])" ns41:value-type="float" table:style-name="ce32" office:value-type="float" office:value="261">
            <text:p>261</text:p>
          </table:table-cell>
          <table:table-cell table:formula="of:=SUM([.H138]+[.L138])" ns41:value-type="float" table:style-name="ce32" office:value-type="float" office:value="538">
            <text:p>538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2" office:value="288" office:value-type="float">
            <text:p>288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Numansdorp</text:p>
          </table:table-cell>
          <table:table-cell table:style-name="ce6"/>
          <table:table-cell ns41:value-type="float" table:style-name="ce22" office:value="309" office:value-type="float">
            <text:p>309</text:p>
          </table:table-cell>
          <table:table-cell ns41:value-type="float" table:style-name="ce32" office:value="470" office:value-type="float">
            <text:p>470</text:p>
          </table:table-cell>
          <table:table-cell ns41:value-type="float" table:style-name="ce32" office:value="704" office:value-type="float">
            <text:p>704</text:p>
          </table:table-cell>
          <table:table-cell ns41:value-type="float" table:style-name="ce32" office:value="382" office:value-type="float">
            <text:p>382</text:p>
          </table:table-cell>
          <table:table-cell ns41:value-type="float" table:style-name="ce32" office:value="44" office:value-type="float">
            <text:p>44</text:p>
          </table:table-cell>
          <table:table-cell table:formula="of:=SUM([.E139:.G139])" ns41:value-type="float" table:style-name="ce32" office:value-type="float" office:value="1130">
            <text:p>1130</text:p>
          </table:table-cell>
          <table:table-cell ns41:value-type="float" table:style-name="ce32" office:value="676" office:value-type="float">
            <text:p>676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80" office:value-type="float">
            <text:p>80</text:p>
          </table:table-cell>
          <table:table-cell table:formula="of:=SUM([.I139:.K139])" ns41:value-type="float" table:style-name="ce32" office:value-type="float" office:value="1135">
            <text:p>1135</text:p>
          </table:table-cell>
          <table:table-cell table:formula="of:=SUM([.H139]+[.L139])" ns41:value-type="float" table:style-name="ce32" office:value-type="float" office:value="2265">
            <text:p>2265</text:p>
          </table:table-cell>
          <table:table-cell ns41:value-type="float" table:style-name="ce32" office:value="2206" office:value-type="float">
            <text:p>2206</text:p>
          </table:table-cell>
          <table:table-cell ns41:value-type="float" office:value="27" table:style-name="ce32" table:number-columns-repeated="2" office:value-type="float">
            <text:p>27</text:p>
          </table:table-cell>
          <table:table-cell ns41:value-type="float" table:style-name="ce92" office:value="5" office:value-type="float">
            <text:p>5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estgeest</text:p>
          </table:table-cell>
          <table:table-cell table:style-name="ce6"/>
          <table:table-cell ns41:value-type="float" table:style-name="ce22" office:value="248" office:value-type="float">
            <text:p>248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1024" office:value-type="float">
            <text:p>1024</text:p>
          </table:table-cell>
          <table:table-cell ns41:value-type="float" table:style-name="ce32" office:value="232" office:value-type="float">
            <text:p>232</text:p>
          </table:table-cell>
          <table:table-cell ns41:value-type="float" table:style-name="ce32" office:value="29" office:value-type="float">
            <text:p>29</text:p>
          </table:table-cell>
          <table:table-cell table:formula="of:=SUM([.E140:.G140])" ns41:value-type="float" table:style-name="ce32" office:value-type="float" office:value="1285">
            <text:p>1285</text:p>
          </table:table-cell>
          <table:table-cell ns41:value-type="float" table:style-name="ce32" office:value="373" office:value-type="float">
            <text:p>373</text:p>
          </table:table-cell>
          <table:table-cell ns41:value-type="float" table:style-name="ce32" office:value="216" office:value-type="float">
            <text:p>216</text:p>
          </table:table-cell>
          <table:table-cell ns41:value-type="float" table:style-name="ce32" office:value="47" office:value-type="float">
            <text:p>47</text:p>
          </table:table-cell>
          <table:table-cell table:formula="of:=SUM([.I140:.K140])" ns41:value-type="float" table:style-name="ce32" office:value-type="float" office:value="636">
            <text:p>636</text:p>
          </table:table-cell>
          <table:table-cell table:formula="of:=SUM([.H140]+[.L140])" ns41:value-type="float" table:style-name="ce32" office:value-type="float" office:value="1921">
            <text:p>1921</text:p>
          </table:table-cell>
          <table:table-cell ns41:value-type="float" table:style-name="ce32" office:value="868" office:value-type="float">
            <text:p>868</text:p>
          </table:table-cell>
          <table:table-cell ns41:value-type="float" table:style-name="ce32" office:value="1028" office:value-type="float">
            <text:p>1028</text:p>
          </table:table-cell>
          <table:table-cell ns41:value-type="float" table:style-name="ce32" office:value="25" office:value-type="float">
            <text:p>2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nwaard c.a.</text:p>
          </table:table-cell>
          <table:table-cell table:style-name="ce6"/>
          <table:table-cell ns41:value-type="float" table:style-name="ce22" office:value="22" office:value-type="float">
            <text:p>22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" office:value-type="float">
            <text:p>1</text:p>
          </table:table-cell>
          <table:table-cell table:formula="of:=SUM([.E141:.G141])" ns41:value-type="float" table:style-name="ce32" office:value-type="float" office:value="80">
            <text:p>80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" office:value-type="float">
            <text:p>1</text:p>
          </table:table-cell>
          <table:table-cell table:formula="of:=SUM([.I141:.K141])" ns41:value-type="float" table:style-name="ce32" office:value-type="float" office:value="71">
            <text:p>71</text:p>
          </table:table-cell>
          <table:table-cell table:formula="of:=SUM([.H141]+[.L141])" ns41:value-type="float" table:style-name="ce32" office:value-type="float" office:value="151">
            <text:p>151</text:p>
          </table:table-cell>
          <table:table-cell ns41:value-type="float" table:style-name="ce32" office:value="151" office:value-type="float">
            <text:p>151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oltgensplaat</text:p>
          </table:table-cell>
          <table:table-cell table:style-name="ce6"/>
          <table:table-cell ns41:value-type="float" table:style-name="ce22" office:value="228" office:value-type="float">
            <text:p>228</text:p>
          </table:table-cell>
          <table:table-cell ns41:value-type="float" table:style-name="ce32" office:value="378" office:value-type="float">
            <text:p>378</text:p>
          </table:table-cell>
          <table:table-cell ns41:value-type="float" table:style-name="ce32" office:value="564" office:value-type="float">
            <text:p>564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27" office:value-type="float">
            <text:p>27</text:p>
          </table:table-cell>
          <table:table-cell table:formula="of:=SUM([.E142:.G142])" ns41:value-type="float" table:style-name="ce32" office:value-type="float" office:value="883">
            <text:p>883</text:p>
          </table:table-cell>
          <table:table-cell ns41:value-type="float" table:style-name="ce32" office:value="561" office:value-type="float">
            <text:p>561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68" office:value-type="float">
            <text:p>68</text:p>
          </table:table-cell>
          <table:table-cell table:formula="of:=SUM([.I142:.K142])" ns41:value-type="float" table:style-name="ce32" office:value-type="float" office:value="924">
            <text:p>924</text:p>
          </table:table-cell>
          <table:table-cell table:formula="of:=SUM([.H142]+[.L142])" ns41:value-type="float" table:style-name="ce32" office:value-type="float" office:value="1807">
            <text:p>1807</text:p>
          </table:table-cell>
          <table:table-cell ns41:value-type="float" table:style-name="ce32" office:value="1431" office:value-type="float">
            <text:p>1431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2" office:value="1" office:value-type="float">
            <text:p>1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ostvoorn c.a.</text:p>
          </table:table-cell>
          <table:table-cell table:style-name="ce6"/>
          <table:table-cell ns41:value-type="float" table:style-name="ce22" office:value="150" office:value-type="float">
            <text:p>150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314" office:value-type="float">
            <text:p>314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14" office:value-type="float">
            <text:p>14</text:p>
          </table:table-cell>
          <table:table-cell table:formula="of:=SUM([.E143:.G143])" ns41:value-type="float" table:style-name="ce32" office:value-type="float" office:value="501">
            <text:p>501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29" office:value-type="float">
            <text:p>29</text:p>
          </table:table-cell>
          <table:table-cell table:formula="of:=SUM([.I143:.K143])" ns41:value-type="float" table:style-name="ce32" office:value-type="float" office:value="501">
            <text:p>501</text:p>
          </table:table-cell>
          <table:table-cell table:formula="of:=SUM([.H143]+[.L143])" ns41:value-type="float" table:style-name="ce32" office:value-type="float" office:value="1002">
            <text:p>1002</text:p>
          </table:table-cell>
          <table:table-cell ns41:value-type="float" table:style-name="ce32" office:value="926" office:value-type="float">
            <text:p>926</text:p>
          </table:table-cell>
          <table:table-cell ns41:value-type="float" table:style-name="ce32" office:value="76" office:value-type="float">
            <text:p>76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ttoland</text:p>
          </table:table-cell>
          <table:table-cell table:style-name="ce6"/>
          <table:table-cell ns41:value-type="float" table:style-name="ce22" office:value="41" office:value-type="float">
            <text:p>41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8" office:value-type="float">
            <text:p>8</text:p>
          </table:table-cell>
          <table:table-cell table:formula="of:=SUM([.E144:.G144])" ns41:value-type="float" table:style-name="ce32" office:value-type="float" office:value="136">
            <text:p>136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8" office:value-type="float">
            <text:p>8</text:p>
          </table:table-cell>
          <table:table-cell table:formula="of:=SUM([.I144:.K144])" ns41:value-type="float" table:style-name="ce32" office:value-type="float" office:value="146">
            <text:p>146</text:p>
          </table:table-cell>
          <table:table-cell table:formula="of:=SUM([.H144]+[.L144])" ns41:value-type="float" table:style-name="ce32" office:value-type="float" office:value="282">
            <text:p>282</text:p>
          </table:table-cell>
          <table:table-cell ns41:value-type="float" table:style-name="ce32" office:value="282" office:value-type="float">
            <text:p>282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uddorp c.a.</text:p>
          </table:table-cell>
          <table:table-cell table:style-name="ce6"/>
          <table:table-cell ns41:value-type="float" table:style-name="ce22" office:value="348" office:value-type="float">
            <text:p>348</text:p>
          </table:table-cell>
          <table:table-cell ns41:value-type="float" table:style-name="ce32" office:value="444" office:value-type="float">
            <text:p>444</text:p>
          </table:table-cell>
          <table:table-cell ns41:value-type="float" table:style-name="ce32" office:value="812" office:value-type="float">
            <text:p>812</text:p>
          </table:table-cell>
          <table:table-cell ns41:value-type="float" table:style-name="ce32" office:value="356" office:value-type="float">
            <text:p>356</text:p>
          </table:table-cell>
          <table:table-cell ns41:value-type="float" table:style-name="ce32" office:value="44" office:value-type="float">
            <text:p>44</text:p>
          </table:table-cell>
          <table:table-cell table:formula="of:=SUM([.E145:.G145])" ns41:value-type="float" table:style-name="ce32" office:value-type="float" office:value="1212">
            <text:p>1212</text:p>
          </table:table-cell>
          <table:table-cell ns41:value-type="float" table:style-name="ce32" office:value="767" office:value-type="float">
            <text:p>767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72" office:value-type="float">
            <text:p>72</text:p>
          </table:table-cell>
          <table:table-cell table:formula="of:=SUM([.I145:.K145])" ns41:value-type="float" table:style-name="ce32" office:value-type="float" office:value="1198">
            <text:p>1198</text:p>
          </table:table-cell>
          <table:table-cell table:formula="of:=SUM([.H145]+[.L145])" ns41:value-type="float" table:style-name="ce32" office:value-type="float" office:value="2410">
            <text:p>2410</text:p>
          </table:table-cell>
          <table:table-cell ns41:value-type="float" table:style-name="ce32" office:value="2400" office:value-type="float">
            <text:p>2400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udenhoorn</text:p>
          </table:table-cell>
          <table:table-cell table:style-name="ce6"/>
          <table:table-cell ns41:value-type="float" table:style-name="ce22" office:value="89" office:value-type="float">
            <text:p>89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4" office:value-type="float">
            <text:p>14</text:p>
          </table:table-cell>
          <table:table-cell table:formula="of:=SUM([.E146:.G146])" ns41:value-type="float" table:style-name="ce32" office:value-type="float" office:value="321">
            <text:p>321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22" office:value-type="float">
            <text:p>22</text:p>
          </table:table-cell>
          <table:table-cell table:formula="of:=SUM([.I146:.K146])" ns41:value-type="float" table:style-name="ce32" office:value-type="float" office:value="319">
            <text:p>319</text:p>
          </table:table-cell>
          <table:table-cell table:formula="of:=SUM([.H146]+[.L146])" ns41:value-type="float" table:style-name="ce32" office:value-type="float" office:value="640">
            <text:p>640</text:p>
          </table:table-cell>
          <table:table-cell ns41:value-type="float" table:style-name="ce32" office:value="627" office:value-type="float">
            <text:p>627</text:p>
          </table:table-cell>
          <table:table-cell ns41:value-type="float" table:style-name="ce32" office:value="11" office:value-type="float">
            <text:p>11</text:p>
          </table:table-cell>
          <table:table-cell table:style-name="ce32"/>
          <table:table-cell ns41:value-type="float" table:style-name="ce92" office:value="2" office:value-type="float">
            <text:p>2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uderkerk op den IJssel</text:p>
          </table:table-cell>
          <table:table-cell table:style-name="ce6"/>
          <table:table-cell ns41:value-type="float" table:style-name="ce22" office:value="219" office:value-type="float">
            <text:p>219</text:p>
          </table:table-cell>
          <table:table-cell ns41:value-type="float" table:style-name="ce32" office:value="378" office:value-type="float">
            <text:p>378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28" office:value-type="float">
            <text:p>28</text:p>
          </table:table-cell>
          <table:table-cell table:formula="of:=SUM([.E147:.G147])" ns41:value-type="float" table:style-name="ce32" office:value-type="float" office:value="903">
            <text:p>903</text:p>
          </table:table-cell>
          <table:table-cell ns41:value-type="float" table:style-name="ce32" office:value="580" office:value-type="float">
            <text:p>580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32" office:value="73" office:value-type="float">
            <text:p>73</text:p>
          </table:table-cell>
          <table:table-cell table:formula="of:=SUM([.I147:.K147])" ns41:value-type="float" table:style-name="ce32" office:value-type="float" office:value="942">
            <text:p>942</text:p>
          </table:table-cell>
          <table:table-cell table:formula="of:=SUM([.H147]+[.L147])" ns41:value-type="float" table:style-name="ce32" office:value-type="float" office:value="1845">
            <text:p>1845</text:p>
          </table:table-cell>
          <table:table-cell ns41:value-type="float" table:style-name="ce32" office:value="1831" office:value-type="float">
            <text:p>1831</text:p>
          </table:table-cell>
          <table:table-cell ns41:value-type="float" office:value="7" table:style-name="ce32" table:number-columns-repeated="2" office:value-type="float">
            <text:p>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udewater</text:p>
          </table:table-cell>
          <table:table-cell table:style-name="ce6"/>
          <table:table-cell ns41:value-type="float" table:style-name="ce22" office:value="370" office:value-type="float">
            <text:p>370</text:p>
          </table:table-cell>
          <table:table-cell ns41:value-type="float" table:style-name="ce32" office:value="473" office:value-type="float">
            <text:p>473</text:p>
          </table:table-cell>
          <table:table-cell ns41:value-type="float" table:style-name="ce32" office:value="530" office:value-type="float">
            <text:p>530</text:p>
          </table:table-cell>
          <table:table-cell ns41:value-type="float" table:style-name="ce32" office:value="344" office:value-type="float">
            <text:p>344</text:p>
          </table:table-cell>
          <table:table-cell ns41:value-type="float" table:style-name="ce32" office:value="65" office:value-type="float">
            <text:p>65</text:p>
          </table:table-cell>
          <table:table-cell table:formula="of:=SUM([.E148:.G148])" ns41:value-type="float" table:style-name="ce32" office:value-type="float" office:value="939">
            <text:p>939</text:p>
          </table:table-cell>
          <table:table-cell ns41:value-type="float" table:style-name="ce32" office:value="587" office:value-type="float">
            <text:p>587</text:p>
          </table:table-cell>
          <table:table-cell ns41:value-type="float" table:style-name="ce32" office:value="352" office:value-type="float">
            <text:p>352</text:p>
          </table:table-cell>
          <table:table-cell ns41:value-type="float" table:style-name="ce32" office:value="122" office:value-type="float">
            <text:p>122</text:p>
          </table:table-cell>
          <table:table-cell table:formula="of:=SUM([.I148:.K148])" ns41:value-type="float" table:style-name="ce32" office:value-type="float" office:value="1061">
            <text:p>1061</text:p>
          </table:table-cell>
          <table:table-cell table:formula="of:=SUM([.H148]+[.L148])" ns41:value-type="float" table:style-name="ce32" office:value-type="float" office:value="2000">
            <text:p>2000</text:p>
          </table:table-cell>
          <table:table-cell ns41:value-type="float" table:style-name="ce32" office:value="960" office:value-type="float">
            <text:p>960</text:p>
          </table:table-cell>
          <table:table-cell ns41:value-type="float" table:style-name="ce32" office:value="996" office:value-type="float">
            <text:p>996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92" office:value="27" office:value-type="float">
            <text:p>27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udshoorn</text:p>
          </table:table-cell>
          <table:table-cell table:style-name="ce6"/>
          <table:table-cell ns41:value-type="float" table:style-name="ce22" office:value="221" office:value-type="float">
            <text:p>221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486" office:value-type="float">
            <text:p>486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30" office:value-type="float">
            <text:p>30</text:p>
          </table:table-cell>
          <table:table-cell table:formula="of:=SUM([.E149:.G149])" ns41:value-type="float" table:style-name="ce32" office:value-type="float" office:value="808">
            <text:p>808</text:p>
          </table:table-cell>
          <table:table-cell ns41:value-type="float" table:style-name="ce32" office:value="519" office:value-type="float">
            <text:p>519</text:p>
          </table:table-cell>
          <table:table-cell ns41:value-type="float" table:style-name="ce32" office:value="291" office:value-type="float">
            <text:p>291</text:p>
          </table:table-cell>
          <table:table-cell ns41:value-type="float" table:style-name="ce32" office:value="73" office:value-type="float">
            <text:p>73</text:p>
          </table:table-cell>
          <table:table-cell table:formula="of:=SUM([.I149:.K149])" ns41:value-type="float" table:style-name="ce32" office:value-type="float" office:value="883">
            <text:p>883</text:p>
          </table:table-cell>
          <table:table-cell table:formula="of:=SUM([.H149]+[.L149])" ns41:value-type="float" table:style-name="ce32" office:value-type="float" office:value="1691">
            <text:p>1691</text:p>
          </table:table-cell>
          <table:table-cell ns41:value-type="float" table:style-name="ce32" office:value="1455" office:value-type="float">
            <text:p>1455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2" office:value="19" office:value-type="float">
            <text:p>19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ukoop</text:p>
          </table:table-cell>
          <table:table-cell table:style-name="ce6"/>
          <table:table-cell ns41:value-type="float" table:style-name="ce22" office:value="17" office:value-type="float">
            <text:p>17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1" office:value-type="float">
            <text:p>21</text:p>
          </table:table-cell>
          <table:table-cell table:style-name="ce32"/>
          <table:table-cell table:formula="of:=SUM([.E150:.G150])" ns41:value-type="float" table:style-name="ce32" office:value-type="float" office:value="48">
            <text:p>48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3" office:value-type="float">
            <text:p>3</text:p>
          </table:table-cell>
          <table:table-cell table:formula="of:=SUM([.I150:.K150])" ns41:value-type="float" table:style-name="ce32" office:value-type="float" office:value="52">
            <text:p>52</text:p>
          </table:table-cell>
          <table:table-cell table:formula="of:=SUM([.H150]+[.L150])" ns41:value-type="float" table:style-name="ce32" office:value-type="float" office:value="100">
            <text:p>100</text:p>
          </table:table-cell>
          <table:table-cell ns41:value-type="float" table:style-name="ce32" office:value="99" office:value-type="float">
            <text:p>99</text:p>
          </table:table-cell>
          <table:table-cell table:style-name="ce32" table:number-columns-repeated="2"/>
          <table:table-cell ns41:value-type="float" table:style-name="ce92" office:value="1" office:value-type="float">
            <text:p>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Overschie</text:p>
          </table:table-cell>
          <table:table-cell table:style-name="ce6"/>
          <table:table-cell ns41:value-type="float" table:style-name="ce22" office:value="432" office:value-type="float">
            <text:p>432</text:p>
          </table:table-cell>
          <table:table-cell ns41:value-type="float" table:style-name="ce32" office:value="513" office:value-type="float">
            <text:p>513</text:p>
          </table:table-cell>
          <table:table-cell ns41:value-type="float" table:style-name="ce32" office:value="704" office:value-type="float">
            <text:p>704</text:p>
          </table:table-cell>
          <table:table-cell ns41:value-type="float" table:style-name="ce32" office:value="390" office:value-type="float">
            <text:p>390</text:p>
          </table:table-cell>
          <table:table-cell ns41:value-type="float" table:style-name="ce32" office:value="40" office:value-type="float">
            <text:p>40</text:p>
          </table:table-cell>
          <table:table-cell table:formula="of:=SUM([.E151:.G151])" ns41:value-type="float" table:style-name="ce32" office:value-type="float" office:value="1134">
            <text:p>1134</text:p>
          </table:table-cell>
          <table:table-cell ns41:value-type="float" table:style-name="ce32" office:value="800" office:value-type="float">
            <text:p>800</text:p>
          </table:table-cell>
          <table:table-cell ns41:value-type="float" table:style-name="ce32" office:value="388" office:value-type="float">
            <text:p>388</text:p>
          </table:table-cell>
          <table:table-cell ns41:value-type="float" table:style-name="ce32" office:value="118" office:value-type="float">
            <text:p>118</text:p>
          </table:table-cell>
          <table:table-cell table:formula="of:=SUM([.I151:.K151])" ns41:value-type="float" table:style-name="ce32" office:value-type="float" office:value="1306">
            <text:p>1306</text:p>
          </table:table-cell>
          <table:table-cell table:formula="of:=SUM([.H151]+[.L151])" ns41:value-type="float" table:style-name="ce32" office:value-type="float" office:value="2440">
            <text:p>2440</text:p>
          </table:table-cell>
          <table:table-cell ns41:value-type="float" table:style-name="ce32" office:value="1836" office:value-type="float">
            <text:p>1836</text:p>
          </table:table-cell>
          <table:table-cell ns41:value-type="float" table:style-name="ce32" office:value="604" office:value-type="float">
            <text:p>60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Papekop</text:p>
          </table:table-cell>
          <table:table-cell table:style-name="ce6"/>
          <table:table-cell ns41:value-type="float" table:style-name="ce22" office:value="38" office:value-type="float">
            <text:p>38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4" office:value-type="float">
            <text:p>4</text:p>
          </table:table-cell>
          <table:table-cell table:formula="of:=SUM([.E152:.G152])" ns41:value-type="float" table:style-name="ce32" office:value-type="float" office:value="133">
            <text:p>133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6" office:value-type="float">
            <text:p>6</text:p>
          </table:table-cell>
          <table:table-cell table:formula="of:=SUM([.I152:.K152])" ns41:value-type="float" table:style-name="ce32" office:value-type="float" office:value="140">
            <text:p>140</text:p>
          </table:table-cell>
          <table:table-cell table:formula="of:=SUM([.H152]+[.L152])" ns41:value-type="float" table:style-name="ce32" office:value-type="float" office:value="273">
            <text:p>273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60" office:value-type="float">
            <text:p>160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Papendrecht</text:p>
          </table:table-cell>
          <table:table-cell table:style-name="ce6"/>
          <table:table-cell ns41:value-type="float" table:style-name="ce22" office:value="240" office:value-type="float">
            <text:p>240</text:p>
          </table:table-cell>
          <table:table-cell ns41:value-type="float" table:style-name="ce32" office:value="361" office:value-type="float">
            <text:p>361</text:p>
          </table:table-cell>
          <table:table-cell ns41:value-type="float" table:style-name="ce32" office:value="603" office:value-type="float">
            <text:p>603</text:p>
          </table:table-cell>
          <table:table-cell ns41:value-type="float" table:style-name="ce32" office:value="277" office:value-type="float">
            <text:p>277</text:p>
          </table:table-cell>
          <table:table-cell ns41:value-type="float" table:style-name="ce32" office:value="38" office:value-type="float">
            <text:p>38</text:p>
          </table:table-cell>
          <table:table-cell table:formula="of:=SUM([.E153:.G153])" ns41:value-type="float" table:style-name="ce32" office:value-type="float" office:value="918">
            <text:p>918</text:p>
          </table:table-cell>
          <table:table-cell ns41:value-type="float" table:style-name="ce32" office:value="599" office:value-type="float">
            <text:p>599</text:p>
          </table:table-cell>
          <table:table-cell ns41:value-type="float" table:style-name="ce32" office:value="276" office:value-type="float">
            <text:p>276</text:p>
          </table:table-cell>
          <table:table-cell ns41:value-type="float" table:style-name="ce32" office:value="63" office:value-type="float">
            <text:p>63</text:p>
          </table:table-cell>
          <table:table-cell table:formula="of:=SUM([.I153:.K153])" ns41:value-type="float" table:style-name="ce32" office:value-type="float" office:value="938">
            <text:p>938</text:p>
          </table:table-cell>
          <table:table-cell table:formula="of:=SUM([.H153]+[.L153])" ns41:value-type="float" table:style-name="ce32" office:value-type="float" office:value="1856">
            <text:p>1856</text:p>
          </table:table-cell>
          <table:table-cell ns41:value-type="float" table:style-name="ce32" office:value="1836" office:value-type="float">
            <text:p>183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92" office:value="4" office:value-type="float">
            <text:p>4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Peurnis c.a.</text:p>
          </table:table-cell>
          <table:table-cell table:style-name="ce6"/>
          <table:table-cell ns41:value-type="float" table:style-name="ce22" office:value="220" office:value-type="float">
            <text:p>220</text:p>
          </table:table-cell>
          <table:table-cell ns41:value-type="float" table:style-name="ce32" office:value="325" office:value-type="float">
            <text:p>325</text:p>
          </table:table-cell>
          <table:table-cell ns41:value-type="float" table:style-name="ce32" office:value="493" office:value-type="float">
            <text:p>493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30" office:value-type="float">
            <text:p>30</text:p>
          </table:table-cell>
          <table:table-cell table:formula="of:=SUM([.E154:.G154])" ns41:value-type="float" table:style-name="ce32" office:value-type="float" office:value="778">
            <text:p>778</text:p>
          </table:table-cell>
          <table:table-cell ns41:value-type="float" table:style-name="ce32" office:value="416" office:value-type="float">
            <text:p>416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2" office:value="54" office:value-type="float">
            <text:p>54</text:p>
          </table:table-cell>
          <table:table-cell table:formula="of:=SUM([.I154:.K154])" ns41:value-type="float" table:style-name="ce32" office:value-type="float" office:value="743">
            <text:p>743</text:p>
          </table:table-cell>
          <table:table-cell table:formula="of:=SUM([.H154]+[.L154])" ns41:value-type="float" table:style-name="ce32" office:value-type="float" office:value="1521">
            <text:p>1521</text:p>
          </table:table-cell>
          <table:table-cell ns41:value-type="float" table:style-name="ce32" office:value="1505" office:value-type="float">
            <text:p>1505</text:p>
          </table:table-cell>
          <table:table-cell ns41:value-type="float" table:style-name="ce32" office:value="12" office:value-type="float">
            <text:p>12</text:p>
          </table:table-cell>
          <table:table-cell table:style-name="ce32"/>
          <table:table-cell ns41:value-type="float" table:style-name="ce92" office:value="4" office:value-type="float">
            <text:p>4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Peursum</text:p>
          </table:table-cell>
          <table:table-cell table:style-name="ce6"/>
          <table:table-cell ns41:value-type="float" table:style-name="ce22" office:value="36" office:value-type="float">
            <text:p>36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4" office:value-type="float">
            <text:p>4</text:p>
          </table:table-cell>
          <table:table-cell table:formula="of:=SUM([.E155:.G155])" ns41:value-type="float" table:style-name="ce32" office:value-type="float" office:value="115">
            <text:p>115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2" office:value-type="float">
            <text:p>2</text:p>
          </table:table-cell>
          <table:table-cell table:formula="of:=SUM([.I155:.K155])" ns41:value-type="float" table:style-name="ce32" office:value-type="float" office:value="111">
            <text:p>111</text:p>
          </table:table-cell>
          <table:table-cell table:formula="of:=SUM([.H155]+[.L155])" ns41:value-type="float" table:style-name="ce32" office:value-type="float" office:value="226">
            <text:p>226</text:p>
          </table:table-cell>
          <table:table-cell ns41:value-type="float" table:style-name="ce32" office:value="226" office:value-type="float">
            <text:p>226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Piershil</text:p>
          </table:table-cell>
          <table:table-cell table:style-name="ce6"/>
          <table:table-cell ns41:value-type="float" table:style-name="ce22" office:value="89" office:value-type="float">
            <text:p>89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8" office:value-type="float">
            <text:p>8</text:p>
          </table:table-cell>
          <table:table-cell table:formula="of:=SUM([.E156:.G156])" ns41:value-type="float" table:style-name="ce32" office:value-type="float" office:value="341">
            <text:p>341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15" office:value-type="float">
            <text:p>15</text:p>
          </table:table-cell>
          <table:table-cell table:formula="of:=SUM([.I156:.K156])" ns41:value-type="float" table:style-name="ce32" office:value-type="float" office:value="298">
            <text:p>298</text:p>
          </table:table-cell>
          <table:table-cell table:formula="of:=SUM([.H156]+[.L156])" ns41:value-type="float" table:style-name="ce32" office:value-type="float" office:value="639">
            <text:p>639</text:p>
          </table:table-cell>
          <table:table-cell ns41:value-type="float" table:style-name="ce32" office:value="637" office:value-type="float">
            <text:p>637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Pijnacker</text:p>
          </table:table-cell>
          <table:table-cell table:style-name="ce6"/>
          <table:table-cell ns41:value-type="float" table:style-name="ce22" office:value="199" office:value-type="float">
            <text:p>199</text:p>
          </table:table-cell>
          <table:table-cell ns41:value-type="float" table:style-name="ce32" office:value="261" office:value-type="float">
            <text:p>261</text:p>
          </table:table-cell>
          <table:table-cell ns41:value-type="float" table:style-name="ce32" office:value="427" office:value-type="float">
            <text:p>427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26" office:value-type="float">
            <text:p>26</text:p>
          </table:table-cell>
          <table:table-cell table:formula="of:=SUM([.E157:.G157])" ns41:value-type="float" table:style-name="ce32" office:value-type="float" office:value="647">
            <text:p>647</text:p>
          </table:table-cell>
          <table:table-cell ns41:value-type="float" table:style-name="ce32" office:value="407" office:value-type="float">
            <text:p>407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50" office:value-type="float">
            <text:p>50</text:p>
          </table:table-cell>
          <table:table-cell table:formula="of:=SUM([.I157:.K157])" ns41:value-type="float" table:style-name="ce32" office:value-type="float" office:value="651">
            <text:p>651</text:p>
          </table:table-cell>
          <table:table-cell table:formula="of:=SUM([.H157]+[.L157])" ns41:value-type="float" table:style-name="ce32" office:value-type="float" office:value="1298">
            <text:p>1298</text:p>
          </table:table-cell>
          <table:table-cell ns41:value-type="float" table:style-name="ce32" office:value="739" office:value-type="float">
            <text:p>739</text:p>
          </table:table-cell>
          <table:table-cell ns41:value-type="float" table:style-name="ce32" office:value="540" office:value-type="float">
            <text:p>540</text:p>
          </table:table-cell>
          <table:table-cell table:style-name="ce32"/>
          <table:table-cell ns41:value-type="float" table:style-name="ce92" office:value="19" office:value-type="float">
            <text:p>19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Poortugaal</text:p>
          </table:table-cell>
          <table:table-cell table:style-name="ce6"/>
          <table:table-cell ns41:value-type="float" table:style-name="ce22" office:value="127" office:value-type="float">
            <text:p>127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8" office:value-type="float">
            <text:p>8</text:p>
          </table:table-cell>
          <table:table-cell table:formula="of:=SUM([.E158:.G158])" ns41:value-type="float" table:style-name="ce32" office:value-type="float" office:value="367">
            <text:p>367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29" office:value-type="float">
            <text:p>29</text:p>
          </table:table-cell>
          <table:table-cell table:formula="of:=SUM([.I158:.K158])" ns41:value-type="float" table:style-name="ce32" office:value-type="float" office:value="399">
            <text:p>399</text:p>
          </table:table-cell>
          <table:table-cell table:formula="of:=SUM([.H158]+[.L158])" ns41:value-type="float" table:style-name="ce32" office:value-type="float" office:value="766">
            <text:p>766</text:p>
          </table:table-cell>
          <table:table-cell ns41:value-type="float" table:style-name="ce32" office:value="722" office:value-type="float">
            <text:p>722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92" office:value="2" office:value-type="float">
            <text:p>2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Puttershoek</text:p>
          </table:table-cell>
          <table:table-cell table:style-name="ce6"/>
          <table:table-cell ns41:value-type="float" table:style-name="ce22" office:value="164" office:value-type="float">
            <text:p>164</text:p>
          </table:table-cell>
          <table:table-cell ns41:value-type="float" table:style-name="ce32" office:value="327" office:value-type="float">
            <text:p>327</text:p>
          </table:table-cell>
          <table:table-cell ns41:value-type="float" table:style-name="ce32" office:value="404" office:value-type="float">
            <text:p>404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36" office:value-type="float">
            <text:p>36</text:p>
          </table:table-cell>
          <table:table-cell table:formula="of:=SUM([.E159:.G159])" ns41:value-type="float" table:style-name="ce32" office:value-type="float" office:value="700">
            <text:p>700</text:p>
          </table:table-cell>
          <table:table-cell ns41:value-type="float" table:style-name="ce32" office:value="453" office:value-type="float">
            <text:p>453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61" office:value-type="float">
            <text:p>61</text:p>
          </table:table-cell>
          <table:table-cell table:formula="of:=SUM([.I159:.K159])" ns41:value-type="float" table:style-name="ce32" office:value-type="float" office:value="776">
            <text:p>776</text:p>
          </table:table-cell>
          <table:table-cell table:formula="of:=SUM([.H159]+[.L159])" ns41:value-type="float" table:style-name="ce32" office:value-type="float" office:value="1476">
            <text:p>1476</text:p>
          </table:table-cell>
          <table:table-cell ns41:value-type="float" table:style-name="ce32" office:value="1431" office:value-type="float">
            <text:p>143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6" office:value-type="float">
            <text:p>26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eeuwijk</text:p>
          </table:table-cell>
          <table:table-cell table:style-name="ce6"/>
          <table:table-cell ns41:value-type="float" table:style-name="ce22" office:value="136" office:value-type="float">
            <text:p>136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14" office:value-type="float">
            <text:p>14</text:p>
          </table:table-cell>
          <table:table-cell table:formula="of:=SUM([.E160:.G160])" ns41:value-type="float" table:style-name="ce32" office:value-type="float" office:value="505">
            <text:p>505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34" office:value-type="float">
            <text:p>34</text:p>
          </table:table-cell>
          <table:table-cell table:formula="of:=SUM([.I160:.K160])" ns41:value-type="float" table:style-name="ce32" office:value-type="float" office:value="496">
            <text:p>496</text:p>
          </table:table-cell>
          <table:table-cell table:formula="of:=SUM([.H160]+[.L160])" ns41:value-type="float" table:style-name="ce32" office:value-type="float" office:value="1001">
            <text:p>1001</text:p>
          </table:table-cell>
          <table:table-cell ns41:value-type="float" table:style-name="ce32" office:value="615" office:value-type="float">
            <text:p>615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6" office:value-type="float">
            <text:p>6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hoon</text:p>
          </table:table-cell>
          <table:table-cell table:style-name="ce6"/>
          <table:table-cell ns41:value-type="float" table:style-name="ce22" office:value="146" office:value-type="float">
            <text:p>146</text:p>
          </table:table-cell>
          <table:table-cell ns41:value-type="float" table:style-name="ce32" office:value="237" office:value-type="float">
            <text:p>237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19" office:value-type="float">
            <text:p>19</text:p>
          </table:table-cell>
          <table:table-cell table:formula="of:=SUM([.E161:.G161])" ns41:value-type="float" table:style-name="ce32" office:value-type="float" office:value="584">
            <text:p>584</text:p>
          </table:table-cell>
          <table:table-cell ns41:value-type="float" table:style-name="ce32" office:value="401" office:value-type="float">
            <text:p>401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48" office:value-type="float">
            <text:p>48</text:p>
          </table:table-cell>
          <table:table-cell table:formula="of:=SUM([.I161:.K161])" ns41:value-type="float" table:style-name="ce32" office:value-type="float" office:value="640">
            <text:p>640</text:p>
          </table:table-cell>
          <table:table-cell table:formula="of:=SUM([.H161]+[.L161])" ns41:value-type="float" table:style-name="ce32" office:value-type="float" office:value="1224">
            <text:p>1224</text:p>
          </table:table-cell>
          <table:table-cell ns41:value-type="float" table:style-name="ce32" office:value="949" office:value-type="float">
            <text:p>949</text:p>
          </table:table-cell>
          <table:table-cell ns41:value-type="float" table:style-name="ce32" office:value="275" office:value-type="float">
            <text:p>275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idderkerk</text:p>
          </table:table-cell>
          <table:table-cell table:style-name="ce6"/>
          <table:table-cell ns41:value-type="float" table:style-name="ce22" office:value="465" office:value-type="float">
            <text:p>465</text:p>
          </table:table-cell>
          <table:table-cell ns41:value-type="float" table:style-name="ce32" office:value="775" office:value-type="float">
            <text:p>775</text:p>
          </table:table-cell>
          <table:table-cell ns41:value-type="float" table:style-name="ce32" office:value="1268" office:value-type="float">
            <text:p>1268</text:p>
          </table:table-cell>
          <table:table-cell ns41:value-type="float" table:style-name="ce32" office:value="703" office:value-type="float">
            <text:p>703</text:p>
          </table:table-cell>
          <table:table-cell ns41:value-type="float" table:style-name="ce32" office:value="104" office:value-type="float">
            <text:p>104</text:p>
          </table:table-cell>
          <table:table-cell table:formula="of:=SUM([.E162:.G162])" ns41:value-type="float" table:style-name="ce32" office:value-type="float" office:value="2075">
            <text:p>2075</text:p>
          </table:table-cell>
          <table:table-cell ns41:value-type="float" table:style-name="ce32" office:value="1319" office:value-type="float">
            <text:p>1319</text:p>
          </table:table-cell>
          <table:table-cell ns41:value-type="float" table:style-name="ce32" office:value="697" office:value-type="float">
            <text:p>697</text:p>
          </table:table-cell>
          <table:table-cell ns41:value-type="float" table:style-name="ce32" office:value="186" office:value-type="float">
            <text:p>186</text:p>
          </table:table-cell>
          <table:table-cell table:formula="of:=SUM([.I162:.K162])" ns41:value-type="float" table:style-name="ce32" office:value-type="float" office:value="2202">
            <text:p>2202</text:p>
          </table:table-cell>
          <table:table-cell table:formula="of:=SUM([.H162]+[.L162])" ns41:value-type="float" table:style-name="ce32" office:value-type="float" office:value="4277">
            <text:p>4277</text:p>
          </table:table-cell>
          <table:table-cell ns41:value-type="float" table:style-name="ce32" office:value="4238" office:value-type="float">
            <text:p>4238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4" office:value-type="float">
            <text:p>14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ietveld</text:p>
          </table:table-cell>
          <table:table-cell table:style-name="ce6"/>
          <table:table-cell ns41:value-type="float" table:style-name="ce22" office:value="51" office:value-type="float">
            <text:p>51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7" office:value-type="float">
            <text:p>7</text:p>
          </table:table-cell>
          <table:table-cell table:formula="of:=SUM([.E163:.G163])" ns41:value-type="float" table:style-name="ce32" office:value-type="float" office:value="180">
            <text:p>180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3" office:value-type="float">
            <text:p>13</text:p>
          </table:table-cell>
          <table:table-cell table:formula="of:=SUM([.I163:.K163])" ns41:value-type="float" table:style-name="ce32" office:value-type="float" office:value="165">
            <text:p>165</text:p>
          </table:table-cell>
          <table:table-cell table:formula="of:=SUM([.H163]+[.L163])" ns41:value-type="float" table:style-name="ce32" office:value-type="float" office:value="345">
            <text:p>345</text:p>
          </table:table-cell>
          <table:table-cell ns41:value-type="float" table:style-name="ce32" office:value="267" office:value-type="float">
            <text:p>267</text:p>
          </table:table-cell>
          <table:table-cell ns41:value-type="float" table:style-name="ce32" office:value="78" office:value-type="float">
            <text:p>78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ijnsatherwoude</text:p>
          </table:table-cell>
          <table:table-cell table:style-name="ce6"/>
          <table:table-cell ns41:value-type="float" table:style-name="ce22" office:value="71" office:value-type="float">
            <text:p>71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10" office:value-type="float">
            <text:p>10</text:p>
          </table:table-cell>
          <table:table-cell table:formula="of:=SUM([.E164:.G164])" ns41:value-type="float" table:style-name="ce32" office:value-type="float" office:value="267">
            <text:p>267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22" office:value-type="float">
            <text:p>22</text:p>
          </table:table-cell>
          <table:table-cell table:formula="of:=SUM([.I164:.K164])" ns41:value-type="float" table:style-name="ce32" office:value-type="float" office:value="282">
            <text:p>282</text:p>
          </table:table-cell>
          <table:table-cell table:formula="of:=SUM([.H164]+[.L164])" ns41:value-type="float" table:style-name="ce32" office:value-type="float" office:value="549">
            <text:p>549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269" office:value-type="float">
            <text:p>269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ijnsburg</text:p>
          </table:table-cell>
          <table:table-cell table:style-name="ce6"/>
          <table:table-cell ns41:value-type="float" table:style-name="ce22" office:value="213" office:value-type="float">
            <text:p>213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32" office:value="474" office:value-type="float">
            <text:p>474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39" office:value-type="float">
            <text:p>39</text:p>
          </table:table-cell>
          <table:table-cell table:formula="of:=SUM([.E165:.G165])" ns41:value-type="float" table:style-name="ce32" office:value-type="float" office:value="759">
            <text:p>759</text:p>
          </table:table-cell>
          <table:table-cell ns41:value-type="float" table:style-name="ce32" office:value="447" office:value-type="float">
            <text:p>447</text:p>
          </table:table-cell>
          <table:table-cell ns41:value-type="float" table:style-name="ce32" office:value="247" office:value-type="float">
            <text:p>247</text:p>
          </table:table-cell>
          <table:table-cell ns41:value-type="float" table:style-name="ce32" office:value="29" office:value-type="float">
            <text:p>29</text:p>
          </table:table-cell>
          <table:table-cell table:formula="of:=SUM([.I165:.K165])" ns41:value-type="float" table:style-name="ce32" office:value-type="float" office:value="723">
            <text:p>723</text:p>
          </table:table-cell>
          <table:table-cell table:formula="of:=SUM([.H165]+[.L165])" ns41:value-type="float" table:style-name="ce32" office:value-type="float" office:value="1482">
            <text:p>1482</text:p>
          </table:table-cell>
          <table:table-cell ns41:value-type="float" table:style-name="ce32" office:value="1273" office:value-type="float">
            <text:p>1273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12" office:value-type="float">
            <text:p>12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ijsoort</text:p>
          </table:table-cell>
          <table:table-cell table:style-name="ce6"/>
          <table:table-cell ns41:value-type="float" table:style-name="ce22" office:value="14" office:value-type="float">
            <text:p>14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" office:value-type="float">
            <text:p>3</text:p>
          </table:table-cell>
          <table:table-cell table:formula="of:=SUM([.E166:.G166])" ns41:value-type="float" table:style-name="ce32" office:value-type="float" office:value="54">
            <text:p>54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" office:value-type="float">
            <text:p>2</text:p>
          </table:table-cell>
          <table:table-cell table:formula="of:=SUM([.I166:.K166])" ns41:value-type="float" table:style-name="ce32" office:value-type="float" office:value="61">
            <text:p>61</text:p>
          </table:table-cell>
          <table:table-cell table:formula="of:=SUM([.H166]+[.L166])" ns41:value-type="float" table:style-name="ce32" office:value-type="float" office:value="115">
            <text:p>115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ijswijk</text:p>
          </table:table-cell>
          <table:table-cell table:style-name="ce6"/>
          <table:table-cell ns41:value-type="float" table:style-name="ce22" office:value="306" office:value-type="float">
            <text:p>306</text:p>
          </table:table-cell>
          <table:table-cell ns41:value-type="float" table:style-name="ce32" office:value="448" office:value-type="float">
            <text:p>448</text:p>
          </table:table-cell>
          <table:table-cell ns41:value-type="float" table:style-name="ce32" office:value="691" office:value-type="float">
            <text:p>691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2" office:value="29" office:value-type="float">
            <text:p>29</text:p>
          </table:table-cell>
          <table:table-cell table:formula="of:=SUM([.E167:.G167])" ns41:value-type="float" table:style-name="ce32" office:value-type="float" office:value="1084">
            <text:p>1084</text:p>
          </table:table-cell>
          <table:table-cell ns41:value-type="float" table:style-name="ce32" office:value="788" office:value-type="float">
            <text:p>788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2" office:value="88" office:value-type="float">
            <text:p>88</text:p>
          </table:table-cell>
          <table:table-cell table:formula="of:=SUM([.I167:.K167])" ns41:value-type="float" table:style-name="ce32" office:value-type="float" office:value="1240">
            <text:p>1240</text:p>
          </table:table-cell>
          <table:table-cell table:formula="of:=SUM([.H167]+[.L167])" ns41:value-type="float" table:style-name="ce32" office:value-type="float" office:value="2324">
            <text:p>2324</text:p>
          </table:table-cell>
          <table:table-cell ns41:value-type="float" table:style-name="ce32" office:value="1099" office:value-type="float">
            <text:p>1099</text:p>
          </table:table-cell>
          <table:table-cell ns41:value-type="float" table:style-name="ce32" office:value="1182" office:value-type="float">
            <text:p>1182</text:p>
          </table:table-cell>
          <table:table-cell table:style-name="ce32"/>
          <table:table-cell ns41:value-type="float" table:style-name="ce92" office:value="43" office:value-type="float">
            <text:p>43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ockanje</text:p>
          </table:table-cell>
          <table:table-cell table:style-name="ce6"/>
          <table:table-cell ns41:value-type="float" table:style-name="ce22" office:value="141" office:value-type="float">
            <text:p>141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17" office:value-type="float">
            <text:p>17</text:p>
          </table:table-cell>
          <table:table-cell table:formula="of:=SUM([.E168:.G168])" ns41:value-type="float" table:style-name="ce32" office:value-type="float" office:value="493">
            <text:p>493</text:p>
          </table:table-cell>
          <table:table-cell ns41:value-type="float" table:style-name="ce32" office:value="286" office:value-type="float">
            <text:p>286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39" office:value-type="float">
            <text:p>39</text:p>
          </table:table-cell>
          <table:table-cell table:formula="of:=SUM([.I168:.K168])" ns41:value-type="float" table:style-name="ce32" office:value-type="float" office:value="479">
            <text:p>479</text:p>
          </table:table-cell>
          <table:table-cell table:formula="of:=SUM([.H168]+[.L168])" ns41:value-type="float" table:style-name="ce32" office:value-type="float" office:value="972">
            <text:p>972</text:p>
          </table:table-cell>
          <table:table-cell ns41:value-type="float" table:style-name="ce32" office:value="947" office:value-type="float">
            <text:p>947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oxenisse</text:p>
          </table:table-cell>
          <table:table-cell table:style-name="ce6"/>
          <table:table-cell ns41:value-type="float" table:style-name="ce22" office:value="6" office:value-type="float">
            <text:p>6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1" office:value-type="float">
            <text:p>11</text:p>
          </table:table-cell>
          <table:table-cell table:style-name="ce32"/>
          <table:table-cell table:formula="of:=SUM([.E169:.G169])" ns41:value-type="float" table:style-name="ce32" office:value-type="float" office:value="31">
            <text:p>3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" office:value-type="float">
            <text:p>2</text:p>
          </table:table-cell>
          <table:table-cell table:formula="of:=SUM([.I169:.K169])" ns41:value-type="float" table:style-name="ce32" office:value-type="float" office:value="33">
            <text:p>33</text:p>
          </table:table-cell>
          <table:table-cell table:formula="of:=SUM([.H169]+[.L169])" ns41:value-type="float" table:style-name="ce32" office:value-type="float" office:value="64">
            <text:p>64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22" office:value-type="float">
            <text:p>2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ozenburg (Oud en Nieuw)</text:p>
          </table:table-cell>
          <table:table-cell table:style-name="ce6"/>
          <table:table-cell ns41:value-type="float" table:style-name="ce22" office:value="107" office:value-type="float">
            <text:p>107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288" office:value-type="float">
            <text:p>288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9" office:value-type="float">
            <text:p>9</text:p>
          </table:table-cell>
          <table:table-cell table:formula="of:=SUM([.E170:.G170])" ns41:value-type="float" table:style-name="ce32" office:value-type="float" office:value="435">
            <text:p>435</text:p>
          </table:table-cell>
          <table:table-cell ns41:value-type="float" table:style-name="ce32" office:value="284" office:value-type="float">
            <text:p>284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9" office:value-type="float">
            <text:p>19</text:p>
          </table:table-cell>
          <table:table-cell table:formula="of:=SUM([.I170:.K170])" ns41:value-type="float" table:style-name="ce32" office:value-type="float" office:value="443">
            <text:p>443</text:p>
          </table:table-cell>
          <table:table-cell table:formula="of:=SUM([.H170]+[.L170])" ns41:value-type="float" table:style-name="ce32" office:value-type="float" office:value="878">
            <text:p>878</text:p>
          </table:table-cell>
          <table:table-cell ns41:value-type="float" table:style-name="ce32" office:value="861" office:value-type="float">
            <text:p>861</text:p>
          </table:table-cell>
          <table:table-cell ns41:value-type="float" table:style-name="ce32" office:value="17" office:value-type="float">
            <text:p>17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Ruijven</text:p>
          </table:table-cell>
          <table:table-cell table:style-name="ce6"/>
          <table:table-cell ns41:value-type="float" table:style-name="ce22" office:value="7" office:value-type="float">
            <text:p>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table:formula="of:=SUM([.E171:.G171])" ns41:value-type="float" table:style-name="ce32" office:value-type="float" office:value="24">
            <text:p>2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table:formula="of:=SUM([.I171:.K171])" ns41:value-type="float" table:style-name="ce32" office:value-type="float" office:value="31">
            <text:p>31</text:p>
          </table:table-cell>
          <table:table-cell table:formula="of:=SUM([.H171]+[.L171])" ns41:value-type="float" table:style-name="ce32" office:value-type="float" office:value="55">
            <text:p>5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0" office:value-type="float">
            <text:p>30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andelingen-ambacht</text:p>
          </table:table-cell>
          <table:table-cell table:style-name="ce6"/>
          <table:table-cell ns41:value-type="float" table:style-name="ce22" office:value="33" office:value-type="float">
            <text:p>33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4" office:value-type="float">
            <text:p>4</text:p>
          </table:table-cell>
          <table:table-cell table:formula="of:=SUM([.E172:.G172])" ns41:value-type="float" table:style-name="ce32" office:value-type="float" office:value="177">
            <text:p>177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4" office:value-type="float">
            <text:p>4</text:p>
          </table:table-cell>
          <table:table-cell table:formula="of:=SUM([.I172:.K172])" ns41:value-type="float" table:style-name="ce32" office:value-type="float" office:value="183">
            <text:p>183</text:p>
          </table:table-cell>
          <table:table-cell table:formula="of:=SUM([.H172]+[.L172])" ns41:value-type="float" table:style-name="ce32" office:value-type="float" office:value="360">
            <text:p>360</text:p>
          </table:table-cell>
          <table:table-cell ns41:value-type="float" table:style-name="ce32" office:value="356" office:value-type="float">
            <text:p>356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assenheim</text:p>
          </table:table-cell>
          <table:table-cell table:style-name="ce6"/>
          <table:table-cell ns41:value-type="float" table:style-name="ce22" office:value="138" office:value-type="float">
            <text:p>138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27" office:value-type="float">
            <text:p>27</text:p>
          </table:table-cell>
          <table:table-cell table:formula="of:=SUM([.E173:.G173])" ns41:value-type="float" table:style-name="ce32" office:value-type="float" office:value="488">
            <text:p>488</text:p>
          </table:table-cell>
          <table:table-cell ns41:value-type="float" table:style-name="ce32" office:value="317" office:value-type="float">
            <text:p>317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30" office:value-type="float">
            <text:p>30</text:p>
          </table:table-cell>
          <table:table-cell table:formula="of:=SUM([.I173:.K173])" ns41:value-type="float" table:style-name="ce32" office:value-type="float" office:value="483">
            <text:p>483</text:p>
          </table:table-cell>
          <table:table-cell table:formula="of:=SUM([.H173]+[.L173])" ns41:value-type="float" table:style-name="ce32" office:value-type="float" office:value="971">
            <text:p>971</text:p>
          </table:table-cell>
          <table:table-cell ns41:value-type="float" table:style-name="ce32" office:value="428" office:value-type="float">
            <text:p>428</text:p>
          </table:table-cell>
          <table:table-cell ns41:value-type="float" table:style-name="ce32" office:value="543" office:value-type="float">
            <text:p>54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chelluinen</text:p>
          </table:table-cell>
          <table:table-cell table:style-name="ce6"/>
          <table:table-cell ns41:value-type="float" table:style-name="ce22" office:value="48" office:value-type="float">
            <text:p>48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4" office:value-type="float">
            <text:p>4</text:p>
          </table:table-cell>
          <table:table-cell table:formula="of:=SUM([.E174:.G174])" ns41:value-type="float" table:style-name="ce32" office:value-type="float" office:value="131">
            <text:p>131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8" office:value-type="float">
            <text:p>8</text:p>
          </table:table-cell>
          <table:table-cell table:formula="of:=SUM([.I174:.K174])" ns41:value-type="float" table:style-name="ce32" office:value-type="float" office:value="141">
            <text:p>141</text:p>
          </table:table-cell>
          <table:table-cell table:formula="of:=SUM([.H174]+[.L174])" ns41:value-type="float" table:style-name="ce32" office:value-type="float" office:value="272">
            <text:p>272</text:p>
          </table:table-cell>
          <table:table-cell ns41:value-type="float" table:style-name="ce32" office:value="264" office:value-type="float">
            <text:p>264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4" office:value-type="float">
            <text:p>24</text:p>
          </table:table-cell>
          <table:table-cell ns41:value-type="float" table:style-name="ce59" office:value="25" office:value-type="float">
            <text:p>25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79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chiebroek</text:p>
          </table:table-cell>
          <table:table-cell table:style-name="ce6"/>
          <table:table-cell ns41:value-type="float" table:style-name="ce22" office:value="40" office:value-type="float">
            <text:p>4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" office:value-type="float">
            <text:p>2</text:p>
          </table:table-cell>
          <table:table-cell table:formula="of:=SUM([.E175:.G175])" ns41:value-type="float" table:style-name="ce32" office:value-type="float" office:value="130">
            <text:p>13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7" office:value-type="float">
            <text:p>7</text:p>
          </table:table-cell>
          <table:table-cell table:formula="of:=SUM([.I175:.K175])" ns41:value-type="float" table:style-name="ce32" office:value-type="float" office:value="107">
            <text:p>107</text:p>
          </table:table-cell>
          <table:table-cell table:formula="of:=SUM([.H175]+[.L175])" ns41:value-type="float" table:style-name="ce32" office:value-type="float" office:value="237">
            <text:p>237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41" office:value-type="float">
            <text:p>41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chipluiden</text:p>
          </table:table-cell>
          <table:table-cell table:style-name="ce6"/>
          <table:table-cell ns41:value-type="float" table:style-name="ce22" office:value="80" office:value-type="float">
            <text:p>80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4" office:value-type="float">
            <text:p>4</text:p>
          </table:table-cell>
          <table:table-cell table:formula="of:=SUM([.E176:.G176])" ns41:value-type="float" table:style-name="ce32" office:value-type="float" office:value="244">
            <text:p>244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22" office:value-type="float">
            <text:p>22</text:p>
          </table:table-cell>
          <table:table-cell table:formula="of:=SUM([.I176:.K176])" ns41:value-type="float" table:style-name="ce32" office:value-type="float" office:value="266">
            <text:p>266</text:p>
          </table:table-cell>
          <table:table-cell table:formula="of:=SUM([.H176]+[.L176])" ns41:value-type="float" table:style-name="ce32" office:value-type="float" office:value="510">
            <text:p>510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298" office:value-type="float">
            <text:p>298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choonderwoerd</text:p>
          </table:table-cell>
          <table:table-cell table:style-name="ce6"/>
          <table:table-cell ns41:value-type="float" table:style-name="ce22" office:value="123" office:value-type="float">
            <text:p>123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241" office:value-type="float">
            <text:p>241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18" office:value-type="float">
            <text:p>18</text:p>
          </table:table-cell>
          <table:table-cell table:formula="of:=SUM([.E177:.G177])" ns41:value-type="float" table:style-name="ce32" office:value-type="float" office:value="361">
            <text:p>361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20" office:value-type="float">
            <text:p>20</text:p>
          </table:table-cell>
          <table:table-cell table:formula="of:=SUM([.I177:.K177])" ns41:value-type="float" table:style-name="ce32" office:value-type="float" office:value="343">
            <text:p>343</text:p>
          </table:table-cell>
          <table:table-cell table:formula="of:=SUM([.H177]+[.L177])" ns41:value-type="float" table:style-name="ce32" office:value-type="float" office:value="704">
            <text:p>704</text:p>
          </table:table-cell>
          <table:table-cell ns41:value-type="float" table:style-name="ce32" office:value="700" office:value-type="float">
            <text:p>700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chuddebeurs</text:p>
          </table:table-cell>
          <table:table-cell table:style-name="ce6"/>
          <table:table-cell ns41:value-type="float" table:style-name="ce22" office:value="42" office:value-type="float">
            <text:p>42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6" office:value-type="float">
            <text:p>6</text:p>
          </table:table-cell>
          <table:table-cell table:formula="of:=SUM([.E178:.G178])" ns41:value-type="float" table:style-name="ce32" office:value-type="float" office:value="125">
            <text:p>125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9" office:value-type="float">
            <text:p>9</text:p>
          </table:table-cell>
          <table:table-cell table:formula="of:=SUM([.I178:.K178])" ns41:value-type="float" table:style-name="ce32" office:value-type="float" office:value="114">
            <text:p>114</text:p>
          </table:table-cell>
          <table:table-cell table:formula="of:=SUM([.H178]+[.L178])" ns41:value-type="float" table:style-name="ce32" office:value-type="float" office:value="239">
            <text:p>239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liedrecht</text:p>
          </table:table-cell>
          <table:table-cell table:style-name="ce6"/>
          <table:table-cell ns41:value-type="float" table:style-name="ce22" office:value="622" office:value-type="float">
            <text:p>622</text:p>
          </table:table-cell>
          <table:table-cell ns41:value-type="float" table:style-name="ce32" office:value="945" office:value-type="float">
            <text:p>945</text:p>
          </table:table-cell>
          <table:table-cell ns41:value-type="float" table:style-name="ce32" office:value="1382" office:value-type="float">
            <text:p>1382</text:p>
          </table:table-cell>
          <table:table-cell ns41:value-type="float" table:style-name="ce32" office:value="711" office:value-type="float">
            <text:p>711</text:p>
          </table:table-cell>
          <table:table-cell ns41:value-type="float" table:style-name="ce32" office:value="97" office:value-type="float">
            <text:p>97</text:p>
          </table:table-cell>
          <table:table-cell table:formula="of:=SUM([.E179:.G179])" ns41:value-type="float" table:style-name="ce32" office:value-type="float" office:value="2190">
            <text:p>2190</text:p>
          </table:table-cell>
          <table:table-cell ns41:value-type="float" table:style-name="ce32" office:value="1324" office:value-type="float">
            <text:p>1324</text:p>
          </table:table-cell>
          <table:table-cell ns41:value-type="float" table:style-name="ce32" office:value="710" office:value-type="float">
            <text:p>710</text:p>
          </table:table-cell>
          <table:table-cell ns41:value-type="float" table:style-name="ce32" office:value="189" office:value-type="float">
            <text:p>189</text:p>
          </table:table-cell>
          <table:table-cell table:formula="of:=SUM([.I179:.K179])" ns41:value-type="float" table:style-name="ce32" office:value-type="float" office:value="2223">
            <text:p>2223</text:p>
          </table:table-cell>
          <table:table-cell table:formula="of:=SUM([.H179]+[.L179])" ns41:value-type="float" table:style-name="ce32" office:value-type="float" office:value="4413">
            <text:p>4413</text:p>
          </table:table-cell>
          <table:table-cell ns41:value-type="float" table:style-name="ce32" office:value="4384" office:value-type="float">
            <text:p>438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6" office:value-type="float">
            <text:p>26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luipwijk</text:p>
          </table:table-cell>
          <table:table-cell table:style-name="ce6"/>
          <table:table-cell ns41:value-type="float" table:style-name="ce22" office:value="112" office:value-type="float">
            <text:p>112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2" office:value="242" office:value-type="float">
            <text:p>242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20" office:value-type="float">
            <text:p>20</text:p>
          </table:table-cell>
          <table:table-cell table:formula="of:=SUM([.E180:.G180])" ns41:value-type="float" table:style-name="ce32" office:value-type="float" office:value="407">
            <text:p>407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37" office:value-type="float">
            <text:p>37</text:p>
          </table:table-cell>
          <table:table-cell table:formula="of:=SUM([.I180:.K180])" ns41:value-type="float" table:style-name="ce32" office:value-type="float" office:value="428">
            <text:p>428</text:p>
          </table:table-cell>
          <table:table-cell table:formula="of:=SUM([.H180]+[.L180])" ns41:value-type="float" table:style-name="ce32" office:value-type="float" office:value="835">
            <text:p>835</text:p>
          </table:table-cell>
          <table:table-cell ns41:value-type="float" table:style-name="ce32" office:value="764" office:value-type="float">
            <text:p>764</text:p>
          </table:table-cell>
          <table:table-cell ns41:value-type="float" table:style-name="ce32" office:value="71" office:value-type="float">
            <text:p>71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ommelsdijk </text:p>
          </table:table-cell>
          <table:table-cell table:style-name="ce6"/>
          <table:table-cell ns41:value-type="float" table:style-name="ce22" office:value="349" office:value-type="float">
            <text:p>349</text:p>
          </table:table-cell>
          <table:table-cell ns41:value-type="float" table:style-name="ce32" office:value="553" office:value-type="float">
            <text:p>553</text:p>
          </table:table-cell>
          <table:table-cell ns41:value-type="float" table:style-name="ce32" office:value="716" office:value-type="float">
            <text:p>716</text:p>
          </table:table-cell>
          <table:table-cell ns41:value-type="float" table:style-name="ce32" office:value="427" office:value-type="float">
            <text:p>427</text:p>
          </table:table-cell>
          <table:table-cell ns41:value-type="float" table:style-name="ce32" office:value="33" office:value-type="float">
            <text:p>33</text:p>
          </table:table-cell>
          <table:table-cell table:formula="of:=SUM([.E181:.G181])" ns41:value-type="float" table:style-name="ce32" office:value-type="float" office:value="1176">
            <text:p>1176</text:p>
          </table:table-cell>
          <table:table-cell ns41:value-type="float" table:style-name="ce32" office:value="640" office:value-type="float">
            <text:p>640</text:p>
          </table:table-cell>
          <table:table-cell ns41:value-type="float" table:style-name="ce32" office:value="428" office:value-type="float">
            <text:p>428</text:p>
          </table:table-cell>
          <table:table-cell ns41:value-type="float" table:style-name="ce32" office:value="80" office:value-type="float">
            <text:p>80</text:p>
          </table:table-cell>
          <table:table-cell table:formula="of:=SUM([.I181:.K181])" ns41:value-type="float" table:style-name="ce32" office:value-type="float" office:value="1148">
            <text:p>1148</text:p>
          </table:table-cell>
          <table:table-cell table:formula="of:=SUM([.H181]+[.L181])" ns41:value-type="float" table:style-name="ce32" office:value-type="float" office:value="2324">
            <text:p>2324</text:p>
          </table:table-cell>
          <table:table-cell ns41:value-type="float" table:style-name="ce32" office:value="2313" office:value-type="float">
            <text:p>2313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2" office:value-type="float">
            <text:p>12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pijk</text:p>
          </table:table-cell>
          <table:table-cell table:style-name="ce6"/>
          <table:table-cell ns41:value-type="float" table:style-name="ce22" office:value="62" office:value-type="float">
            <text:p>62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9" office:value-type="float">
            <text:p>9</text:p>
          </table:table-cell>
          <table:table-cell table:formula="of:=SUM([.E182:.G182])" ns41:value-type="float" table:style-name="ce32" office:value-type="float" office:value="186">
            <text:p>186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1" office:value-type="float">
            <text:p>11</text:p>
          </table:table-cell>
          <table:table-cell table:formula="of:=SUM([.I182:.K182])" ns41:value-type="float" table:style-name="ce32" office:value-type="float" office:value="188">
            <text:p>188</text:p>
          </table:table-cell>
          <table:table-cell table:formula="of:=SUM([.H182]+[.L182])" ns41:value-type="float" table:style-name="ce32" office:value-type="float" office:value="374">
            <text:p>374</text:p>
          </table:table-cell>
          <table:table-cell ns41:value-type="float" table:style-name="ce32" office:value="372" office:value-type="float">
            <text:p>372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pijkenisse</text:p>
          </table:table-cell>
          <table:table-cell table:style-name="ce6"/>
          <table:table-cell ns41:value-type="float" table:style-name="ce22" office:value="150" office:value-type="float">
            <text:p>150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2" office:value="288" office:value-type="float">
            <text:p>288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2" office:value="25" office:value-type="float">
            <text:p>25</text:p>
          </table:table-cell>
          <table:table-cell table:formula="of:=SUM([.E183:.G183])" ns41:value-type="float" table:style-name="ce32" office:value-type="float" office:value="480">
            <text:p>480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37" office:value-type="float">
            <text:p>37</text:p>
          </table:table-cell>
          <table:table-cell table:formula="of:=SUM([.I183:.K183])" ns41:value-type="float" table:style-name="ce32" office:value-type="float" office:value="505">
            <text:p>505</text:p>
          </table:table-cell>
          <table:table-cell table:formula="of:=SUM([.H183]+[.L183])" ns41:value-type="float" table:style-name="ce32" office:value-type="float" office:value="985">
            <text:p>985</text:p>
          </table:table-cell>
          <table:table-cell ns41:value-type="float" table:style-name="ce32" office:value="971" office:value-type="float">
            <text:p>971</text:p>
          </table:table-cell>
          <table:table-cell ns41:value-type="float" table:style-name="ce32" office:value="14" office:value-type="float">
            <text:p>1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ad aan 't Haringvliet</text:p>
          </table:table-cell>
          <table:table-cell table:style-name="ce6"/>
          <table:table-cell ns41:value-type="float" table:style-name="ce22" office:value="101" office:value-type="float">
            <text:p>101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2" office:value="13" office:value-type="float">
            <text:p>13</text:p>
          </table:table-cell>
          <table:table-cell table:formula="of:=SUM([.E184:.G184])" ns41:value-type="float" table:style-name="ce32" office:value-type="float" office:value="442">
            <text:p>442</text:p>
          </table:table-cell>
          <table:table-cell ns41:value-type="float" table:style-name="ce32" office:value="259" office:value-type="float">
            <text:p>259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2" office:value="24" office:value-type="float">
            <text:p>24</text:p>
          </table:table-cell>
          <table:table-cell table:formula="of:=SUM([.I184:.K184])" ns41:value-type="float" table:style-name="ce32" office:value-type="float" office:value="440">
            <text:p>440</text:p>
          </table:table-cell>
          <table:table-cell table:formula="of:=SUM([.H184]+[.L184])" ns41:value-type="float" table:style-name="ce32" office:value-type="float" office:value="882">
            <text:p>882</text:p>
          </table:table-cell>
          <table:table-cell ns41:value-type="float" table:style-name="ce32" office:value="836" office:value-type="float">
            <text:p>836</text:p>
          </table:table-cell>
          <table:table-cell ns41:value-type="float" table:style-name="ce32" office:value="41" office:value-type="float">
            <text:p>41</text:p>
          </table:table-cell>
          <table:table-cell table:style-name="ce32"/>
          <table:table-cell ns41:value-type="float" table:style-name="ce92" office:value="5" office:value-type="float">
            <text:p>5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ein ('t Land van)</text:p>
          </table:table-cell>
          <table:table-cell table:style-name="ce6"/>
          <table:table-cell ns41:value-type="float" table:style-name="ce22" office:value="56" office:value-type="float">
            <text:p>56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8" office:value-type="float">
            <text:p>8</text:p>
          </table:table-cell>
          <table:table-cell table:formula="of:=SUM([.E185:.G185])" ns41:value-type="float" table:style-name="ce32" office:value-type="float" office:value="239">
            <text:p>239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7" office:value-type="float">
            <text:p>7</text:p>
          </table:table-cell>
          <table:table-cell table:formula="of:=SUM([.I185:.K185])" ns41:value-type="float" table:style-name="ce32" office:value-type="float" office:value="207">
            <text:p>207</text:p>
          </table:table-cell>
          <table:table-cell table:formula="of:=SUM([.H185]+[.L185])" ns41:value-type="float" table:style-name="ce32" office:value-type="float" office:value="446">
            <text:p>446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250" office:value-type="float">
            <text:p>250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ellendam</text:p>
          </table:table-cell>
          <table:table-cell table:style-name="ce6"/>
          <table:table-cell ns41:value-type="float" table:style-name="ce22" office:value="93" office:value-type="float">
            <text:p>93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7" office:value-type="float">
            <text:p>7</text:p>
          </table:table-cell>
          <table:table-cell table:formula="of:=SUM([.E186:.G186])" ns41:value-type="float" table:style-name="ce32" office:value-type="float" office:value="331">
            <text:p>331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23" office:value-type="float">
            <text:p>23</text:p>
          </table:table-cell>
          <table:table-cell table:formula="of:=SUM([.I186:.K186])" ns41:value-type="float" table:style-name="ce32" office:value-type="float" office:value="317">
            <text:p>317</text:p>
          </table:table-cell>
          <table:table-cell table:formula="of:=SUM([.H186]+[.L186])" ns41:value-type="float" table:style-name="ce32" office:value-type="float" office:value="648">
            <text:p>648</text:p>
          </table:table-cell>
          <table:table-cell ns41:value-type="float" table:style-name="ce32" office:value="632" office:value-type="float">
            <text:p>632</text:p>
          </table:table-cell>
          <table:table-cell ns41:value-type="float" table:style-name="ce32" office:value="16" office:value-type="float">
            <text:p>16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olwijk</text:p>
          </table:table-cell>
          <table:table-cell table:style-name="ce6"/>
          <table:table-cell ns41:value-type="float" table:style-name="ce22" office:value="231" office:value-type="float">
            <text:p>231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32" office:value="441" office:value-type="float">
            <text:p>441</text:p>
          </table:table-cell>
          <table:table-cell ns41:value-type="float" table:style-name="ce32" office:value="243" office:value-type="float">
            <text:p>243</text:p>
          </table:table-cell>
          <table:table-cell ns41:value-type="float" table:style-name="ce32" office:value="31" office:value-type="float">
            <text:p>31</text:p>
          </table:table-cell>
          <table:table-cell table:formula="of:=SUM([.E187:.G187])" ns41:value-type="float" table:style-name="ce32" office:value-type="float" office:value="715">
            <text:p>715</text:p>
          </table:table-cell>
          <table:table-cell ns41:value-type="float" table:style-name="ce32" office:value="443" office:value-type="float">
            <text:p>443</text:p>
          </table:table-cell>
          <table:table-cell ns41:value-type="float" table:style-name="ce32" office:value="242" office:value-type="float">
            <text:p>242</text:p>
          </table:table-cell>
          <table:table-cell ns41:value-type="float" table:style-name="ce32" office:value="33" office:value-type="float">
            <text:p>33</text:p>
          </table:table-cell>
          <table:table-cell table:formula="of:=SUM([.I187:.K187])" ns41:value-type="float" table:style-name="ce32" office:value-type="float" office:value="718">
            <text:p>718</text:p>
          </table:table-cell>
          <table:table-cell table:formula="of:=SUM([.H187]+[.L187])" ns41:value-type="float" table:style-name="ce32" office:value-type="float" office:value="1433">
            <text:p>1433</text:p>
          </table:table-cell>
          <table:table-cell ns41:value-type="float" table:style-name="ce32" office:value="1393" office:value-type="float">
            <text:p>1393</text:p>
          </table:table-cell>
          <table:table-cell ns41:value-type="float" table:style-name="ce32" office:value="40" office:value-type="float">
            <text:p>40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ompwijk</text:p>
          </table:table-cell>
          <table:table-cell table:style-name="ce6"/>
          <table:table-cell ns41:value-type="float" table:style-name="ce22" office:value="423" office:value-type="float">
            <text:p>423</text:p>
          </table:table-cell>
          <table:table-cell ns41:value-type="float" table:style-name="ce32" office:value="443" office:value-type="float">
            <text:p>443</text:p>
          </table:table-cell>
          <table:table-cell ns41:value-type="float" table:style-name="ce32" office:value="725" office:value-type="float">
            <text:p>725</text:p>
          </table:table-cell>
          <table:table-cell ns41:value-type="float" table:style-name="ce32" office:value="376" office:value-type="float">
            <text:p>376</text:p>
          </table:table-cell>
          <table:table-cell ns41:value-type="float" table:style-name="ce32" office:value="39" office:value-type="float">
            <text:p>39</text:p>
          </table:table-cell>
          <table:table-cell table:formula="of:=SUM([.E188:.G188])" ns41:value-type="float" table:style-name="ce32" office:value-type="float" office:value="1140">
            <text:p>1140</text:p>
          </table:table-cell>
          <table:table-cell ns41:value-type="float" table:style-name="ce32" office:value="682" office:value-type="float">
            <text:p>682</text:p>
          </table:table-cell>
          <table:table-cell ns41:value-type="float" table:style-name="ce32" office:value="373" office:value-type="float">
            <text:p>373</text:p>
          </table:table-cell>
          <table:table-cell ns41:value-type="float" table:style-name="ce32" office:value="97" office:value-type="float">
            <text:p>97</text:p>
          </table:table-cell>
          <table:table-cell table:formula="of:=SUM([.I188:.K188])" ns41:value-type="float" table:style-name="ce32" office:value-type="float" office:value="1152">
            <text:p>1152</text:p>
          </table:table-cell>
          <table:table-cell table:formula="of:=SUM([.H188]+[.L188])" ns41:value-type="float" table:style-name="ce32" office:value-type="float" office:value="2292">
            <text:p>2292</text:p>
          </table:table-cell>
          <table:table-cell ns41:value-type="float" table:style-name="ce32" office:value="541" office:value-type="float">
            <text:p>541</text:p>
          </table:table-cell>
          <table:table-cell ns41:value-type="float" table:style-name="ce32" office:value="1726" office:value-type="float">
            <text:p>1726</text:p>
          </table:table-cell>
          <table:table-cell ns41:value-type="float" table:style-name="ce32" office:value="25" office:value-type="float">
            <text:p>2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ormpolder</text:p>
          </table:table-cell>
          <table:table-cell table:style-name="ce6"/>
          <table:table-cell ns41:value-type="float" table:style-name="ce22" office:value="40" office:value-type="float">
            <text:p>40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6" office:value-type="float">
            <text:p>6</text:p>
          </table:table-cell>
          <table:table-cell table:formula="of:=SUM([.E189:.G189])" ns41:value-type="float" table:style-name="ce32" office:value-type="float" office:value="111">
            <text:p>111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8" office:value-type="float">
            <text:p>8</text:p>
          </table:table-cell>
          <table:table-cell table:formula="of:=SUM([.I189:.K189])" ns41:value-type="float" table:style-name="ce32" office:value-type="float" office:value="116">
            <text:p>116</text:p>
          </table:table-cell>
          <table:table-cell table:formula="of:=SUM([.H189]+[.L189])" ns41:value-type="float" table:style-name="ce32" office:value-type="float" office:value="227">
            <text:p>227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14" office:value-type="float">
            <text:p>1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reefkerk</text:p>
          </table:table-cell>
          <table:table-cell table:style-name="ce6"/>
          <table:table-cell ns41:value-type="float" table:style-name="ce22" office:value="204" office:value-type="float">
            <text:p>204</text:p>
          </table:table-cell>
          <table:table-cell ns41:value-type="float" table:style-name="ce32" office:value="252" office:value-type="float">
            <text:p>252</text:p>
          </table:table-cell>
          <table:table-cell ns41:value-type="float" table:style-name="ce32" office:value="374" office:value-type="float">
            <text:p>374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29" office:value-type="float">
            <text:p>29</text:p>
          </table:table-cell>
          <table:table-cell table:formula="of:=SUM([.E190:.G190])" ns41:value-type="float" table:style-name="ce32" office:value-type="float" office:value="605">
            <text:p>605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49" office:value-type="float">
            <text:p>49</text:p>
          </table:table-cell>
          <table:table-cell table:formula="of:=SUM([.I190:.K190])" ns41:value-type="float" table:style-name="ce32" office:value-type="float" office:value="623">
            <text:p>623</text:p>
          </table:table-cell>
          <table:table-cell table:formula="of:=SUM([.H190]+[.L190])" ns41:value-type="float" table:style-name="ce32" office:value-type="float" office:value="1228">
            <text:p>1228</text:p>
          </table:table-cell>
          <table:table-cell ns41:value-type="float" table:style-name="ce32" office:value="1225" office:value-type="float">
            <text:p>1225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revelshoek</text:p>
          </table:table-cell>
          <table:table-cell table:style-name="ce6"/>
          <table:table-cell ns41:value-type="float" table:style-name="ce22" office:value="5" office:value-type="float">
            <text:p>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table:formula="of:=SUM([.E191:.G191])" ns41:value-type="float" table:style-name="ce32" office:value-type="float" office:value="25">
            <text:p>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table:formula="of:=SUM([.I191:.K191])" ns41:value-type="float" table:style-name="ce32" office:value-type="float" office:value="18">
            <text:p>18</text:p>
          </table:table-cell>
          <table:table-cell table:formula="of:=SUM([.H191]+[.L191])" ns41:value-type="float" table:style-name="ce32" office:value-type="float" office:value="43">
            <text:p>43</text:p>
          </table:table-cell>
          <table:table-cell ns41:value-type="float" table:style-name="ce32" office:value="43" office:value-type="float">
            <text:p>43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rijen</text:p>
          </table:table-cell>
          <table:table-cell table:style-name="ce6"/>
          <table:table-cell ns41:value-type="float" table:style-name="ce22" office:value="416" office:value-type="float">
            <text:p>416</text:p>
          </table:table-cell>
          <table:table-cell ns41:value-type="float" table:style-name="ce32" office:value="561" office:value-type="float">
            <text:p>561</text:p>
          </table:table-cell>
          <table:table-cell ns41:value-type="float" table:style-name="ce32" office:value="801" office:value-type="float">
            <text:p>801</text:p>
          </table:table-cell>
          <table:table-cell ns41:value-type="float" table:style-name="ce32" office:value="462" office:value-type="float">
            <text:p>462</text:p>
          </table:table-cell>
          <table:table-cell ns41:value-type="float" table:style-name="ce32" office:value="47" office:value-type="float">
            <text:p>47</text:p>
          </table:table-cell>
          <table:table-cell table:formula="of:=SUM([.E192:.G192])" ns41:value-type="float" table:style-name="ce32" office:value-type="float" office:value="1310">
            <text:p>1310</text:p>
          </table:table-cell>
          <table:table-cell ns41:value-type="float" table:style-name="ce32" office:value="809" office:value-type="float">
            <text:p>809</text:p>
          </table:table-cell>
          <table:table-cell ns41:value-type="float" table:style-name="ce32" office:value="463" office:value-type="float">
            <text:p>463</text:p>
          </table:table-cell>
          <table:table-cell ns41:value-type="float" table:style-name="ce32" office:value="107" office:value-type="float">
            <text:p>107</text:p>
          </table:table-cell>
          <table:table-cell table:formula="of:=SUM([.I192:.K192])" ns41:value-type="float" table:style-name="ce32" office:value-type="float" office:value="1379">
            <text:p>1379</text:p>
          </table:table-cell>
          <table:table-cell table:formula="of:=SUM([.H192]+[.L192])" ns41:value-type="float" table:style-name="ce32" office:value-type="float" office:value="2689">
            <text:p>2689</text:p>
          </table:table-cell>
          <table:table-cell ns41:value-type="float" table:style-name="ce32" office:value="2637" office:value-type="float">
            <text:p>2637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35" office:value-type="float">
            <text:p>3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rijensche Sas</text:p>
          </table:table-cell>
          <table:table-cell table:style-name="ce6"/>
          <table:table-cell ns41:value-type="float" table:style-name="ce22" office:value="42" office:value-type="float">
            <text:p>42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5" office:value-type="float">
            <text:p>5</text:p>
          </table:table-cell>
          <table:table-cell table:formula="of:=SUM([.E193:.G193])" ns41:value-type="float" table:style-name="ce32" office:value-type="float" office:value="128">
            <text:p>128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9" office:value-type="float">
            <text:p>9</text:p>
          </table:table-cell>
          <table:table-cell table:formula="of:=SUM([.I193:.K193])" ns41:value-type="float" table:style-name="ce32" office:value-type="float" office:value="145">
            <text:p>145</text:p>
          </table:table-cell>
          <table:table-cell table:formula="of:=SUM([.H193]+[.L193])" ns41:value-type="float" table:style-name="ce32" office:value-type="float" office:value="273">
            <text:p>273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13" office:value-type="float">
            <text:p>1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Struiten (Oude en Nieuwe)</text:p>
          </table:table-cell>
          <table:table-cell table:style-name="ce6"/>
          <table:table-cell ns41:value-type="float" table:style-name="ce22" office:value="7" office:value-type="float">
            <text:p>7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26" office:value-type="float">
            <text:p>26</text:p>
          </table:table-cell>
          <table:table-cell table:style-name="ce32"/>
          <table:table-cell table:formula="of:=SUM([.E194:.G194])" ns41:value-type="float" table:style-name="ce32" office:value-type="float" office:value="97">
            <text:p>97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8" office:value-type="float">
            <text:p>8</text:p>
          </table:table-cell>
          <table:table-cell table:formula="of:=SUM([.I194:.K194])" ns41:value-type="float" table:style-name="ce32" office:value-type="float" office:value="95">
            <text:p>95</text:p>
          </table:table-cell>
          <table:table-cell table:formula="of:=SUM([.H194]+[.L194])" ns41:value-type="float" table:style-name="ce32" office:value-type="float" office:value="192">
            <text:p>192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14" office:value-type="float">
            <text:p>1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Tienhoven</text:p>
          </table:table-cell>
          <table:table-cell table:style-name="ce6"/>
          <table:table-cell ns41:value-type="float" table:style-name="ce22" office:value="35" office:value-type="float">
            <text:p>35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6" office:value-type="float">
            <text:p>6</text:p>
          </table:table-cell>
          <table:table-cell table:formula="of:=SUM([.E195:.G195])" ns41:value-type="float" table:style-name="ce32" office:value-type="float" office:value="128">
            <text:p>128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2" office:value-type="float">
            <text:p>2</text:p>
          </table:table-cell>
          <table:table-cell table:formula="of:=SUM([.I195:.K195])" ns41:value-type="float" table:style-name="ce32" office:value-type="float" office:value="113">
            <text:p>113</text:p>
          </table:table-cell>
          <table:table-cell table:formula="of:=SUM([.H195]+[.L195])" ns41:value-type="float" table:style-name="ce32" office:value-type="float" office:value="241">
            <text:p>241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Tonge (Nieuwe)</text:p>
          </table:table-cell>
          <table:table-cell table:style-name="ce6"/>
          <table:table-cell ns41:value-type="float" table:style-name="ce22" office:value="150" office:value-type="float">
            <text:p>150</text:p>
          </table:table-cell>
          <table:table-cell ns41:value-type="float" table:style-name="ce32" office:value="252" office:value-type="float">
            <text:p>252</text:p>
          </table:table-cell>
          <table:table-cell ns41:value-type="float" table:style-name="ce32" office:value="360" office:value-type="float">
            <text:p>360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17" office:value-type="float">
            <text:p>17</text:p>
          </table:table-cell>
          <table:table-cell table:formula="of:=SUM([.E196:.G196])" ns41:value-type="float" table:style-name="ce32" office:value-type="float" office:value="558">
            <text:p>558</text:p>
          </table:table-cell>
          <table:table-cell ns41:value-type="float" table:style-name="ce32" office:value="308" office:value-type="float">
            <text:p>308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68" office:value-type="float">
            <text:p>68</text:p>
          </table:table-cell>
          <table:table-cell table:formula="of:=SUM([.I196:.K196])" ns41:value-type="float" table:style-name="ce32" office:value-type="float" office:value="560">
            <text:p>560</text:p>
          </table:table-cell>
          <table:table-cell table:formula="of:=SUM([.H196]+[.L196])" ns41:value-type="float" table:style-name="ce32" office:value-type="float" office:value="1118">
            <text:p>1118</text:p>
          </table:table-cell>
          <table:table-cell ns41:value-type="float" table:style-name="ce32" office:value="1067" office:value-type="float">
            <text:p>1067</text:p>
          </table:table-cell>
          <table:table-cell ns41:value-type="float" table:style-name="ce32" office:value="51" office:value-type="float">
            <text:p>51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Tonge (Oude)</text:p>
          </table:table-cell>
          <table:table-cell table:style-name="ce6"/>
          <table:table-cell ns41:value-type="float" table:style-name="ce22" office:value="281" office:value-type="float">
            <text:p>281</text:p>
          </table:table-cell>
          <table:table-cell ns41:value-type="float" table:style-name="ce32" office:value="452" office:value-type="float">
            <text:p>452</text:p>
          </table:table-cell>
          <table:table-cell ns41:value-type="float" table:style-name="ce32" office:value="676" office:value-type="float">
            <text:p>676</text:p>
          </table:table-cell>
          <table:table-cell ns41:value-type="float" table:style-name="ce32" office:value="352" office:value-type="float">
            <text:p>352</text:p>
          </table:table-cell>
          <table:table-cell ns41:value-type="float" table:style-name="ce32" office:value="34" office:value-type="float">
            <text:p>34</text:p>
          </table:table-cell>
          <table:table-cell table:formula="of:=SUM([.E197:.G197])" ns41:value-type="float" table:style-name="ce32" office:value-type="float" office:value="1062">
            <text:p>1062</text:p>
          </table:table-cell>
          <table:table-cell ns41:value-type="float" table:style-name="ce32" office:value="687" office:value-type="float">
            <text:p>687</text:p>
          </table:table-cell>
          <table:table-cell ns41:value-type="float" table:style-name="ce32" office:value="353" office:value-type="float">
            <text:p>353</text:p>
          </table:table-cell>
          <table:table-cell ns41:value-type="float" table:style-name="ce32" office:value="83" office:value-type="float">
            <text:p>83</text:p>
          </table:table-cell>
          <table:table-cell table:formula="of:=SUM([.I197:.K197])" ns41:value-type="float" table:style-name="ce32" office:value-type="float" office:value="1123">
            <text:p>1123</text:p>
          </table:table-cell>
          <table:table-cell table:formula="of:=SUM([.H197]+[.L197])" ns41:value-type="float" table:style-name="ce32" office:value-type="float" office:value="2185">
            <text:p>2185</text:p>
          </table:table-cell>
          <table:table-cell ns41:value-type="float" table:style-name="ce32" office:value="1411" office:value-type="float">
            <text:p>1411</text:p>
          </table:table-cell>
          <table:table-cell ns41:value-type="float" table:style-name="ce32" office:value="757" office:value-type="float">
            <text:p>757</text:p>
          </table:table-cell>
          <table:table-cell ns41:value-type="float" table:style-name="ce32" office:value="17" office:value-type="float">
            <text:p>1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alkenburg</text:p>
          </table:table-cell>
          <table:table-cell table:style-name="ce6"/>
          <table:table-cell ns41:value-type="float" table:style-name="ce22" office:value="112" office:value-type="float">
            <text:p>112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5" office:value-type="float">
            <text:p>5</text:p>
          </table:table-cell>
          <table:table-cell table:formula="of:=SUM([.E198:.G198])" ns41:value-type="float" table:style-name="ce32" office:value-type="float" office:value="229">
            <text:p>229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24" office:value-type="float">
            <text:p>24</text:p>
          </table:table-cell>
          <table:table-cell table:formula="of:=SUM([.I198:.K198])" ns41:value-type="float" table:style-name="ce32" office:value-type="float" office:value="262">
            <text:p>262</text:p>
          </table:table-cell>
          <table:table-cell table:formula="of:=SUM([.H198]+[.L198])" ns41:value-type="float" table:style-name="ce32" office:value-type="float" office:value="491">
            <text:p>491</text:p>
          </table:table-cell>
          <table:table-cell ns41:value-type="float" table:style-name="ce32" office:value="466" office:value-type="float">
            <text:p>466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eur c.a.</text:p>
          </table:table-cell>
          <table:table-cell table:style-name="ce6"/>
          <table:table-cell ns41:value-type="float" table:style-name="ce22" office:value="112" office:value-type="float">
            <text:p>112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2" office:value="271" office:value-type="float">
            <text:p>271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5" office:value-type="float">
            <text:p>15</text:p>
          </table:table-cell>
          <table:table-cell table:formula="of:=SUM([.E199:.G199])" ns41:value-type="float" table:style-name="ce32" office:value-type="float" office:value="414">
            <text:p>414</text:p>
          </table:table-cell>
          <table:table-cell ns41:value-type="float" table:style-name="ce32" office:value="287" office:value-type="float">
            <text:p>287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45" office:value-type="float">
            <text:p>45</text:p>
          </table:table-cell>
          <table:table-cell table:formula="of:=SUM([.I199:.K199])" ns41:value-type="float" table:style-name="ce32" office:value-type="float" office:value="462">
            <text:p>462</text:p>
          </table:table-cell>
          <table:table-cell table:formula="of:=SUM([.H199]+[.L199])" ns41:value-type="float" table:style-name="ce32" office:value-type="float" office:value="876">
            <text:p>876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2" office:value="636" office:value-type="float">
            <text:p>636</text:p>
          </table:table-cell>
          <table:table-cell ns41:value-type="float" table:style-name="ce32" office:value="7" office:value-type="float">
            <text:p>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ianen</text:p>
          </table:table-cell>
          <table:table-cell table:style-name="ce6"/>
          <table:table-cell ns41:value-type="float" table:style-name="ce22" office:value="425" office:value-type="float">
            <text:p>425</text:p>
          </table:table-cell>
          <table:table-cell ns41:value-type="float" table:style-name="ce32" office:value="490" office:value-type="float">
            <text:p>490</text:p>
          </table:table-cell>
          <table:table-cell ns41:value-type="float" table:style-name="ce32" office:value="768" office:value-type="float">
            <text:p>768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2" office:value="38" office:value-type="float">
            <text:p>38</text:p>
          </table:table-cell>
          <table:table-cell table:formula="of:=SUM([.E200:.G200])" ns41:value-type="float" table:style-name="ce32" office:value-type="float" office:value="1181">
            <text:p>1181</text:p>
          </table:table-cell>
          <table:table-cell ns41:value-type="float" table:style-name="ce32" office:value="790" office:value-type="float">
            <text:p>790</text:p>
          </table:table-cell>
          <table:table-cell ns41:value-type="float" table:style-name="ce32" office:value="375" office:value-type="float">
            <text:p>375</text:p>
          </table:table-cell>
          <table:table-cell ns41:value-type="float" table:style-name="ce32" office:value="109" office:value-type="float">
            <text:p>109</text:p>
          </table:table-cell>
          <table:table-cell table:formula="of:=SUM([.I200:.K200])" ns41:value-type="float" table:style-name="ce32" office:value-type="float" office:value="1274">
            <text:p>1274</text:p>
          </table:table-cell>
          <table:table-cell table:formula="of:=SUM([.H200]+[.L200])" ns41:value-type="float" table:style-name="ce32" office:value-type="float" office:value="2455">
            <text:p>2455</text:p>
          </table:table-cell>
          <table:table-cell ns41:value-type="float" table:style-name="ce32" office:value="1720" office:value-type="float">
            <text:p>1720</text:p>
          </table:table-cell>
          <table:table-cell ns41:value-type="float" table:style-name="ce32" office:value="698" office:value-type="float">
            <text:p>698</text:p>
          </table:table-cell>
          <table:table-cell ns41:value-type="float" table:style-name="ce32" office:value="37" office:value-type="float">
            <text:p>3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ier Polders</text:p>
          </table:table-cell>
          <table:table-cell table:style-name="ce6"/>
          <table:table-cell ns41:value-type="float" table:style-name="ce22" office:value="60" office:value-type="float">
            <text:p>60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" office:value-type="float">
            <text:p>5</text:p>
          </table:table-cell>
          <table:table-cell table:formula="of:=SUM([.E201:.G201])" ns41:value-type="float" table:style-name="ce32" office:value-type="float" office:value="217">
            <text:p>217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0" office:value-type="float">
            <text:p>10</text:p>
          </table:table-cell>
          <table:table-cell table:formula="of:=SUM([.I201:.K201])" ns41:value-type="float" table:style-name="ce32" office:value-type="float" office:value="206">
            <text:p>206</text:p>
          </table:table-cell>
          <table:table-cell table:formula="of:=SUM([.H201]+[.L201])" ns41:value-type="float" table:style-name="ce32" office:value-type="float" office:value="423">
            <text:p>423</text:p>
          </table:table-cell>
          <table:table-cell ns41:value-type="float" table:style-name="ce32" office:value="420" office:value-type="float">
            <text:p>420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laardinger ambagt</text:p>
          </table:table-cell>
          <table:table-cell table:style-name="ce6"/>
          <table:table-cell ns41:value-type="float" table:style-name="ce22" office:value="73" office:value-type="float">
            <text:p>73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4" office:value-type="float">
            <text:p>4</text:p>
          </table:table-cell>
          <table:table-cell table:formula="of:=SUM([.E202:.G202])" ns41:value-type="float" table:style-name="ce32" office:value-type="float" office:value="256">
            <text:p>256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6" office:value-type="float">
            <text:p>6</text:p>
          </table:table-cell>
          <table:table-cell table:formula="of:=SUM([.I202:.K202])" ns41:value-type="float" table:style-name="ce32" office:value-type="float" office:value="227">
            <text:p>227</text:p>
          </table:table-cell>
          <table:table-cell table:formula="of:=SUM([.H202]+[.L202])" ns41:value-type="float" table:style-name="ce32" office:value-type="float" office:value="483">
            <text:p>483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158" office:value-type="float">
            <text:p>158</text:p>
          </table:table-cell>
          <table:table-cell table:style-name="ce32"/>
          <table:table-cell ns41:value-type="float" table:style-name="ce92" office:value="3" office:value-type="float">
            <text:p>3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liet</text:p>
          </table:table-cell>
          <table:table-cell table:style-name="ce6"/>
          <table:table-cell ns41:value-type="float" table:style-name="ce22" office:value="9" office:value-type="float">
            <text:p>9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" office:value-type="float">
            <text:p>2</text:p>
          </table:table-cell>
          <table:table-cell table:formula="of:=SUM([.E203:.G203])" ns41:value-type="float" table:style-name="ce32" office:value-type="float" office:value="22">
            <text:p>2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" office:value-type="float">
            <text:p>3</text:p>
          </table:table-cell>
          <table:table-cell table:formula="of:=SUM([.I203:.K203])" ns41:value-type="float" table:style-name="ce32" office:value-type="float" office:value="19">
            <text:p>19</text:p>
          </table:table-cell>
          <table:table-cell table:formula="of:=SUM([.H203]+[.L203])" ns41:value-type="float" table:style-name="ce32" office:value-type="float" office:value="41">
            <text:p>41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list</text:p>
          </table:table-cell>
          <table:table-cell table:style-name="ce6"/>
          <table:table-cell ns41:value-type="float" table:style-name="ce22" office:value="50" office:value-type="float">
            <text:p>50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4" office:value-type="float">
            <text:p>4</text:p>
          </table:table-cell>
          <table:table-cell table:formula="of:=SUM([.E204:.G204])" ns41:value-type="float" table:style-name="ce32" office:value-type="float" office:value="193">
            <text:p>193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9" office:value-type="float">
            <text:p>9</text:p>
          </table:table-cell>
          <table:table-cell table:formula="of:=SUM([.I204:.K204])" ns41:value-type="float" table:style-name="ce32" office:value-type="float" office:value="181">
            <text:p>181</text:p>
          </table:table-cell>
          <table:table-cell table:formula="of:=SUM([.H204]+[.L204])" ns41:value-type="float" table:style-name="ce32" office:value-type="float" office:value="374">
            <text:p>374</text:p>
          </table:table-cell>
          <table:table-cell ns41:value-type="float" table:style-name="ce32" office:value="229" office:value-type="float">
            <text:p>229</text:p>
          </table:table-cell>
          <table:table-cell ns41:value-type="float" table:style-name="ce32" office:value="145" office:value-type="float">
            <text:p>145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oorburg</text:p>
          </table:table-cell>
          <table:table-cell table:style-name="ce6"/>
          <table:table-cell ns41:value-type="float" table:style-name="ce22" office:value="291" office:value-type="float">
            <text:p>291</text:p>
          </table:table-cell>
          <table:table-cell ns41:value-type="float" table:style-name="ce32" office:value="420" office:value-type="float">
            <text:p>420</text:p>
          </table:table-cell>
          <table:table-cell ns41:value-type="float" table:style-name="ce32" office:value="712" office:value-type="float">
            <text:p>712</text:p>
          </table:table-cell>
          <table:table-cell ns41:value-type="float" table:style-name="ce32" office:value="332" office:value-type="float">
            <text:p>332</text:p>
          </table:table-cell>
          <table:table-cell ns41:value-type="float" table:style-name="ce32" office:value="38" office:value-type="float">
            <text:p>38</text:p>
          </table:table-cell>
          <table:table-cell table:formula="of:=SUM([.E205:.G205])" ns41:value-type="float" table:style-name="ce32" office:value-type="float" office:value="1082">
            <text:p>1082</text:p>
          </table:table-cell>
          <table:table-cell ns41:value-type="float" table:style-name="ce32" office:value="783" office:value-type="float">
            <text:p>783</text:p>
          </table:table-cell>
          <table:table-cell ns41:value-type="float" table:style-name="ce32" office:value="345" office:value-type="float">
            <text:p>345</text:p>
          </table:table-cell>
          <table:table-cell ns41:value-type="float" table:style-name="ce32" office:value="97" office:value-type="float">
            <text:p>97</text:p>
          </table:table-cell>
          <table:table-cell table:formula="of:=SUM([.I205:.K205])" ns41:value-type="float" table:style-name="ce32" office:value-type="float" office:value="1225">
            <text:p>1225</text:p>
          </table:table-cell>
          <table:table-cell table:formula="of:=SUM([.H205]+[.L205])" ns41:value-type="float" table:style-name="ce32" office:value-type="float" office:value="2307">
            <text:p>2307</text:p>
          </table:table-cell>
          <table:table-cell ns41:value-type="float" table:style-name="ce32" office:value="1170" office:value-type="float">
            <text:p>1170</text:p>
          </table:table-cell>
          <table:table-cell ns41:value-type="float" table:style-name="ce32" office:value="1137" office:value-type="float">
            <text:p>1137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oorhout</text:p>
          </table:table-cell>
          <table:table-cell table:style-name="ce6"/>
          <table:table-cell ns41:value-type="float" table:style-name="ce22" office:value="71" office:value-type="float">
            <text:p>71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11" office:value-type="float">
            <text:p>11</text:p>
          </table:table-cell>
          <table:table-cell table:formula="of:=SUM([.E206:.G206])" ns41:value-type="float" table:style-name="ce32" office:value-type="float" office:value="280">
            <text:p>280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17" office:value-type="float">
            <text:p>17</text:p>
          </table:table-cell>
          <table:table-cell table:formula="of:=SUM([.I206:.K206])" ns41:value-type="float" table:style-name="ce32" office:value-type="float" office:value="268">
            <text:p>268</text:p>
          </table:table-cell>
          <table:table-cell table:formula="of:=SUM([.H206]+[.L206])" ns41:value-type="float" table:style-name="ce32" office:value-type="float" office:value="548">
            <text:p>548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455" office:value-type="float">
            <text:p>455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oorschoten</text:p>
          </table:table-cell>
          <table:table-cell table:style-name="ce6"/>
          <table:table-cell ns41:value-type="float" table:style-name="ce22" office:value="196" office:value-type="float">
            <text:p>196</text:p>
          </table:table-cell>
          <table:table-cell ns41:value-type="float" table:style-name="ce32" office:value="304" office:value-type="float">
            <text:p>304</text:p>
          </table:table-cell>
          <table:table-cell ns41:value-type="float" table:style-name="ce32" office:value="413" office:value-type="float">
            <text:p>413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31" office:value-type="float">
            <text:p>31</text:p>
          </table:table-cell>
          <table:table-cell table:formula="of:=SUM([.E207:.G207])" ns41:value-type="float" table:style-name="ce32" office:value-type="float" office:value="692">
            <text:p>692</text:p>
          </table:table-cell>
          <table:table-cell ns41:value-type="float" table:style-name="ce32" office:value="434" office:value-type="float">
            <text:p>434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2" office:value="52" office:value-type="float">
            <text:p>52</text:p>
          </table:table-cell>
          <table:table-cell table:formula="of:=SUM([.I207:.K207])" ns41:value-type="float" table:style-name="ce32" office:value-type="float" office:value="740">
            <text:p>740</text:p>
          </table:table-cell>
          <table:table-cell table:formula="of:=SUM([.H207]+[.L207])" ns41:value-type="float" table:style-name="ce32" office:value-type="float" office:value="1432">
            <text:p>1432</text:p>
          </table:table-cell>
          <table:table-cell ns41:value-type="float" table:style-name="ce32" office:value="604" office:value-type="float">
            <text:p>604</text:p>
          </table:table-cell>
          <table:table-cell ns41:value-type="float" table:style-name="ce32" office:value="811" office:value-type="float">
            <text:p>81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92" office:value="15" office:value-type="float">
            <text:p>15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rijenban</text:p>
          </table:table-cell>
          <table:table-cell table:style-name="ce6"/>
          <table:table-cell ns41:value-type="float" table:style-name="ce22" office:value="118" office:value-type="float">
            <text:p>118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309" office:value-type="float">
            <text:p>309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8" office:value-type="float">
            <text:p>8</text:p>
          </table:table-cell>
          <table:table-cell table:formula="of:=SUM([.E208:.G208])" ns41:value-type="float" table:style-name="ce32" office:value-type="float" office:value="467">
            <text:p>467</text:p>
          </table:table-cell>
          <table:table-cell ns41:value-type="float" table:style-name="ce32" office:value="267" office:value-type="float">
            <text:p>267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31" office:value-type="float">
            <text:p>31</text:p>
          </table:table-cell>
          <table:table-cell table:formula="of:=SUM([.I208:.K208])" ns41:value-type="float" table:style-name="ce32" office:value-type="float" office:value="450">
            <text:p>450</text:p>
          </table:table-cell>
          <table:table-cell table:formula="of:=SUM([.H208]+[.L208])" ns41:value-type="float" table:style-name="ce32" office:value-type="float" office:value="917">
            <text:p>917</text:p>
          </table:table-cell>
          <table:table-cell ns41:value-type="float" table:style-name="ce32" office:value="528" office:value-type="float">
            <text:p>528</text:p>
          </table:table-cell>
          <table:table-cell ns41:value-type="float" table:style-name="ce32" office:value="385" office:value-type="float">
            <text:p>38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92" office:value="3" office:value-type="float">
            <text:p>3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Vrijhoeven</text:p>
          </table:table-cell>
          <table:table-cell table:style-name="ce6"/>
          <table:table-cell ns41:value-type="float" table:style-name="ce22" office:value="5" office:value-type="float">
            <text:p>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table:formula="of:=SUM([.E209:.G209])" ns41:value-type="float" table:style-name="ce32" office:value-type="float" office:value="18">
            <text:p>18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table:formula="of:=SUM([.I209:.K209])" ns41:value-type="float" table:style-name="ce32" office:value-type="float" office:value="19">
            <text:p>19</text:p>
          </table:table-cell>
          <table:table-cell table:formula="of:=SUM([.H209]+[.L209])" ns41:value-type="float" table:style-name="ce32" office:value-type="float" office:value="37">
            <text:p>37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3" office:value-type="float">
            <text:p>13</text:p>
          </table:table-cell>
          <table:table-cell table:style-name="ce32"/>
          <table:table-cell ns41:value-type="float" table:style-name="ce92" office:value="3" office:value-type="float">
            <text:p>3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aarder</text:p>
          </table:table-cell>
          <table:table-cell table:style-name="ce6"/>
          <table:table-cell ns41:value-type="float" table:style-name="ce22" office:value="82" office:value-type="float">
            <text:p>82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7" office:value-type="float">
            <text:p>7</text:p>
          </table:table-cell>
          <table:table-cell table:formula="of:=SUM([.E210:.G210])" ns41:value-type="float" table:style-name="ce32" office:value-type="float" office:value="250">
            <text:p>250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15" office:value-type="float">
            <text:p>15</text:p>
          </table:table-cell>
          <table:table-cell table:formula="of:=SUM([.I210:.K210])" ns41:value-type="float" table:style-name="ce32" office:value-type="float" office:value="240">
            <text:p>240</text:p>
          </table:table-cell>
          <table:table-cell table:formula="of:=SUM([.H210]+[.L210])" ns41:value-type="float" table:style-name="ce32" office:value-type="float" office:value="490">
            <text:p>490</text:p>
          </table:table-cell>
          <table:table-cell ns41:value-type="float" table:style-name="ce32" office:value="456" office:value-type="float">
            <text:p>456</text:p>
          </table:table-cell>
          <table:table-cell ns41:value-type="float" table:style-name="ce32" office:value="34" office:value-type="float">
            <text:p>3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addingsveen (Noord)*</text:p>
          </table:table-cell>
          <table:table-cell table:style-name="ce6"/>
          <table:table-cell ns41:value-type="float" table:style-name="ce22" office:value="165" office:value-type="float">
            <text:p>165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405" office:value-type="float">
            <text:p>405</text:p>
          </table:table-cell>
          <table:table-cell ns41:value-type="float" table:style-name="ce32" office:value="237" office:value-type="float">
            <text:p>237</text:p>
          </table:table-cell>
          <table:table-cell ns41:value-type="float" table:style-name="ce32" office:value="27" office:value-type="float">
            <text:p>27</text:p>
          </table:table-cell>
          <table:table-cell table:formula="of:=SUM([.E211:.G211])" ns41:value-type="float" table:style-name="ce32" office:value-type="float" office:value="669">
            <text:p>669</text:p>
          </table:table-cell>
          <table:table-cell ns41:value-type="float" table:style-name="ce32" office:value="359" office:value-type="float">
            <text:p>359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47" office:value-type="float">
            <text:p>47</text:p>
          </table:table-cell>
          <table:table-cell table:formula="of:=SUM([.I211:.K211])" ns41:value-type="float" table:style-name="ce32" office:value-type="float" office:value="631">
            <text:p>631</text:p>
          </table:table-cell>
          <table:table-cell table:formula="of:=SUM([.H211]+[.L211])" ns41:value-type="float" table:style-name="ce88" office:value-type="float" office:value="1300">
            <text:p>1300</text:p>
          </table:table-cell>
          <table:table-cell ns41:value-type="float" table:style-name="ce32" office:value="1054" office:value-type="float">
            <text:p>1054</text:p>
          </table:table-cell>
          <table:table-cell ns41:value-type="float" table:style-name="ce32" office:value="242" office:value-type="float">
            <text:p>242</text:p>
          </table:table-cell>
          <table:table-cell table:style-name="ce32"/>
          <table:table-cell ns41:value-type="float" table:style-name="ce92" office:value="4" office:value-type="float">
            <text:p>4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addingsveen (Zuid) *</text:p>
          </table:table-cell>
          <table:table-cell table:style-name="ce6"/>
          <table:table-cell ns41:value-type="float" table:style-name="ce22" office:value="105" office:value-type="float">
            <text:p>105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286" office:value-type="float">
            <text:p>286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14" office:value-type="float">
            <text:p>14</text:p>
          </table:table-cell>
          <table:table-cell table:formula="of:=SUM([.E212:.G212])" ns41:value-type="float" table:style-name="ce32" office:value-type="float" office:value="474">
            <text:p>474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7" office:value-type="float">
            <text:p>17</text:p>
          </table:table-cell>
          <table:table-cell table:formula="of:=SUM([.I212:.K212])" ns41:value-type="float" table:style-name="ce32" office:value-type="float" office:value="360">
            <text:p>360</text:p>
          </table:table-cell>
          <table:table-cell table:formula="of:=SUM([.H212]+[.L212])" ns41:value-type="float" table:style-name="ce89" office:value-type="float" office:value="834">
            <text:p>834</text:p>
          </table:table-cell>
          <table:table-cell ns41:value-type="float" table:style-name="ce32" office:value="624" office:value-type="float">
            <text:p>624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92" office:value="5" office:value-type="float">
            <text:p>5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armond</text:p>
          </table:table-cell>
          <table:table-cell table:style-name="ce6"/>
          <table:table-cell ns41:value-type="float" table:style-name="ce22" office:value="150" office:value-type="float">
            <text:p>150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339" office:value-type="float">
            <text:p>339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15" office:value-type="float">
            <text:p>15</text:p>
          </table:table-cell>
          <table:table-cell table:formula="of:=SUM([.E213:.G213])" ns41:value-type="float" table:style-name="ce32" office:value-type="float" office:value="507">
            <text:p>507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41" office:value-type="float">
            <text:p>41</text:p>
          </table:table-cell>
          <table:table-cell table:formula="of:=SUM([.I213:.K213])" ns41:value-type="float" table:style-name="ce32" office:value-type="float" office:value="515">
            <text:p>515</text:p>
          </table:table-cell>
          <table:table-cell table:formula="of:=SUM([.H213]+[.L213])" ns41:value-type="float" table:style-name="ce32" office:value-type="float" office:value="1022">
            <text:p>1022</text:p>
          </table:table-cell>
          <table:table-cell ns41:value-type="float" table:style-name="ce32" office:value="343" office:value-type="float">
            <text:p>343</text:p>
          </table:table-cell>
          <table:table-cell ns41:value-type="float" table:style-name="ce32" office:value="673" office:value-type="float">
            <text:p>673</text:p>
          </table:table-cell>
          <table:table-cell ns41:value-type="float" table:style-name="ce32" office:value="6" office:value-type="float">
            <text:p>6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assenaar </text:p>
          </table:table-cell>
          <table:table-cell table:style-name="ce6"/>
          <table:table-cell ns41:value-type="float" table:style-name="ce22" office:value="338" office:value-type="float">
            <text:p>338</text:p>
          </table:table-cell>
          <table:table-cell ns41:value-type="float" table:style-name="ce32" office:value="508" office:value-type="float">
            <text:p>508</text:p>
          </table:table-cell>
          <table:table-cell ns41:value-type="float" table:style-name="ce32" office:value="881" office:value-type="float">
            <text:p>881</text:p>
          </table:table-cell>
          <table:table-cell ns41:value-type="float" table:style-name="ce32" office:value="413" office:value-type="float">
            <text:p>413</text:p>
          </table:table-cell>
          <table:table-cell ns41:value-type="float" table:style-name="ce32" office:value="46" office:value-type="float">
            <text:p>46</text:p>
          </table:table-cell>
          <table:table-cell table:formula="of:=SUM([.E214:.G214])" ns41:value-type="float" table:style-name="ce32" office:value-type="float" office:value="1340">
            <text:p>1340</text:p>
          </table:table-cell>
          <table:table-cell ns41:value-type="float" table:style-name="ce32" office:value="774" office:value-type="float">
            <text:p>774</text:p>
          </table:table-cell>
          <table:table-cell ns41:value-type="float" table:style-name="ce32" office:value="418" office:value-type="float">
            <text:p>418</text:p>
          </table:table-cell>
          <table:table-cell ns41:value-type="float" table:style-name="ce32" office:value="88" office:value-type="float">
            <text:p>88</text:p>
          </table:table-cell>
          <table:table-cell table:formula="of:=SUM([.I214:.K214])" ns41:value-type="float" table:style-name="ce32" office:value-type="float" office:value="1280">
            <text:p>1280</text:p>
          </table:table-cell>
          <table:table-cell table:formula="of:=SUM([.H214]+[.L214])" ns41:value-type="float" table:style-name="ce32" office:value-type="float" office:value="2620">
            <text:p>2620</text:p>
          </table:table-cell>
          <table:table-cell ns41:value-type="float" table:style-name="ce32" office:value="498" office:value-type="float">
            <text:p>498</text:p>
          </table:table-cell>
          <table:table-cell ns41:value-type="float" table:style-name="ce32" office:value="2111" office:value-type="float">
            <text:p>211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92" office:value="11" office:value-type="float">
            <text:p>11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ateringen</text:p>
          </table:table-cell>
          <table:table-cell table:style-name="ce6"/>
          <table:table-cell ns41:value-type="float" table:style-name="ce22" office:value="183" office:value-type="float">
            <text:p>183</text:p>
          </table:table-cell>
          <table:table-cell ns41:value-type="float" table:style-name="ce32" office:value="347" office:value-type="float">
            <text:p>347</text:p>
          </table:table-cell>
          <table:table-cell ns41:value-type="float" table:style-name="ce32" office:value="471" office:value-type="float">
            <text:p>471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2" office:value="33" office:value-type="float">
            <text:p>33</text:p>
          </table:table-cell>
          <table:table-cell table:formula="of:=SUM([.E215:.G215])" ns41:value-type="float" table:style-name="ce32" office:value-type="float" office:value="758">
            <text:p>758</text:p>
          </table:table-cell>
          <table:table-cell ns41:value-type="float" table:style-name="ce32" office:value="465" office:value-type="float">
            <text:p>465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2" office:value="73" office:value-type="float">
            <text:p>73</text:p>
          </table:table-cell>
          <table:table-cell table:formula="of:=SUM([.I215:.K215])" ns41:value-type="float" table:style-name="ce32" office:value-type="float" office:value="796">
            <text:p>796</text:p>
          </table:table-cell>
          <table:table-cell table:formula="of:=SUM([.H215]+[.L215])" ns41:value-type="float" table:style-name="ce32" office:value-type="float" office:value="1554">
            <text:p>1554</text:p>
          </table:table-cell>
          <table:table-cell ns41:value-type="float" table:style-name="ce32" office:value="315" office:value-type="float">
            <text:p>315</text:p>
          </table:table-cell>
          <table:table-cell ns41:value-type="float" table:style-name="ce32" office:value="1228" office:value-type="float">
            <text:p>1228</text:p>
          </table:table-cell>
          <table:table-cell ns41:value-type="float" table:style-name="ce32" office:value="11" office:value-type="float">
            <text:p>11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eide (Lange ruige)</text:p>
          </table:table-cell>
          <table:table-cell table:style-name="ce6"/>
          <table:table-cell ns41:value-type="float" table:style-name="ce22" office:value="59" office:value-type="float">
            <text:p>59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5" office:value-type="float">
            <text:p>5</text:p>
          </table:table-cell>
          <table:table-cell table:formula="of:=SUM([.E216:.G216])" ns41:value-type="float" table:style-name="ce32" office:value-type="float" office:value="183">
            <text:p>18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2" office:value-type="float">
            <text:p>12</text:p>
          </table:table-cell>
          <table:table-cell table:formula="of:=SUM([.I216:.K216])" ns41:value-type="float" table:style-name="ce32" office:value-type="float" office:value="201">
            <text:p>201</text:p>
          </table:table-cell>
          <table:table-cell table:formula="of:=SUM([.H216]+[.L216])" ns41:value-type="float" table:style-name="ce32" office:value-type="float" office:value="384">
            <text:p>38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59" office:value-type="float">
            <text:p>359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estmaas</text:p>
          </table:table-cell>
          <table:table-cell table:style-name="ce6"/>
          <table:table-cell ns41:value-type="float" table:style-name="ce22" office:value="119" office:value-type="float">
            <text:p>119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14" office:value-type="float">
            <text:p>14</text:p>
          </table:table-cell>
          <table:table-cell table:formula="of:=SUM([.E217:.G217])" ns41:value-type="float" table:style-name="ce32" office:value-type="float" office:value="366">
            <text:p>366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27" office:value-type="float">
            <text:p>27</text:p>
          </table:table-cell>
          <table:table-cell table:formula="of:=SUM([.I217:.K217])" ns41:value-type="float" table:style-name="ce32" office:value-type="float" office:value="376">
            <text:p>376</text:p>
          </table:table-cell>
          <table:table-cell table:formula="of:=SUM([.H217]+[.L217])" ns41:value-type="float" table:style-name="ce32" office:value-type="float" office:value="742">
            <text:p>742</text:p>
          </table:table-cell>
          <table:table-cell ns41:value-type="float" table:style-name="ce32" office:value="738" office:value-type="float">
            <text:p>738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ieldrecht</text:p>
          </table:table-cell>
          <table:table-cell table:style-name="ce6"/>
          <table:table-cell ns41:value-type="float" table:style-name="ce22" office:value="65" office:value-type="float">
            <text:p>65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9" office:value-type="float">
            <text:p>9</text:p>
          </table:table-cell>
          <table:table-cell table:formula="of:=SUM([.E218:.G218])" ns41:value-type="float" table:style-name="ce32" office:value-type="float" office:value="233">
            <text:p>233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1" office:value-type="float">
            <text:p>11</text:p>
          </table:table-cell>
          <table:table-cell table:formula="of:=SUM([.I218:.K218])" ns41:value-type="float" table:style-name="ce32" office:value-type="float" office:value="209">
            <text:p>209</text:p>
          </table:table-cell>
          <table:table-cell table:formula="of:=SUM([.H218]+[.L218])" ns41:value-type="float" table:style-name="ce32" office:value-type="float" office:value="442">
            <text:p>442</text:p>
          </table:table-cell>
          <table:table-cell ns41:value-type="float" table:style-name="ce32" office:value="440" office:value-type="float">
            <text:p>440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ijngaarden</text:p>
          </table:table-cell>
          <table:table-cell table:style-name="ce6"/>
          <table:table-cell ns41:value-type="float" table:style-name="ce22" office:value="38" office:value-type="float">
            <text:p>38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2" office:value-type="float">
            <text:p>2</text:p>
          </table:table-cell>
          <table:table-cell table:formula="of:=SUM([.E219:.G219])" ns41:value-type="float" table:style-name="ce32" office:value-type="float" office:value="119">
            <text:p>119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11" office:value-type="float">
            <text:p>11</text:p>
          </table:table-cell>
          <table:table-cell table:formula="of:=SUM([.I219:.K219])" ns41:value-type="float" table:style-name="ce32" office:value-type="float" office:value="125">
            <text:p>125</text:p>
          </table:table-cell>
          <table:table-cell table:formula="of:=SUM([.H219]+[.L219])" ns41:value-type="float" table:style-name="ce32" office:value-type="float" office:value="244">
            <text:p>244</text:p>
          </table:table-cell>
          <table:table-cell ns41:value-type="float" table:style-name="ce32" office:value="244" office:value-type="float">
            <text:p>244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Woubrugge</text:p>
          </table:table-cell>
          <table:table-cell table:style-name="ce6"/>
          <table:table-cell ns41:value-type="float" table:style-name="ce22" office:value="164" office:value-type="float">
            <text:p>164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424" office:value-type="float">
            <text:p>424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41" office:value-type="float">
            <text:p>41</text:p>
          </table:table-cell>
          <table:table-cell table:formula="of:=SUM([.E220:.G220])" ns41:value-type="float" table:style-name="ce32" office:value-type="float" office:value="674">
            <text:p>674</text:p>
          </table:table-cell>
          <table:table-cell ns41:value-type="float" table:style-name="ce32" office:value="381" office:value-type="float">
            <text:p>381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53" office:value-type="float">
            <text:p>53</text:p>
          </table:table-cell>
          <table:table-cell table:formula="of:=SUM([.I220:.K220])" ns41:value-type="float" table:style-name="ce32" office:value-type="float" office:value="646">
            <text:p>646</text:p>
          </table:table-cell>
          <table:table-cell table:formula="of:=SUM([.H220]+[.L220])" ns41:value-type="float" table:style-name="ce32" office:value-type="float" office:value="1320">
            <text:p>1320</text:p>
          </table:table-cell>
          <table:table-cell ns41:value-type="float" table:style-name="ce32" office:value="923" office:value-type="float">
            <text:p>923</text:p>
          </table:table-cell>
          <table:table-cell ns41:value-type="float" table:style-name="ce32" office:value="390" office:value-type="float">
            <text:p>390</text:p>
          </table:table-cell>
          <table:table-cell ns41:value-type="float" table:style-name="ce32" office:value="7" office:value-type="float">
            <text:p>7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IJsselmonde (Oost en West)</text:p>
          </table:table-cell>
          <table:table-cell table:style-name="ce6"/>
          <table:table-cell ns41:value-type="float" table:style-name="ce22" office:value="359" office:value-type="float">
            <text:p>359</text:p>
          </table:table-cell>
          <table:table-cell ns41:value-type="float" table:style-name="ce32" office:value="510" office:value-type="float">
            <text:p>510</text:p>
          </table:table-cell>
          <table:table-cell ns41:value-type="float" table:style-name="ce32" office:value="708" office:value-type="float">
            <text:p>708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2" office:value="45" office:value-type="float">
            <text:p>45</text:p>
          </table:table-cell>
          <table:table-cell table:formula="of:=SUM([.E221:.G221])" ns41:value-type="float" table:style-name="ce32" office:value-type="float" office:value="1161">
            <text:p>1161</text:p>
          </table:table-cell>
          <table:table-cell ns41:value-type="float" table:style-name="ce32" office:value="708" office:value-type="float">
            <text:p>708</text:p>
          </table:table-cell>
          <table:table-cell ns41:value-type="float" table:style-name="ce32" office:value="409" office:value-type="float">
            <text:p>409</text:p>
          </table:table-cell>
          <table:table-cell ns41:value-type="float" table:style-name="ce32" office:value="72" office:value-type="float">
            <text:p>72</text:p>
          </table:table-cell>
          <table:table-cell table:formula="of:=SUM([.I221:.K221])" ns41:value-type="float" table:style-name="ce32" office:value-type="float" office:value="1189">
            <text:p>1189</text:p>
          </table:table-cell>
          <table:table-cell table:formula="of:=SUM([.H221]+[.L221])" ns41:value-type="float" table:style-name="ce32" office:value-type="float" office:value="2350">
            <text:p>2350</text:p>
          </table:table-cell>
          <table:table-cell ns41:value-type="float" table:style-name="ce32" office:value="2213" office:value-type="float">
            <text:p>2213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92" office:value="5" office:value-type="float">
            <text:p>5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egwaard </text:p>
          </table:table-cell>
          <table:table-cell table:style-name="ce6"/>
          <table:table-cell ns41:value-type="float" table:style-name="ce22" office:value="167" office:value-type="float">
            <text:p>167</text:p>
          </table:table-cell>
          <table:table-cell ns41:value-type="float" table:style-name="ce32" office:value="314" office:value-type="float">
            <text:p>314</text:p>
          </table:table-cell>
          <table:table-cell ns41:value-type="float" table:style-name="ce32" office:value="460" office:value-type="float">
            <text:p>460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2" office:value="16" office:value-type="float">
            <text:p>16</text:p>
          </table:table-cell>
          <table:table-cell table:formula="of:=SUM([.E222:.G222])" ns41:value-type="float" table:style-name="ce32" office:value-type="float" office:value="726">
            <text:p>726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50" office:value-type="float">
            <text:p>50</text:p>
          </table:table-cell>
          <table:table-cell table:formula="of:=SUM([.I222:.K222])" ns41:value-type="float" table:style-name="ce32" office:value-type="float" office:value="727">
            <text:p>727</text:p>
          </table:table-cell>
          <table:table-cell table:formula="of:=SUM([.H222]+[.L222])" ns41:value-type="float" table:style-name="ce32" office:value-type="float" office:value="1453">
            <text:p>1453</text:p>
          </table:table-cell>
          <table:table-cell ns41:value-type="float" table:style-name="ce32" office:value="835" office:value-type="float">
            <text:p>835</text:p>
          </table:table-cell>
          <table:table-cell ns41:value-type="float" table:style-name="ce32" office:value="613" office:value-type="float">
            <text:p>613</text:p>
          </table:table-cell>
          <table:table-cell ns41:value-type="float" table:style-name="ce32" office:value="5" office:value-type="float">
            <text:p>5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evenhoven</text:p>
          </table:table-cell>
          <table:table-cell table:style-name="ce6"/>
          <table:table-cell ns41:value-type="float" table:style-name="ce22" office:value="133" office:value-type="float">
            <text:p>133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286" office:value-type="float">
            <text:p>286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10" office:value-type="float">
            <text:p>10</text:p>
          </table:table-cell>
          <table:table-cell table:formula="of:=SUM([.E223:.G223])" ns41:value-type="float" table:style-name="ce32" office:value-type="float" office:value="458">
            <text:p>458</text:p>
          </table:table-cell>
          <table:table-cell ns41:value-type="float" table:style-name="ce32" office:value="261" office:value-type="float">
            <text:p>261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29" office:value-type="float">
            <text:p>29</text:p>
          </table:table-cell>
          <table:table-cell table:formula="of:=SUM([.I223:.K223])" ns41:value-type="float" table:style-name="ce32" office:value-type="float" office:value="450">
            <text:p>450</text:p>
          </table:table-cell>
          <table:table-cell table:formula="of:=SUM([.H223]+[.L223])" ns41:value-type="float" table:style-name="ce32" office:value-type="float" office:value="908">
            <text:p>908</text:p>
          </table:table-cell>
          <table:table-cell ns41:value-type="float" table:style-name="ce32" office:value="397" office:value-type="float">
            <text:p>397</text:p>
          </table:table-cell>
          <table:table-cell ns41:value-type="float" table:style-name="ce32" office:value="511" office:value-type="float">
            <text:p>511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evenhuizen*</text:p>
          </table:table-cell>
          <table:table-cell table:style-name="ce6"/>
          <table:table-cell ns41:value-type="float" table:style-name="ce22" office:value="190" office:value-type="float">
            <text:p>190</text:p>
          </table:table-cell>
          <table:table-cell ns41:value-type="float" table:style-name="ce32" office:value="295" office:value-type="float">
            <text:p>295</text:p>
          </table:table-cell>
          <table:table-cell ns41:value-type="float" table:style-name="ce32" office:value="473" office:value-type="float">
            <text:p>473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2" office:value="25" office:value-type="float">
            <text:p>25</text:p>
          </table:table-cell>
          <table:table-cell table:formula="of:=SUM([.E224:.G224])" ns41:value-type="float" table:style-name="ce32" office:value-type="float" office:value="742">
            <text:p>742</text:p>
          </table:table-cell>
          <table:table-cell ns41:value-type="float" table:style-name="ce32" office:value="433" office:value-type="float">
            <text:p>433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2" office:value="63" office:value-type="float">
            <text:p>63</text:p>
          </table:table-cell>
          <table:table-cell table:formula="of:=SUM([.I224:.K224])" ns41:value-type="float" table:style-name="ce32" office:value-type="float" office:value="740">
            <text:p>740</text:p>
          </table:table-cell>
          <table:table-cell table:formula="of:=SUM([.H224]+[.L224])" ns41:value-type="float" table:style-name="ce90" office:value-type="float" office:value="1482">
            <text:p>1482</text:p>
          </table:table-cell>
          <table:table-cell ns41:value-type="float" table:style-name="ce32" office:value="1348" office:value-type="float">
            <text:p>1348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2" office:value-type="float">
            <text:p>2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oetermeer</text:p>
          </table:table-cell>
          <table:table-cell table:style-name="ce82"/>
          <table:table-cell ns41:value-type="float" table:style-name="ce22" office:value="122" office:value-type="float">
            <text:p>122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10" office:value-type="float">
            <text:p>10</text:p>
          </table:table-cell>
          <table:table-cell table:formula="of:=SUM([.E225:.G225])" ns41:value-type="float" table:style-name="ce32" office:value-type="float" office:value="431">
            <text:p>431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25" office:value-type="float">
            <text:p>25</text:p>
          </table:table-cell>
          <table:table-cell table:formula="of:=SUM([.I225:.K225])" ns41:value-type="float" table:style-name="ce32" office:value-type="float" office:value="444">
            <text:p>444</text:p>
          </table:table-cell>
          <table:table-cell table:formula="of:=SUM([.H225]+[.L225])" ns41:value-type="float" table:style-name="ce32" office:value-type="float" office:value="875">
            <text:p>875</text:p>
          </table:table-cell>
          <table:table-cell ns41:value-type="float" table:style-name="ce32" office:value="374" office:value-type="float">
            <text:p>374</text:p>
          </table:table-cell>
          <table:table-cell ns41:value-type="float" table:style-name="ce32" office:value="483" office:value-type="float">
            <text:p>48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92" office:value="13" office:value-type="float">
            <text:p>13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oeterwoude</text:p>
          </table:table-cell>
          <table:table-cell table:style-name="ce82"/>
          <table:table-cell ns41:value-type="float" table:style-name="ce22" office:value="322" office:value-type="float">
            <text:p>322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2" office:value="698" office:value-type="float">
            <text:p>698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42" office:value-type="float">
            <text:p>42</text:p>
          </table:table-cell>
          <table:table-cell table:formula="of:=SUM([.E226:.G226])" ns41:value-type="float" table:style-name="ce32" office:value-type="float" office:value="1120">
            <text:p>1120</text:p>
          </table:table-cell>
          <table:table-cell ns41:value-type="float" table:style-name="ce32" office:value="728" office:value-type="float">
            <text:p>728</text:p>
          </table:table-cell>
          <table:table-cell ns41:value-type="float" table:style-name="ce32" office:value="377" office:value-type="float">
            <text:p>377</text:p>
          </table:table-cell>
          <table:table-cell ns41:value-type="float" table:style-name="ce32" office:value="78" office:value-type="float">
            <text:p>78</text:p>
          </table:table-cell>
          <table:table-cell table:formula="of:=SUM([.I226:.K226])" ns41:value-type="float" table:style-name="ce32" office:value-type="float" office:value="1183">
            <text:p>1183</text:p>
          </table:table-cell>
          <table:table-cell table:formula="of:=SUM([.H226]+[.L226])" ns41:value-type="float" table:style-name="ce32" office:value-type="float" office:value="2303">
            <text:p>2303</text:p>
          </table:table-cell>
          <table:table-cell ns41:value-type="float" table:style-name="ce32" office:value="772" office:value-type="float">
            <text:p>772</text:p>
          </table:table-cell>
          <table:table-cell ns41:value-type="float" table:style-name="ce32" office:value="1522" office:value-type="float">
            <text:p>1522</text:p>
          </table:table-cell>
          <table:table-cell ns41:value-type="float" table:style-name="ce32" office:value="9" office:value-type="float">
            <text:p>9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outeveen</text:p>
          </table:table-cell>
          <table:table-cell table:style-name="ce82"/>
          <table:table-cell ns41:value-type="float" table:style-name="ce22" office:value="37" office:value-type="float">
            <text:p>37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8" office:value-type="float">
            <text:p>8</text:p>
          </table:table-cell>
          <table:table-cell table:formula="of:=SUM([.E227:.G227])" ns41:value-type="float" table:style-name="ce32" office:value-type="float" office:value="124">
            <text:p>124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" office:value-type="float">
            <text:p>4</text:p>
          </table:table-cell>
          <table:table-cell table:formula="of:=SUM([.I227:.K227])" ns41:value-type="float" table:style-name="ce32" office:value-type="float" office:value="101">
            <text:p>101</text:p>
          </table:table-cell>
          <table:table-cell table:formula="of:=SUM([.H227]+[.L227])" ns41:value-type="float" table:style-name="ce32" office:value-type="float" office:value="225">
            <text:p>225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23" office:value-type="float">
            <text:p>123</text:p>
          </table:table-cell>
          <table:table-cell table:style-name="ce32"/>
          <table:table-cell ns41:value-type="float" table:style-name="ce92" office:value="2" office:value-type="float">
            <text:p>2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uidbroek</text:p>
          </table:table-cell>
          <table:table-cell table:style-name="ce82"/>
          <table:table-cell ns41:value-type="float" table:style-name="ce22" office:value="14" office:value-type="float">
            <text:p>14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" office:value-type="float">
            <text:p>1</text:p>
          </table:table-cell>
          <table:table-cell table:formula="of:=SUM([.E228:.G228])" ns41:value-type="float" table:style-name="ce32" office:value-type="float" office:value="46">
            <text:p>46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" office:value-type="float">
            <text:p>2</text:p>
          </table:table-cell>
          <table:table-cell table:formula="of:=SUM([.I228:.K228])" ns41:value-type="float" table:style-name="ce32" office:value-type="float" office:value="43">
            <text:p>43</text:p>
          </table:table-cell>
          <table:table-cell table:formula="of:=SUM([.H228]+[.L228])" ns41:value-type="float" table:style-name="ce32" office:value-type="float" office:value="89">
            <text:p>89</text:p>
          </table:table-cell>
          <table:table-cell ns41:value-type="float" table:style-name="ce32" office:value="89" office:value-type="float">
            <text:p>89</text:p>
          </table:table-cell>
          <table:table-cell table:style-name="ce32" table:number-columns-repeated="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uidland</text:p>
          </table:table-cell>
          <table:table-cell table:style-name="ce82"/>
          <table:table-cell ns41:value-type="float" table:style-name="ce22" office:value="180" office:value-type="float">
            <text:p>180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32" office:value="392" office:value-type="float">
            <text:p>392</text:p>
          </table:table-cell>
          <table:table-cell ns41:value-type="float" table:style-name="ce32" office:value="259" office:value-type="float">
            <text:p>259</text:p>
          </table:table-cell>
          <table:table-cell ns41:value-type="float" table:style-name="ce32" office:value="29" office:value-type="float">
            <text:p>29</text:p>
          </table:table-cell>
          <table:table-cell table:formula="of:=SUM([.E229:.G229])" ns41:value-type="float" table:style-name="ce32" office:value-type="float" office:value="680">
            <text:p>680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261" office:value-type="float">
            <text:p>261</text:p>
          </table:table-cell>
          <table:table-cell ns41:value-type="float" table:style-name="ce32" office:value="39" office:value-type="float">
            <text:p>39</text:p>
          </table:table-cell>
          <table:table-cell table:formula="of:=SUM([.I229:.K229])" ns41:value-type="float" table:style-name="ce32" office:value-type="float" office:value="668">
            <text:p>668</text:p>
          </table:table-cell>
          <table:table-cell table:formula="of:=SUM([.H229]+[.L229])" ns41:value-type="float" table:style-name="ce32" office:value-type="float" office:value="1348">
            <text:p>1348</text:p>
          </table:table-cell>
          <table:table-cell ns41:value-type="float" table:style-name="ce32" office:value="1330" office:value-type="float">
            <text:p>133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uidwijk</text:p>
          </table:table-cell>
          <table:table-cell table:style-name="ce82"/>
          <table:table-cell ns41:value-type="float" table:style-name="ce22" office:value="4" office:value-type="float">
            <text:p>4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table:formula="of:=SUM([.E230:.G230])" ns41:value-type="float" table:style-name="ce32" office:value-type="float" office:value="11">
            <text:p>1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table:formula="of:=SUM([.I230:.K230])" ns41:value-type="float" table:style-name="ce32" office:value-type="float" office:value="11">
            <text:p>11</text:p>
          </table:table-cell>
          <table:table-cell table:formula="of:=SUM([.H230]+[.L230])" ns41:value-type="float" table:style-name="ce32" office:value-type="float" office:value="22">
            <text:p>2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7" office:value-type="float">
            <text:p>17</text:p>
          </table:table-cell>
          <table:table-cell table:style-name="ce32"/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wammerdam</text:p>
          </table:table-cell>
          <table:table-cell table:style-name="ce6"/>
          <table:table-cell ns41:value-type="float" table:style-name="ce22" office:value="246" office:value-type="float">
            <text:p>246</text:p>
          </table:table-cell>
          <table:table-cell ns41:value-type="float" table:style-name="ce32" office:value="288" office:value-type="float">
            <text:p>288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25" office:value-type="float">
            <text:p>25</text:p>
          </table:table-cell>
          <table:table-cell table:formula="of:=SUM([.E231:.G231])" ns41:value-type="float" table:style-name="ce32" office:value-type="float" office:value="552">
            <text:p>552</text:p>
          </table:table-cell>
          <table:table-cell ns41:value-type="float" table:style-name="ce32" office:value="382" office:value-type="float">
            <text:p>382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51" office:value-type="float">
            <text:p>51</text:p>
          </table:table-cell>
          <table:table-cell table:formula="of:=SUM([.I231:.K231])" ns41:value-type="float" table:style-name="ce32" office:value-type="float" office:value="624">
            <text:p>624</text:p>
          </table:table-cell>
          <table:table-cell table:formula="of:=SUM([.H231]+[.L231])" ns41:value-type="float" table:style-name="ce32" office:value-type="float" office:value="1176">
            <text:p>1176</text:p>
          </table:table-cell>
          <table:table-cell ns41:value-type="float" table:style-name="ce32" office:value="784" office:value-type="float">
            <text:p>784</text:p>
          </table:table-cell>
          <table:table-cell ns41:value-type="float" table:style-name="ce32" office:value="381" office:value-type="float">
            <text:p>38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92" office:value="7" office:value-type="float">
            <text:p>7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wartewaal</text:p>
          </table:table-cell>
          <table:table-cell table:style-name="ce6"/>
          <table:table-cell ns41:value-type="float" table:style-name="ce22" office:value="128" office:value-type="float">
            <text:p>128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267" office:value-type="float">
            <text:p>267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21" office:value-type="float">
            <text:p>21</text:p>
          </table:table-cell>
          <table:table-cell table:formula="of:=SUM([.E232:.G232])" ns41:value-type="float" table:style-name="ce32" office:value-type="float" office:value="458">
            <text:p>458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41" office:value-type="float">
            <text:p>41</text:p>
          </table:table-cell>
          <table:table-cell table:formula="of:=SUM([.I232:.K232])" ns41:value-type="float" table:style-name="ce32" office:value-type="float" office:value="459">
            <text:p>459</text:p>
          </table:table-cell>
          <table:table-cell table:formula="of:=SUM([.H232]+[.L232])" ns41:value-type="float" table:style-name="ce32" office:value-type="float" office:value="917">
            <text:p>917</text:p>
          </table:table-cell>
          <table:table-cell ns41:value-type="float" table:style-name="ce32" office:value="901" office:value-type="float">
            <text:p>90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2" office:value-type="float">
            <text:p>12</text:p>
          </table:table-cell>
          <table:table-cell table:style-name="ce92"/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6">
          <table:table-cell ns41:value-type="string" table:style-name="ce79" office:value-type="string">
            <text:p>Zwijndrecht</text:p>
          </table:table-cell>
          <table:table-cell table:style-name="ce6"/>
          <table:table-cell ns41:value-type="float" table:style-name="ce22" office:value="351" office:value-type="float">
            <text:p>351</text:p>
          </table:table-cell>
          <table:table-cell ns41:value-type="float" table:style-name="ce32" office:value="388" office:value-type="float">
            <text:p>388</text:p>
          </table:table-cell>
          <table:table-cell ns41:value-type="float" table:style-name="ce32" office:value="600" office:value-type="float">
            <text:p>600</text:p>
          </table:table-cell>
          <table:table-cell ns41:value-type="float" table:style-name="ce32" office:value="325" office:value-type="float">
            <text:p>325</text:p>
          </table:table-cell>
          <table:table-cell ns41:value-type="float" table:style-name="ce32" office:value="42" office:value-type="float">
            <text:p>42</text:p>
          </table:table-cell>
          <table:table-cell table:formula="of:=SUM([.E233:.G233])" ns41:value-type="float" table:style-name="ce32" office:value-type="float" office:value="967">
            <text:p>967</text:p>
          </table:table-cell>
          <table:table-cell ns41:value-type="float" table:style-name="ce32" office:value="574" office:value-type="float">
            <text:p>574</text:p>
          </table:table-cell>
          <table:table-cell ns41:value-type="float" table:style-name="ce32" office:value="327" office:value-type="float">
            <text:p>327</text:p>
          </table:table-cell>
          <table:table-cell ns41:value-type="float" table:style-name="ce32" office:value="57" office:value-type="float">
            <text:p>57</text:p>
          </table:table-cell>
          <table:table-cell table:formula="of:=SUM([.I233:.K233])" ns41:value-type="float" table:style-name="ce32" office:value-type="float" office:value="958">
            <text:p>958</text:p>
          </table:table-cell>
          <table:table-cell table:formula="of:=SUM([.H233]+[.L233])" ns41:value-type="float" table:style-name="ce32" office:value-type="float" office:value="1925">
            <text:p>1925</text:p>
          </table:table-cell>
          <table:table-cell ns41:value-type="float" table:style-name="ce32" office:value="1815" office:value-type="float">
            <text:p>1815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92" office:value="23" office:value-type="float">
            <text:p>23</text:p>
          </table:table-cell>
          <table:table-cell ns41:value-type="string" table:style-name="ce59" office:value-type="string">
            <text:p>VT</text:p>
          </table:table-cell>
          <table:table-cell table:style-name="ce59"/>
          <table:table-cell ns41:value-type="float" table:style-name="ce59" office:value="26" office:value-type="float">
            <text:p>26</text:p>
          </table:table-cell>
          <table:table-cell ns41:value-type="float" table:style-name="ce59" office:value="27" office:value-type="float">
            <text:p>27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</table:table-cell>
          <table:table-cell table:style-name="ce6"/>
          <table:table-cell table:formula="of:=SUM([.C8:.C233])" ns41:value-type="float" table:style-name="ce23" office:value-type="float" office:value="36880">
            <text:p>36880</text:p>
          </table:table-cell>
          <table:table-cell table:formula="of:=SUM([.D8:.D233])" ns41:value-type="float" table:style-name="ce33" office:value-type="float" office:value="51187">
            <text:p>51187</text:p>
          </table:table-cell>
          <table:table-cell table:formula="of:=SUM([.E8:.E233])" ns41:value-type="float" table:style-name="ce33" office:value-type="float" office:value="78874">
            <text:p>78874</text:p>
          </table:table-cell>
          <table:table-cell table:formula="of:=SUM([.F8:.F233])" ns41:value-type="float" table:style-name="ce33" office:value-type="float" office:value="41291">
            <text:p>41291</text:p>
          </table:table-cell>
          <table:table-cell table:formula="of:=SUM([.G8:.G233])" ns41:value-type="float" table:style-name="ce33" office:value-type="float" office:value="4689">
            <text:p>4689</text:p>
          </table:table-cell>
          <table:table-cell table:formula="of:=SUM([.H8:.H233])" ns41:value-type="float" table:style-name="ce33" office:value-type="float" office:value="124854">
            <text:p>124854</text:p>
          </table:table-cell>
          <table:table-cell table:formula="of:=SUM([.I8:.I233])" ns41:value-type="float" table:style-name="ce33" office:value-type="float" office:value="76141">
            <text:p>76141</text:p>
          </table:table-cell>
          <table:table-cell table:formula="of:=SUM([.J8:.J233])" ns41:value-type="float" table:style-name="ce33" office:value-type="float" office:value="41207">
            <text:p>41207</text:p>
          </table:table-cell>
          <table:table-cell table:formula="of:=SUM([.K8:.K233])" ns41:value-type="float" table:style-name="ce33" office:value-type="float" office:value="9470">
            <text:p>9470</text:p>
          </table:table-cell>
          <table:table-cell table:formula="of:=SUM([.L8:.L233])" ns41:value-type="float" table:style-name="ce33" office:value-type="float" office:value="126818">
            <text:p>126818</text:p>
          </table:table-cell>
          <table:table-cell table:formula="of:=SUM([.M8:.M233])" ns41:value-type="float" table:style-name="ce33" office:value-type="float" office:value="251672">
            <text:p>251672</text:p>
          </table:table-cell>
          <table:table-cell table:formula="of:=SUM([.N8:.N233])" ns41:value-type="float" table:style-name="ce33" office:value-type="float" office:value="197441">
            <text:p>197441</text:p>
          </table:table-cell>
          <table:table-cell table:formula="of:=SUM([.O8:.O233])" ns41:value-type="float" table:style-name="ce33" office:value-type="float" office:value="52286">
            <text:p>52286</text:p>
          </table:table-cell>
          <table:table-cell table:formula="of:=SUM([.P8:.P233])" ns41:value-type="float" table:style-name="ce33" office:value-type="float" office:value="1419">
            <text:p>1419</text:p>
          </table:table-cell>
          <table:table-cell table:formula="of:=SUM([.Q8:.Q233])" ns41:value-type="float" table:style-name="ce93" office:value-type="float" office:value="521">
            <text:p>521</text:p>
          </table:table-cell>
          <table:table-cell ns41:value-type="string" table:style-name="ce60" office:value-type="string">
            <text:p>VT</text:p>
          </table:table-cell>
          <table:table-cell table:style-name="ce60"/>
          <table:table-cell ns41:value-type="float" table:style-name="ce60" office:value="26" office:value-type="float">
            <text:p>26</text:p>
          </table:table-cell>
          <table:table-cell ns41:value-type="float" table:style-name="ce60" office:value="27" office:value-type="float">
            <text:p>27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0</text:p>
          </table:table-cell>
          <table:table-cell table:style-name="ce74" table:number-columns-repeated="1001"/>
        </table:table-row>
        <table:table-row table:style-name="ro1">
          <table:table-cell table:number-columns-repeated="7"/>
          <table:table-cell table:style-name="ce83"/>
          <table:table-cell table:number-columns-repeated="1016"/>
        </table:table-row>
        <table:table-row table:style-name="ro6">
          <table:table-cell ns41:value-type="string" table:style-name="ce11" office:value-type="string">
            <text:p>a.Hieronder het garnizoen van de Wiriekerschans ad 31 militairen.</text:p>
          </table:table-cell>
          <table:table-cell table:style-name="ce17"/>
          <table:table-cell table:style-name="ce25" table:number-columns-repeated="5"/>
          <table:table-cell table:style-name="ce84"/>
          <table:table-cell table:style-name="ce25" table:number-columns-repeated="9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6">
          <table:table-cell ns41:value-type="string" table:style-name="ce12" office:value-type="string">
            <text:p>b.Hieronder 5 marechaussees.</text:p>
          </table:table-cell>
          <table:table-cell table:style-name="ce13"/>
          <table:table-cell table:style-name="ce26" table:number-columns-repeated="5"/>
          <table:table-cell table:style-name="ce83"/>
          <table:table-cell table:style-name="ce26" table:number-columns-repeated="9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ns41:value-type="string" table:style-name="ce12" office:value-type="string">
            <text:p>c.Hieronder 128 vreemde arbeiders aan den Zuidplas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ns41:value-type="string" table:style-name="ce12" office:value-type="string">
            <text:p>d.Hieronder 28 vreemde arbeiders aan den Zuidplas'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ns41:value-type="string" table:style-name="ce12" office:value-type="string">
            <text:p>e.Hieronder `63 vreemde arbeiders aan den Zuidplas'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1">
          <table:table-cell ns41:value-type="string" table:style-name="ce81" office:value-type="string">
            <text:p>f.Hieronder `223 vreemde arbeiders aan den Zuidplas'.</text:p>
          </table:table-cell>
          <table:table-cell table:style-name="ce14"/>
          <table:table-cell table:style-name="ce27" table:number-columns-repeated="15"/>
          <table:table-cell table:style-name="ce14" table:number-columns-repeated="5"/>
          <table:table-cell table:style-name="ce73"/>
          <table:table-cell table:number-columns-repeated="1001"/>
        </table:table-row>
        <table:table-row table:style-name="ro6">
          <table:table-cell table:style-name="ce13" table:number-columns-repeated="2"/>
          <table:table-cell table:style-name="ce26" table:number-columns-repeated="15"/>
          <table:table-cell table:style-name="ce13" table:number-columns-repeated="6"/>
          <table:table-cell table:number-columns-repeated="1001"/>
        </table:table-row>
        <table:table-row table:style-name="ro6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4" table:number-columns-repeated="10"/>
        <table:table-column table:style-name="co4" table:default-cell-style-name="ce24"/>
        <table:table-column table:style-name="co14" table:default-cell-style-name="ce24"/>
        <table:table-column table:style-name="co15" table:default-cell-style-name="ce24"/>
        <table:table-column table:style-name="co10" table:default-cell-style-name="ce24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48" table:number-columns-repeated="5"/>
          <table:table-cell table:style-name="ce64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8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8" table:number-columns-spanned="1" office:value-type="string">
            <text:p>Protestanten</text:p>
          </table:table-cell>
          <table:table-cell ns41:value-type="string" table:number-rows-spanned="4" table:style-name="ce28" table:number-columns-spanned="1" office:value-type="string">
            <text:p>Roomsch-Katholijk</text:p>
          </table:table-cell>
          <table:table-cell ns41:value-type="string" table:number-rows-spanned="4" table:style-name="ce28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5" table:number-columns-spanned="1" office:value-type="string">
            <text:p>Tabel</text:p>
          </table:table-cell>
          <table:table-cell ns41:value-type="string" table:number-rows-spanned="4" table:style-name="ce55" table:number-columns-spanned="1" office:value-type="string">
            <text:p>Pagina links</text:p>
          </table:table-cell>
          <table:table-cell ns41:value-type="string" table:number-rows-spanned="4" table:style-name="ce61" table:number-columns-spanned="1" office:value-type="string">
            <text:p>Pagina rechts</text:p>
          </table:table-cell>
          <table:table-cell ns41:value-type="string" table:number-rows-spanned="4" table:style-name="ce55" table:number-columns-spanned="1" office:value-type="string">
            <text:p>Provincie</text:p>
          </table:table-cell>
          <table:table-cell ns41:value-type="string" table:number-rows-spanned="4" table:style-name="ce65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76"/>
          <table:table-cell table:style-name="ce2"/>
          <table:covered-table-cell table:style-name="ce19"/>
          <table:covered-table-cell table:style-name="ce29"/>
          <table:table-cell ns41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29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4">
          <table:covered-table-cell table:style-name="ce76"/>
          <table:table-cell table:style-name="ce2"/>
          <table:covered-table-cell table:style-name="ce19"/>
          <table:covered-table-cell table:style-name="ce29"/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29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5">
          <table:covered-table-cell table:style-name="ce77"/>
          <table:table-cell table:style-name="ce2"/>
          <table:covered-table-cell table:style-name="ce20"/>
          <table:covered-table-cell table:style-name="ce30" table:number-columns-repeated="4"/>
          <table:covered-table-cell table:style-name="ce36"/>
          <table:covered-table-cell table:style-name="ce30" table:number-columns-repeated="3"/>
          <table:covered-table-cell table:style-name="ce36" table:number-columns-repeated="2"/>
          <table:covered-table-cell table:style-name="ce30" table:number-columns-repeated="3"/>
          <table:covered-table-cell table:style-name="ce47"/>
          <table:covered-table-cell table:style-name="ce51"/>
          <table:covered-table-cell table:style-name="ce57" table:number-columns-repeated="2"/>
          <table:covered-table-cell table:style-name="ce63"/>
          <table:covered-table-cell table:style-name="ce57"/>
          <table:covered-table-cell table:style-name="ce67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7" table:number-columns-repeated="3"/>
          <table:table-cell table:style-name="ce6" table:number-columns-repeated="2"/>
          <table:table-cell table:style-name="ce97" table:number-columns-repeated="4"/>
          <table:table-cell table:number-columns-repeated="1007"/>
        </table:table-row>
        <table:table-row table:style-name="ro6">
          <table:table-cell ns41:value-type="string" table:style-name="ce94" office:value-type="string">
            <text:p>TOTAAL DER STEDEN</text:p>
          </table:table-cell>
          <table:table-cell table:style-name="ce6"/>
          <table:table-cell ns41:value-type="float" table:style-name="ce21" office:value="39704" office:value-type="float">
            <text:p>39704</text:p>
          </table:table-cell>
          <table:table-cell ns41:value-type="float" table:style-name="ce31" office:value="59809" office:value-type="float">
            <text:p>59809</text:p>
          </table:table-cell>
          <table:table-cell ns41:value-type="float" table:style-name="ce31" office:value="78404" office:value-type="float">
            <text:p>78404</text:p>
          </table:table-cell>
          <table:table-cell ns41:value-type="float" table:style-name="ce31" office:value="43988" office:value-type="float">
            <text:p>43988</text:p>
          </table:table-cell>
          <table:table-cell ns41:value-type="float" table:style-name="ce31" office:value="4320" office:value-type="float">
            <text:p>4320</text:p>
          </table:table-cell>
          <table:table-cell table:formula="of:=SUM([.E8:.G8])" ns41:value-type="float" table:style-name="ce31" office:value-type="float" office:value="126712">
            <text:p>126712</text:p>
          </table:table-cell>
          <table:table-cell ns41:value-type="float" table:style-name="ce98" office:value="88778" office:value-type="float">
            <text:p>88778</text:p>
          </table:table-cell>
          <table:table-cell ns41:value-type="float" table:style-name="ce98" office:value="44142" office:value-type="float">
            <text:p>44142</text:p>
          </table:table-cell>
          <table:table-cell ns41:value-type="float" table:style-name="ce98" office:value="14716" office:value-type="float">
            <text:p>14716</text:p>
          </table:table-cell>
          <table:table-cell table:formula="of:=SUM([.I8:.K8])" ns41:value-type="float" table:style-name="ce31" office:value-type="float" office:value="147636">
            <text:p>147636</text:p>
          </table:table-cell>
          <table:table-cell table:formula="of:=SUM([.H8]+[.L8])" ns41:value-type="float" table:style-name="ce31" office:value-type="float" office:value="274348">
            <text:p>274348</text:p>
          </table:table-cell>
          <table:table-cell ns41:value-type="float" table:style-name="ce98" office:value="189861" office:value-type="float">
            <text:p>189861</text:p>
          </table:table-cell>
          <table:table-cell ns41:value-type="float" table:style-name="ce98" office:value="77052" office:value-type="float">
            <text:p>77052</text:p>
          </table:table-cell>
          <table:table-cell ns41:value-type="float" table:style-name="ce98" office:value="7049" office:value-type="float">
            <text:p>7049</text:p>
          </table:table-cell>
          <table:table-cell ns41:value-type="float" table:style-name="ce98" office:value="386" office:value-type="float">
            <text:p>38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29" office:value-type="float">
            <text:p>29</text:p>
          </table:table-cell>
          <table:table-cell ns41:value-type="string" table:style-name="ce58" office:value-type="string">
            <text:p>ZH</text:p>
          </table:table-cell>
          <table:table-cell ns41:value-type="string" table:style-name="ce68" office:value-type="string">
            <text:p>39_0081</text:p>
          </table:table-cell>
          <table:table-cell table:number-columns-repeated="1001"/>
        </table:table-row>
        <table:table-row table:style-name="ro6">
          <table:table-cell ns41:value-type="string" table:style-name="ce95" office:value-type="string">
            <text:p>TOTAAL DER GEMEENTEN TEN PLATTEN LANDE</text:p>
          </table:table-cell>
          <table:table-cell table:style-name="ce6"/>
          <table:table-cell ns41:value-type="float" table:style-name="ce22" office:value="36280" office:value-type="float">
            <text:p>36280</text:p>
          </table:table-cell>
          <table:table-cell ns41:value-type="float" table:style-name="ce32" office:value="51257" office:value-type="float">
            <text:p>51257</text:p>
          </table:table-cell>
          <table:table-cell ns41:value-type="float" table:style-name="ce32" office:value="78874" office:value-type="float">
            <text:p>78874</text:p>
          </table:table-cell>
          <table:table-cell ns41:value-type="float" table:style-name="ce32" office:value="41291" office:value-type="float">
            <text:p>41291</text:p>
          </table:table-cell>
          <table:table-cell ns41:value-type="float" table:style-name="ce32" office:value="4689" office:value-type="float">
            <text:p>4689</text:p>
          </table:table-cell>
          <table:table-cell table:formula="of:=SUM([.E9:.G9])" ns41:value-type="float" table:style-name="ce32" office:value-type="float" office:value="124854">
            <text:p>124854</text:p>
          </table:table-cell>
          <table:table-cell ns41:value-type="float" table:style-name="ce98" office:value="76141" office:value-type="float">
            <text:p>76141</text:p>
          </table:table-cell>
          <table:table-cell ns41:value-type="float" table:style-name="ce98" office:value="41207" office:value-type="float">
            <text:p>41207</text:p>
          </table:table-cell>
          <table:table-cell ns41:value-type="float" table:style-name="ce98" office:value="9470" office:value-type="float">
            <text:p>9470</text:p>
          </table:table-cell>
          <table:table-cell table:formula="of:=SUM([.I9:.K9])" ns41:value-type="float" table:style-name="ce32" office:value-type="float" office:value="126818">
            <text:p>126818</text:p>
          </table:table-cell>
          <table:table-cell table:formula="of:=SUM([.H9]+[.L9])" ns41:value-type="float" table:style-name="ce32" office:value-type="float" office:value="251672">
            <text:p>251672</text:p>
          </table:table-cell>
          <table:table-cell ns41:value-type="float" table:style-name="ce98" office:value="197339" office:value-type="float">
            <text:p>197339</text:p>
          </table:table-cell>
          <table:table-cell ns41:value-type="float" table:style-name="ce98" office:value="52386" office:value-type="float">
            <text:p>52386</text:p>
          </table:table-cell>
          <table:table-cell ns41:value-type="float" table:style-name="ce98" office:value="1426" office:value-type="float">
            <text:p>1426</text:p>
          </table:table-cell>
          <table:table-cell ns41:value-type="float" table:style-name="ce98" office:value="521" office:value-type="float">
            <text:p>521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28" office:value-type="float">
            <text:p>28</text:p>
          </table:table-cell>
          <table:table-cell ns41:value-type="float" table:style-name="ce59" office:value="29" office:value-type="float">
            <text:p>29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6" office:value-type="string">
            <text:p>ALGEMEEN TOTAAL</text:p>
          </table:table-cell>
          <table:table-cell table:style-name="ce6"/>
          <table:table-cell table:formula="of:=SUM([.C8:.C9])" ns41:value-type="float" table:style-name="ce23" office:value-type="float" office:value="75984">
            <text:p>75984</text:p>
          </table:table-cell>
          <table:table-cell table:formula="of:=SUM([.D8:.D9])" ns41:value-type="float" table:style-name="ce33" office:value-type="float" office:value="111066">
            <text:p>111066</text:p>
          </table:table-cell>
          <table:table-cell table:formula="of:=SUM([.E8:.E9])" ns41:value-type="float" table:style-name="ce33" office:value-type="float" office:value="157278">
            <text:p>157278</text:p>
          </table:table-cell>
          <table:table-cell table:formula="of:=SUM([.F8:.F9])" ns41:value-type="float" table:style-name="ce33" office:value-type="float" office:value="85279">
            <text:p>85279</text:p>
          </table:table-cell>
          <table:table-cell table:formula="of:=SUM([.G8:.G9])" ns41:value-type="float" table:style-name="ce33" office:value-type="float" office:value="9009">
            <text:p>9009</text:p>
          </table:table-cell>
          <table:table-cell table:formula="of:=SUM([.H8:.H9])" ns41:value-type="float" table:style-name="ce33" office:value-type="float" office:value="251566">
            <text:p>251566</text:p>
          </table:table-cell>
          <table:table-cell table:formula="of:=SUM([.I8:.I9])" ns41:value-type="float" table:style-name="ce33" office:value-type="float" office:value="164919">
            <text:p>164919</text:p>
          </table:table-cell>
          <table:table-cell table:formula="of:=SUM([.J8:.J9])" ns41:value-type="float" table:style-name="ce33" office:value-type="float" office:value="85349">
            <text:p>85349</text:p>
          </table:table-cell>
          <table:table-cell table:formula="of:=SUM([.K8:.K9])" ns41:value-type="float" table:style-name="ce33" office:value-type="float" office:value="24186">
            <text:p>24186</text:p>
          </table:table-cell>
          <table:table-cell table:formula="of:=SUM([.L8:.L9])" ns41:value-type="float" table:style-name="ce33" office:value-type="float" office:value="274454">
            <text:p>274454</text:p>
          </table:table-cell>
          <table:table-cell table:formula="of:=SUM([.M8:.M9])" ns41:value-type="float" table:style-name="ce33" office:value-type="float" office:value="526020">
            <text:p>526020</text:p>
          </table:table-cell>
          <table:table-cell table:formula="of:=SUM([.N8:.N9])" ns41:value-type="float" table:style-name="ce33" office:value-type="float" office:value="387200">
            <text:p>387200</text:p>
          </table:table-cell>
          <table:table-cell table:formula="of:=SUM([.O8:.O9])" ns41:value-type="float" table:style-name="ce33" office:value-type="float" office:value="129438">
            <text:p>129438</text:p>
          </table:table-cell>
          <table:table-cell table:formula="of:=SUM([.P8:.P9])" ns41:value-type="float" table:style-name="ce33" office:value-type="float" office:value="8475">
            <text:p>8475</text:p>
          </table:table-cell>
          <table:table-cell table:formula="of:=SUM([.Q8:.Q9])" ns41:value-type="float" table:style-name="ce33" office:value-type="float" office:value="907">
            <text:p>907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style-name="ce74" table:number-columns-repeated="1001"/>
        </table:table-row>
        <table:table-row table:style-name="ro6" table:number-rows-repeated="27">
          <table:table-cell table:number-columns-repeated="1024"/>
        </table:table-row>
        <table:table-row table:style-name="ro6">
          <table:table-cell table:style-name="ce15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99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48" table:number-columns-repeated="5"/>
          <table:table-cell table:style-name="ce64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0"/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5" table:number-columns-spanned="1" office:value-type="string">
            <text:p>Tabel</text:p>
          </table:table-cell>
          <table:table-cell ns41:value-type="string" table:number-rows-spanned="4" table:style-name="ce55" table:number-columns-spanned="1" office:value-type="string">
            <text:p>Pagina links</text:p>
          </table:table-cell>
          <table:table-cell ns41:value-type="string" table:number-rows-spanned="4" table:style-name="ce61" table:number-columns-spanned="1" office:value-type="string">
            <text:p>Pagina rechts</text:p>
          </table:table-cell>
          <table:table-cell ns41:value-type="string" table:number-rows-spanned="4" table:style-name="ce55" table:number-columns-spanned="1" office:value-type="string">
            <text:p>Provincie</text:p>
          </table:table-cell>
          <table:table-cell ns41:value-type="string" table:number-rows-spanned="4" table:style-name="ce65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1" table:style-name="ce103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109" table:number-columns-spanned="4" office:value-type="string">
            <text:p>Vrouwelijk geslacht</text:p>
          </table:table-cell>
          <table:covered-table-cell table:style-name="ce35" table:number-columns-repeated="2"/>
          <table:covered-table-cell table:style-name="ce109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0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e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0" table:number-columns-spanned="1" office:value-type="string">
            <text:p>Ongehuwd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en</text:p>
          </table:table-cell>
          <table:table-cell ns41:value-type="string" table:number-rows-spanned="2" table:style-name="ce111" table:number-columns-spanned="1" office:value-type="string">
            <text:p>Totaal</text:p>
          </table:table-cell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1">
          <table:covered-table-cell table:style-name="ce5"/>
          <table:table-cell table:style-name="ce2"/>
          <table:covered-table-cell table:style-name="ce20"/>
          <table:covered-table-cell table:style-name="ce30" table:number-columns-repeated="2"/>
          <table:covered-table-cell table:style-name="ce36"/>
          <table:covered-table-cell table:style-name="ce30" table:number-columns-repeated="3"/>
          <table:covered-table-cell table:style-name="ce111"/>
          <table:covered-table-cell table:style-name="ce51"/>
          <table:covered-table-cell table:style-name="ce57" table:number-columns-repeated="2"/>
          <table:covered-table-cell table:style-name="ce63"/>
          <table:covered-table-cell table:style-name="ce57"/>
          <table:covered-table-cell table:style-name="ce67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6">
          <table:table-cell ns41:value-type="string" table:style-name="ce100" office:value-type="string">
            <text:p>Beneden het jaar</text:p>
          </table:table-cell>
          <table:table-cell table:style-name="ce6"/>
          <table:table-cell ns41:value-type="float" table:style-name="ce104" office:value="6951" office:value-type="float">
            <text:p>6951</text:p>
          </table:table-cell>
          <table:table-cell table:style-name="ce108" table:number-columns-repeated="2"/>
          <table:table-cell table:formula="of:=SUM([.C8:.E8])" ns41:value-type="float" table:style-name="ce108" office:value-type="float" office:value="6951">
            <text:p>6951</text:p>
          </table:table-cell>
          <table:table-cell ns41:value-type="float" table:style-name="ce108" office:value="6849" office:value-type="float">
            <text:p>6849</text:p>
          </table:table-cell>
          <table:table-cell table:style-name="ce108" table:number-columns-repeated="2"/>
          <table:table-cell table:formula="of:=SUM([.G8:.I8])" ns41:value-type="float" table:style-name="ce108" office:value-type="float" office:value="6849">
            <text:p>684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string" table:style-name="ce58" office:value-type="string">
            <text:p>ZH</text:p>
          </table:table-cell>
          <table:table-cell ns41:value-type="string" table:style-name="ce68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1 tot 2 jaar</text:p>
          </table:table-cell>
          <table:table-cell table:style-name="ce6"/>
          <table:table-cell ns41:value-type="float" table:style-name="ce105" office:value="8100" office:value-type="float">
            <text:p>8100</text:p>
          </table:table-cell>
          <table:table-cell table:style-name="ce82" table:number-columns-repeated="2"/>
          <table:table-cell table:formula="of:=SUM([.C9:.E9])" ns41:value-type="float" table:style-name="ce82" office:value-type="float" office:value="8100">
            <text:p>8100</text:p>
          </table:table-cell>
          <table:table-cell ns41:value-type="float" table:style-name="ce82" office:value="8147" office:value-type="float">
            <text:p>8147</text:p>
          </table:table-cell>
          <table:table-cell table:style-name="ce82" table:number-columns-repeated="2"/>
          <table:table-cell table:formula="of:=SUM([.G9:.I9])" ns41:value-type="float" table:style-name="ce82" office:value-type="float" office:value="8147">
            <text:p>8147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2 tot 3 jaar</text:p>
          </table:table-cell>
          <table:table-cell table:style-name="ce6"/>
          <table:table-cell ns41:value-type="float" table:style-name="ce105" office:value="7052" office:value-type="float">
            <text:p>7052</text:p>
          </table:table-cell>
          <table:table-cell table:style-name="ce82" table:number-columns-repeated="2"/>
          <table:table-cell table:formula="of:=SUM([.C10:.E10])" ns41:value-type="float" table:style-name="ce82" office:value-type="float" office:value="7052">
            <text:p>7052</text:p>
          </table:table-cell>
          <table:table-cell ns41:value-type="float" table:style-name="ce82" office:value="7142" office:value-type="float">
            <text:p>7142</text:p>
          </table:table-cell>
          <table:table-cell table:style-name="ce82" table:number-columns-repeated="2"/>
          <table:table-cell table:formula="of:=SUM([.G10:.I10])" ns41:value-type="float" table:style-name="ce82" office:value-type="float" office:value="7142">
            <text:p>7142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3 tot 4 jaar</text:p>
          </table:table-cell>
          <table:table-cell table:style-name="ce6"/>
          <table:table-cell ns41:value-type="float" table:style-name="ce105" office:value="6723" office:value-type="float">
            <text:p>6723</text:p>
          </table:table-cell>
          <table:table-cell table:style-name="ce82" table:number-columns-repeated="2"/>
          <table:table-cell table:formula="of:=SUM([.C11:.E11])" ns41:value-type="float" table:style-name="ce82" office:value-type="float" office:value="6723">
            <text:p>6723</text:p>
          </table:table-cell>
          <table:table-cell ns41:value-type="float" table:style-name="ce82" office:value="6523" office:value-type="float">
            <text:p>6523</text:p>
          </table:table-cell>
          <table:table-cell table:style-name="ce82" table:number-columns-repeated="2"/>
          <table:table-cell table:formula="of:=SUM([.G11:.I11])" ns41:value-type="float" table:style-name="ce82" office:value-type="float" office:value="6523">
            <text:p>6523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4 tot 5 jaar</text:p>
          </table:table-cell>
          <table:table-cell table:style-name="ce6"/>
          <table:table-cell ns41:value-type="float" table:style-name="ce105" office:value="6202" office:value-type="float">
            <text:p>6202</text:p>
          </table:table-cell>
          <table:table-cell table:style-name="ce82" table:number-columns-repeated="2"/>
          <table:table-cell table:formula="of:=SUM([.C12:.E12])" ns41:value-type="float" table:style-name="ce82" office:value-type="float" office:value="6202">
            <text:p>6202</text:p>
          </table:table-cell>
          <table:table-cell ns41:value-type="float" table:style-name="ce82" office:value="6251" office:value-type="float">
            <text:p>6251</text:p>
          </table:table-cell>
          <table:table-cell table:style-name="ce82" table:number-columns-repeated="2"/>
          <table:table-cell table:formula="of:=SUM([.G12:.I12])" ns41:value-type="float" table:style-name="ce82" office:value-type="float" office:value="6251">
            <text:p>6251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5 tot 6 jaar</text:p>
          </table:table-cell>
          <table:table-cell table:style-name="ce6"/>
          <table:table-cell ns41:value-type="float" table:style-name="ce105" office:value="6136" office:value-type="float">
            <text:p>6136</text:p>
          </table:table-cell>
          <table:table-cell table:style-name="ce82" table:number-columns-repeated="2"/>
          <table:table-cell table:formula="of:=SUM([.C13:.E13])" ns41:value-type="float" table:style-name="ce82" office:value-type="float" office:value="6136">
            <text:p>6136</text:p>
          </table:table-cell>
          <table:table-cell ns41:value-type="float" table:style-name="ce82" office:value="6243" office:value-type="float">
            <text:p>6243</text:p>
          </table:table-cell>
          <table:table-cell table:style-name="ce82" table:number-columns-repeated="2"/>
          <table:table-cell table:formula="of:=SUM([.G13:.I13])" ns41:value-type="float" table:style-name="ce82" office:value-type="float" office:value="6243">
            <text:p>6243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6 tot 8 jaar</text:p>
          </table:table-cell>
          <table:table-cell table:style-name="ce6"/>
          <table:table-cell ns41:value-type="float" table:style-name="ce105" office:value="10903" office:value-type="float">
            <text:p>10903</text:p>
          </table:table-cell>
          <table:table-cell table:style-name="ce82" table:number-columns-repeated="2"/>
          <table:table-cell table:formula="of:=SUM([.C14:.E14])" ns41:value-type="float" table:style-name="ce82" office:value-type="float" office:value="10903">
            <text:p>10903</text:p>
          </table:table-cell>
          <table:table-cell ns41:value-type="float" table:style-name="ce82" office:value="11124" office:value-type="float">
            <text:p>11124</text:p>
          </table:table-cell>
          <table:table-cell table:style-name="ce82" table:number-columns-repeated="2"/>
          <table:table-cell table:formula="of:=SUM([.G14:.I14])" ns41:value-type="float" table:style-name="ce82" office:value-type="float" office:value="11124">
            <text:p>1112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8 tot 10 jaar</text:p>
          </table:table-cell>
          <table:table-cell table:style-name="ce6"/>
          <table:table-cell ns41:value-type="float" table:style-name="ce105" office:value="10875" office:value-type="float">
            <text:p>10875</text:p>
          </table:table-cell>
          <table:table-cell table:style-name="ce82" table:number-columns-repeated="2"/>
          <table:table-cell table:formula="of:=SUM([.C15:.E15])" ns41:value-type="float" table:style-name="ce82" office:value-type="float" office:value="10875">
            <text:p>10875</text:p>
          </table:table-cell>
          <table:table-cell ns41:value-type="float" table:style-name="ce82" office:value="10788" office:value-type="float">
            <text:p>10788</text:p>
          </table:table-cell>
          <table:table-cell table:style-name="ce82" table:number-columns-repeated="2"/>
          <table:table-cell table:formula="of:=SUM([.G15:.I15])" ns41:value-type="float" table:style-name="ce82" office:value-type="float" office:value="10788">
            <text:p>10788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10 tot 12 jaar</text:p>
          </table:table-cell>
          <table:table-cell table:style-name="ce6"/>
          <table:table-cell ns41:value-type="float" table:style-name="ce105" office:value="11211" office:value-type="float">
            <text:p>11211</text:p>
          </table:table-cell>
          <table:table-cell table:style-name="ce82" table:number-columns-repeated="2"/>
          <table:table-cell table:formula="of:=SUM([.C16:.E16])" ns41:value-type="float" table:style-name="ce82" office:value-type="float" office:value="11211">
            <text:p>11211</text:p>
          </table:table-cell>
          <table:table-cell ns41:value-type="float" table:style-name="ce82" office:value="10733" office:value-type="float">
            <text:p>10733</text:p>
          </table:table-cell>
          <table:table-cell table:style-name="ce82" table:number-columns-repeated="2"/>
          <table:table-cell table:formula="of:=SUM([.G16:.I16])" ns41:value-type="float" table:style-name="ce82" office:value-type="float" office:value="10733">
            <text:p>10733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12 tot 14 jaar</text:p>
          </table:table-cell>
          <table:table-cell table:style-name="ce6"/>
          <table:table-cell ns41:value-type="float" table:style-name="ce105" office:value="11127" office:value-type="float">
            <text:p>11127</text:p>
          </table:table-cell>
          <table:table-cell table:style-name="ce82" table:number-columns-repeated="2"/>
          <table:table-cell table:formula="of:=SUM([.C17:.E17])" ns41:value-type="float" table:style-name="ce82" office:value-type="float" office:value="11127">
            <text:p>11127</text:p>
          </table:table-cell>
          <table:table-cell ns41:value-type="float" table:style-name="ce82" office:value="10720" office:value-type="float">
            <text:p>10720</text:p>
          </table:table-cell>
          <table:table-cell table:style-name="ce82" table:number-columns-repeated="2"/>
          <table:table-cell table:formula="of:=SUM([.G17:.I17])" ns41:value-type="float" table:style-name="ce82" office:value-type="float" office:value="10720">
            <text:p>10720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14 tot 16 jaar</text:p>
          </table:table-cell>
          <table:table-cell table:style-name="ce6"/>
          <table:table-cell ns41:value-type="float" table:style-name="ce105" office:value="11496" office:value-type="float">
            <text:p>11496</text:p>
          </table:table-cell>
          <table:table-cell table:style-name="ce82" table:number-columns-repeated="2"/>
          <table:table-cell table:formula="of:=SUM([.C18:.E18])" ns41:value-type="float" table:style-name="ce82" office:value-type="float" office:value="11496">
            <text:p>11496</text:p>
          </table:table-cell>
          <table:table-cell ns41:value-type="float" table:style-name="ce82" office:value="11366" office:value-type="float">
            <text:p>11366</text:p>
          </table:table-cell>
          <table:table-cell table:style-name="ce82" table:number-columns-repeated="2"/>
          <table:table-cell table:formula="of:=SUM([.G18:.I18])" ns41:value-type="float" table:style-name="ce82" office:value-type="float" office:value="11366">
            <text:p>1136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16 tot 20 jaar</text:p>
          </table:table-cell>
          <table:table-cell table:style-name="ce6"/>
          <table:table-cell ns41:value-type="float" table:style-name="ce105" office:value="19718" office:value-type="float">
            <text:p>19718</text:p>
          </table:table-cell>
          <table:table-cell ns41:value-type="float" table:style-name="ce82" office:value="159" office:value-type="float">
            <text:p>159</text:p>
          </table:table-cell>
          <table:table-cell ns41:value-type="float" table:style-name="ce82" office:value="4" office:value-type="float">
            <text:p>4</text:p>
          </table:table-cell>
          <table:table-cell table:formula="of:=SUM([.C19:.E19])" ns41:value-type="float" table:style-name="ce82" office:value-type="float" office:value="19881">
            <text:p>19881</text:p>
          </table:table-cell>
          <table:table-cell ns41:value-type="float" table:style-name="ce82" office:value="20330" office:value-type="float">
            <text:p>20330</text:p>
          </table:table-cell>
          <table:table-cell ns41:value-type="float" table:style-name="ce82" office:value="336" office:value-type="float">
            <text:p>336</text:p>
          </table:table-cell>
          <table:table-cell ns41:value-type="float" table:style-name="ce82" office:value="4" office:value-type="float">
            <text:p>4</text:p>
          </table:table-cell>
          <table:table-cell table:formula="of:=SUM([.G19:.I19])" ns41:value-type="float" table:style-name="ce82" office:value-type="float" office:value="20670">
            <text:p>20670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20 tot 25 jaar</text:p>
          </table:table-cell>
          <table:table-cell table:style-name="ce6"/>
          <table:table-cell ns41:value-type="float" table:style-name="ce105" office:value="18810" office:value-type="float">
            <text:p>18810</text:p>
          </table:table-cell>
          <table:table-cell ns41:value-type="float" table:style-name="ce82" office:value="2994" office:value-type="float">
            <text:p>2994</text:p>
          </table:table-cell>
          <table:table-cell ns41:value-type="float" table:style-name="ce82" office:value="37" office:value-type="float">
            <text:p>37</text:p>
          </table:table-cell>
          <table:table-cell table:formula="of:=SUM([.C20:.E20])" ns41:value-type="float" table:style-name="ce82" office:value-type="float" office:value="21841">
            <text:p>21841</text:p>
          </table:table-cell>
          <table:table-cell ns41:value-type="float" table:style-name="ce82" office:value="18697" office:value-type="float">
            <text:p>18697</text:p>
          </table:table-cell>
          <table:table-cell ns41:value-type="float" table:style-name="ce82" office:value="5330" office:value-type="float">
            <text:p>5330</text:p>
          </table:table-cell>
          <table:table-cell ns41:value-type="float" table:style-name="ce82" office:value="93" office:value-type="float">
            <text:p>93</text:p>
          </table:table-cell>
          <table:table-cell table:formula="of:=SUM([.G20:.I20])" ns41:value-type="float" table:style-name="ce82" office:value-type="float" office:value="24120">
            <text:p>24120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25 tot 30 jaar</text:p>
          </table:table-cell>
          <table:table-cell table:style-name="ce6"/>
          <table:table-cell ns41:value-type="float" table:style-name="ce105" office:value="9262" office:value-type="float">
            <text:p>9262</text:p>
          </table:table-cell>
          <table:table-cell ns41:value-type="float" table:style-name="ce82" office:value="9480" office:value-type="float">
            <text:p>9480</text:p>
          </table:table-cell>
          <table:table-cell ns41:value-type="float" table:style-name="ce82" office:value="156" office:value-type="float">
            <text:p>156</text:p>
          </table:table-cell>
          <table:table-cell table:formula="of:=SUM([.C21:.E21])" ns41:value-type="float" table:style-name="ce82" office:value-type="float" office:value="18898">
            <text:p>18898</text:p>
          </table:table-cell>
          <table:table-cell ns41:value-type="float" table:style-name="ce82" office:value="9315" office:value-type="float">
            <text:p>9315</text:p>
          </table:table-cell>
          <table:table-cell ns41:value-type="float" table:style-name="ce82" office:value="11623" office:value-type="float">
            <text:p>11623</text:p>
          </table:table-cell>
          <table:table-cell ns41:value-type="float" table:style-name="ce82" office:value="274" office:value-type="float">
            <text:p>274</text:p>
          </table:table-cell>
          <table:table-cell table:formula="of:=SUM([.G21:.I21])" ns41:value-type="float" table:style-name="ce82" office:value-type="float" office:value="21212">
            <text:p>21212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30 tot 35 jaar</text:p>
          </table:table-cell>
          <table:table-cell table:style-name="ce6"/>
          <table:table-cell ns41:value-type="float" table:style-name="ce105" office:value="4355" office:value-type="float">
            <text:p>4355</text:p>
          </table:table-cell>
          <table:table-cell ns41:value-type="float" table:style-name="ce82" office:value="12368" office:value-type="float">
            <text:p>12368</text:p>
          </table:table-cell>
          <table:table-cell ns41:value-type="float" table:style-name="ce82" office:value="267" office:value-type="float">
            <text:p>267</text:p>
          </table:table-cell>
          <table:table-cell table:formula="of:=SUM([.C22:.E22])" ns41:value-type="float" table:style-name="ce82" office:value-type="float" office:value="16990">
            <text:p>16990</text:p>
          </table:table-cell>
          <table:table-cell ns41:value-type="float" table:style-name="ce82" office:value="5367" office:value-type="float">
            <text:p>5367</text:p>
          </table:table-cell>
          <table:table-cell ns41:value-type="float" table:style-name="ce82" office:value="13032" office:value-type="float">
            <text:p>13032</text:p>
          </table:table-cell>
          <table:table-cell ns41:value-type="float" table:style-name="ce82" office:value="577" office:value-type="float">
            <text:p>577</text:p>
          </table:table-cell>
          <table:table-cell table:formula="of:=SUM([.G22:.I22])" ns41:value-type="float" table:style-name="ce82" office:value-type="float" office:value="18976">
            <text:p>1897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35 tot 40 jaar</text:p>
          </table:table-cell>
          <table:table-cell table:style-name="ce6"/>
          <table:table-cell ns41:value-type="float" table:style-name="ce105" office:value="2611" office:value-type="float">
            <text:p>2611</text:p>
          </table:table-cell>
          <table:table-cell ns41:value-type="float" table:style-name="ce82" office:value="13379" office:value-type="float">
            <text:p>13379</text:p>
          </table:table-cell>
          <table:table-cell ns41:value-type="float" table:style-name="ce82" office:value="451" office:value-type="float">
            <text:p>451</text:p>
          </table:table-cell>
          <table:table-cell table:formula="of:=SUM([.C23:.E23])" ns41:value-type="float" table:style-name="ce82" office:value-type="float" office:value="16441">
            <text:p>16441</text:p>
          </table:table-cell>
          <table:table-cell ns41:value-type="float" table:style-name="ce82" office:value="3868" office:value-type="float">
            <text:p>3868</text:p>
          </table:table-cell>
          <table:table-cell ns41:value-type="float" table:style-name="ce82" office:value="13198" office:value-type="float">
            <text:p>13198</text:p>
          </table:table-cell>
          <table:table-cell ns41:value-type="float" table:style-name="ce82" office:value="1087" office:value-type="float">
            <text:p>1087</text:p>
          </table:table-cell>
          <table:table-cell table:formula="of:=SUM([.G23:.I23])" ns41:value-type="float" table:style-name="ce82" office:value-type="float" office:value="18153">
            <text:p>18153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40 tot 45 jaar</text:p>
          </table:table-cell>
          <table:table-cell table:style-name="ce6"/>
          <table:table-cell ns41:value-type="float" table:style-name="ce105" office:value="1670" office:value-type="float">
            <text:p>1670</text:p>
          </table:table-cell>
          <table:table-cell ns41:value-type="float" table:style-name="ce82" office:value="11852" office:value-type="float">
            <text:p>11852</text:p>
          </table:table-cell>
          <table:table-cell ns41:value-type="float" table:style-name="ce82" office:value="540" office:value-type="float">
            <text:p>540</text:p>
          </table:table-cell>
          <table:table-cell table:formula="of:=SUM([.C24:.E24])" ns41:value-type="float" table:style-name="ce82" office:value-type="float" office:value="14062">
            <text:p>14062</text:p>
          </table:table-cell>
          <table:table-cell ns41:value-type="float" table:style-name="ce82" office:value="2837" office:value-type="float">
            <text:p>2837</text:p>
          </table:table-cell>
          <table:table-cell ns41:value-type="float" table:style-name="ce82" office:value="11525" office:value-type="float">
            <text:p>11525</text:p>
          </table:table-cell>
          <table:table-cell ns41:value-type="float" table:style-name="ce82" office:value="1611" office:value-type="float">
            <text:p>1611</text:p>
          </table:table-cell>
          <table:table-cell table:formula="of:=SUM([.G24:.I24])" ns41:value-type="float" table:style-name="ce82" office:value-type="float" office:value="15973">
            <text:p>15973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45 tot 50 jaar</text:p>
          </table:table-cell>
          <table:table-cell table:style-name="ce6"/>
          <table:table-cell ns41:value-type="float" table:style-name="ce105" office:value="1111" office:value-type="float">
            <text:p>1111</text:p>
          </table:table-cell>
          <table:table-cell ns41:value-type="float" table:style-name="ce82" office:value="9701" office:value-type="float">
            <text:p>9701</text:p>
          </table:table-cell>
          <table:table-cell ns41:value-type="float" table:style-name="ce82" office:value="567" office:value-type="float">
            <text:p>567</text:p>
          </table:table-cell>
          <table:table-cell table:formula="of:=SUM([.C25:.E25])" ns41:value-type="float" table:style-name="ce82" office:value-type="float" office:value="11379">
            <text:p>11379</text:p>
          </table:table-cell>
          <table:table-cell ns41:value-type="float" table:style-name="ce82" office:value="2302" office:value-type="float">
            <text:p>2302</text:p>
          </table:table-cell>
          <table:table-cell ns41:value-type="float" table:style-name="ce82" office:value="9408" office:value-type="float">
            <text:p>9408</text:p>
          </table:table-cell>
          <table:table-cell ns41:value-type="float" table:style-name="ce82" office:value="2050" office:value-type="float">
            <text:p>2050</text:p>
          </table:table-cell>
          <table:table-cell table:formula="of:=SUM([.G25:.I25])" ns41:value-type="float" table:style-name="ce82" office:value-type="float" office:value="13760">
            <text:p>13760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50 tot 53 jaar</text:p>
          </table:table-cell>
          <table:table-cell table:style-name="ce6"/>
          <table:table-cell ns41:value-type="float" table:style-name="ce105" office:value="608" office:value-type="float">
            <text:p>608</text:p>
          </table:table-cell>
          <table:table-cell ns41:value-type="float" table:style-name="ce82" office:value="5338" office:value-type="float">
            <text:p>5338</text:p>
          </table:table-cell>
          <table:table-cell ns41:value-type="float" table:style-name="ce82" office:value="491" office:value-type="float">
            <text:p>491</text:p>
          </table:table-cell>
          <table:table-cell table:formula="of:=SUM([.C26:.E26])" ns41:value-type="float" table:style-name="ce82" office:value-type="float" office:value="6437">
            <text:p>6437</text:p>
          </table:table-cell>
          <table:table-cell ns41:value-type="float" table:style-name="ce82" office:value="1317" office:value-type="float">
            <text:p>1317</text:p>
          </table:table-cell>
          <table:table-cell ns41:value-type="float" table:style-name="ce82" office:value="5098" office:value-type="float">
            <text:p>5098</text:p>
          </table:table-cell>
          <table:table-cell ns41:value-type="float" table:style-name="ce82" office:value="1689" office:value-type="float">
            <text:p>1689</text:p>
          </table:table-cell>
          <table:table-cell table:formula="of:=SUM([.G26:.I26])" ns41:value-type="float" table:style-name="ce82" office:value-type="float" office:value="8104">
            <text:p>810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53 tot 56 jaar</text:p>
          </table:table-cell>
          <table:table-cell table:style-name="ce6"/>
          <table:table-cell ns41:value-type="float" table:style-name="ce105" office:value="458" office:value-type="float">
            <text:p>458</text:p>
          </table:table-cell>
          <table:table-cell ns41:value-type="float" table:style-name="ce82" office:value="4281" office:value-type="float">
            <text:p>4281</text:p>
          </table:table-cell>
          <table:table-cell ns41:value-type="float" table:style-name="ce82" office:value="552" office:value-type="float">
            <text:p>552</text:p>
          </table:table-cell>
          <table:table-cell table:formula="of:=SUM([.C27:.E27])" ns41:value-type="float" table:style-name="ce82" office:value-type="float" office:value="5291">
            <text:p>5291</text:p>
          </table:table-cell>
          <table:table-cell ns41:value-type="float" table:style-name="ce82" office:value="863" office:value-type="float">
            <text:p>863</text:p>
          </table:table-cell>
          <table:table-cell ns41:value-type="float" table:style-name="ce82" office:value="3864" office:value-type="float">
            <text:p>3864</text:p>
          </table:table-cell>
          <table:table-cell ns41:value-type="float" table:style-name="ce82" office:value="1660" office:value-type="float">
            <text:p>1660</text:p>
          </table:table-cell>
          <table:table-cell table:formula="of:=SUM([.G27:.I27])" ns41:value-type="float" table:style-name="ce82" office:value-type="float" office:value="6387">
            <text:p>6387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56 tot 59 jaar</text:p>
          </table:table-cell>
          <table:table-cell table:style-name="ce6"/>
          <table:table-cell ns41:value-type="float" table:style-name="ce105" office:value="366" office:value-type="float">
            <text:p>366</text:p>
          </table:table-cell>
          <table:table-cell ns41:value-type="float" table:style-name="ce82" office:value="3349" office:value-type="float">
            <text:p>3349</text:p>
          </table:table-cell>
          <table:table-cell ns41:value-type="float" table:style-name="ce82" office:value="512" office:value-type="float">
            <text:p>512</text:p>
          </table:table-cell>
          <table:table-cell table:formula="of:=SUM([.C28:.E28])" ns41:value-type="float" table:style-name="ce82" office:value-type="float" office:value="4227">
            <text:p>4227</text:p>
          </table:table-cell>
          <table:table-cell ns41:value-type="float" table:style-name="ce82" office:value="719" office:value-type="float">
            <text:p>719</text:p>
          </table:table-cell>
          <table:table-cell ns41:value-type="float" table:style-name="ce82" office:value="2861" office:value-type="float">
            <text:p>2861</text:p>
          </table:table-cell>
          <table:table-cell ns41:value-type="float" table:style-name="ce82" office:value="1649" office:value-type="float">
            <text:p>1649</text:p>
          </table:table-cell>
          <table:table-cell table:formula="of:=SUM([.G28:.I28])" ns41:value-type="float" table:style-name="ce82" office:value-type="float" office:value="5229">
            <text:p>5229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59 tot 62 jaar</text:p>
          </table:table-cell>
          <table:table-cell table:style-name="ce6"/>
          <table:table-cell ns41:value-type="float" table:style-name="ce105" office:value="354" office:value-type="float">
            <text:p>354</text:p>
          </table:table-cell>
          <table:table-cell ns41:value-type="float" table:style-name="ce82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2" office:value-type="float" office:value="4009">
            <text:p>4009</text:p>
          </table:table-cell>
          <table:table-cell ns41:value-type="float" table:style-name="ce82" office:value="714" office:value-type="float">
            <text:p>714</text:p>
          </table:table-cell>
          <table:table-cell ns41:value-type="float" table:style-name="ce82" office:value="2481" office:value-type="float">
            <text:p>2481</text:p>
          </table:table-cell>
          <table:table-cell ns41:value-type="float" table:style-name="ce82" office:value="1874" office:value-type="float">
            <text:p>1874</text:p>
          </table:table-cell>
          <table:table-cell table:formula="of:=SUM([.G29:.I29])" ns41:value-type="float" table:style-name="ce82" office:value-type="float" office:value="5069">
            <text:p>5069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62 tot 65 jaar</text:p>
          </table:table-cell>
          <table:table-cell table:style-name="ce6"/>
          <table:table-cell ns41:value-type="float" table:style-name="ce105" office:value="277" office:value-type="float">
            <text:p>277</text:p>
          </table:table-cell>
          <table:table-cell ns41:value-type="float" table:style-name="ce82" office:value="2694" office:value-type="float">
            <text:p>2694</text:p>
          </table:table-cell>
          <table:table-cell ns41:value-type="float" table:style-name="ce82" office:value="729" office:value-type="float">
            <text:p>729</text:p>
          </table:table-cell>
          <table:table-cell table:formula="of:=SUM([.C30:.E30])" ns41:value-type="float" table:style-name="ce82" office:value-type="float" office:value="3700">
            <text:p>3700</text:p>
          </table:table-cell>
          <table:table-cell ns41:value-type="float" table:style-name="ce82" office:value="662" office:value-type="float">
            <text:p>662</text:p>
          </table:table-cell>
          <table:table-cell ns41:value-type="float" table:style-name="ce82" office:value="2128" office:value-type="float">
            <text:p>2128</text:p>
          </table:table-cell>
          <table:table-cell ns41:value-type="float" table:style-name="ce82" office:value="1990" office:value-type="float">
            <text:p>1990</text:p>
          </table:table-cell>
          <table:table-cell table:formula="of:=SUM([.G30:.I30])" ns41:value-type="float" table:style-name="ce82" office:value-type="float" office:value="4780">
            <text:p>4780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65 tot 67 jaar</text:p>
          </table:table-cell>
          <table:table-cell table:style-name="ce6"/>
          <table:table-cell ns41:value-type="float" table:style-name="ce105" office:value="159" office:value-type="float">
            <text:p>159</text:p>
          </table:table-cell>
          <table:table-cell ns41:value-type="float" table:style-name="ce82" office:value="1608" office:value-type="float">
            <text:p>1608</text:p>
          </table:table-cell>
          <table:table-cell ns41:value-type="float" table:style-name="ce82" office:value="465" office:value-type="float">
            <text:p>465</text:p>
          </table:table-cell>
          <table:table-cell table:formula="of:=SUM([.C31:.E31])" ns41:value-type="float" table:style-name="ce82" office:value-type="float" office:value="2232">
            <text:p>2232</text:p>
          </table:table-cell>
          <table:table-cell ns41:value-type="float" table:style-name="ce82" office:value="383" office:value-type="float">
            <text:p>383</text:p>
          </table:table-cell>
          <table:table-cell ns41:value-type="float" table:style-name="ce82" office:value="1175" office:value-type="float">
            <text:p>1175</text:p>
          </table:table-cell>
          <table:table-cell ns41:value-type="float" table:style-name="ce82" office:value="1455" office:value-type="float">
            <text:p>1455</text:p>
          </table:table-cell>
          <table:table-cell table:formula="of:=SUM([.G31:.I31])" ns41:value-type="float" table:style-name="ce82" office:value-type="float" office:value="3013">
            <text:p>3013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67 tot 69 jaar</text:p>
          </table:table-cell>
          <table:table-cell table:style-name="ce6"/>
          <table:table-cell ns41:value-type="float" table:style-name="ce105" office:value="172" office:value-type="float">
            <text:p>172</text:p>
          </table:table-cell>
          <table:table-cell ns41:value-type="float" table:style-name="ce82" office:value="1209" office:value-type="float">
            <text:p>1209</text:p>
          </table:table-cell>
          <table:table-cell ns41:value-type="float" table:style-name="ce82" office:value="521" office:value-type="float">
            <text:p>521</text:p>
          </table:table-cell>
          <table:table-cell table:formula="of:=SUM([.C32:.E32])" ns41:value-type="float" table:style-name="ce82" office:value-type="float" office:value="1902">
            <text:p>1902</text:p>
          </table:table-cell>
          <table:table-cell ns41:value-type="float" table:style-name="ce82" office:value="332" office:value-type="float">
            <text:p>332</text:p>
          </table:table-cell>
          <table:table-cell ns41:value-type="float" table:style-name="ce82" office:value="851" office:value-type="float">
            <text:p>851</text:p>
          </table:table-cell>
          <table:table-cell ns41:value-type="float" table:style-name="ce82" office:value="1221" office:value-type="float">
            <text:p>1221</text:p>
          </table:table-cell>
          <table:table-cell table:formula="of:=SUM([.G32:.I32])" ns41:value-type="float" table:style-name="ce82" office:value-type="float" office:value="2404">
            <text:p>240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69 tot 71 jaar</text:p>
          </table:table-cell>
          <table:table-cell table:style-name="ce6"/>
          <table:table-cell ns41:value-type="float" table:style-name="ce105" office:value="148" office:value-type="float">
            <text:p>148</text:p>
          </table:table-cell>
          <table:table-cell ns41:value-type="float" table:style-name="ce82" office:value="1070" office:value-type="float">
            <text:p>1070</text:p>
          </table:table-cell>
          <table:table-cell ns41:value-type="float" table:style-name="ce82" office:value="548" office:value-type="float">
            <text:p>548</text:p>
          </table:table-cell>
          <table:table-cell table:formula="of:=SUM([.C33:.E33])" ns41:value-type="float" table:style-name="ce82" office:value-type="float" office:value="1766">
            <text:p>1766</text:p>
          </table:table-cell>
          <table:table-cell ns41:value-type="float" table:style-name="ce82" office:value="326" office:value-type="float">
            <text:p>326</text:p>
          </table:table-cell>
          <table:table-cell ns41:value-type="float" table:style-name="ce82" office:value="742" office:value-type="float">
            <text:p>742</text:p>
          </table:table-cell>
          <table:table-cell ns41:value-type="float" table:style-name="ce82" office:value="1407" office:value-type="float">
            <text:p>1407</text:p>
          </table:table-cell>
          <table:table-cell table:formula="of:=SUM([.G33:.I33])" ns41:value-type="float" table:style-name="ce82" office:value-type="float" office:value="2475">
            <text:p>2475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71 tot 73 jaar</text:p>
          </table:table-cell>
          <table:table-cell table:style-name="ce6"/>
          <table:table-cell ns41:value-type="float" table:style-name="ce105" office:value="104" office:value-type="float">
            <text:p>104</text:p>
          </table:table-cell>
          <table:table-cell ns41:value-type="float" table:style-name="ce82" office:value="781" office:value-type="float">
            <text:p>781</text:p>
          </table:table-cell>
          <table:table-cell ns41:value-type="float" table:style-name="ce82" office:value="440" office:value-type="float">
            <text:p>440</text:p>
          </table:table-cell>
          <table:table-cell table:formula="of:=SUM([.C34:.E34])" ns41:value-type="float" table:style-name="ce82" office:value-type="float" office:value="1325">
            <text:p>1325</text:p>
          </table:table-cell>
          <table:table-cell ns41:value-type="float" table:style-name="ce82" office:value="213" office:value-type="float">
            <text:p>213</text:p>
          </table:table-cell>
          <table:table-cell ns41:value-type="float" table:style-name="ce82" office:value="515" office:value-type="float">
            <text:p>515</text:p>
          </table:table-cell>
          <table:table-cell ns41:value-type="float" table:style-name="ce82" office:value="1003" office:value-type="float">
            <text:p>1003</text:p>
          </table:table-cell>
          <table:table-cell table:formula="of:=SUM([.G34:.I34])" ns41:value-type="float" table:style-name="ce82" office:value-type="float" office:value="1731">
            <text:p>1731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73 tot 75 jaar</text:p>
          </table:table-cell>
          <table:table-cell table:style-name="ce6"/>
          <table:table-cell ns41:value-type="float" table:style-name="ce105" office:value="87" office:value-type="float">
            <text:p>87</text:p>
          </table:table-cell>
          <table:table-cell ns41:value-type="float" table:style-name="ce82" office:value="657" office:value-type="float">
            <text:p>657</text:p>
          </table:table-cell>
          <table:table-cell ns41:value-type="float" table:style-name="ce82" office:value="447" office:value-type="float">
            <text:p>447</text:p>
          </table:table-cell>
          <table:table-cell table:formula="of:=SUM([.C35:.E35])" ns41:value-type="float" table:style-name="ce82" office:value-type="float" office:value="1191">
            <text:p>1191</text:p>
          </table:table-cell>
          <table:table-cell ns41:value-type="float" table:style-name="ce82" office:value="212" office:value-type="float">
            <text:p>212</text:p>
          </table:table-cell>
          <table:table-cell ns41:value-type="float" table:style-name="ce82" office:value="420" office:value-type="float">
            <text:p>420</text:p>
          </table:table-cell>
          <table:table-cell ns41:value-type="float" table:style-name="ce82" office:value="1061" office:value-type="float">
            <text:p>1061</text:p>
          </table:table-cell>
          <table:table-cell table:formula="of:=SUM([.G35:.I35])" ns41:value-type="float" table:style-name="ce82" office:value-type="float" office:value="1693">
            <text:p>1693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75 tot 77 jaar</text:p>
          </table:table-cell>
          <table:table-cell table:style-name="ce6"/>
          <table:table-cell ns41:value-type="float" table:style-name="ce105" office:value="63" office:value-type="float">
            <text:p>63</text:p>
          </table:table-cell>
          <table:table-cell ns41:value-type="float" table:style-name="ce82" office:value="479" office:value-type="float">
            <text:p>479</text:p>
          </table:table-cell>
          <table:table-cell ns41:value-type="float" table:style-name="ce82" office:value="403" office:value-type="float">
            <text:p>403</text:p>
          </table:table-cell>
          <table:table-cell table:formula="of:=SUM([.C36:.E36])" ns41:value-type="float" table:style-name="ce82" office:value-type="float" office:value="945">
            <text:p>945</text:p>
          </table:table-cell>
          <table:table-cell ns41:value-type="float" table:style-name="ce82" office:value="162" office:value-type="float">
            <text:p>162</text:p>
          </table:table-cell>
          <table:table-cell ns41:value-type="float" table:style-name="ce82" office:value="296" office:value-type="float">
            <text:p>296</text:p>
          </table:table-cell>
          <table:table-cell ns41:value-type="float" table:style-name="ce82" office:value="922" office:value-type="float">
            <text:p>922</text:p>
          </table:table-cell>
          <table:table-cell table:formula="of:=SUM([.G36:.I36])" ns41:value-type="float" table:style-name="ce82" office:value-type="float" office:value="1380">
            <text:p>1380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77 tot 79 jaar</text:p>
          </table:table-cell>
          <table:table-cell table:style-name="ce6"/>
          <table:table-cell ns41:value-type="float" table:style-name="ce105" office:value="50" office:value-type="float">
            <text:p>50</text:p>
          </table:table-cell>
          <table:table-cell ns41:value-type="float" table:style-name="ce82" office:value="331" office:value-type="float">
            <text:p>331</text:p>
          </table:table-cell>
          <table:table-cell ns41:value-type="float" table:style-name="ce82" office:value="344" office:value-type="float">
            <text:p>344</text:p>
          </table:table-cell>
          <table:table-cell table:formula="of:=SUM([.C37:.E37])" ns41:value-type="float" table:style-name="ce82" office:value-type="float" office:value="725">
            <text:p>725</text:p>
          </table:table-cell>
          <table:table-cell ns41:value-type="float" table:style-name="ce82" office:value="126" office:value-type="float">
            <text:p>126</text:p>
          </table:table-cell>
          <table:table-cell ns41:value-type="float" table:style-name="ce82" office:value="199" office:value-type="float">
            <text:p>199</text:p>
          </table:table-cell>
          <table:table-cell ns41:value-type="float" table:style-name="ce82" office:value="690" office:value-type="float">
            <text:p>690</text:p>
          </table:table-cell>
          <table:table-cell table:formula="of:=SUM([.G37:.I37])" ns41:value-type="float" table:style-name="ce82" office:value-type="float" office:value="1015">
            <text:p>1015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79 tot 81 jaar</text:p>
          </table:table-cell>
          <table:table-cell table:style-name="ce6"/>
          <table:table-cell ns41:value-type="float" table:style-name="ce105" office:value="40" office:value-type="float">
            <text:p>40</text:p>
          </table:table-cell>
          <table:table-cell ns41:value-type="float" table:style-name="ce82" office:value="245" office:value-type="float">
            <text:p>245</text:p>
          </table:table-cell>
          <table:table-cell ns41:value-type="float" table:style-name="ce82" office:value="286" office:value-type="float">
            <text:p>286</text:p>
          </table:table-cell>
          <table:table-cell table:formula="of:=SUM([.C38:.E38])" ns41:value-type="float" table:style-name="ce82" office:value-type="float" office:value="571">
            <text:p>571</text:p>
          </table:table-cell>
          <table:table-cell ns41:value-type="float" table:style-name="ce82" office:value="97" office:value-type="float">
            <text:p>97</text:p>
          </table:table-cell>
          <table:table-cell ns41:value-type="float" table:style-name="ce82" office:value="121" office:value-type="float">
            <text:p>121</text:p>
          </table:table-cell>
          <table:table-cell ns41:value-type="float" table:style-name="ce82" office:value="589" office:value-type="float">
            <text:p>589</text:p>
          </table:table-cell>
          <table:table-cell table:formula="of:=SUM([.G38:.I38])" ns41:value-type="float" table:style-name="ce82" office:value-type="float" office:value="807">
            <text:p>807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81 tot 83 jaar</text:p>
          </table:table-cell>
          <table:table-cell table:style-name="ce6"/>
          <table:table-cell ns41:value-type="float" table:style-name="ce105" office:value="25" office:value-type="float">
            <text:p>25</text:p>
          </table:table-cell>
          <table:table-cell ns41:value-type="float" table:style-name="ce82" office:value="114" office:value-type="float">
            <text:p>114</text:p>
          </table:table-cell>
          <table:table-cell ns41:value-type="float" table:style-name="ce82" office:value="162" office:value-type="float">
            <text:p>162</text:p>
          </table:table-cell>
          <table:table-cell table:formula="of:=SUM([.C39:.E39])" ns41:value-type="float" table:style-name="ce82" office:value-type="float" office:value="301">
            <text:p>301</text:p>
          </table:table-cell>
          <table:table-cell ns41:value-type="float" table:style-name="ce82" office:value="53" office:value-type="float">
            <text:p>53</text:p>
          </table:table-cell>
          <table:table-cell ns41:value-type="float" table:style-name="ce82" office:value="61" office:value-type="float">
            <text:p>61</text:p>
          </table:table-cell>
          <table:table-cell ns41:value-type="float" table:style-name="ce82" office:value="381" office:value-type="float">
            <text:p>381</text:p>
          </table:table-cell>
          <table:table-cell table:formula="of:=SUM([.G39:.I39])" ns41:value-type="float" table:style-name="ce82" office:value-type="float" office:value="495">
            <text:p>495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83 tot 85 jaar</text:p>
          </table:table-cell>
          <table:table-cell table:style-name="ce6"/>
          <table:table-cell ns41:value-type="float" table:style-name="ce105" office:value="23" office:value-type="float">
            <text:p>23</text:p>
          </table:table-cell>
          <table:table-cell ns41:value-type="float" table:style-name="ce82" office:value="86" office:value-type="float">
            <text:p>86</text:p>
          </table:table-cell>
          <table:table-cell ns41:value-type="float" table:style-name="ce82" office:value="171" office:value-type="float">
            <text:p>171</text:p>
          </table:table-cell>
          <table:table-cell table:formula="of:=SUM([.C40:.E40])" ns41:value-type="float" table:style-name="ce82" office:value-type="float" office:value="280">
            <text:p>280</text:p>
          </table:table-cell>
          <table:table-cell ns41:value-type="float" table:style-name="ce82" office:value="53" office:value-type="float">
            <text:p>53</text:p>
          </table:table-cell>
          <table:table-cell ns41:value-type="float" table:style-name="ce82" office:value="35" office:value-type="float">
            <text:p>35</text:p>
          </table:table-cell>
          <table:table-cell ns41:value-type="float" table:style-name="ce82" office:value="382" office:value-type="float">
            <text:p>382</text:p>
          </table:table-cell>
          <table:table-cell table:formula="of:=SUM([.G40:.I40])" ns41:value-type="float" table:style-name="ce82" office:value-type="float" office:value="470">
            <text:p>470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85 tot 87 jaar</text:p>
          </table:table-cell>
          <table:table-cell table:style-name="ce6"/>
          <table:table-cell ns41:value-type="float" table:style-name="ce105" office:value="16" office:value-type="float">
            <text:p>16</text:p>
          </table:table-cell>
          <table:table-cell ns41:value-type="float" table:style-name="ce82" office:value="48" office:value-type="float">
            <text:p>48</text:p>
          </table:table-cell>
          <table:table-cell ns41:value-type="float" table:style-name="ce82" office:value="109" office:value-type="float">
            <text:p>109</text:p>
          </table:table-cell>
          <table:table-cell table:formula="of:=SUM([.C41:.E41])" ns41:value-type="float" table:style-name="ce82" office:value-type="float" office:value="173">
            <text:p>173</text:p>
          </table:table-cell>
          <table:table-cell ns41:value-type="float" table:style-name="ce82" office:value="37" office:value-type="float">
            <text:p>37</text:p>
          </table:table-cell>
          <table:table-cell ns41:value-type="float" table:style-name="ce82" office:value="23" office:value-type="float">
            <text:p>23</text:p>
          </table:table-cell>
          <table:table-cell ns41:value-type="float" table:style-name="ce82" office:value="231" office:value-type="float">
            <text:p>231</text:p>
          </table:table-cell>
          <table:table-cell table:formula="of:=SUM([.G41:.I41])" ns41:value-type="float" table:style-name="ce82" office:value-type="float" office:value="291">
            <text:p>291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87 tot 89 jaar</text:p>
          </table:table-cell>
          <table:table-cell table:style-name="ce6"/>
          <table:table-cell ns41:value-type="float" table:style-name="ce105" office:value="12" office:value-type="float">
            <text:p>12</text:p>
          </table:table-cell>
          <table:table-cell ns41:value-type="float" table:style-name="ce82" office:value="29" office:value-type="float">
            <text:p>29</text:p>
          </table:table-cell>
          <table:table-cell ns41:value-type="float" table:style-name="ce82" office:value="64" office:value-type="float">
            <text:p>64</text:p>
          </table:table-cell>
          <table:table-cell table:formula="of:=SUM([.C42:.E42])" ns41:value-type="float" table:style-name="ce82" office:value-type="float" office:value="105">
            <text:p>105</text:p>
          </table:table-cell>
          <table:table-cell ns41:value-type="float" table:style-name="ce82" office:value="22" office:value-type="float">
            <text:p>22</text:p>
          </table:table-cell>
          <table:table-cell ns41:value-type="float" table:style-name="ce82" office:value="18" office:value-type="float">
            <text:p>18</text:p>
          </table:table-cell>
          <table:table-cell ns41:value-type="float" table:style-name="ce82" office:value="121" office:value-type="float">
            <text:p>121</text:p>
          </table:table-cell>
          <table:table-cell table:formula="of:=SUM([.G42:.I42])" ns41:value-type="float" table:style-name="ce82" office:value-type="float" office:value="161">
            <text:p>161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89 tot 90 jaar</text:p>
          </table:table-cell>
          <table:table-cell table:style-name="ce6"/>
          <table:table-cell table:style-name="ce105"/>
          <table:table-cell ns41:value-type="float" table:style-name="ce82" office:value="4" office:value-type="float">
            <text:p>4</text:p>
          </table:table-cell>
          <table:table-cell ns41:value-type="float" table:style-name="ce82" office:value="28" office:value-type="float">
            <text:p>28</text:p>
          </table:table-cell>
          <table:table-cell table:formula="of:=SUM([.C43:.E43])" ns41:value-type="float" table:style-name="ce82" office:value-type="float" office:value="32">
            <text:p>32</text:p>
          </table:table-cell>
          <table:table-cell ns41:value-type="float" table:style-name="ce82" office:value="9" office:value-type="float">
            <text:p>9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82" office:value="46" office:value-type="float">
            <text:p>46</text:p>
          </table:table-cell>
          <table:table-cell table:formula="of:=SUM([.G43:.I43])" ns41:value-type="float" table:style-name="ce82" office:value-type="float" office:value="57">
            <text:p>57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90 tot 91 jaar</text:p>
          </table:table-cell>
          <table:table-cell table:style-name="ce6"/>
          <table:table-cell ns41:value-type="float" table:style-name="ce105" office:value="1" office:value-type="float">
            <text:p>1</text:p>
          </table:table-cell>
          <table:table-cell ns41:value-type="float" table:style-name="ce82" office:value="6" office:value-type="float">
            <text:p>6</text:p>
          </table:table-cell>
          <table:table-cell ns41:value-type="float" table:style-name="ce82" office:value="18" office:value-type="float">
            <text:p>18</text:p>
          </table:table-cell>
          <table:table-cell table:formula="of:=SUM([.C44:.E44])" ns41:value-type="float" table:style-name="ce82" office:value-type="float" office:value="25">
            <text:p>25</text:p>
          </table:table-cell>
          <table:table-cell ns41:value-type="float" table:style-name="ce82" office:value="5" office:value-type="float">
            <text:p>5</text:p>
          </table:table-cell>
          <table:table-cell ns41:value-type="float" table:style-name="ce82" office:value="4" office:value-type="float">
            <text:p>4</text:p>
          </table:table-cell>
          <table:table-cell ns41:value-type="float" table:style-name="ce82" office:value="37" office:value-type="float">
            <text:p>37</text:p>
          </table:table-cell>
          <table:table-cell table:formula="of:=SUM([.G44:.I44])" ns41:value-type="float" table:style-name="ce82" office:value-type="float" office:value="46">
            <text:p>4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91 tot 92 jaar</text:p>
          </table:table-cell>
          <table:table-cell table:style-name="ce6"/>
          <table:table-cell ns41:value-type="float" table:style-name="ce105" office:value="1" office:value-type="float">
            <text:p>1</text:p>
          </table:table-cell>
          <table:table-cell ns41:value-type="float" table:style-name="ce82" office:value="2" office:value-type="float">
            <text:p>2</text:p>
          </table:table-cell>
          <table:table-cell ns41:value-type="float" table:style-name="ce82" office:value="14" office:value-type="float">
            <text:p>14</text:p>
          </table:table-cell>
          <table:table-cell table:formula="of:=SUM([.C45:.E45])" ns41:value-type="float" table:style-name="ce82" office:value-type="float" office:value="17">
            <text:p>17</text:p>
          </table:table-cell>
          <table:table-cell ns41:value-type="float" table:style-name="ce82" office:value="6" office:value-type="float">
            <text:p>6</text:p>
          </table:table-cell>
          <table:table-cell ns41:value-type="float" table:style-name="ce82" office:value="1" office:value-type="float">
            <text:p>1</text:p>
          </table:table-cell>
          <table:table-cell ns41:value-type="float" table:style-name="ce82" office:value="25" office:value-type="float">
            <text:p>25</text:p>
          </table:table-cell>
          <table:table-cell table:formula="of:=SUM([.G45:.I45])" ns41:value-type="float" table:style-name="ce82" office:value-type="float" office:value="32">
            <text:p>32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92 tot 93 jaar</text:p>
          </table:table-cell>
          <table:table-cell table:style-name="ce6"/>
          <table:table-cell ns41:value-type="float" table:style-name="ce105" office:value="1" office:value-type="float">
            <text:p>1</text:p>
          </table:table-cell>
          <table:table-cell ns41:value-type="float" table:style-name="ce82" office:value="3" office:value-type="float">
            <text:p>3</text:p>
          </table:table-cell>
          <table:table-cell ns41:value-type="float" table:style-name="ce82" office:value="15" office:value-type="float">
            <text:p>15</text:p>
          </table:table-cell>
          <table:table-cell table:formula="of:=SUM([.C46:.E46])" ns41:value-type="float" table:style-name="ce82" office:value-type="float" office:value="19">
            <text:p>19</text:p>
          </table:table-cell>
          <table:table-cell ns41:value-type="float" table:style-name="ce82" office:value="2" office:value-type="float">
            <text:p>2</text:p>
          </table:table-cell>
          <table:table-cell table:style-name="ce82"/>
          <table:table-cell ns41:value-type="float" table:style-name="ce82" office:value="17" office:value-type="float">
            <text:p>17</text:p>
          </table:table-cell>
          <table:table-cell table:formula="of:=SUM([.G46:.I46])" ns41:value-type="float" table:style-name="ce82" office:value-type="float" office:value="19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93 tot 94 jaar</text:p>
          </table:table-cell>
          <table:table-cell table:style-name="ce6"/>
          <table:table-cell table:style-name="ce105"/>
          <table:table-cell ns41:value-type="float" table:style-name="ce82" office:value="1" office:value-type="float">
            <text:p>1</text:p>
          </table:table-cell>
          <table:table-cell ns41:value-type="float" table:style-name="ce82" office:value="9" office:value-type="float">
            <text:p>9</text:p>
          </table:table-cell>
          <table:table-cell table:formula="of:=SUM([.C47:.E47])" ns41:value-type="float" table:style-name="ce82" office:value-type="float" office:value="10">
            <text:p>10</text:p>
          </table:table-cell>
          <table:table-cell ns41:value-type="float" table:style-name="ce82" office:value="1" office:value-type="float">
            <text:p>1</text:p>
          </table:table-cell>
          <table:table-cell table:style-name="ce82"/>
          <table:table-cell ns41:value-type="float" table:style-name="ce82" office:value="13" office:value-type="float">
            <text:p>13</text:p>
          </table:table-cell>
          <table:table-cell table:formula="of:=SUM([.G47:.I47])" ns41:value-type="float" table:style-name="ce82" office:value-type="float" office:value="14">
            <text:p>1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94 tot 95 jaar</text:p>
          </table:table-cell>
          <table:table-cell table:style-name="ce6"/>
          <table:table-cell table:style-name="ce105"/>
          <table:table-cell ns41:value-type="float" table:style-name="ce82" office:value="1" office:value-type="float">
            <text:p>1</text:p>
          </table:table-cell>
          <table:table-cell ns41:value-type="float" table:style-name="ce82" office:value="4" office:value-type="float">
            <text:p>4</text:p>
          </table:table-cell>
          <table:table-cell table:formula="of:=SUM([.C48:.E48])" ns41:value-type="float" table:style-name="ce82" office:value-type="float" office:value="5">
            <text:p>5</text:p>
          </table:table-cell>
          <table:table-cell table:style-name="ce82"/>
          <table:table-cell ns41:value-type="float" table:style-name="ce82" office:value="1" office:value-type="float">
            <text:p>1</text:p>
          </table:table-cell>
          <table:table-cell ns41:value-type="float" table:style-name="ce82" office:value="7" office:value-type="float">
            <text:p>7</text:p>
          </table:table-cell>
          <table:table-cell table:formula="of:=SUM([.G48:.I48])" ns41:value-type="float" table:style-name="ce82" office:value-type="float" office:value="8">
            <text:p>8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95 tot 96 jaar</text:p>
          </table:table-cell>
          <table:table-cell table:style-name="ce6"/>
          <table:table-cell table:style-name="ce105"/>
          <table:table-cell ns41:value-type="float" table:style-name="ce82" office:value="2" office:value-type="float">
            <text:p>2</text:p>
          </table:table-cell>
          <table:table-cell ns41:value-type="float" table:style-name="ce82" office:value="5" office:value-type="float">
            <text:p>5</text:p>
          </table:table-cell>
          <table:table-cell table:formula="of:=SUM([.C49:.E49])" ns41:value-type="float" table:style-name="ce82" office:value-type="float" office:value="7">
            <text:p>7</text:p>
          </table:table-cell>
          <table:table-cell ns41:value-type="float" table:style-name="ce82" office:value="1" office:value-type="float">
            <text:p>1</text:p>
          </table:table-cell>
          <table:table-cell table:style-name="ce82"/>
          <table:table-cell ns41:value-type="float" table:style-name="ce82" office:value="7" office:value-type="float">
            <text:p>7</text:p>
          </table:table-cell>
          <table:table-cell table:formula="of:=SUM([.G49:.I49])" ns41:value-type="float" table:style-name="ce82" office:value-type="float" office:value="8">
            <text:p>8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96 tot 97 jaar</text:p>
          </table:table-cell>
          <table:table-cell table:style-name="ce6"/>
          <table:table-cell table:style-name="ce105"/>
          <table:table-cell table:style-name="ce82"/>
          <table:table-cell ns41:value-type="float" table:style-name="ce82" office:value="1" office:value-type="float">
            <text:p>1</text:p>
          </table:table-cell>
          <table:table-cell table:formula="of:=SUM([.C50:.E50])" ns41:value-type="float" table:style-name="ce82" office:value-type="float" office:value="1">
            <text:p>1</text:p>
          </table:table-cell>
          <table:table-cell ns41:value-type="float" office:value="1" table:style-name="ce82" table:number-columns-repeated="2" office:value-type="float">
            <text:p>1</text:p>
          </table:table-cell>
          <table:table-cell ns41:value-type="float" table:style-name="ce82" office:value="3" office:value-type="float">
            <text:p>3</text:p>
          </table:table-cell>
          <table:table-cell table:formula="of:=SUM([.G50:.I50])" ns41:value-type="float" table:style-name="ce82" office:value-type="float" office:value="5">
            <text:p>5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97 tot 98 jaar</text:p>
          </table:table-cell>
          <table:table-cell table:style-name="ce6"/>
          <table:table-cell table:style-name="ce105"/>
          <table:table-cell ns41:value-type="float" table:style-name="ce82" office:value="1" office:value-type="float">
            <text:p>1</text:p>
          </table:table-cell>
          <table:table-cell table:style-name="ce82"/>
          <table:table-cell table:formula="of:=SUM([.C51:.E51])" ns41:value-type="float" table:style-name="ce82" office:value-type="float" office:value="1">
            <text:p>1</text:p>
          </table:table-cell>
          <table:table-cell ns41:value-type="float" table:style-name="ce82" office:value="1" office:value-type="float">
            <text:p>1</text:p>
          </table:table-cell>
          <table:table-cell table:style-name="ce82"/>
          <table:table-cell ns41:value-type="float" table:style-name="ce82" office:value="6" office:value-type="float">
            <text:p>6</text:p>
          </table:table-cell>
          <table:table-cell table:formula="of:=SUM([.G51:.I51])" ns41:value-type="float" table:style-name="ce82" office:value-type="float" office:value="7">
            <text:p>7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98 tot 99 jaar</text:p>
          </table:table-cell>
          <table:table-cell table:style-name="ce82"/>
          <table:table-cell table:style-name="ce105"/>
          <table:table-cell ns41:value-type="float" table:style-name="ce82" office:value="1" office:value-type="float">
            <text:p>1</text:p>
          </table:table-cell>
          <table:table-cell table:style-name="ce82"/>
          <table:table-cell table:formula="of:=SUM([.C52:.E52])" ns41:value-type="float" table:style-name="ce82" office:value-type="float" office:value="1">
            <text:p>1</text:p>
          </table:table-cell>
          <table:table-cell table:style-name="ce82" table:number-columns-repeated="2"/>
          <table:table-cell ns41:value-type="float" table:style-name="ce82" office:value="2" office:value-type="float">
            <text:p>2</text:p>
          </table:table-cell>
          <table:table-cell table:formula="of:=SUM([.G52:.I52])" ns41:value-type="float" table:style-name="ce82" office:value-type="float" office:value="2">
            <text:p>2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99 tot 100 jaar</text:p>
          </table:table-cell>
          <table:table-cell table:style-name="ce82"/>
          <table:table-cell table:style-name="ce105"/>
          <table:table-cell table:style-name="ce82" table:number-columns-repeated="2"/>
          <table:table-cell table:formula="of:=SUM([.C53:.E53])" ns41:value-type="float" table:style-name="ce82" office:value-type="float" office:value="0">
            <text:p>0</text:p>
          </table:table-cell>
          <table:table-cell table:style-name="ce82" table:number-columns-repeated="3"/>
          <table:table-cell table:formula="of:=SUM([.G53:.I53])" ns41:value-type="float" table:style-name="ce82" office:value-type="float" office:value="0">
            <text:p>0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6">
          <table:table-cell ns41:value-type="string" table:style-name="ce101" office:value-type="string">
            <text:p>Van 100 enz.</text:p>
          </table:table-cell>
          <table:table-cell table:style-name="ce82"/>
          <table:table-cell table:style-name="ce105"/>
          <table:table-cell table:style-name="ce82" table:number-columns-repeated="2"/>
          <table:table-cell table:formula="of:=SUM([.C54:.E54])" ns41:value-type="float" table:style-name="ce82" office:value-type="float" office:value="0">
            <text:p>0</text:p>
          </table:table-cell>
          <table:table-cell table:style-name="ce82" table:number-columns-repeated="2"/>
          <table:table-cell ns41:value-type="float" table:style-name="ce82" office:value="2" office:value-type="float">
            <text:p>2</text:p>
          </table:table-cell>
          <table:table-cell table:formula="of:=SUM([.G54:.I54])" ns41:value-type="float" table:style-name="ce82" office:value-type="float" office:value="2">
            <text:p>2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30" office:value-type="float">
            <text:p>30</text:p>
          </table:table-cell>
          <table:table-cell ns41:value-type="float" table:style-name="ce59" office:value="31" office:value-type="float">
            <text:p>31</text:p>
          </table:table-cell>
          <table:table-cell ns41:value-type="string" table:style-name="ce59" office:value-type="string">
            <text:p>ZH</text:p>
          </table:table-cell>
          <table:table-cell ns41:value-type="string" table:style-name="ce69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82"/>
          <table:table-cell table:formula="of:=SUM([.C8:.C54])" ns41:value-type="float" table:style-name="ce106" office:value-type="float" office:value="157278">
            <text:p>157278</text:p>
          </table:table-cell>
          <table:table-cell table:formula="of:=SUM([.D8:.D54])" ns41:value-type="float" table:style-name="ce97" office:value-type="float" office:value="85279">
            <text:p>85279</text:p>
          </table:table-cell>
          <table:table-cell table:formula="of:=SUM([.E8:.E54])" ns41:value-type="float" table:style-name="ce97" office:value-type="float" office:value="9009">
            <text:p>9009</text:p>
          </table:table-cell>
          <table:table-cell table:formula="of:=SUM([.F8:.F54])" ns41:value-type="float" table:style-name="ce97" office:value-type="float" office:value="251566">
            <text:p>251566</text:p>
          </table:table-cell>
          <table:table-cell table:formula="of:=SUM([.G8:.G54])" ns41:value-type="float" table:style-name="ce97" office:value-type="float" office:value="164919">
            <text:p>164919</text:p>
          </table:table-cell>
          <table:table-cell table:formula="of:=SUM([.H8:.H54])" ns41:value-type="float" table:style-name="ce97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7" office:value-type="float" office:value="24186">
            <text:p>24186</text:p>
          </table:table-cell>
          <table:table-cell table:formula="of:=SUM([.J8:.J54])" ns41:value-type="float" table:style-name="ce97" office:value-type="float" office:value="274454">
            <text:p>274454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style-name="ce74" table:number-columns-repeated="1008"/>
        </table:table-row>
        <table:table-row table:style-name="ro6" table:number-rows-repeated="104852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8:52</meta:creation-date>
    <dc:creator>Helpdesk</dc:creator>
    <dc:date>2004-12-16T11:50:38</dc:date>
    <meta:document-statistic meta:object-count="0" meta:cell-count="5486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